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02cm"/>
    </style:style>
    <style:style style:name="co2" style:family="table-column">
      <style:table-column-properties fo:break-before="auto" style:column-width="12.155cm"/>
    </style:style>
    <style:style style:name="co3" style:family="table-column">
      <style:table-column-properties fo:break-before="auto" style:column-width="16.607cm"/>
    </style:style>
    <style:style style:name="co4"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8: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8'&gt;&lt;header&gt;&lt;ul&gt;&lt;li class='collection'&gt;{}&lt;/li&gt;</text:p>
          </table:table-cell>
          <table:table-cell table:number-columns-repeated="2"/>
        </table:table-row>
        <table:table-row table:style-name="ro1">
          <table:table-cell office:value-type="string" calcext:value-type="string">
            <text:p>pli-tv-kd18:0.2</text:p>
          </table:table-cell>
          <table:table-cell office:value-type="string" calcext:value-type="string">
            <text:p>Cūḷavagga</text:p>
          </table:table-cell>
          <table:table-cell office:value-type="string" calcext:value-type="string">
            <text:p>The Short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8:0.3</text:p>
          </table:table-cell>
          <table:table-cell office:value-type="string" calcext:value-type="string">
            <text:p>Vattakkhandhaka</text:p>
          </table:table-cell>
          <table:table-cell office:value-type="string" calcext:value-type="string">
            <text:p>The chapter on proper conduct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8:0.4</text:p>
          </table:table-cell>
          <table:table-cell office:value-type="string" calcext:value-type="string">
            <text:p>1. Āgantukavattakathā</text:p>
          </table:table-cell>
          <table:table-cell office:value-type="string" calcext:value-type="string">
            <text:p>Discussion of the proper conduct for newly arrived monk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1.1.1</text:p>
          </table:table-cell>
          <table:table-cell office:value-type="string" calcext:value-type="string">
            <text:p>Tena samayena buddho bhagavā sāvatthiyaṃ viharati jetavane anāthapiṇḍikassa ārāme.</text:p>
          </table:table-cell>
          <table:table-cell office:value-type="string" calcext:value-type="string">
            <text:p>At one time the Buddha was staying at Sāvatthī in the Jeta Grove, Anāthapiṇḍika’s Monastery. </text:p>
          </table:table-cell>
          <table:table-cell office:value-type="string" calcext:value-type="string">
            <text:p/>
          </table:table-cell>
          <table:table-cell office:value-type="string" calcext:value-type="string">
            <text:p>&lt;p&gt;{}</text:p>
          </table:table-cell>
          <table:table-cell office:value-type="string" calcext:value-type="string">
            <text:p>bj5.334, cck7.195, csp1ed4.373, csp2ed4.373, dr7.174, ms4V_1655, msdiv356, ndp4.311, pts-cs1.1, pts-vp-en5.291, pts-vp-pli2.207, sc1, sya7.213, vri90.349</text:p>
          </table:table-cell>
          <table:table-cell/>
        </table:table-row>
        <table:table-row table:style-name="ro1">
          <table:table-cell office:value-type="string" calcext:value-type="string">
            <text:p>pli-tv-kd18:1.1.2</text:p>
          </table:table-cell>
          <table:table-cell office:value-type="string" calcext:value-type="string">
            <text:p>Tena kho pana samayena āgantukā bhikkhū saupāhanāpi ārāmaṃ pavisanti, chattappaggahitāpi ārāmaṃ pavisanti, oguṇṭhitāpi ārāmaṃ pavisanti, sīsepi cīvaraṃ karitvā ārāmaṃ pavisanti, pānīyenapi pāde dhovanti, vuḍḍhatarepi āvāsike bhikkhū na abhivādenti, napi senāsanaṃ pucchanti.</text:p>
          </table:table-cell>
          <table:table-cell office:value-type="string" calcext:value-type="string">
            <text:p>At that time newly arrived monks entered the monastery wearing sandals, holding sunshades, with their heads covered, with their robes on their heads; and they washed their feet with drinking water, did not bow down to the more senior resident monks, and did not ask about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3</text:p>
          </table:table-cell>
          <table:table-cell office:value-type="string" calcext:value-type="string">
            <text:p>Aññataropi āgantuko bhikkhu anajjhāvuṭṭhaṃ vihāraṃ ghaṭikaṃ ugghāṭetvā kavāṭaṃ paṇāmetvā sahasā pāvisi.</text:p>
          </table:table-cell>
          <table:table-cell office:value-type="string" calcext:value-type="string">
            <text:p>A certain newly arrived monk unlocked the bolt of an unoccupied dwelling, opened the door, and entered hasti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4</text:p>
          </table:table-cell>
          <table:table-cell office:value-type="string" calcext:value-type="string">
            <text:p>Tassa uparipiṭṭhito ahi khandhe papati.</text:p>
          </table:table-cell>
          <table:table-cell office:value-type="string" calcext:value-type="string">
            <text:p>A snake fell from the top of the door frame onto his should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paripiṭṭhito → uparipiṭṭhato (?)</text:p>
          </table:table-cell>
        </table:table-row>
        <table:table-row table:style-name="ro1">
          <table:table-cell office:value-type="string" calcext:value-type="string">
            <text:p>pli-tv-kd18:1.1.5</text:p>
          </table:table-cell>
          <table:table-cell office:value-type="string" calcext:value-type="string">
            <text:p>So bhīto vissaramakāsi.</text:p>
          </table:table-cell>
          <table:table-cell office:value-type="string" calcext:value-type="string">
            <text:p>Terrified, he scream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6</text:p>
          </table:table-cell>
          <table:table-cell office:value-type="string" calcext:value-type="string">
            <text:p>Bhikkhū upadhāvitvā taṃ bhikkhuṃ etadavocuṃ—</text:p>
          </table:table-cell>
          <table:table-cell office:value-type="string" calcext:value-type="string">
            <text:p>The monks came running t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7</text:p>
          </table:table-cell>
          <table:table-cell office:value-type="string" calcext:value-type="string">
            <text:p>“kissa tvaṃ, āvuso, vissaramakāsī”ti?</text:p>
          </table:table-cell>
          <table:table-cell office:value-type="string" calcext:value-type="string">
            <text:p>and asked why he was screa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8</text:p>
          </table:table-cell>
          <table:table-cell office:value-type="string" calcext:value-type="string">
            <text:p>Atha kho so bhikkhu bhikkhūnaṃ etamatthaṃ ārocesi.</text:p>
          </table:table-cell>
          <table:table-cell office:value-type="string" calcext:value-type="string">
            <text:p>And he tol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9</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office:value-type="string" calcext:value-type="string">
            <text:p>cck7.196, dr7.175, ms4V_1656, sc2, sya7.214, vri90.350</text:p>
          </table:table-cell>
          <table:table-cell/>
        </table:table-row>
        <table:table-row table:style-name="ro1">
          <table:table-cell office:value-type="string" calcext:value-type="string">
            <text:p>pli-tv-kd18:1.1.10</text:p>
          </table:table-cell>
          <table:table-cell office:value-type="string" calcext:value-type="string">
            <text:p>“kathañhi nāma āgantukā bhikkhū saupāhanāpi ārāmaṃ pavisissanti, chattappaggahitāpi ārāmaṃ pavisissanti, oguṇṭhitāpi ārāmaṃ pavisissanti, sīsepi cīvaraṃ karitvā ārāmaṃ pavisissanti, pānīyenapi pāde dhovissanti, vuḍḍhatarepi āvāsike bhikkhū na abhivādessanti, napi senāsanaṃ pucchissantī”ti.</text:p>
          </table:table-cell>
          <table:table-cell office:value-type="string" calcext:value-type="string">
            <text:p>“How can the newly arrived monks enter the monastery wearing sandals, holding sunshades, with their heads covered, with their robe on their head; and wash their feet with drinking water, not bow down to the more senior resident monks, and not ask about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1</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2</text:p>
          </table:table-cell>
          <table:table-cell office:value-type="string" calcext:value-type="string">
            <text:p>“saccaṃ kira, bhikkhave, āgantukā bhikkhū saupāhanāpi ārāmaṃ pavisanti, chattappaggahitāpi ārāmaṃ pavisanti, oguṇṭhitāpi ārāmaṃ pavisanti, sīsepi cīvaraṃ karitvā ārāmaṃ pavisanti, pānīyenapi pāde dhovanti, vuḍḍhatarepi āvāsike bhikkhū na abhivādenti, napi senāsanaṃ pucchantī”ti.</text:p>
          </table:table-cell>
          <table:table-cell office:value-type="string" calcext:value-type="string">
            <text:p>“Is it true, monks, that the newly arrived monks act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3</text:p>
          </table:table-cell>
          <table:table-cell office:value-type="string" calcext:value-type="string">
            <text:p>“Saccaṃ,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1.14</text:p>
          </table:table-cell>
          <table:table-cell office:value-type="string" calcext:value-type="string">
            <text:p>Vigarahi buddho bhagavā …pe…</text:p>
          </table:table-cell>
          <table:table-cell office:value-type="string" calcext:value-type="string">
            <text:p>The Buddha rebuked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5</text:p>
          </table:table-cell>
          <table:table-cell office:value-type="string" calcext:value-type="string">
            <text:p>kathañhi nāma bhikkhave āgantukā bhikkhū saupāhanāpi ārāmaṃ pavisissanti, chattappaggahitāpi ārāmaṃ pavisissanti, oguṇṭhitāpi ārāmaṃ pavisissanti, sīsepi cīvaraṃ karitvā ārāmaṃ pavisissanti, pānīyenapi pāde dhovissanti, vuḍḍhatarepi āvāsike bhikkhū na abhivādessanti, napi senāsanaṃ pucchissanti, netaṃ bhikkhave appasannānaṃ vā pasādāya …pe…</text:p>
          </table:table-cell>
          <table:table-cell office:value-type="string" calcext:value-type="string">
            <text:p>“How can the newly arrived monks act in this way? This won’t give rise to confidence in those without i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6</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8</text:p>
          </table:table-cell>
          <table:table-cell office:value-type="string" calcext:value-type="string">
            <text:p>“Tena hi, bhikkhave, āgantukānaṃ bhikkhūnaṃ vattaṃ paññapessāmi yathā āgantukehi bhikkhūhi sammā vattitabbaṃ.</text:p>
          </table:table-cell>
          <table:table-cell office:value-type="string" calcext:value-type="string">
            <text:p>“Well then, I will lay down the proper conduct for newly arrived monks. </text:p>
          </table:table-cell>
          <table:table-cell office:value-type="string" calcext:value-type="string">
            <text:p/>
          </table:table-cell>
          <table:table-cell office:value-type="string" calcext:value-type="string">
            <text:p>&lt;p&gt;{}</text:p>
          </table:table-cell>
          <table:table-cell office:value-type="string" calcext:value-type="string">
            <text:p>bj5.336, cck7.197, csp1ed4.374, csp2ed4.374, dr7.176, ms4V_1657, msdiv357, ndp4.312, pts-vp-en5.292, sc3, sya7.215</text:p>
          </table:table-cell>
          <table:table-cell/>
        </table:table-row>
        <table:table-row table:style-name="ro1">
          <table:table-cell office:value-type="string" calcext:value-type="string">
            <text:p>pli-tv-kd18:1.2.1</text:p>
          </table:table-cell>
          <table:table-cell office:value-type="string" calcext:value-type="string">
            <text:p>Āgantukena, bhikkhave, bhikkhunā ‘idāni ārāmaṃ pavisissāmī’ti upāhanā omuñcitvā nīcaṃ katvā papphoṭetvā gahetvā chattaṃ apanāmetvā sīsaṃ vivaritvā sīse cīvaraṃ khandhe katvā sādhukaṃ ataramānena ārāmo pavisitabbo.</text:p>
          </table:table-cell>
          <table:table-cell office:value-type="string" calcext:value-type="string">
            <text:p>When a newly arrived monk enters a monastery, he should remove his sandals, hold them low, knock them together, and carry them along; he should lower his sunshade, uncover his head, and put his robe over his shoulders; he should then enter the monastery carefully and without hurry. </text:p>
          </table:table-cell>
          <table:table-cell office:value-type="string" calcext:value-type="string">
            <text:p/>
          </table:table-cell>
          <table:table-cell office:value-type="string" calcext:value-type="string">
            <text:p>{}</text:p>
          </table:table-cell>
          <table:table-cell office:value-type="string" calcext:value-type="string">
            <text:p>pts-cs1.2, pts-vp-pli2.208</text:p>
          </table:table-cell>
          <table:table-cell office:value-type="string" calcext:value-type="string">
            <text:p>vivaritvā sīse cīvaraṃ → vivaritvā cīvaraṃ (pts1ed, mr)</text:p>
          </table:table-cell>
        </table:table-row>
        <table:table-row table:style-name="ro1">
          <table:table-cell office:value-type="string" calcext:value-type="string">
            <text:p>pli-tv-kd18:1.2.2</text:p>
          </table:table-cell>
          <table:table-cell office:value-type="string" calcext:value-type="string">
            <text:p>Ārāmaṃ pavisantena sallakkhetabbaṃ—</text:p>
          </table:table-cell>
          <table:table-cell office:value-type="string" calcext:value-type="string">
            <text:p>As he enters the monaste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3</text:p>
          </table:table-cell>
          <table:table-cell office:value-type="string" calcext:value-type="string">
            <text:p>‘kattha āvāsikā bhikkhū paṭikkamantī’ti?</text:p>
          </table:table-cell>
          <table:table-cell office:value-type="string" calcext:value-type="string">
            <text:p>he should look out for where the resident monks assembl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4</text:p>
          </table:table-cell>
          <table:table-cell office:value-type="string" calcext:value-type="string">
            <text:p>Yattha āvāsikā bhikkhū paṭikkam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5</text:p>
          </table:table-cell>
          <table:table-cell office:value-type="string" calcext:value-type="string">
            <text:p>upaṭṭhānasālāya vā maṇḍape vā rukkhamūle vā—</text:p>
          </table:table-cell>
          <table:table-cell office:value-type="string" calcext:value-type="string">
            <text:p>whether it’s in the assembly hall, under a roof-cover, or at the foot of a tre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6</text:p>
          </table:table-cell>
          <table:table-cell office:value-type="string" calcext:value-type="string">
            <text:p>tattha gantvā ekamantaṃ patto nikkhipitabbo;</text:p>
          </table:table-cell>
          <table:table-cell office:value-type="string" calcext:value-type="string">
            <text:p>and he should go t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7</text:p>
          </table:table-cell>
          <table:table-cell office:value-type="string" calcext:value-type="string">
            <text:p>ekamantaṃ cīvaraṃ nikkhipitabbaṃ;</text:p>
          </table:table-cell>
          <table:table-cell office:value-type="string" calcext:value-type="string">
            <text:p>He should then put his bowl and robe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8</text:p>
          </table:table-cell>
          <table:table-cell office:value-type="string" calcext:value-type="string">
            <text:p>patirūpaṃ āsanaṃ gahetvā nisīditabbaṃ;</text:p>
          </table:table-cell>
          <table:table-cell office:value-type="string" calcext:value-type="string">
            <text:p>and sit down on a suitabl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text:p>
          </table:table-cell>
          <table:table-cell office:value-type="string" calcext:value-type="string">
            <text:p>pānīyaṃ pucchitabbaṃ, paribhojanīyaṃ pucchitabbaṃ—</text:p>
          </table:table-cell>
          <table:table-cell office:value-type="string" calcext:value-type="string">
            <text:p>He should as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0</text:p>
          </table:table-cell>
          <table:table-cell office:value-type="string" calcext:value-type="string">
            <text:p>‘katamaṃ pānīyaṃ, katamaṃ paribhojanīyan’ti?</text:p>
          </table:table-cell>
          <table:table-cell office:value-type="string" calcext:value-type="string">
            <text:p>which is the water for drinking and which the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text:p>
          </table:table-cell>
          <table:table-cell office:value-type="string" calcext:value-type="string">
            <text:p>Sace pānīyena attho hoti, pānīyaṃ gahetvā pātabbaṃ.</text:p>
          </table:table-cell>
          <table:table-cell office:value-type="string" calcext:value-type="string">
            <text:p>If he needs water to drink, he may take some and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2</text:p>
          </table:table-cell>
          <table:table-cell office:value-type="string" calcext:value-type="string">
            <text:p>Sace paribhojanīyena attho hoti, paribhojanīyaṃ gahetvā pādā dhovitabbā.</text:p>
          </table:table-cell>
          <table:table-cell office:value-type="string" calcext:value-type="string">
            <text:p>If he needs water to wash, he may take some and wash his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3</text:p>
          </table:table-cell>
          <table:table-cell office:value-type="string" calcext:value-type="string">
            <text:p>Pāde dhovantena ekena hatthena udakaṃ āsiñcitabbaṃ, ekena hatthena pādā dhovitabbā.</text:p>
          </table:table-cell>
          <table:table-cell office:value-type="string" calcext:value-type="string">
            <text:p>When he washes his feet, he should pour the water with one hand and wash with the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4</text:p>
          </table:table-cell>
          <table:table-cell office:value-type="string" calcext:value-type="string">
            <text:p>Na teneva udakaṃ āsiñcitabbaṃ na teneva hatthena pādā dhovitabbā.</text:p>
          </table:table-cell>
          <table:table-cell office:value-type="string" calcext:value-type="string">
            <text:p>He should not pour the water and wash his feet with the same han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teneva udakaṃ āsiñcitabbaṃ → yena hatthena udakaṃ āsiñcitabbaṃ (sya-all), na teneva hatthena udakaṃ āsiñcitabbaṃ (pts1ed)</text:p>
          </table:table-cell>
        </table:table-row>
        <table:table-row table:style-name="ro1">
          <table:table-cell office:value-type="string" calcext:value-type="string">
            <text:p>pli-tv-kd18:1.2.15</text:p>
          </table:table-cell>
          <table:table-cell office:value-type="string" calcext:value-type="string">
            <text:p>Upāhanāpuñchanacoḷakaṃ pucchitvā upāhanā puñchitabbā.</text:p>
          </table:table-cell>
          <table:table-cell office:value-type="string" calcext:value-type="string">
            <text:p>He should ask for a sandal-wiping cloth, and then wip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6</text:p>
          </table:table-cell>
          <table:table-cell office:value-type="string" calcext:value-type="string">
            <text:p>Upāhanā puñchantena paṭhamaṃ sukkhena coḷakena puñchitabbā, pacchā allena.</text:p>
          </table:table-cell>
          <table:table-cell office:value-type="string" calcext:value-type="string">
            <text:p>When he wipes his sandals, he should first wipe them with a dry cloth, then a wet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7</text:p>
          </table:table-cell>
          <table:table-cell office:value-type="string" calcext:value-type="string">
            <text:p>Upāhanāpuñchanacoḷakaṃ dhovitvā ekamantaṃ vissajjetabbaṃ.</text:p>
          </table:table-cell>
          <table:table-cell office:value-type="string" calcext:value-type="string">
            <text:p>He should wash the cloth and put it asid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dhovitvā → pīḷetvā (sya-all)</text:p>
          </table:table-cell>
        </table:table-row>
        <table:table-row table:style-name="ro1">
          <table:table-cell office:value-type="string" calcext:value-type="string">
            <text:p>pli-tv-kd18:1.2.18</text:p>
          </table:table-cell>
          <table:table-cell office:value-type="string" calcext:value-type="string">
            <text:p>Sace āvāsiko bhikkhu vuḍḍho hoti, abhivādetabbo.</text:p>
          </table:table-cell>
          <table:table-cell office:value-type="string" calcext:value-type="string">
            <text:p>If a resident monk is more senior, the newly arrived monk should bow down to him. </text:p>
          </table:table-cell>
          <table:table-cell office:value-type="string" calcext:value-type="string">
            <text:p/>
          </table:table-cell>
          <table:table-cell office:value-type="string" calcext:value-type="string">
            <text:p>&lt;p&gt;{}</text:p>
          </table:table-cell>
          <table:table-cell office:value-type="string" calcext:value-type="string">
            <text:p>ms4V_1658, sc4, sya7.216</text:p>
          </table:table-cell>
          <table:table-cell/>
        </table:table-row>
        <table:table-row table:style-name="ro1">
          <table:table-cell office:value-type="string" calcext:value-type="string">
            <text:p>pli-tv-kd18:1.2.19</text:p>
          </table:table-cell>
          <table:table-cell office:value-type="string" calcext:value-type="string">
            <text:p>Sace navako hoti, abhivādāpetabbo.</text:p>
          </table:table-cell>
          <table:table-cell office:value-type="string" calcext:value-type="string">
            <text:p>If a resident monk is more junior, he should bow down to the newly arrived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0</text:p>
          </table:table-cell>
          <table:table-cell office:value-type="string" calcext:value-type="string">
            <text:p>Senāsanaṃ pucchitabbaṃ—‘katamaṃ me senāsanaṃ pāpuṇātī’ti?</text:p>
          </table:table-cell>
          <table:table-cell office:value-type="string" calcext:value-type="string">
            <text:p>The newly arrived monk should ask which dwelling he may u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1</text:p>
          </table:table-cell>
          <table:table-cell office:value-type="string" calcext:value-type="string">
            <text:p>Ajjhāvuṭṭhaṃ vā anajjhāvuṭṭhaṃ vā pucchitabbaṃ, gocaro pucchitabbo, agocaro pucchitabbo, sekkhasammatāni kulāni pucchitabbāni, vaccaṭṭhānaṃ pucchitabbaṃ, passāvaṭṭhānaṃ pucchitabbaṃ, pānīyaṃ pucchitabbaṃ, paribhojanīyaṃ pucchitabbaṃ, kattaradaṇḍo pucchitabbo, saṃghassa katikasaṇṭhānaṃ pucchitabbaṃ—</text:p>
          </table:table-cell>
          <table:table-cell office:value-type="string" calcext:value-type="string">
            <text:p>and whether it’s occupied or not. He should ask about where to go for alms and where to avoid, about any families designated as “in training”, about the place for defecating and the place for urinating, about the water for drinking and the water for washing, about walking sticks, and about the Sangha’s agreements </text:p>
          </table:table-cell>
          <table:table-cell office:value-type="string" calcext:value-type="string">
            <text:p>_Sekkhasammata_, see _bhikkhu-pāṭidesanīya_ 3, at [](pli-tv-bu-vb-pd3:3.15).</text:p>
          </table:table-cell>
          <table:table-cell office:value-type="string" calcext:value-type="string">
            <text:p>{}</text:p>
          </table:table-cell>
          <table:table-cell office:value-type="string" calcext:value-type="string">
            <text:p>pts-vp-en5.293</text:p>
          </table:table-cell>
          <table:table-cell office:value-type="string" calcext:value-type="string">
            <text:p>sekkhasammatāni → sekhasammatāni (pts1ed, mr)</text:p>
          </table:table-cell>
        </table:table-row>
        <table:table-row table:style-name="ro1">
          <table:table-cell office:value-type="string" calcext:value-type="string">
            <text:p>pli-tv-kd18:1.2.22</text:p>
          </table:table-cell>
          <table:table-cell office:value-type="string" calcext:value-type="string">
            <text:p>‘kaṃ kālaṃ pavisitabbaṃ, kaṃ kālaṃ nikkhamitabban’ti?</text:p>
          </table:table-cell>
          <table:table-cell office:value-type="string" calcext:value-type="string">
            <text:p>concerning the right time to enter and the right time to de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3.1</text:p>
          </table:table-cell>
          <table:table-cell office:value-type="string" calcext:value-type="string">
            <text:p>Sace vihāro anajjhāvuttho hoti, kavāṭaṃ ākoṭetvā muhuttaṃ āgametvā ghaṭikaṃ ugghāṭetvā kavāṭaṃ paṇāmetvā bahi ṭhitena nilloketabbo.</text:p>
          </table:table-cell>
          <table:table-cell office:value-type="string" calcext:value-type="string">
            <text:p>If the dwelling is unoccupied, he should knock on the door, wait for a moment, then unlock the bolt, open the door, and look inside while standing outside. </text:p>
          </table:table-cell>
          <table:table-cell office:value-type="string" calcext:value-type="string">
            <text:p/>
          </table:table-cell>
          <table:table-cell office:value-type="string" calcext:value-type="string">
            <text:p>&lt;p&gt;{}&lt;/p&gt;</text:p>
          </table:table-cell>
          <table:table-cell office:value-type="string" calcext:value-type="string">
            <text:p>pts-cs1.3</text:p>
          </table:table-cell>
          <table:table-cell/>
        </table:table-row>
        <table:table-row table:style-name="ro1">
          <table:table-cell office:value-type="string" calcext:value-type="string">
            <text:p>pli-tv-kd18:1.3.2</text:p>
          </table:table-cell>
          <table:table-cell office:value-type="string" calcext:value-type="string">
            <text:p>Sace vihāro uklāpo hoti, mañce vā mañco āropito hoti, pīṭhe vā pīṭhaṃ āropitaṃ hoti, senāsanaṃ upari puñjīkataṃ hoti, sace ussahati, sodhetabbo.</text:p>
          </table:table-cell>
          <table:table-cell office:value-type="string" calcext:value-type="string">
            <text:p>If the dwelling is dirty, and if beds or benches are stacked on top of each other with furniture in a pile on top, he should clean it if he is able. </text:p>
          </table:table-cell>
          <table:table-cell office:value-type="string" calcext:value-type="string">
            <text:p/>
          </table:table-cell>
          <table:table-cell office:value-type="string" calcext:value-type="string">
            <text:p>&lt;p&gt;{}</text:p>
          </table:table-cell>
          <table:table-cell office:value-type="string" calcext:value-type="string">
            <text:p>bj5.338, cck7.198, csp1ed4.375, csp2ed4.375, dr7.177, ms4V_1659, ndp4.313, sc5, sya7.217, vri90.351</text:p>
          </table:table-cell>
          <table:table-cell office:value-type="string" calcext:value-type="string">
            <text:p>puñjīkataṃ → puñjakitaṃ (pts1ed, mr)</text:p>
          </table:table-cell>
        </table:table-row>
        <table:table-row table:style-name="ro1">
          <table:table-cell office:value-type="string" calcext:value-type="string">
            <text:p>pli-tv-kd18:1.3.3</text:p>
          </table:table-cell>
          <table:table-cell office:value-type="string" calcext:value-type="string">
            <text:p>Vihāraṃ sodhentena paṭhamaṃ bhūmattharaṇaṃ nīharitvā ekamantaṃ nikkhipitabbaṃ;</text:p>
          </table:table-cell>
          <table:table-cell office:value-type="string" calcext:value-type="string">
            <text:p>When he is cleaning the dwelling, he should first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4</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5</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6</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7</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office:value-type="string" calcext:value-type="string">
            <text:p>pts-vp-pli2.209</text:p>
          </table:table-cell>
          <table:table-cell/>
        </table:table-row>
        <table:table-row table:style-name="ro1">
          <table:table-cell office:value-type="string" calcext:value-type="string">
            <text:p>pli-tv-kd18:1.3.8</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9</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0</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1</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2</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3</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4</text:p>
          </table:table-cell>
          <table:table-cell office:value-type="string" calcext:value-type="string">
            <text:p>Sace akatā hoti bhūmi, udakena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3.15</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office:value-type="string" calcext:value-type="string">
            <text:p>pts-vp-en5.294</text:p>
          </table:table-cell>
          <table:table-cell office:value-type="string" calcext:value-type="string">
            <text:p>uhaññīti → ūhaññīti (bj, sya-all, pts1ed)</text:p>
          </table:table-cell>
        </table:table-row>
        <table:table-row table:style-name="ro1">
          <table:table-cell office:value-type="string" calcext:value-type="string">
            <text:p>pli-tv-kd18:1.3.16</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4.1</text:p>
          </table:table-cell>
          <table:table-cell office:value-type="string" calcext:value-type="string">
            <text:p>Bhūmattharaṇaṃ otāpetvā sodhetvā papphoṭetvā atiharitvā yathāṭhāne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cck7.199, csp1ed4.376, csp2ed4.376, ms4V_1660, pts-cs1.4, sc6, sya7.218</text:p>
          </table:table-cell>
          <table:table-cell office:value-type="string" calcext:value-type="string">
            <text:p>yathāṭhāne → yathābhāgaṃ (sya-all, pts1ed, mr)</text:p>
          </table:table-cell>
        </table:table-row>
        <table:table-row table:style-name="ro1">
          <table:table-cell office:value-type="string" calcext:value-type="string">
            <text:p>pli-tv-kd18:1.4.2</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3</text:p>
          </table:table-cell>
          <table:table-cell office:value-type="string" calcext:value-type="string">
            <text:p>Mañco otāpetvā sodhetvā papphoṭetvā nīcaṃ katvā sādhukaṃ appaṭighaṃsantena, asaṅghaṭṭentena kavāṭapiṭṭhaṃ, atiharitvā yathāṭhāne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4</text:p>
          </table:table-cell>
          <table:table-cell office:value-type="string" calcext:value-type="string">
            <text:p>Pīṭhaṃ otāpetvā sodhetvā papphoṭetvā nīcaṃ katvā sādhukaṃ appaṭighaṃsantena, asaṅghaṭṭentena kavāṭapiṭṭhaṃ, atiharitvā yathāṭhāne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5</text:p>
          </table:table-cell>
          <table:table-cell office:value-type="string" calcext:value-type="string">
            <text:p>Bhisibibbohanaṃ otāpetvā sodhetvā papphoṭetvā atiharitvā yathābhāg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6</text:p>
          </table:table-cell>
          <table:table-cell office:value-type="string" calcext:value-type="string">
            <text:p>Nisīdanapaccattharaṇaṃ otāpetvā sodhetvā papphoṭetvā atiharitvā yathābhāg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7</text:p>
          </table:table-cell>
          <table:table-cell office:value-type="string" calcext:value-type="string">
            <text:p>Kheḷamallako otāpetvā pamajjitvā atiharitvā yathābhāgaṃ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4.8</text:p>
          </table:table-cell>
          <table:table-cell office:value-type="string" calcext:value-type="string">
            <text:p>Apassenaphalakaṃ otāpetvā pamajjitvā atiharitvā yathābhāgaṃ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office:value-type="string" calcext:value-type="string">
            <text:p>pts-cs1.5</text:p>
          </table:table-cell>
          <table:table-cell/>
        </table:table-row>
        <table:table-row table:style-name="ro1">
          <table:table-cell office:value-type="string" calcext:value-type="string">
            <text:p>pli-tv-kd18:1.5.2</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3</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4</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5.5</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bj5.340, cck7.200, dr7.178, ms4V_1661, sc7, vri90.352</text:p>
          </table:table-cell>
          <table:table-cell/>
        </table:table-row>
        <table:table-row table:style-name="ro1">
          <table:table-cell office:value-type="string" calcext:value-type="string">
            <text:p>pli-tv-kd18:1.5.6</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7</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8</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9</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office:value-type="string" calcext:value-type="string">
            <text:p>pts-vp-en5.295</text:p>
          </table:table-cell>
          <table:table-cell/>
        </table:table-row>
        <table:table-row table:style-name="ro1">
          <table:table-cell office:value-type="string" calcext:value-type="string">
            <text:p>pli-tv-kd18:1.5.10</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5.11</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ms4V_1662, ndp4.314, pts-vp-pli2.210, sc8</text:p>
          </table:table-cell>
          <table:table-cell/>
        </table:table-row>
        <table:table-row table:style-name="ro1">
          <table:table-cell office:value-type="string" calcext:value-type="string">
            <text:p>pli-tv-kd18:1.5.12</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3</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4</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5</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6</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7</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5.18</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5.19</text:p>
          </table:table-cell>
          <table:table-cell office:value-type="string" calcext:value-type="string">
            <text:p>Idaṃ kho, bhikkhave, āgantukānaṃ bhikkhūnaṃ vattaṃ yathā āgantukehi bhikkhūhi sammā vattitabban”ti.</text:p>
          </table:table-cell>
          <table:table-cell office:value-type="string" calcext:value-type="string">
            <text:p>This is the proper conduct for newly arrived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2.1.0</text:p>
          </table:table-cell>
          <table:table-cell office:value-type="string" calcext:value-type="string">
            <text:p>2. Āvāsikavattakathā</text:p>
          </table:table-cell>
          <table:table-cell office:value-type="string" calcext:value-type="string">
            <text:p>Discussion of the proper conduct for resident monk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2.1.1</text:p>
          </table:table-cell>
          <table:table-cell office:value-type="string" calcext:value-type="string">
            <text:p>Tena kho pana samayena āvāsikā bhikkhū āgantuke bhikkhū disvā neva āsanaṃ paññapenti, na pādodakaṃ pādapīṭhaṃ pādakathalikaṃ upanikkhipanti, na paccuggantvā pattacīvaraṃ paṭiggaṇhanti, na pānīyena pucchanti, na vuḍḍhatarepi āgantuke bhikkhū abhivādenti, na senāsanaṃ paññapenti.</text:p>
          </table:table-cell>
          <table:table-cell office:value-type="string" calcext:value-type="string">
            <text:p>At that time, when they saw newly arrived monks, the resident monks did not prepare seats, or put out foot-stools, foot-scrapers, or water for washing the feet. They did not go out to meet them to receive their bowls and robes, or ask if they wanted water to drink. They did not bow down to more senior newly arrived monks or assign dwellings to them. </text:p>
          </table:table-cell>
          <table:table-cell office:value-type="string" calcext:value-type="string">
            <text:p/>
          </table:table-cell>
          <table:table-cell office:value-type="string" calcext:value-type="string">
            <text:p>&lt;p&gt;{}&lt;/p&gt;</text:p>
          </table:table-cell>
          <table:table-cell office:value-type="string" calcext:value-type="string">
            <text:p>bj5.342, cck7.201, csp1ed4.377, csp2ed4.377, dr7.179, ms4V_1663, msdiv358, pts-cs2.1, sc9, sya7.219</text:p>
          </table:table-cell>
          <table:table-cell office:value-type="string" calcext:value-type="string">
            <text:p>na pānīyena pucchanti → na paribhojanīyena pucchanti (sya-all, km); na pāniyena pucchanti (pts1ed)</text:p>
          </table:table-cell>
        </table:table-row>
        <table:table-row table:style-name="ro1">
          <table:table-cell office:value-type="string" calcext:value-type="string">
            <text:p>pli-tv-kd18:2.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1.3</text:p>
          </table:table-cell>
          <table:table-cell office:value-type="string" calcext:value-type="string">
            <text:p>“kathañhi nāma āvāsikā bhikkhū āgantuke bhikkhū disvā neva āsanaṃ paññapessanti, na pādodakaṃ pādapīṭhaṃ pādakathalikaṃ upanikkhipissanti, na paccuggantvā pattacīvaraṃ paṭiggahissanti, na pānīyena pucchissanti, vuḍḍhatarepi āgantuke bhikkhū na abhivādessanti, na senāsanaṃ paññapessantī”ti.</text:p>
          </table:table-cell>
          <table:table-cell office:value-type="string" calcext:value-type="string">
            <text:p>“How can the resident monks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1.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1.5</text:p>
          </table:table-cell>
          <table:table-cell office:value-type="string" calcext:value-type="string">
            <text:p>“saccaṃ kira, bhikkhave …pe…</text:p>
          </table:table-cell>
          <table:table-cell office:value-type="string" calcext:value-type="string">
            <text:p>“Is it true, monks, that the resident monks are acting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1.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1.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1.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1.9</text:p>
          </table:table-cell>
          <table:table-cell office:value-type="string" calcext:value-type="string">
            <text:p>“Tena hi, bhikkhave, āvāsikānaṃ bhikkhūnaṃ vattaṃ paññapessāmi yathā āvāsikehi bhikkhūhi sammā vattitabbaṃ.</text:p>
          </table:table-cell>
          <table:table-cell office:value-type="string" calcext:value-type="string">
            <text:p>“Well then, I will lay down the proper conduct for resident monks. </text:p>
          </table:table-cell>
          <table:table-cell office:value-type="string" calcext:value-type="string">
            <text:p/>
          </table:table-cell>
          <table:table-cell office:value-type="string" calcext:value-type="string">
            <text:p>&lt;p&gt;{}</text:p>
          </table:table-cell>
          <table:table-cell office:value-type="string" calcext:value-type="string">
            <text:p>ms4V_1664, msdiv359, sc10, sya7.220</text:p>
          </table:table-cell>
          <table:table-cell/>
        </table:table-row>
        <table:table-row table:style-name="ro1">
          <table:table-cell office:value-type="string" calcext:value-type="string">
            <text:p>pli-tv-kd18:2.2.1</text:p>
          </table:table-cell>
          <table:table-cell office:value-type="string" calcext:value-type="string">
            <text:p>Āvāsikena, bhikkhave, bhikkhunā āgantukaṃ bhikkhuṃ vuḍḍhataraṃ disvā āsanaṃ paññapetabbaṃ, pādodakaṃ pādapīṭhaṃ pādakathalikaṃ upanikkhipitabbaṃ, paccuggantvā pattacīvaraṃ paṭiggahetabbaṃ, pānīyena pucchitabbo.</text:p>
          </table:table-cell>
          <table:table-cell office:value-type="string" calcext:value-type="string">
            <text:p>When a resident monk sees a newly arrived monk who is more senior, he should prepare a seat, and put out a foot-stool, a foot-scraper, and water for washing the feet. He should go out to meet him to receive his bowl and robe, and ask if he wants water to drink. </text:p>
          </table:table-cell>
          <table:table-cell office:value-type="string" calcext:value-type="string">
            <text:p/>
          </table:table-cell>
          <table:table-cell office:value-type="string" calcext:value-type="string">
            <text:p>{}</text:p>
          </table:table-cell>
          <table:table-cell office:value-type="string" calcext:value-type="string">
            <text:p>pts-cs2.2</text:p>
          </table:table-cell>
          <table:table-cell office:value-type="string" calcext:value-type="string">
            <text:p>pānīyena pucchitabbo → paribhojanīyena pucchitabbo (sya-all); pāniyena pucchitabbo (pts1ed)</text:p>
          </table:table-cell>
        </table:table-row>
        <table:table-row table:style-name="ro1">
          <table:table-cell office:value-type="string" calcext:value-type="string">
            <text:p>pli-tv-kd18:2.2.2</text:p>
          </table:table-cell>
          <table:table-cell office:value-type="string" calcext:value-type="string">
            <text:p>Sace ussahati, upāhanā puñchitabbā.</text:p>
          </table:table-cell>
          <table:table-cell office:value-type="string" calcext:value-type="string">
            <text:p>If he is able, he should wipe his sand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3</text:p>
          </table:table-cell>
          <table:table-cell office:value-type="string" calcext:value-type="string">
            <text:p>Upāhanā puñchantena paṭhamaṃ sukkhena coḷakena puñchitabbā, pacchā allena.</text:p>
          </table:table-cell>
          <table:table-cell office:value-type="string" calcext:value-type="string">
            <text:p>first with a dry cloth and then a wet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4</text:p>
          </table:table-cell>
          <table:table-cell office:value-type="string" calcext:value-type="string">
            <text:p>Upāhanāpuñchanacoḷakaṃ dhovitvā ekamantaṃ vissajjetabbaṃ.</text:p>
          </table:table-cell>
          <table:table-cell office:value-type="string" calcext:value-type="string">
            <text:p>He should wash the cloth and put it asid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dhovitvā → dhovitvā pīḷetvā (sya-all)</text:p>
          </table:table-cell>
        </table:table-row>
        <table:table-row table:style-name="ro1">
          <table:table-cell office:value-type="string" calcext:value-type="string">
            <text:p>pli-tv-kd18:2.2.5</text:p>
          </table:table-cell>
          <table:table-cell office:value-type="string" calcext:value-type="string">
            <text:p>Āgantuko bhikkhu vuḍḍhataro abhivādetabbo.</text:p>
          </table:table-cell>
          <table:table-cell office:value-type="string" calcext:value-type="string">
            <text:p>If the newly arrived monk is more senior, the resident monk should bow down to him. </text:p>
          </table:table-cell>
          <table:table-cell office:value-type="string" calcext:value-type="string">
            <text:p/>
          </table:table-cell>
          <table:table-cell office:value-type="string" calcext:value-type="string">
            <text:p>&lt;p&gt;{}</text:p>
          </table:table-cell>
          <table:table-cell office:value-type="string" calcext:value-type="string">
            <text:p>cck7.202, dr7.180, ms4V_1665, ndp4.315, sc11, vri90.353</text:p>
          </table:table-cell>
          <table:table-cell/>
        </table:table-row>
        <table:table-row table:style-name="ro1">
          <table:table-cell office:value-type="string" calcext:value-type="string">
            <text:p>pli-tv-kd18:2.2.6</text:p>
          </table:table-cell>
          <table:table-cell office:value-type="string" calcext:value-type="string">
            <text:p>Senāsanaṃ paññapetabbaṃ—</text:p>
          </table:table-cell>
          <table:table-cell office:value-type="string" calcext:value-type="string">
            <text:p>He should assign a dwel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7</text:p>
          </table:table-cell>
          <table:table-cell office:value-type="string" calcext:value-type="string">
            <text:p>‘etaṃ te senāsanaṃ pāpuṇātī’ti.</text:p>
          </table:table-cell>
          <table:table-cell office:value-type="string" calcext:value-type="string">
            <text:p>tell him where it 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8</text:p>
          </table:table-cell>
          <table:table-cell office:value-type="string" calcext:value-type="string">
            <text:p>Ajjhāvuṭṭhaṃ vā anajjhāvuṭṭhaṃ vā ācikkhitabbaṃ.</text:p>
          </table:table-cell>
          <table:table-cell office:value-type="string" calcext:value-type="string">
            <text:p>and inform him whether it’s occupied or not. </text:p>
          </table:table-cell>
          <table:table-cell office:value-type="string" calcext:value-type="string">
            <text:p/>
          </table:table-cell>
          <table:table-cell office:value-type="string" calcext:value-type="string">
            <text:p>{}</text:p>
          </table:table-cell>
          <table:table-cell office:value-type="string" calcext:value-type="string">
            <text:p>pts-vp-en5.296</text:p>
          </table:table-cell>
          <table:table-cell/>
        </table:table-row>
        <table:table-row table:style-name="ro1">
          <table:table-cell office:value-type="string" calcext:value-type="string">
            <text:p>pli-tv-kd18:2.2.9</text:p>
          </table:table-cell>
          <table:table-cell office:value-type="string" calcext:value-type="string">
            <text:p>Gocaro ācikkhitabbo.</text:p>
          </table:table-cell>
          <table:table-cell office:value-type="string" calcext:value-type="string">
            <text:p>He should tell him where to go for al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0</text:p>
          </table:table-cell>
          <table:table-cell office:value-type="string" calcext:value-type="string">
            <text:p>Agocaro ācikkhitabbo.</text:p>
          </table:table-cell>
          <table:table-cell office:value-type="string" calcext:value-type="string">
            <text:p>and where to avo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1</text:p>
          </table:table-cell>
          <table:table-cell office:value-type="string" calcext:value-type="string">
            <text:p>Sekkhasammatāni kulāni ācikkhitabbāni.</text:p>
          </table:table-cell>
          <table:table-cell office:value-type="string" calcext:value-type="string">
            <text:p>and about any families designated as “in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2</text:p>
          </table:table-cell>
          <table:table-cell office:value-type="string" calcext:value-type="string">
            <text:p>Vaccaṭṭhānaṃ ācikkhitabbaṃ.</text:p>
          </table:table-cell>
          <table:table-cell office:value-type="string" calcext:value-type="string">
            <text:p>He should point out the place for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3</text:p>
          </table:table-cell>
          <table:table-cell office:value-type="string" calcext:value-type="string">
            <text:p>Passāvaṭṭhānaṃ ācikkhitabbaṃ.</text:p>
          </table:table-cell>
          <table:table-cell office:value-type="string" calcext:value-type="string">
            <text:p>and the place for urin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4</text:p>
          </table:table-cell>
          <table:table-cell office:value-type="string" calcext:value-type="string">
            <text:p>Pānīyaṃ ācikkhitabbaṃ.</text:p>
          </table:table-cell>
          <table:table-cell office:value-type="string" calcext:value-type="string">
            <text:p>the water for dr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5</text:p>
          </table:table-cell>
          <table:table-cell office:value-type="string" calcext:value-type="string">
            <text:p>Paribhojanīyaṃ ācikkhitabbaṃ.</text:p>
          </table:table-cell>
          <table:table-cell office:value-type="string" calcext:value-type="string">
            <text:p>and the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6</text:p>
          </table:table-cell>
          <table:table-cell office:value-type="string" calcext:value-type="string">
            <text:p>Kattaradaṇḍo ācikkhitabbo.</text:p>
          </table:table-cell>
          <table:table-cell office:value-type="string" calcext:value-type="string">
            <text:p>and the walking stic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7</text:p>
          </table:table-cell>
          <table:table-cell office:value-type="string" calcext:value-type="string">
            <text:p>Saṃghassa katikasaṇṭhānaṃ ācikkhitabbaṃ—</text:p>
          </table:table-cell>
          <table:table-cell office:value-type="string" calcext:value-type="string">
            <text:p>He should tell him about the Sangha’s agre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2.18</text:p>
          </table:table-cell>
          <table:table-cell office:value-type="string" calcext:value-type="string">
            <text:p>‘imaṃ kālaṃ pavisitabbaṃ, imaṃ kālaṃ nikkhamitabban’ti.</text:p>
          </table:table-cell>
          <table:table-cell office:value-type="string" calcext:value-type="string">
            <text:p>concerning the right time to enter and the right time to de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3.1</text:p>
          </table:table-cell>
          <table:table-cell office:value-type="string" calcext:value-type="string">
            <text:p>Sace navako hoti, nisinnakeneva ācikkhitabbaṃ—</text:p>
          </table:table-cell>
          <table:table-cell office:value-type="string" calcext:value-type="string">
            <text:p>If the newly arrived monk is more junior, the resident monk should remain seated </text:p>
          </table:table-cell>
          <table:table-cell office:value-type="string" calcext:value-type="string">
            <text:p/>
          </table:table-cell>
          <table:table-cell office:value-type="string" calcext:value-type="string">
            <text:p>&lt;p&gt;{}</text:p>
          </table:table-cell>
          <table:table-cell office:value-type="string" calcext:value-type="string">
            <text:p>csp1ed4.378, csp2ed4.378, ms4V_1666, pts-cs2.3, pts-vp-pli2.211, sc12, sya7.221</text:p>
          </table:table-cell>
          <table:table-cell/>
        </table:table-row>
        <table:table-row table:style-name="ro1">
          <table:table-cell office:value-type="string" calcext:value-type="string">
            <text:p>pli-tv-kd18:2.3.2</text:p>
          </table:table-cell>
          <table:table-cell office:value-type="string" calcext:value-type="string">
            <text:p>‘atra pattaṃ nikkhipāhi, atra cīvaraṃ nikkhipāhi, idaṃ āsanaṃ nisīdāhī’ti.</text:p>
          </table:table-cell>
          <table:table-cell office:value-type="string" calcext:value-type="string">
            <text:p>while telling him where to put his bowl and robe, and which seat to sit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3</text:p>
          </table:table-cell>
          <table:table-cell office:value-type="string" calcext:value-type="string">
            <text:p>Pānīyaṃ ācikkhitabbaṃ.</text:p>
          </table:table-cell>
          <table:table-cell office:value-type="string" calcext:value-type="string">
            <text:p>He should point out the water for dr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4</text:p>
          </table:table-cell>
          <table:table-cell office:value-type="string" calcext:value-type="string">
            <text:p>Paribhojanīyaṃ ācikkhitabbaṃ.</text:p>
          </table:table-cell>
          <table:table-cell office:value-type="string" calcext:value-type="string">
            <text:p>and the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5</text:p>
          </table:table-cell>
          <table:table-cell office:value-type="string" calcext:value-type="string">
            <text:p>Upāhanāpuñchanacoḷakaṃ ācikkhitabbaṃ.</text:p>
          </table:table-cell>
          <table:table-cell office:value-type="string" calcext:value-type="string">
            <text:p>as well as a sandal-wiping clo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3.6</text:p>
          </table:table-cell>
          <table:table-cell office:value-type="string" calcext:value-type="string">
            <text:p>Āgantuko bhikkhu navako abhivādāpetabbo.</text:p>
          </table:table-cell>
          <table:table-cell office:value-type="string" calcext:value-type="string">
            <text:p>If the newly arrived monk is more junior, he should bow down to the resident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3.7</text:p>
          </table:table-cell>
          <table:table-cell office:value-type="string" calcext:value-type="string">
            <text:p>Senāsanaṃ ācikkhitabbaṃ—</text:p>
          </table:table-cell>
          <table:table-cell office:value-type="string" calcext:value-type="string">
            <text:p>The resident monk should tell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8</text:p>
          </table:table-cell>
          <table:table-cell office:value-type="string" calcext:value-type="string">
            <text:p>‘etaṃ te senāsanaṃ pāpuṇātī’ti.</text:p>
          </table:table-cell>
          <table:table-cell office:value-type="string" calcext:value-type="string">
            <text:p>where his dwelling 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9</text:p>
          </table:table-cell>
          <table:table-cell office:value-type="string" calcext:value-type="string">
            <text:p>Ajjhāvuṭṭhaṃ vā anajjhāvuṭṭhaṃ vā ācikkhitabbaṃ.</text:p>
          </table:table-cell>
          <table:table-cell office:value-type="string" calcext:value-type="string">
            <text:p>and whether it’s occupied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0</text:p>
          </table:table-cell>
          <table:table-cell office:value-type="string" calcext:value-type="string">
            <text:p>Gocaro ācikkhitabbo.</text:p>
          </table:table-cell>
          <table:table-cell office:value-type="string" calcext:value-type="string">
            <text:p>He should tell him where to go for alm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1</text:p>
          </table:table-cell>
          <table:table-cell office:value-type="string" calcext:value-type="string">
            <text:p>Agocaro ācikkhitabbo.</text:p>
          </table:table-cell>
          <table:table-cell office:value-type="string" calcext:value-type="string">
            <text:p>and where to avo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2</text:p>
          </table:table-cell>
          <table:table-cell office:value-type="string" calcext:value-type="string">
            <text:p>Sekkhasammatāni kulāni ācikkhitabbāni.</text:p>
          </table:table-cell>
          <table:table-cell office:value-type="string" calcext:value-type="string">
            <text:p>and about any families designated as “in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3</text:p>
          </table:table-cell>
          <table:table-cell office:value-type="string" calcext:value-type="string">
            <text:p>Vaccaṭṭhānaṃ ācikkhitabbaṃ.</text:p>
          </table:table-cell>
          <table:table-cell office:value-type="string" calcext:value-type="string">
            <text:p>He should point out the place for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4</text:p>
          </table:table-cell>
          <table:table-cell office:value-type="string" calcext:value-type="string">
            <text:p>Passāvaṭṭhānaṃ ācikkhitabbaṃ.</text:p>
          </table:table-cell>
          <table:table-cell office:value-type="string" calcext:value-type="string">
            <text:p>and the place for urin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5</text:p>
          </table:table-cell>
          <table:table-cell office:value-type="string" calcext:value-type="string">
            <text:p>Pānīyaṃ ācikkhitabbaṃ.</text:p>
          </table:table-cell>
          <table:table-cell office:value-type="string" calcext:value-type="string">
            <text:p>the water for dr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6</text:p>
          </table:table-cell>
          <table:table-cell office:value-type="string" calcext:value-type="string">
            <text:p>Paribhojanīyaṃ ācikkhitabbaṃ.</text:p>
          </table:table-cell>
          <table:table-cell office:value-type="string" calcext:value-type="string">
            <text:p>and the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7</text:p>
          </table:table-cell>
          <table:table-cell office:value-type="string" calcext:value-type="string">
            <text:p>Kattaradaṇḍo ācikkhitabbo.</text:p>
          </table:table-cell>
          <table:table-cell office:value-type="string" calcext:value-type="string">
            <text:p>and the walking stic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8</text:p>
          </table:table-cell>
          <table:table-cell office:value-type="string" calcext:value-type="string">
            <text:p>Saṃghassa katikasaṇṭhānaṃ ācikkhitabbaṃ—</text:p>
          </table:table-cell>
          <table:table-cell office:value-type="string" calcext:value-type="string">
            <text:p>He should tell him about the Sangha’s agre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2.3.19</text:p>
          </table:table-cell>
          <table:table-cell office:value-type="string" calcext:value-type="string">
            <text:p>‘imaṃ kālaṃ pavisitabbaṃ, imaṃ kālaṃ nikkhamitabban’ti.</text:p>
          </table:table-cell>
          <table:table-cell office:value-type="string" calcext:value-type="string">
            <text:p>concerning the right time to enter and the right time to de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2.3.20</text:p>
          </table:table-cell>
          <table:table-cell office:value-type="string" calcext:value-type="string">
            <text:p>Idaṃ kho, bhikkhave, āvāsikānaṃ bhikkhūnaṃ vattaṃ yathā āvāsikehi bhikkhūhi sammā vattitabban”ti.</text:p>
          </table:table-cell>
          <table:table-cell office:value-type="string" calcext:value-type="string">
            <text:p>This is the proper conduct for resident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3.1.0</text:p>
          </table:table-cell>
          <table:table-cell office:value-type="string" calcext:value-type="string">
            <text:p>3. Gamikavattakathā</text:p>
          </table:table-cell>
          <table:table-cell office:value-type="string" calcext:value-type="string">
            <text:p>Discussion of the proper conduct for departing monk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3.1.1</text:p>
          </table:table-cell>
          <table:table-cell office:value-type="string" calcext:value-type="string">
            <text:p>Tena kho pana samayena gamikā bhikkhū dārubhaṇḍaṃ mattikābhaṇḍaṃ appaṭisāmetvā dvāravātapānaṃ vivaritvā senāsanaṃ anāpucchā pakkamanti.</text:p>
          </table:table-cell>
          <table:table-cell office:value-type="string" calcext:value-type="string">
            <text:p>At that time the monks departed without putting the wooden and ceramic goods in order, while leaving the door and the windows open, and without taking leave. </text:p>
          </table:table-cell>
          <table:table-cell office:value-type="string" calcext:value-type="string">
            <text:p/>
          </table:table-cell>
          <table:table-cell office:value-type="string" calcext:value-type="string">
            <text:p>&lt;p&gt;{}</text:p>
          </table:table-cell>
          <table:table-cell office:value-type="string" calcext:value-type="string">
            <text:p>bj5.344, cck7.203, dr7.181, ms4V_1667, msdiv360, pts-cs3.1, sc13</text:p>
          </table:table-cell>
          <table:table-cell/>
        </table:table-row>
        <table:table-row table:style-name="ro1">
          <table:table-cell office:value-type="string" calcext:value-type="string">
            <text:p>pli-tv-kd18:3.1.2</text:p>
          </table:table-cell>
          <table:table-cell office:value-type="string" calcext:value-type="string">
            <text:p>Dārubhaṇḍaṃ mattikābhaṇḍaṃ nassati.</text:p>
          </table:table-cell>
          <table:table-cell office:value-type="string" calcext:value-type="string">
            <text:p>Wooden and ceramic goods were lo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3</text:p>
          </table:table-cell>
          <table:table-cell office:value-type="string" calcext:value-type="string">
            <text:p>Senāsanaṃ aguttaṃ hoti.</text:p>
          </table:table-cell>
          <table:table-cell office:value-type="string" calcext:value-type="string">
            <text:p>and the dwelling was unprotec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1.4</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1.5</text:p>
          </table:table-cell>
          <table:table-cell office:value-type="string" calcext:value-type="string">
            <text:p>“kathañhi nāma gamikā bhikkhū dārubhaṇḍaṃ mattikābhaṇḍaṃ appaṭisāmetvā dvāravātapānaṃ vivaritvā senāsanaṃ anāpucchā pakkamissanti.</text:p>
          </table:table-cell>
          <table:table-cell office:value-type="string" calcext:value-type="string">
            <text:p>“How can the departing monks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6</text:p>
          </table:table-cell>
          <table:table-cell office:value-type="string" calcext:value-type="string">
            <text:p>Dārubhaṇḍaṃ mattikābhaṇḍaṃ nass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7</text:p>
          </table:table-cell>
          <table:table-cell office:value-type="string" calcext:value-type="string">
            <text:p>Senāsanaṃ aguttaṃ ho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8</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9</text:p>
          </table:table-cell>
          <table:table-cell office:value-type="string" calcext:value-type="string">
            <text:p>“saccaṃ kira, bhikkhave …pe…</text:p>
          </table:table-cell>
          <table:table-cell office:value-type="string" calcext:value-type="string">
            <text:p>“Is it true, monks, that the departing monks are acting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10</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11</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1.12</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1.13</text:p>
          </table:table-cell>
          <table:table-cell office:value-type="string" calcext:value-type="string">
            <text:p>“Tena hi, bhikkhave, gamikānaṃ bhikkhūnaṃ vattaṃ paññapessāmi yathā gamikehi bhikkhūhi sammā vattitabbaṃ.</text:p>
          </table:table-cell>
          <table:table-cell office:value-type="string" calcext:value-type="string">
            <text:p>“Well then, I will lay down the proper conduct for departing monks. </text:p>
          </table:table-cell>
          <table:table-cell office:value-type="string" calcext:value-type="string">
            <text:p/>
          </table:table-cell>
          <table:table-cell office:value-type="string" calcext:value-type="string">
            <text:p>&lt;p&gt;{}</text:p>
          </table:table-cell>
          <table:table-cell office:value-type="string" calcext:value-type="string">
            <text:p>bj5.346, cck7.204, csp1ed4.379, csp2ed4.379, dr7.182, ms4V_1668, msdiv361, ndp4.316, sc14, sya7.222, sya7.223, vri90.354</text:p>
          </table:table-cell>
          <table:table-cell/>
        </table:table-row>
        <table:table-row table:style-name="ro1">
          <table:table-cell office:value-type="string" calcext:value-type="string">
            <text:p>pli-tv-kd18:3.2.1</text:p>
          </table:table-cell>
          <table:table-cell office:value-type="string" calcext:value-type="string">
            <text:p>Gamikena, bhikkhave, bhikkhunā dārubhaṇḍaṃ mattikābhaṇḍaṃ paṭisāmetvā dvāravātapānaṃ thaketvā senāsanaṃ āpucchā pakkamitabbaṃ.</text:p>
          </table:table-cell>
          <table:table-cell office:value-type="string" calcext:value-type="string">
            <text:p>Before he departs, a monk should put the wooden and ceramic goods in order, close the door and the windows, and take leave. </text:p>
          </table:table-cell>
          <table:table-cell office:value-type="string" calcext:value-type="string">
            <text:p/>
          </table:table-cell>
          <table:table-cell office:value-type="string" calcext:value-type="string">
            <text:p>{}</text:p>
          </table:table-cell>
          <table:table-cell office:value-type="string" calcext:value-type="string">
            <text:p>pts-cs3.2</text:p>
          </table:table-cell>
          <table:table-cell office:value-type="string" calcext:value-type="string">
            <text:p>āpucchā pakkamitabbaṃ → āpucchitabbaṃ (sya-all)</text:p>
          </table:table-cell>
        </table:table-row>
        <table:table-row table:style-name="ro1">
          <table:table-cell office:value-type="string" calcext:value-type="string">
            <text:p>pli-tv-kd18:3.2.2</text:p>
          </table:table-cell>
          <table:table-cell office:value-type="string" calcext:value-type="string">
            <text:p>Sace bhikkhu na hoti, sāmaṇero āpucchitabbo.</text:p>
          </table:table-cell>
          <table:table-cell office:value-type="string" calcext:value-type="string">
            <text:p>If there are no monks, he should take leave of a novice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2.3</text:p>
          </table:table-cell>
          <table:table-cell office:value-type="string" calcext:value-type="string">
            <text:p>Sace sāmaṇero na hoti, ārāmiko āpucchitabbo.</text:p>
          </table:table-cell>
          <table:table-cell office:value-type="string" calcext:value-type="string">
            <text:p>if there are no novice monks, he should take leave of a monastery worker; </text:p>
          </table:table-cell>
          <table:table-cell office:value-type="string" calcext:value-type="string">
            <text:p/>
          </table:table-cell>
          <table:table-cell office:value-type="string" calcext:value-type="string">
            <text:p>{}</text:p>
          </table:table-cell>
          <table:table-cell office:value-type="string" calcext:value-type="string">
            <text:p>pts-vp-en5.297</text:p>
          </table:table-cell>
          <table:table-cell/>
        </table:table-row>
        <table:table-row table:style-name="ro1">
          <table:table-cell office:value-type="string" calcext:value-type="string">
            <text:p>pli-tv-kd18:3.2.4</text:p>
          </table:table-cell>
          <table:table-cell office:value-type="string" calcext:value-type="string">
            <text:p>Sace ārāmiko na hoti, upāsako āpucchitabbo.</text:p>
          </table:table-cell>
          <table:table-cell office:value-type="string" calcext:value-type="string">
            <text:p>if there are no monastery workers, he should take leave of a lay follow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2.5</text:p>
          </table:table-cell>
          <table:table-cell office:value-type="string" calcext:value-type="string">
            <text:p>Sace na hoti bhikkhu vā sāmaṇero vā ārāmiko vā upāsako vā, catūsu pāsāṇesu mañcaṃ paññapetvā mañce mañcaṃ āropetvā pīṭhe pīṭhaṃ āropetvā senāsanaṃ upari puñjaṃ karitvā dārubhaṇḍaṃ mattikābhaṇḍaṃ paṭisāmetvā dvāravātapānaṃ thaketvā pakkamitabbaṃ.</text:p>
          </table:table-cell>
          <table:table-cell office:value-type="string" calcext:value-type="string">
            <text:p>If there are no monks, novice monks, monastery workers, or lay followers, he should place the bed on four rocks. He should stack the beds or benches on top of each other, with the furniture in a pile on top, and put away the wooden and ceramic goods. He should close the door and the windows, and then de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3.1</text:p>
          </table:table-cell>
          <table:table-cell office:value-type="string" calcext:value-type="string">
            <text:p>Sace vihāro ovassati, sace ussahati, chādetabbo, ussukkaṃ vā kātabbaṃ—</text:p>
          </table:table-cell>
          <table:table-cell office:value-type="string" calcext:value-type="string">
            <text:p>If rain enters the dwelling, he should cover it if he is able, or he should make an effort </text:p>
          </table:table-cell>
          <table:table-cell office:value-type="string" calcext:value-type="string">
            <text:p/>
          </table:table-cell>
          <table:table-cell office:value-type="string" calcext:value-type="string">
            <text:p>&lt;p&gt;{}</text:p>
          </table:table-cell>
          <table:table-cell office:value-type="string" calcext:value-type="string">
            <text:p>pts-cs3.3</text:p>
          </table:table-cell>
          <table:table-cell/>
        </table:table-row>
        <table:table-row table:style-name="ro1">
          <table:table-cell office:value-type="string" calcext:value-type="string">
            <text:p>pli-tv-kd18:3.3.2</text:p>
          </table:table-cell>
          <table:table-cell office:value-type="string" calcext:value-type="string">
            <text:p>‘kinti nu kho vihāro chādiyethā’ti.</text:p>
          </table:table-cell>
          <table:table-cell office:value-type="string" calcext:value-type="string">
            <text:p>to have it cove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3</text:p>
          </table:table-cell>
          <table:table-cell office:value-type="string" calcext:value-type="string">
            <text:p>Evañcetaṃ labhetha, iccetaṃ kusalaṃ.</text:p>
          </table:table-cell>
          <table:table-cell office:value-type="string" calcext:value-type="string">
            <text:p>If this works out, all is w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4</text:p>
          </table:table-cell>
          <table:table-cell office:value-type="string" calcext:value-type="string">
            <text:p>No ce labhetha, yo deso anovassako hoti, tattha catūsu pāsāṇesu mañcaṃ paññapetvā mañce mañcaṃ āropetvā pīṭhe pīṭhaṃ āropetvā senāsanaṃ upari puñjaṃ karitvā dārubhaṇḍaṃ mattikābhaṇḍaṃ paṭisāmetvā dvāravātapānaṃ thaketvā pakkamitabbaṃ.</text:p>
          </table:table-cell>
          <table:table-cell office:value-type="string" calcext:value-type="string">
            <text:p>If not, he should place the bed on four rocks in an area that isn’t getting wet. He should then stack the beds or benches on top of each other, with the furniture in a pile on top, and put away the wooden and ceramic goods. He should close the door and the windows, and then depa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5</text:p>
          </table:table-cell>
          <table:table-cell office:value-type="string" calcext:value-type="string">
            <text:p>Sace sabbo vihāro ovassati, sace ussahati, senāsanaṃ gāmaṃ atiharitabbaṃ, ussukkaṃ vā kātabbaṃ—</text:p>
          </table:table-cell>
          <table:table-cell office:value-type="string" calcext:value-type="string">
            <text:p>If the whole dwelling is getting wet, he should carry the furniture to the village if he is able, or he should make an effort </text:p>
          </table:table-cell>
          <table:table-cell office:value-type="string" calcext:value-type="string">
            <text:p/>
          </table:table-cell>
          <table:table-cell office:value-type="string" calcext:value-type="string">
            <text:p>{}</text:p>
          </table:table-cell>
          <table:table-cell office:value-type="string" calcext:value-type="string">
            <text:p>pts-vp-pli2.212</text:p>
          </table:table-cell>
          <table:table-cell/>
        </table:table-row>
        <table:table-row table:style-name="ro1">
          <table:table-cell office:value-type="string" calcext:value-type="string">
            <text:p>pli-tv-kd18:3.3.6</text:p>
          </table:table-cell>
          <table:table-cell office:value-type="string" calcext:value-type="string">
            <text:p>‘kinti nu kho senāsanaṃ gāmaṃ atihariyethā’ti.</text:p>
          </table:table-cell>
          <table:table-cell office:value-type="string" calcext:value-type="string">
            <text:p>to have it carried to the vill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7</text:p>
          </table:table-cell>
          <table:table-cell office:value-type="string" calcext:value-type="string">
            <text:p>Evañcetaṃ labhetha, iccetaṃ kusalaṃ.</text:p>
          </table:table-cell>
          <table:table-cell office:value-type="string" calcext:value-type="string">
            <text:p>If this works out, all is w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8</text:p>
          </table:table-cell>
          <table:table-cell office:value-type="string" calcext:value-type="string">
            <text:p>No ce labhetha, ajjhokāse catūsu pāsāṇesu mañcaṃ paññapetvā mañce mañcaṃ āropetvā pīṭhe pīṭhaṃ āropetvā senāsanaṃ upari puñjaṃ karitvā dārubhaṇḍaṃ mattikābhaṇḍaṃ paṭisāmetvā tiṇena vā paṇṇena vā paṭicchādetvā pakkamitabbaṃ—</text:p>
          </table:table-cell>
          <table:table-cell office:value-type="string" calcext:value-type="string">
            <text:p>If not, he should place the bed on four rocks outside. He should then stack the beds or benches on top of each other, with the furniture in a pile on top, and he should put away the wooden and ceramic goods. He should cover it all with grass and leaves and then depa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3.3.9</text:p>
          </table:table-cell>
          <table:table-cell office:value-type="string" calcext:value-type="string">
            <text:p>appeva nāma aṅgānipi seseyyunti.</text:p>
          </table:table-cell>
          <table:table-cell office:value-type="string" calcext:value-type="string">
            <text:p>thinking, ‘Hopefully the requisites will be ok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3.3.10</text:p>
          </table:table-cell>
          <table:table-cell office:value-type="string" calcext:value-type="string">
            <text:p>Idaṃ kho, bhikkhave, gamikānaṃ bhikkhūnaṃ vattaṃ yathā gamikehi bhikkhūhi sammā vattitabban”ti.</text:p>
          </table:table-cell>
          <table:table-cell office:value-type="string" calcext:value-type="string">
            <text:p>This is the proper conduct for departing monk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4.1.0</text:p>
          </table:table-cell>
          <table:table-cell office:value-type="string" calcext:value-type="string">
            <text:p>4. Anumodanavattakathā</text:p>
          </table:table-cell>
          <table:table-cell office:value-type="string" calcext:value-type="string">
            <text:p>Discussion of the proper conduct in connection with the expression of apprecia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4.1.1</text:p>
          </table:table-cell>
          <table:table-cell office:value-type="string" calcext:value-type="string">
            <text:p>Tena kho pana samayena bhikkhū bhattagge na anumodanti.</text:p>
          </table:table-cell>
          <table:table-cell office:value-type="string" calcext:value-type="string">
            <text:p>At that time the monks did not express their appreciation in the dining hall. </text:p>
          </table:table-cell>
          <table:table-cell office:value-type="string" calcext:value-type="string">
            <text:p/>
          </table:table-cell>
          <table:table-cell office:value-type="string" calcext:value-type="string">
            <text:p>&lt;p&gt;{}</text:p>
          </table:table-cell>
          <table:table-cell office:value-type="string" calcext:value-type="string">
            <text:p>cck7.205, ms4V_1669, msdiv362, pts-cs4.1, sc15</text:p>
          </table:table-cell>
          <table:table-cell/>
        </table:table-row>
        <table:table-row table:style-name="ro1">
          <table:table-cell office:value-type="string" calcext:value-type="string">
            <text:p>pli-tv-kd18:4.1.2</text:p>
          </table:table-cell>
          <table:table-cell office:value-type="string" calcext:value-type="string">
            <text:p>Manussā ujjhāyanti khiyyanti vipācenti—</text:p>
          </table:table-cell>
          <table:table-cell office:value-type="string" calcext:value-type="string">
            <text:p>People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3</text:p>
          </table:table-cell>
          <table:table-cell office:value-type="string" calcext:value-type="string">
            <text:p>“kathañhi nāma samaṇā sakyaputtiyā bhattagge na anumodissantī”ti.</text:p>
          </table:table-cell>
          <table:table-cell office:value-type="string" calcext:value-type="string">
            <text:p>“How can the Sakyan ascetics not express their appreciation in the dining ha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4</text:p>
          </table:table-cell>
          <table:table-cell office:value-type="string" calcext:value-type="string">
            <text:p>Assosuṃ kho bhikkhū tesaṃ manussānaṃ ujjhāyantānaṃ khiyyantānaṃ vipācentānaṃ.</text:p>
          </table:table-cell>
          <table:table-cell office:value-type="string" calcext:value-type="string">
            <text:p>The monks heard the complaints of those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5</text:p>
          </table:table-cell>
          <table:table-cell office:value-type="string" calcext:value-type="string">
            <text:p>Atha kho te bhikkhū 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6</text:p>
          </table:table-cell>
          <table:table-cell office:value-type="string" calcext:value-type="string">
            <text:p>Atha kho bhagavā etasmiṃ nidāne etasmiṃ pakaraṇe 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office:value-type="string" calcext:value-type="string">
            <text:p>pts-vp-en5.298</text:p>
          </table:table-cell>
          <table:table-cell/>
        </table:table-row>
        <table:table-row table:style-name="ro1">
          <table:table-cell office:value-type="string" calcext:value-type="string">
            <text:p>pli-tv-kd18:4.1.7</text:p>
          </table:table-cell>
          <table:table-cell office:value-type="string" calcext:value-type="string">
            <text:p>“anujānāmi, bhikkhave, bhattagge anumoditun”ti.</text:p>
          </table:table-cell>
          <table:table-cell office:value-type="string" calcext:value-type="string">
            <text:p>“You should express your appreciation in the dining ha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8:4.1.8</text:p>
          </table:table-cell>
          <table:table-cell office:value-type="string" calcext:value-type="string">
            <text:p>Atha kho tesaṃ bhikkhūnaṃ etadahosi—</text:p>
          </table:table-cell>
          <table:table-cell office:value-type="string" calcext:value-type="string">
            <text:p>The monks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9</text:p>
          </table:table-cell>
          <table:table-cell office:value-type="string" calcext:value-type="string">
            <text:p>“kena nu kho bhattagge anumoditabban”ti?</text:p>
          </table:table-cell>
          <table:table-cell office:value-type="string" calcext:value-type="string">
            <text:p>“Who should give the expression of appre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0</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1</text:p>
          </table:table-cell>
          <table:table-cell office:value-type="string" calcext:value-type="string">
            <text:p>Atha kho bhagavā etasmiṃ nidāne etasmiṃ pakaraṇe dhammiṃ kathaṃ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12</text:p>
          </table:table-cell>
          <table:table-cell office:value-type="string" calcext:value-type="string">
            <text:p>“anujānāmi, bhikkhave, therena bhikkhunā bhattagge anumoditun”ti.</text:p>
          </table:table-cell>
          <table:table-cell office:value-type="string" calcext:value-type="string">
            <text:p>“The most senior monk should give the expression of appreciation in the dining ha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8:4.1.13</text:p>
          </table:table-cell>
          <table:table-cell office:value-type="string" calcext:value-type="string">
            <text:p>Tena kho pana samayena aññatarassa pūgassa saṃghabhattaṃ hoti.</text:p>
          </table:table-cell>
          <table:table-cell office:value-type="string" calcext:value-type="string">
            <text:p>Soon afterwards a certain association was offering a meal to the Sangha. </text:p>
          </table:table-cell>
          <table:table-cell office:value-type="string" calcext:value-type="string">
            <text:p/>
          </table:table-cell>
          <table:table-cell office:value-type="string" calcext:value-type="string">
            <text:p>&lt;p&gt;{}</text:p>
          </table:table-cell>
          <table:table-cell office:value-type="string" calcext:value-type="string">
            <text:p>bj5.348, dr7.183, ms4V_1670, sc16, sya7.224, vri90.355</text:p>
          </table:table-cell>
          <table:table-cell/>
        </table:table-row>
        <table:table-row table:style-name="ro1">
          <table:table-cell office:value-type="string" calcext:value-type="string">
            <text:p>pli-tv-kd18:4.1.14</text:p>
          </table:table-cell>
          <table:table-cell office:value-type="string" calcext:value-type="string">
            <text:p>Āyasmā sāriputto saṃghatthero hoti.</text:p>
          </table:table-cell>
          <table:table-cell office:value-type="string" calcext:value-type="string">
            <text:p>Venerable Sāriputta was the most senior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5</text:p>
          </table:table-cell>
          <table:table-cell office:value-type="string" calcext:value-type="string">
            <text:p>Bhikkhū—</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6</text:p>
          </table:table-cell>
          <table:table-cell office:value-type="string" calcext:value-type="string">
            <text:p>“bhagavatā anuññātaṃ therena bhikkhunā bhattagge anumoditun”ti—</text:p>
          </table:table-cell>
          <table:table-cell office:value-type="string" calcext:value-type="string">
            <text:p>Because the Buddha had said the most senior monk should give the expression of appre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7</text:p>
          </table:table-cell>
          <table:table-cell office:value-type="string" calcext:value-type="string">
            <text:p>āyasmantaṃ sāriputtaṃ ekakaṃ ohāya pakkamiṃsu.</text:p>
          </table:table-cell>
          <table:table-cell office:value-type="string" calcext:value-type="string">
            <text:p>the monks left, leaving Sāriputta behind by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8</text:p>
          </table:table-cell>
          <table:table-cell office:value-type="string" calcext:value-type="string">
            <text:p>Atha kho āyasmā sāriputto te manusse paṭisammoditvā pacchā ekako agamāsi.</text:p>
          </table:table-cell>
          <table:table-cell office:value-type="string" calcext:value-type="string">
            <text:p>After giving the expression of appreciation, he left by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19</text:p>
          </table:table-cell>
          <table:table-cell office:value-type="string" calcext:value-type="string">
            <text:p>Addasā kho bhagavā āyasmantaṃ sāriputtaṃ dūratova ekakaṃ āgacchantaṃ.</text:p>
          </table:table-cell>
          <table:table-cell office:value-type="string" calcext:value-type="string">
            <text:p>The Buddha saw him com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20</text:p>
          </table:table-cell>
          <table:table-cell office:value-type="string" calcext:value-type="string">
            <text:p>Disvāna āyasmantaṃ sāriputtaṃ etadavoca—</text:p>
          </table:table-cell>
          <table:table-cell office:value-type="string" calcext:value-type="string">
            <text:p>and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21</text:p>
          </table:table-cell>
          <table:table-cell office:value-type="string" calcext:value-type="string">
            <text:p>“kacci, sāriputta, bhattaṃ iddhaṃ ahosī”ti?</text:p>
          </table:table-cell>
          <table:table-cell office:value-type="string" calcext:value-type="string">
            <text:p>“Did the meal go we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22</text:p>
          </table:table-cell>
          <table:table-cell office:value-type="string" calcext:value-type="string">
            <text:p>“Iddhaṃ kho, bhante, bhattaṃ ahosi;</text:p>
          </table:table-cell>
          <table:table-cell office:value-type="string" calcext:value-type="string">
            <text:p>“The meal went well, Venerable Si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23</text:p>
          </table:table-cell>
          <table:table-cell office:value-type="string" calcext:value-type="string">
            <text:p>api ca maṃ bhikkhū ekakaṃ ohāya pakkantā”ti.</text:p>
          </table:table-cell>
          <table:table-cell office:value-type="string" calcext:value-type="string">
            <text:p>but the monks all left leaving me behind by my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24</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25</text:p>
          </table:table-cell>
          <table:table-cell office:value-type="string" calcext:value-type="string">
            <text:p>“anujānāmi, bhikkhave, bhattagge catūhi pañcahi therānutherehi bhikkhūhi āgametun”ti.</text:p>
          </table:table-cell>
          <table:table-cell office:value-type="string" calcext:value-type="string">
            <text:p>“The four or five most senior monks should wait in the dining hall.”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8:4.1.26</text:p>
          </table:table-cell>
          <table:table-cell office:value-type="string" calcext:value-type="string">
            <text:p>Tena kho pana samayena aññataro thero bhattagge vaccito āgamesi.</text:p>
          </table:table-cell>
          <table:table-cell office:value-type="string" calcext:value-type="string">
            <text:p>On one occasion a senior monk who needed to defecate was waiting in the dining hall. </text:p>
          </table:table-cell>
          <table:table-cell office:value-type="string" calcext:value-type="string">
            <text:p/>
          </table:table-cell>
          <table:table-cell office:value-type="string" calcext:value-type="string">
            <text:p>&lt;p&gt;{}</text:p>
          </table:table-cell>
          <table:table-cell office:value-type="string" calcext:value-type="string">
            <text:p>csp1ed4.380, csp2ed4.380, ms4V_1671, ndp4.317, sc17</text:p>
          </table:table-cell>
          <table:table-cell/>
        </table:table-row>
        <table:table-row table:style-name="ro1">
          <table:table-cell office:value-type="string" calcext:value-type="string">
            <text:p>pli-tv-kd18:4.1.27</text:p>
          </table:table-cell>
          <table:table-cell office:value-type="string" calcext:value-type="string">
            <text:p>So vaccaṃ sandhāretuṃ asakkonto mucchito papati.</text:p>
          </table:table-cell>
          <table:table-cell office:value-type="string" calcext:value-type="string">
            <text:p>Being unable to hold out, he fainted and fell ov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1.28</text:p>
          </table:table-cell>
          <table:table-cell office:value-type="string" calcext:value-type="string">
            <text:p>Bhagavato etamatthaṃ ārocesuṃ.</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1.29</text:p>
          </table:table-cell>
          <table:table-cell office:value-type="string" calcext:value-type="string">
            <text:p>“Anujānāmi, bhikkhave, sati karaṇīye ānantarikaṃ bhikkhuṃ āpucchitvā gantun”ti.</text:p>
          </table:table-cell>
          <table:table-cell office:value-type="string" calcext:value-type="string">
            <text:p>“When there is something to be done, I allow you to go after taking leave of the monk sitting next to you.” </text:p>
          </table:table-cell>
          <table:table-cell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8:4.2.0</text:p>
          </table:table-cell>
          <table:table-cell office:value-type="string" calcext:value-type="string">
            <text:p>5. Bhattaggavattakathā</text:p>
          </table:table-cell>
          <table:table-cell office:value-type="string" calcext:value-type="string">
            <text:p>Discussion of the proper conduct in relation to the dining hall </text:p>
          </table:table-cell>
          <table:table-cell office:value-type="string" calcext:value-type="string">
            <text:p>“Dining hall” renders _bhattagga_, lit. “eating house”. The name suggests that the _bhattagga_ was a separate building for eating. They were found both in private houses and in monasteries ([](pli-tv-kd10:4.5.7)). Since they were part of houses, “refectory” is not a satisfactory rendering. The fact that kitchens are not mentioned separately may mean that they were part of the _bhattagga_, except in monasteries. This is supported by a passage in _bhikkhu-pārājika_ 3 ([](pli-tv-bu-vb-pj3:5.3.1)) that mentions a cooking implement, a pestle, being stored in a _bhattagga_.</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4.2.1</text:p>
          </table:table-cell>
          <table:table-cell office:value-type="string" calcext:value-type="string">
            <text:p>Tena kho pana samayena chabbaggiyā bhikkhū dunnivatthā duppārutā anākappasampannā bhattaggaṃ gacchanti, vokkammapi therānaṃ bhikkhūnaṃ purato purato gacchanti, therepi bhikkhū anupakhajja nisīdanti, navepi bhikkhū āsanena paṭibāhanti, saṅghāṭimpi ottharitvā antaraghare nisīdanti.</text:p>
          </table:table-cell>
          <table:table-cell office:value-type="string" calcext:value-type="string">
            <text:p>At that time the monks from the group of six went to the dining hall shabbily dressed and improper in appearance; going the wrong way, they went ahead of the senior monks; they sat down encroaching on the senior monks; they blocked the junior monks from seats; and they spread out their upper robes and sat on them in inhabited areas. </text:p>
          </table:table-cell>
          <table:table-cell office:value-type="string" calcext:value-type="string">
            <text:p/>
          </table:table-cell>
          <table:table-cell office:value-type="string" calcext:value-type="string">
            <text:p>&lt;p&gt;{}&lt;/p&gt;</text:p>
          </table:table-cell>
          <table:table-cell office:value-type="string" calcext:value-type="string">
            <text:p>cck7.206, dr7.184, ms4V_1672, msdiv363, pts-cs4.2, pts-vp-en5.299, pts-vp-pli2.213, sc18, sya7.225</text:p>
          </table:table-cell>
          <table:table-cell/>
        </table:table-row>
        <table:table-row table:style-name="ro1">
          <table:table-cell office:value-type="string" calcext:value-type="string">
            <text:p>pli-tv-kd18:4.2.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2.3</text:p>
          </table:table-cell>
          <table:table-cell office:value-type="string" calcext:value-type="string">
            <text:p>“kathañhi nāma chabbaggiyā bhikkhū dunnivatthā duppārutā anākappasampannā bhattaggaṃ gacchissanti, vokkammapi therānaṃ bhikkhūnaṃ purato purato gacchissanti, therepi bhikkhū anupakhajja nisīdissanti, navepi bhikkhū āsanenapi paṭibāhissanti, saṅghāṭimpi ottharitvā antaraghare nisīdissantī”ti.</text:p>
          </table:table-cell>
          <table:table-cell office:value-type="string" calcext:value-type="string">
            <text:p>“How can the monks from the group of six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2.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2.5</text:p>
          </table:table-cell>
          <table:table-cell office:value-type="string" calcext:value-type="string">
            <text:p>“saccaṃ kira, bhikkhave, chabbaggiyā bhikkhū dunnivatthā duppārutā anākappasampannā bhattaggaṃ gacchanti, vokkammapi therānaṃ bhikkhūnaṃ purato purato gacchanti, therepi bhikkhū anupakhajja nisīdanti, navepi bhikkhū āsanena paṭibāhanti, saṅghāṭimpi ottharitvā antaraghare nisīdantī”ti?</text:p>
          </table:table-cell>
          <table:table-cell office:value-type="string" calcext:value-type="string">
            <text:p>“Is it true, monks, that the monks from the group of six are acting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2.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2.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2.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2.9</text:p>
          </table:table-cell>
          <table:table-cell office:value-type="string" calcext:value-type="string">
            <text:p>“Tena hi, bhikkhave, bhikkhūnaṃ bhattaggavattaṃ paññapessāmi yathā bhikkhūhi bhattagge sammā vattitabbaṃ.</text:p>
          </table:table-cell>
          <table:table-cell office:value-type="string" calcext:value-type="string">
            <text:p>“Well then, I will lay down the proper conduct in relation to the dining hall. </text:p>
          </table:table-cell>
          <table:table-cell office:value-type="string" calcext:value-type="string">
            <text:p/>
          </table:table-cell>
          <table:table-cell office:value-type="string" calcext:value-type="string">
            <text:p>&lt;p&gt;{}</text:p>
          </table:table-cell>
          <table:table-cell office:value-type="string" calcext:value-type="string">
            <text:p>bj5.350, ms4V_1673, msdiv364, sc19, vri90.356</text:p>
          </table:table-cell>
          <table:table-cell/>
        </table:table-row>
        <table:table-row table:style-name="ro1">
          <table:table-cell office:value-type="string" calcext:value-type="string">
            <text:p>pli-tv-kd18:4.3.1</text:p>
          </table:table-cell>
          <table:table-cell office:value-type="string" calcext:value-type="string">
            <text:p>Sace ārāme kālo ārocito hoti, timaṇḍalaṃ paṭicchādentena parimaṇḍalaṃ nivāsetvā kāyabandhanaṃ bandhitvā saguṇaṃ katvā saṅghāṭiyo pārupitvā gaṇṭhikaṃ paṭimuñcitvā dhovitvā pattaṃ gahetvā sādhukaṃ ataramānena gāmo pavisitabbo.</text:p>
          </table:table-cell>
          <table:table-cell office:value-type="string" calcext:value-type="string">
            <text:p>In a monastery where the time for departure is announced, a monk should put on his sarong evenly all around, covering the navel and the knees. He should put on a belt. Putting the upper robes together, overlapping each other edge-to-edge, he should put them on and fasten the toggle. After washing his bowl, he should take it with him and enter the village carefully and without hurry. </text:p>
          </table:table-cell>
          <table:table-cell office:value-type="string" calcext:value-type="string">
            <text:p/>
          </table:table-cell>
          <table:table-cell office:value-type="string" calcext:value-type="string">
            <text:p>{}&lt;/p&gt;</text:p>
          </table:table-cell>
          <table:table-cell office:value-type="string" calcext:value-type="string">
            <text:p>pts-cs4.3</text:p>
          </table:table-cell>
          <table:table-cell/>
        </table:table-row>
        <table:table-row table:style-name="ro1">
          <table:table-cell office:value-type="string" calcext:value-type="string">
            <text:p>pli-tv-kd18:4.3.2</text:p>
          </table:table-cell>
          <table:table-cell office:value-type="string" calcext:value-type="string">
            <text:p>Na vokkamma therānaṃ bhikkhūnaṃ purato purato gantabbaṃ.</text:p>
          </table:table-cell>
          <table:table-cell office:value-type="string" calcext:value-type="string">
            <text:p>He should not go the wrong way and walk in front of the senior monks. </text:p>
          </table:table-cell>
          <table:table-cell office:value-type="string" calcext:value-type="string">
            <text:p/>
          </table:table-cell>
          <table:table-cell office:value-type="string" calcext:value-type="string">
            <text:p>&lt;p&gt;{}</text:p>
          </table:table-cell>
          <table:table-cell office:value-type="string" calcext:value-type="string">
            <text:p>cck7.207, csp1ed4.381, csp2ed4.381, ms4V_1674, sc20, sya7.226</text:p>
          </table:table-cell>
          <table:table-cell/>
        </table:table-row>
        <table:table-row table:style-name="ro1">
          <table:table-cell office:value-type="string" calcext:value-type="string">
            <text:p>pli-tv-kd18:4.3.3</text:p>
          </table:table-cell>
          <table:table-cell office:value-type="string" calcext:value-type="string">
            <text:p>Suppaṭicchannena antaraghare gantabbaṃ.</text:p>
          </table:table-cell>
          <table:table-cell office:value-type="string" calcext:value-type="string">
            <text:p>He should be well-covere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4</text:p>
          </table:table-cell>
          <table:table-cell office:value-type="string" calcext:value-type="string">
            <text:p>Susaṃvutena antaraghare gantabbaṃ.</text:p>
          </table:table-cell>
          <table:table-cell office:value-type="string" calcext:value-type="string">
            <text:p>he should be well-restraine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5</text:p>
          </table:table-cell>
          <table:table-cell office:value-type="string" calcext:value-type="string">
            <text:p>Okkhittacakkhunā antaraghare gantabbaṃ.</text:p>
          </table:table-cell>
          <table:table-cell office:value-type="string" calcext:value-type="string">
            <text:p>he should walk with lowered eyes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6</text:p>
          </table:table-cell>
          <table:table-cell office:value-type="string" calcext:value-type="string">
            <text:p>Na ukkhittakāya antaraghare gantabbaṃ.</text:p>
          </table:table-cell>
          <table:table-cell office:value-type="string" calcext:value-type="string">
            <text:p>he should not walk with his robe lifted up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7</text:p>
          </table:table-cell>
          <table:table-cell office:value-type="string" calcext:value-type="string">
            <text:p>Na ujjagghikāya antaraghare gantabbaṃ.</text:p>
          </table:table-cell>
          <table:table-cell office:value-type="string" calcext:value-type="string">
            <text:p>he should not laugh loudl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8</text:p>
          </table:table-cell>
          <table:table-cell office:value-type="string" calcext:value-type="string">
            <text:p>Appasaddena antaraghare gantabbaṃ.</text:p>
          </table:table-cell>
          <table:table-cell office:value-type="string" calcext:value-type="string">
            <text:p>he should not be nois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9</text:p>
          </table:table-cell>
          <table:table-cell office:value-type="string" calcext:value-type="string">
            <text:p>Na kāyappacālakaṃ antaraghare gantabbaṃ.</text:p>
          </table:table-cell>
          <table:table-cell office:value-type="string" calcext:value-type="string">
            <text:p>he should not sway his bod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0</text:p>
          </table:table-cell>
          <table:table-cell office:value-type="string" calcext:value-type="string">
            <text:p>Na bāhuppacālakaṃ antaraghare gantabbaṃ.</text:p>
          </table:table-cell>
          <table:table-cell office:value-type="string" calcext:value-type="string">
            <text:p>he should not swing his arms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1</text:p>
          </table:table-cell>
          <table:table-cell office:value-type="string" calcext:value-type="string">
            <text:p>Na sīsappacālakaṃ antaraghare gantabbaṃ.</text:p>
          </table:table-cell>
          <table:table-cell office:value-type="string" calcext:value-type="string">
            <text:p>he should not sway his hea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2</text:p>
          </table:table-cell>
          <table:table-cell office:value-type="string" calcext:value-type="string">
            <text:p>Na khambhakatena antaraghare gantabbaṃ.</text:p>
          </table:table-cell>
          <table:table-cell office:value-type="string" calcext:value-type="string">
            <text:p>he should not walk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3</text:p>
          </table:table-cell>
          <table:table-cell office:value-type="string" calcext:value-type="string">
            <text:p>Na oguṇṭhitena antaraghare gantabbaṃ.</text:p>
          </table:table-cell>
          <table:table-cell office:value-type="string" calcext:value-type="string">
            <text:p>he should not walk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4</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3.15</text:p>
          </table:table-cell>
          <table:table-cell office:value-type="string" calcext:value-type="string">
            <text:p>Suppaṭicchannena antaraghare nisīditabbaṃ.</text:p>
          </table:table-cell>
          <table:table-cell office:value-type="string" calcext:value-type="string">
            <text:p>He should be well-covered when sitting in inhabited areas; </text:p>
          </table:table-cell>
          <table:table-cell office:value-type="string" calcext:value-type="string">
            <text:p/>
          </table:table-cell>
          <table:table-cell office:value-type="string" calcext:value-type="string">
            <text:p>&lt;p&gt;{}</text:p>
          </table:table-cell>
          <table:table-cell office:value-type="string" calcext:value-type="string">
            <text:p>dr7.185, ms4V_1675, ndp4.318, sc21</text:p>
          </table:table-cell>
          <table:table-cell/>
        </table:table-row>
        <table:table-row table:style-name="ro1">
          <table:table-cell office:value-type="string" calcext:value-type="string">
            <text:p>pli-tv-kd18:4.3.16</text:p>
          </table:table-cell>
          <table:table-cell office:value-type="string" calcext:value-type="string">
            <text:p>Susaṃvutena antaraghare nisīditabbaṃ.</text:p>
          </table:table-cell>
          <table:table-cell office:value-type="string" calcext:value-type="string">
            <text:p>he should be well-restrained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7</text:p>
          </table:table-cell>
          <table:table-cell office:value-type="string" calcext:value-type="string">
            <text:p>Okkhittacakkhunā antaraghare nisīditabbaṃ.</text:p>
          </table:table-cell>
          <table:table-cell office:value-type="string" calcext:value-type="string">
            <text:p>he should sit with lowered eyes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18</text:p>
          </table:table-cell>
          <table:table-cell office:value-type="string" calcext:value-type="string">
            <text:p>Na ukkhittakāya antaraghare nisīditabbaṃ</text:p>
          </table:table-cell>
          <table:table-cell office:value-type="string" calcext:value-type="string">
            <text:p>he should not sit with his robe lifted up in inhabited area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8:4.3.19</text:p>
          </table:table-cell>
          <table:table-cell office:value-type="string" calcext:value-type="string">
            <text:p>na ujjagghikāya antaraghare nisīditabbaṃ,</text:p>
          </table:table-cell>
          <table:table-cell office:value-type="string" calcext:value-type="string">
            <text:p>he should not laugh loudly when sitting in inhabited area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8:4.3.20</text:p>
          </table:table-cell>
          <table:table-cell office:value-type="string" calcext:value-type="string">
            <text:p>appasaddena antaraghare nisīditabbaṃ.</text:p>
          </table:table-cell>
          <table:table-cell office:value-type="string" calcext:value-type="string">
            <text:p>he should not be noisy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1</text:p>
          </table:table-cell>
          <table:table-cell office:value-type="string" calcext:value-type="string">
            <text:p>Na kāyappacālakaṃ antaraghare nisīditabbaṃ.</text:p>
          </table:table-cell>
          <table:table-cell office:value-type="string" calcext:value-type="string">
            <text:p>he should not sway his body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2</text:p>
          </table:table-cell>
          <table:table-cell office:value-type="string" calcext:value-type="string">
            <text:p>Na bāhuppacālakaṃ antaraghare nisīditabbaṃ.</text:p>
          </table:table-cell>
          <table:table-cell office:value-type="string" calcext:value-type="string">
            <text:p>he should not swing his arms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3</text:p>
          </table:table-cell>
          <table:table-cell office:value-type="string" calcext:value-type="string">
            <text:p>Na sīsappacālakaṃ antaraghare nisīditabbaṃ.</text:p>
          </table:table-cell>
          <table:table-cell office:value-type="string" calcext:value-type="string">
            <text:p>he should not sway his head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4</text:p>
          </table:table-cell>
          <table:table-cell office:value-type="string" calcext:value-type="string">
            <text:p>Na khambhakatena antaraghare nisīditabbaṃ.</text:p>
          </table:table-cell>
          <table:table-cell office:value-type="string" calcext:value-type="string">
            <text:p>he should not sit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5</text:p>
          </table:table-cell>
          <table:table-cell office:value-type="string" calcext:value-type="string">
            <text:p>Na oguṇṭhitena antaraghare nisīditabbaṃ.</text:p>
          </table:table-cell>
          <table:table-cell office:value-type="string" calcext:value-type="string">
            <text:p>he should not sit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6</text:p>
          </table:table-cell>
          <table:table-cell office:value-type="string" calcext:value-type="string">
            <text:p>Na pallatthikāya antaraghare nisīditabbaṃ.</text:p>
          </table:table-cell>
          <table:table-cell office:value-type="string" calcext:value-type="string">
            <text:p>he should not clasp his knees when sitt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7</text:p>
          </table:table-cell>
          <table:table-cell office:value-type="string" calcext:value-type="string">
            <text:p>Na there bhikkhū anupakhajja nisīditabbaṃ.</text:p>
          </table:table-cell>
          <table:table-cell office:value-type="string" calcext:value-type="string">
            <text:p>He should not sit encroaching on th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8</text:p>
          </table:table-cell>
          <table:table-cell office:value-type="string" calcext:value-type="string">
            <text:p>Na navā bhikkhū āsanena paṭibāhitabbā.</text:p>
          </table:table-cell>
          <table:table-cell office:value-type="string" calcext:value-type="string">
            <text:p>or blocking the junior monks from sea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3.29</text:p>
          </table:table-cell>
          <table:table-cell office:value-type="string" calcext:value-type="string">
            <text:p>Na saṅghāṭiṃ ottharitvā antaraghare nisīditabbaṃ.</text:p>
          </table:table-cell>
          <table:table-cell office:value-type="string" calcext:value-type="string">
            <text:p>He should not spread out his upper robe and sit on it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4.1</text:p>
          </table:table-cell>
          <table:table-cell office:value-type="string" calcext:value-type="string">
            <text:p>Udake diyyamāne ubhohi hatthehi pattaṃ paṭiggahetvā udakaṃ paṭiggahetabbaṃ.</text:p>
          </table:table-cell>
          <table:table-cell office:value-type="string" calcext:value-type="string">
            <text:p>When given water, he should receive it by holding his bowl with both hands. </text:p>
          </table:table-cell>
          <table:table-cell office:value-type="string" calcext:value-type="string">
            <text:p/>
          </table:table-cell>
          <table:table-cell office:value-type="string" calcext:value-type="string">
            <text:p>&lt;p&gt;{}</text:p>
          </table:table-cell>
          <table:table-cell office:value-type="string" calcext:value-type="string">
            <text:p>cck7.208, ms4V_1676, pts-cs4.4, pts-vp-en5.300, sc22, sya7.227</text:p>
          </table:table-cell>
          <table:table-cell/>
        </table:table-row>
        <table:table-row table:style-name="ro1">
          <table:table-cell office:value-type="string" calcext:value-type="string">
            <text:p>pli-tv-kd18:4.4.2</text:p>
          </table:table-cell>
          <table:table-cell office:value-type="string" calcext:value-type="string">
            <text:p>Nīcaṃ katvā sādhukaṃ appaṭighaṃsantena patto dhovitabbo.</text:p>
          </table:table-cell>
          <table:table-cell office:value-type="string" calcext:value-type="string">
            <text:p>Holding the bowl low, he should rinse it carefully without scratching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3</text:p>
          </table:table-cell>
          <table:table-cell office:value-type="string" calcext:value-type="string">
            <text:p>Sace udakappaṭiggāhako hoti, nīcaṃ katvā udakappaṭiggahe udakaṃ āsiñcitabbaṃ—</text:p>
          </table:table-cell>
          <table:table-cell office:value-type="string" calcext:value-type="string">
            <text:p>If there is someone to receive the water, he should hold his bowl low and pour the water into the receptac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4</text:p>
          </table:table-cell>
          <table:table-cell office:value-type="string" calcext:value-type="string">
            <text:p>mā udakappaṭiggāhako udakena osiñci, mā sāmantā bhikkhū udakena osiñciṃsu, mā saṅghāṭi udakena osiñcīti.</text:p>
          </table:table-cell>
          <table:table-cell office:value-type="string" calcext:value-type="string">
            <text:p>trying to avoid splashing the person receiving the water, the monks sitting nearby, or his upper rob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osiñci → osiñciyyī (mr); osiñciṃsu → osiñciyyiṃsu (mr)</text:p>
          </table:table-cell>
        </table:table-row>
        <table:table-row table:style-name="ro1">
          <table:table-cell office:value-type="string" calcext:value-type="string">
            <text:p>pli-tv-kd18:4.4.5</text:p>
          </table:table-cell>
          <table:table-cell office:value-type="string" calcext:value-type="string">
            <text:p>Sace udakappaṭiggāhako na hoti, nīcaṃ katvā chamāya udakaṃ āsiñcitabbaṃ—</text:p>
          </table:table-cell>
          <table:table-cell office:value-type="string" calcext:value-type="string">
            <text:p>If there is no-one to receive the water, he should hold his bowl low and pour the water on the ground, </text:p>
          </table:table-cell>
          <table:table-cell office:value-type="string" calcext:value-type="string">
            <text:p/>
          </table:table-cell>
          <table:table-cell office:value-type="string" calcext:value-type="string">
            <text:p>{}</text:p>
          </table:table-cell>
          <table:table-cell office:value-type="string" calcext:value-type="string">
            <text:p>pts-vp-pli2.214</text:p>
          </table:table-cell>
          <table:table-cell/>
        </table:table-row>
        <table:table-row table:style-name="ro1">
          <table:table-cell office:value-type="string" calcext:value-type="string">
            <text:p>pli-tv-kd18:4.4.6</text:p>
          </table:table-cell>
          <table:table-cell office:value-type="string" calcext:value-type="string">
            <text:p>mā sāmantā bhikkhū udakena osiñciṃsu, mā saṅghāṭi udakena osiñcīti.</text:p>
          </table:table-cell>
          <table:table-cell office:value-type="string" calcext:value-type="string">
            <text:p>trying to avoid splashing the monks sitting nearby or his upper rob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4.7</text:p>
          </table:table-cell>
          <table:table-cell office:value-type="string" calcext:value-type="string">
            <text:p>Odane diyyamāne ubhohi hatthehi pattaṃ paṭiggahetvā odano paṭiggahetabbo, sūpassa okāso kātabbo.</text:p>
          </table:table-cell>
          <table:table-cell office:value-type="string" calcext:value-type="string">
            <text:p>When given rice, he should receive it by holding his bowl with both hands, leaving room for the curry. </text:p>
          </table:table-cell>
          <table:table-cell office:value-type="string" calcext:value-type="string">
            <text:p/>
          </table:table-cell>
          <table:table-cell office:value-type="string" calcext:value-type="string">
            <text:p>&lt;p&gt;{}</text:p>
          </table:table-cell>
          <table:table-cell office:value-type="string" calcext:value-type="string">
            <text:p>ms4V_1677, sc23, vri90.357</text:p>
          </table:table-cell>
          <table:table-cell/>
        </table:table-row>
        <table:table-row table:style-name="ro1">
          <table:table-cell office:value-type="string" calcext:value-type="string">
            <text:p>pli-tv-kd18:4.4.8</text:p>
          </table:table-cell>
          <table:table-cell office:value-type="string" calcext:value-type="string">
            <text:p>Sace hoti sappi vā telaṃ vā uttaribhaṅgaṃ vā, therena vattabbo—</text:p>
          </table:table-cell>
          <table:table-cell office:value-type="string" calcext:value-type="string">
            <text:p>If there is ghee, oil, or special curry, the senior monk shoul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9</text:p>
          </table:table-cell>
          <table:table-cell office:value-type="string" calcext:value-type="string">
            <text:p>‘sabbesaṃ samakaṃ sampādehī’ti.</text:p>
          </table:table-cell>
          <table:table-cell office:value-type="string" calcext:value-type="string">
            <text:p>‘Everyone gets an equal sha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10</text:p>
          </table:table-cell>
          <table:table-cell office:value-type="string" calcext:value-type="string">
            <text:p>Sakkaccaṃ piṇḍapāto paṭiggahetabbo.</text:p>
          </table:table-cell>
          <table:table-cell office:value-type="string" calcext:value-type="string">
            <text:p>He should receive the almsfood respectful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11</text:p>
          </table:table-cell>
          <table:table-cell office:value-type="string" calcext:value-type="string">
            <text:p>Pattasaññinā piṇḍapāto paṭiggahetabbo.</text:p>
          </table:table-cell>
          <table:table-cell office:value-type="string" calcext:value-type="string">
            <text:p>he should receive the almsfood with attention on the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12</text:p>
          </table:table-cell>
          <table:table-cell office:value-type="string" calcext:value-type="string">
            <text:p>Samasūpako piṇḍapāto paṭiggahetabbo.</text:p>
          </table:table-cell>
          <table:table-cell office:value-type="string" calcext:value-type="string">
            <text:p>he should receive the almsfood with the right proportion of bean cur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4.13</text:p>
          </table:table-cell>
          <table:table-cell office:value-type="string" calcext:value-type="string">
            <text:p>Samatittiko piṇḍapāto paṭiggahetabbo.</text:p>
          </table:table-cell>
          <table:table-cell office:value-type="string" calcext:value-type="string">
            <text:p>he should receive the almsfood on an even leve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4.14</text:p>
          </table:table-cell>
          <table:table-cell office:value-type="string" calcext:value-type="string">
            <text:p>Na tāva therena bhuñjitabbaṃ yāva na sabbesaṃ odano sampatto hoti.</text:p>
          </table:table-cell>
          <table:table-cell office:value-type="string" calcext:value-type="string">
            <text:p>The senior monk should not start eating until everyone has received rice. </text:p>
          </table:table-cell>
          <table:table-cell office:value-type="string" calcext:value-type="string">
            <text:p/>
          </table:table-cell>
          <table:table-cell office:value-type="string" calcext:value-type="string">
            <text:p>&lt;p&gt;{}</text:p>
          </table:table-cell>
          <table:table-cell office:value-type="string" calcext:value-type="string">
            <text:p>bj5.352, cck7.209, csp1ed4.382, csp2ed4.382, dr7.186, ms4V_1678, sc24, sya7.228</text:p>
          </table:table-cell>
          <table:table-cell/>
        </table:table-row>
        <table:table-row table:style-name="ro1">
          <table:table-cell office:value-type="string" calcext:value-type="string">
            <text:p>pli-tv-kd18:4.5.1</text:p>
          </table:table-cell>
          <table:table-cell office:value-type="string" calcext:value-type="string">
            <text:p>Sakkaccaṃ piṇḍapāto bhuñjitabbo.</text:p>
          </table:table-cell>
          <table:table-cell office:value-type="string" calcext:value-type="string">
            <text:p>A monk should eat the almsfood respectfully; </text:p>
          </table:table-cell>
          <table:table-cell office:value-type="string" calcext:value-type="string">
            <text:p/>
          </table:table-cell>
          <table:table-cell office:value-type="string" calcext:value-type="string">
            <text:p>{}</text:p>
          </table:table-cell>
          <table:table-cell office:value-type="string" calcext:value-type="string">
            <text:p>pts-cs4.5</text:p>
          </table:table-cell>
          <table:table-cell/>
        </table:table-row>
        <table:table-row table:style-name="ro1">
          <table:table-cell office:value-type="string" calcext:value-type="string">
            <text:p>pli-tv-kd18:4.5.2</text:p>
          </table:table-cell>
          <table:table-cell office:value-type="string" calcext:value-type="string">
            <text:p>Pattasaññinā piṇḍapāto bhuñjitabbo.</text:p>
          </table:table-cell>
          <table:table-cell office:value-type="string" calcext:value-type="string">
            <text:p>he should eat the almsfood with attention on the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3</text:p>
          </table:table-cell>
          <table:table-cell office:value-type="string" calcext:value-type="string">
            <text:p>Sapadānaṃ piṇḍapāto bhuñjitabbo.</text:p>
          </table:table-cell>
          <table:table-cell office:value-type="string" calcext:value-type="string">
            <text:p>he should eat the almsfood in ord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4</text:p>
          </table:table-cell>
          <table:table-cell office:value-type="string" calcext:value-type="string">
            <text:p>Samasūpako piṇḍapāto bhuñjitabbo.</text:p>
          </table:table-cell>
          <table:table-cell office:value-type="string" calcext:value-type="string">
            <text:p>he should eat the almsfood with the right proportion of bean cur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5</text:p>
          </table:table-cell>
          <table:table-cell office:value-type="string" calcext:value-type="string">
            <text:p>Na thūpakato omadditvā piṇḍapāto bhuñjitabbo.</text:p>
          </table:table-cell>
          <table:table-cell office:value-type="string" calcext:value-type="string">
            <text:p>he should not eat almsfood picking from a hea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6</text:p>
          </table:table-cell>
          <table:table-cell office:value-type="string" calcext:value-type="string">
            <text:p>Na sūpaṃ vā byañjanaṃ vā odanena paṭicchādetabbaṃ bhiyyokamyataṃ upādāya.</text:p>
          </table:table-cell>
          <table:table-cell office:value-type="string" calcext:value-type="string">
            <text:p>he should not cover the various kinds of curry with rice because he wants m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7</text:p>
          </table:table-cell>
          <table:table-cell office:value-type="string" calcext:value-type="string">
            <text:p>Na sūpaṃ vā odanaṃ vā agilānena attano atthāya viññāpetvā bhuñjitabbaṃ.</text:p>
          </table:table-cell>
          <table:table-cell office:value-type="string" calcext:value-type="string">
            <text:p>when not sick, he should not eat almsfood after asking for bean curry or rice for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8</text:p>
          </table:table-cell>
          <table:table-cell office:value-type="string" calcext:value-type="string">
            <text:p>Na ujjhānasaññinā paresaṃ patto oloketabbo.</text:p>
          </table:table-cell>
          <table:table-cell office:value-type="string" calcext:value-type="string">
            <text:p>he should not look at another’s bowl finding faul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9</text:p>
          </table:table-cell>
          <table:table-cell office:value-type="string" calcext:value-type="string">
            <text:p>Nātimahanto kabaḷo kātabbo.</text:p>
          </table:table-cell>
          <table:table-cell office:value-type="string" calcext:value-type="string">
            <text:p>he should not make a mouthful that’s too lar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0</text:p>
          </table:table-cell>
          <table:table-cell office:value-type="string" calcext:value-type="string">
            <text:p>Parimaṇḍalo ālopo kātabbo.</text:p>
          </table:table-cell>
          <table:table-cell office:value-type="string" calcext:value-type="string">
            <text:p>he should make rounded mouthfu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1</text:p>
          </table:table-cell>
          <table:table-cell office:value-type="string" calcext:value-type="string">
            <text:p>Na anāhaṭe kabaḷe mukhadvāraṃ vivaritabbaṃ.</text:p>
          </table:table-cell>
          <table:table-cell office:value-type="string" calcext:value-type="string">
            <text:p>he should not open his mouth when a mouthful hasn’t been brought t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2</text:p>
          </table:table-cell>
          <table:table-cell office:value-type="string" calcext:value-type="string">
            <text:p>Na bhuñjamānena sabbo hattho mukhe pakkhipitabbo.</text:p>
          </table:table-cell>
          <table:table-cell office:value-type="string" calcext:value-type="string">
            <text:p>he should not put the whole hand in his mouth while 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3</text:p>
          </table:table-cell>
          <table:table-cell office:value-type="string" calcext:value-type="string">
            <text:p>Na sakabaḷena mukhena byāharitabbaṃ.</text:p>
          </table:table-cell>
          <table:table-cell office:value-type="string" calcext:value-type="string">
            <text:p>he should not speak with food in his mou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4</text:p>
          </table:table-cell>
          <table:table-cell office:value-type="string" calcext:value-type="string">
            <text:p>Na piṇḍukkhepakaṃ bhuñjitabbaṃ.</text:p>
          </table:table-cell>
          <table:table-cell office:value-type="string" calcext:value-type="string">
            <text:p>he should not eat from a lifted ball of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5</text:p>
          </table:table-cell>
          <table:table-cell office:value-type="string" calcext:value-type="string">
            <text:p>Na kabaḷāvacchedakaṃ bhuñjitabbaṃ.</text:p>
          </table:table-cell>
          <table:table-cell office:value-type="string" calcext:value-type="string">
            <text:p>he should not eat by breaking up a ball of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6</text:p>
          </table:table-cell>
          <table:table-cell office:value-type="string" calcext:value-type="string">
            <text:p>Na avagaṇḍakārakaṃ bhuñjitabbaṃ.</text:p>
          </table:table-cell>
          <table:table-cell office:value-type="string" calcext:value-type="string">
            <text:p>he should not eat stuffing the chee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7</text:p>
          </table:table-cell>
          <table:table-cell office:value-type="string" calcext:value-type="string">
            <text:p>Na hatthaniddhunakaṃ bhuñjitabbaṃ.</text:p>
          </table:table-cell>
          <table:table-cell office:value-type="string" calcext:value-type="string">
            <text:p>he should not eat shaking the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18</text:p>
          </table:table-cell>
          <table:table-cell office:value-type="string" calcext:value-type="string">
            <text:p>Na sitthāvakārakaṃ bhuñjitabbaṃ.</text:p>
          </table:table-cell>
          <table:table-cell office:value-type="string" calcext:value-type="string">
            <text:p>he should not eat scattering rice about; </text:p>
          </table:table-cell>
          <table:table-cell office:value-type="string" calcext:value-type="string">
            <text:p/>
          </table:table-cell>
          <table:table-cell office:value-type="string" calcext:value-type="string">
            <text:p>{}</text:p>
          </table:table-cell>
          <table:table-cell office:value-type="string" calcext:value-type="string">
            <text:p>pts-vp-en5.301</text:p>
          </table:table-cell>
          <table:table-cell/>
        </table:table-row>
        <table:table-row table:style-name="ro1">
          <table:table-cell office:value-type="string" calcext:value-type="string">
            <text:p>pli-tv-kd18:4.5.19</text:p>
          </table:table-cell>
          <table:table-cell office:value-type="string" calcext:value-type="string">
            <text:p>Na jivhānicchārakaṃ bhuñjitabbaṃ.</text:p>
          </table:table-cell>
          <table:table-cell office:value-type="string" calcext:value-type="string">
            <text:p>he should not eat sticking out his tong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20</text:p>
          </table:table-cell>
          <table:table-cell office:value-type="string" calcext:value-type="string">
            <text:p>Na capucapukārakaṃ bhuñjitabbaṃ.</text:p>
          </table:table-cell>
          <table:table-cell office:value-type="string" calcext:value-type="string">
            <text:p>he should not chomp while 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21</text:p>
          </table:table-cell>
          <table:table-cell office:value-type="string" calcext:value-type="string">
            <text:p>Na surusurukārakaṃ bhuñjitabbaṃ.</text:p>
          </table:table-cell>
          <table:table-cell office:value-type="string" calcext:value-type="string">
            <text:p>he should not slurp while 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22</text:p>
          </table:table-cell>
          <table:table-cell office:value-type="string" calcext:value-type="string">
            <text:p>Na hatthanillehakaṃ bhuñjitabbaṃ.</text:p>
          </table:table-cell>
          <table:table-cell office:value-type="string" calcext:value-type="string">
            <text:p>he should not eat licking his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23</text:p>
          </table:table-cell>
          <table:table-cell office:value-type="string" calcext:value-type="string">
            <text:p>Na pattanillehakaṃ bhuñjitabbaṃ.</text:p>
          </table:table-cell>
          <table:table-cell office:value-type="string" calcext:value-type="string">
            <text:p>he should not eat licking his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5.24</text:p>
          </table:table-cell>
          <table:table-cell office:value-type="string" calcext:value-type="string">
            <text:p>Na oṭṭhanillehakaṃ bhuñjitabbaṃ.</text:p>
          </table:table-cell>
          <table:table-cell office:value-type="string" calcext:value-type="string">
            <text:p>he should not eat licking his lip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5.25</text:p>
          </table:table-cell>
          <table:table-cell office:value-type="string" calcext:value-type="string">
            <text:p>Na sāmisena hatthena pānīyathālako paṭiggahetabbo.</text:p>
          </table:table-cell>
          <table:table-cell office:value-type="string" calcext:value-type="string">
            <text:p>He should not receive the drinking-water vessel with a hand soiled with food. </text:p>
          </table:table-cell>
          <table:table-cell office:value-type="string" calcext:value-type="string">
            <text:p/>
          </table:table-cell>
          <table:table-cell office:value-type="string" calcext:value-type="string">
            <text:p>&lt;p&gt;{}&lt;/p&gt;</text:p>
          </table:table-cell>
          <table:table-cell office:value-type="string" calcext:value-type="string">
            <text:p>dr7.187, ms4V_1679, ndp4.319, sc25</text:p>
          </table:table-cell>
          <table:table-cell/>
        </table:table-row>
        <table:table-row table:style-name="ro1">
          <table:table-cell office:value-type="string" calcext:value-type="string">
            <text:p>pli-tv-kd18:4.6.1</text:p>
          </table:table-cell>
          <table:table-cell office:value-type="string" calcext:value-type="string">
            <text:p>Na tāva therena udakaṃ paṭiggahetabbaṃ yāva na sabbeva bhuttāvino honti.</text:p>
          </table:table-cell>
          <table:table-cell office:value-type="string" calcext:value-type="string">
            <text:p>The senior monk should not receive water for washing until all the monks are finished eating. </text:p>
          </table:table-cell>
          <table:table-cell office:value-type="string" calcext:value-type="string">
            <text:p/>
          </table:table-cell>
          <table:table-cell office:value-type="string" calcext:value-type="string">
            <text:p>&lt;p&gt;{}</text:p>
          </table:table-cell>
          <table:table-cell office:value-type="string" calcext:value-type="string">
            <text:p>pts-cs4.6</text:p>
          </table:table-cell>
          <table:table-cell/>
        </table:table-row>
        <table:table-row table:style-name="ro1">
          <table:table-cell office:value-type="string" calcext:value-type="string">
            <text:p>pli-tv-kd18:4.6.2</text:p>
          </table:table-cell>
          <table:table-cell office:value-type="string" calcext:value-type="string">
            <text:p>Udake diyyamāne ubhohi hatthehi pattaṃ paṭiggahetvā udakaṃ paṭiggahetabbaṃ.</text:p>
          </table:table-cell>
          <table:table-cell office:value-type="string" calcext:value-type="string">
            <text:p>When given water, a monk should receive it by holding his bowl with both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3</text:p>
          </table:table-cell>
          <table:table-cell office:value-type="string" calcext:value-type="string">
            <text:p>Nīcaṃ katvā sādhukaṃ appaṭighaṃsantena patto dhovitabbo.</text:p>
          </table:table-cell>
          <table:table-cell office:value-type="string" calcext:value-type="string">
            <text:p>Holding the bowl low, he should rinse it carefully without scratching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4</text:p>
          </table:table-cell>
          <table:table-cell office:value-type="string" calcext:value-type="string">
            <text:p>Sace udakappaṭiggāhako hoti, nīcaṃ katvā udakappaṭiggahe udakaṃ āsiñcitabbaṃ—</text:p>
          </table:table-cell>
          <table:table-cell office:value-type="string" calcext:value-type="string">
            <text:p>If there is someone to receive the water, he should hold his bowl low and pour the water into the receptac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5</text:p>
          </table:table-cell>
          <table:table-cell office:value-type="string" calcext:value-type="string">
            <text:p>mā udakappaṭiggāhako udakena osiñci, mā sāmantā bhikkhū udakena osiñciṃsu, mā saṅghāṭi udakena osiñcīti.</text:p>
          </table:table-cell>
          <table:table-cell office:value-type="string" calcext:value-type="string">
            <text:p>trying to avoid splashing the person receiving the water, the monks sitting nearby, or his upper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6</text:p>
          </table:table-cell>
          <table:table-cell office:value-type="string" calcext:value-type="string">
            <text:p>Sace udakappaṭiggāhako na hoti, nīcaṃ katvā chamāya udakaṃ āsiñcitabbaṃ—</text:p>
          </table:table-cell>
          <table:table-cell office:value-type="string" calcext:value-type="string">
            <text:p>If there is no-one to receive the water, he should hold his bowl low and pour the water on th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7</text:p>
          </table:table-cell>
          <table:table-cell office:value-type="string" calcext:value-type="string">
            <text:p>mā sāmantā bhikkhū udakena osiñciṃsu, mā saṅghāṭi udakena osiñcīti.</text:p>
          </table:table-cell>
          <table:table-cell office:value-type="string" calcext:value-type="string">
            <text:p>trying to avoid splashing the monks sitting nearby or his upper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8</text:p>
          </table:table-cell>
          <table:table-cell office:value-type="string" calcext:value-type="string">
            <text:p>Na sasitthakaṃ pattadhovanaṃ antaraghare chaḍḍetabbaṃ.</text:p>
          </table:table-cell>
          <table:table-cell office:value-type="string" calcext:value-type="string">
            <text:p>He should not discard bowl-washing water containing rice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6.9</text:p>
          </table:table-cell>
          <table:table-cell office:value-type="string" calcext:value-type="string">
            <text:p>Nivattantena navakehi bhikkhūhi paṭhamataraṃ nivattitabbaṃ, pacchā therehi.</text:p>
          </table:table-cell>
          <table:table-cell office:value-type="string" calcext:value-type="string">
            <text:p>When returning, the junior monks should go first and then the senior monks. </text:p>
          </table:table-cell>
          <table:table-cell office:value-type="string" calcext:value-type="string">
            <text:p/>
          </table:table-cell>
          <table:table-cell office:value-type="string" calcext:value-type="string">
            <text:p>&lt;p&gt;{}</text:p>
          </table:table-cell>
          <table:table-cell office:value-type="string" calcext:value-type="string">
            <text:p>cck7.210, ms4V_1680, sc26, sya7.229, vri90.358</text:p>
          </table:table-cell>
          <table:table-cell/>
        </table:table-row>
        <table:table-row table:style-name="ro1">
          <table:table-cell office:value-type="string" calcext:value-type="string">
            <text:p>pli-tv-kd18:4.6.10</text:p>
          </table:table-cell>
          <table:table-cell office:value-type="string" calcext:value-type="string">
            <text:p>Suppaṭicchannena antaraghare gantabbaṃ.</text:p>
          </table:table-cell>
          <table:table-cell office:value-type="string" calcext:value-type="string">
            <text:p>A monk should be well-covered when walking in inhabited areas; </text:p>
          </table:table-cell>
          <table:table-cell office:value-type="string" calcext:value-type="string">
            <text:p/>
          </table:table-cell>
          <table:table-cell office:value-type="string" calcext:value-type="string">
            <text:p>{}</text:p>
          </table:table-cell>
          <table:table-cell office:value-type="string" calcext:value-type="string">
            <text:p>pts-vp-pli2.215</text:p>
          </table:table-cell>
          <table:table-cell/>
        </table:table-row>
        <table:table-row table:style-name="ro1">
          <table:table-cell office:value-type="string" calcext:value-type="string">
            <text:p>pli-tv-kd18:4.6.11</text:p>
          </table:table-cell>
          <table:table-cell office:value-type="string" calcext:value-type="string">
            <text:p>Susaṃvutena antaraghare gantabbaṃ.</text:p>
          </table:table-cell>
          <table:table-cell office:value-type="string" calcext:value-type="string">
            <text:p>he should be well-restraine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2</text:p>
          </table:table-cell>
          <table:table-cell office:value-type="string" calcext:value-type="string">
            <text:p>Okkhittacakkhunā antaraghare gantabbaṃ.</text:p>
          </table:table-cell>
          <table:table-cell office:value-type="string" calcext:value-type="string">
            <text:p>he should walk with lowered eyes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3</text:p>
          </table:table-cell>
          <table:table-cell office:value-type="string" calcext:value-type="string">
            <text:p>Na ukkhittakāya antaraghare gantabbaṃ.</text:p>
          </table:table-cell>
          <table:table-cell office:value-type="string" calcext:value-type="string">
            <text:p>he should not walk with his robe lifted up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4</text:p>
          </table:table-cell>
          <table:table-cell office:value-type="string" calcext:value-type="string">
            <text:p>Na ujjagghikāya antaraghare gantabbaṃ.</text:p>
          </table:table-cell>
          <table:table-cell office:value-type="string" calcext:value-type="string">
            <text:p>he should not laugh loudl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5</text:p>
          </table:table-cell>
          <table:table-cell office:value-type="string" calcext:value-type="string">
            <text:p>Appasaddena antaraghare gantabbaṃ.</text:p>
          </table:table-cell>
          <table:table-cell office:value-type="string" calcext:value-type="string">
            <text:p>he should not be nois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6</text:p>
          </table:table-cell>
          <table:table-cell office:value-type="string" calcext:value-type="string">
            <text:p>Na kāyappacālakaṃ antaraghare gantabbaṃ.</text:p>
          </table:table-cell>
          <table:table-cell office:value-type="string" calcext:value-type="string">
            <text:p>he should not sway his bod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7</text:p>
          </table:table-cell>
          <table:table-cell office:value-type="string" calcext:value-type="string">
            <text:p>Na bāhuppacālakaṃ antaraghare gantabbaṃ.</text:p>
          </table:table-cell>
          <table:table-cell office:value-type="string" calcext:value-type="string">
            <text:p>he should not swing his arms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8</text:p>
          </table:table-cell>
          <table:table-cell office:value-type="string" calcext:value-type="string">
            <text:p>Na sīsappacālakaṃ antaraghare gantabbaṃ.</text:p>
          </table:table-cell>
          <table:table-cell office:value-type="string" calcext:value-type="string">
            <text:p>he should not sway his hea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19</text:p>
          </table:table-cell>
          <table:table-cell office:value-type="string" calcext:value-type="string">
            <text:p>Na khambhakatena antaraghare gantabbaṃ.</text:p>
          </table:table-cell>
          <table:table-cell office:value-type="string" calcext:value-type="string">
            <text:p>he should not walk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20</text:p>
          </table:table-cell>
          <table:table-cell office:value-type="string" calcext:value-type="string">
            <text:p>Na oguṇṭhitena antaraghare gantabbaṃ.</text:p>
          </table:table-cell>
          <table:table-cell office:value-type="string" calcext:value-type="string">
            <text:p>he should not walk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4.6.21</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4.6.22</text:p>
          </table:table-cell>
          <table:table-cell office:value-type="string" calcext:value-type="string">
            <text:p>Idaṃ kho, bhikkhave, bhikkhūnaṃ bhattaggavattaṃ yathā bhikkhūhi bhattagge sammā vattitabban”ti.</text:p>
          </table:table-cell>
          <table:table-cell office:value-type="string" calcext:value-type="string">
            <text:p>This is the proper conduct in relation to the dining hal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4.6.23</text:p>
          </table:table-cell>
          <table:table-cell office:value-type="string" calcext:value-type="string">
            <text:p>Paṭhamabhāṇavāro niṭṭhito.</text:p>
          </table:table-cell>
          <table:table-cell office:value-type="string" calcext:value-type="string">
            <text:p>The first section for recit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1681, sc27</text:p>
          </table:table-cell>
          <table:table-cell/>
        </table:table-row>
        <table:table-row table:style-name="ro1">
          <table:table-cell office:value-type="string" calcext:value-type="string">
            <text:p>pli-tv-kd18:5.1.0</text:p>
          </table:table-cell>
          <table:table-cell office:value-type="string" calcext:value-type="string">
            <text:p>6. Piṇḍacārikavattakathā</text:p>
          </table:table-cell>
          <table:table-cell office:value-type="string" calcext:value-type="string">
            <text:p>Discussion of the proper conduct for alms-collector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5.1.1</text:p>
          </table:table-cell>
          <table:table-cell office:value-type="string" calcext:value-type="string">
            <text:p>Tena kho pana samayena piṇḍacārikā bhikkhū dunnivatthā duppārutā anākappasampannā piṇḍāya caranti, asallakkhetvāpi nivesanaṃ pavisanti, asallakkhetvāpi nikkhamanti, atisahasāpi pavisanti, atisahasāpi nikkhamanti, atidūrepi tiṭṭhanti, accāsannepi tiṭṭhanti, aticirampi tiṭṭhanti, atilahumpi nivattanti.</text:p>
          </table:table-cell>
          <table:table-cell office:value-type="string" calcext:value-type="string">
            <text:p>At that time there were alms-collecting monks who were shabbily dressed and improper in appearance. They entered and left houses without being attentive; they entered and left too hastily; they stood too far away or too close; they waited too long or left too soon. </text:p>
          </table:table-cell>
          <table:table-cell office:value-type="string" calcext:value-type="string">
            <text:p/>
          </table:table-cell>
          <table:table-cell office:value-type="string" calcext:value-type="string">
            <text:p>&lt;p&gt;{}&lt;/p&gt;</text:p>
          </table:table-cell>
          <table:table-cell office:value-type="string" calcext:value-type="string">
            <text:p>bj5.354, cck7.211, csp1ed4.383, csp2ed4.383, dr7.188, ms4V_1682, msdiv365, ndp4.320, pts-cs5.1, sc28, sya7.230</text:p>
          </table:table-cell>
          <table:table-cell/>
        </table:table-row>
        <table:table-row table:style-name="ro1">
          <table:table-cell office:value-type="string" calcext:value-type="string">
            <text:p>pli-tv-kd18:5.1.2</text:p>
          </table:table-cell>
          <table:table-cell office:value-type="string" calcext:value-type="string">
            <text:p>Aññataropi piṇḍacāriko bhikkhu asallakkhetvā nivesanaṃ pāvisi.</text:p>
          </table:table-cell>
          <table:table-cell office:value-type="string" calcext:value-type="string">
            <text:p>On one occasion a certain monk entered a house without being attenti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1.3</text:p>
          </table:table-cell>
          <table:table-cell office:value-type="string" calcext:value-type="string">
            <text:p>So ca dvāraṃ maññamāno aññataraṃ ovarakaṃ pāvisi.</text:p>
          </table:table-cell>
          <table:table-cell office:value-type="string" calcext:value-type="string">
            <text:p>Thinking it was the main door, he entered a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4</text:p>
          </table:table-cell>
          <table:table-cell office:value-type="string" calcext:value-type="string">
            <text:p>Tasmimpi ovarake itthī naggā uttānā nipannā hoti.</text:p>
          </table:table-cell>
          <table:table-cell office:value-type="string" calcext:value-type="string">
            <text:p>where a woman was sleeping na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5</text:p>
          </table:table-cell>
          <table:table-cell office:value-type="string" calcext:value-type="string">
            <text:p>Addasā kho so bhikkhu taṃ itthiṃ naggaṃ uttānaṃ nipannaṃ.</text:p>
          </table:table-cell>
          <table:table-cell office:value-type="string" calcext:value-type="string">
            <text:p>The monk saw 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6</text:p>
          </table:table-cell>
          <table:table-cell office:value-type="string" calcext:value-type="string">
            <text:p>Disvān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7</text:p>
          </table:table-cell>
          <table:table-cell office:value-type="string" calcext:value-type="string">
            <text:p>“nayidaṃ dvāraṃ, ovarakaṃ idan”ti tamhā ovarakā nikkhami.</text:p>
          </table:table-cell>
          <table:table-cell office:value-type="string" calcext:value-type="string">
            <text:p>and left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8</text:p>
          </table:table-cell>
          <table:table-cell office:value-type="string" calcext:value-type="string">
            <text:p>Addasā kho tassā itthiyā sāmiko taṃ itthiṃ naggaṃ uttānaṃ nipannaṃ.</text:p>
          </table:table-cell>
          <table:table-cell office:value-type="string" calcext:value-type="string">
            <text:p>Seeing her lying th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9</text:p>
          </table:table-cell>
          <table:table-cell office:value-type="string" calcext:value-type="string">
            <text:p>Disvān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10</text:p>
          </table:table-cell>
          <table:table-cell office:value-type="string" calcext:value-type="string">
            <text:p>“iminā me bhikkhunā pajāpatī dūsitā”ti taṃ bhikkhuṃ gahetvā ākoṭesi.</text:p>
          </table:table-cell>
          <table:table-cell office:value-type="string" calcext:value-type="string">
            <text:p>the woman’s husband thought, “My wife has been raped by this monk,” and he took hold of that monk and gave him a b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11</text:p>
          </table:table-cell>
          <table:table-cell office:value-type="string" calcext:value-type="string">
            <text:p>Atha kho sā itthī tena saddena paṭibujjhitvā taṃ purisaṃ etadavoca—</text:p>
          </table:table-cell>
          <table:table-cell office:value-type="string" calcext:value-type="string">
            <text:p>The woman woke up from the noise and asked her husband, </text:p>
          </table:table-cell>
          <table:table-cell office:value-type="string" calcext:value-type="string">
            <text:p/>
          </table:table-cell>
          <table:table-cell office:value-type="string" calcext:value-type="string">
            <text:p>{}</text:p>
          </table:table-cell>
          <table:table-cell office:value-type="string" calcext:value-type="string">
            <text:p>pts-vp-en5.302</text:p>
          </table:table-cell>
          <table:table-cell/>
        </table:table-row>
        <table:table-row table:style-name="ro1">
          <table:table-cell office:value-type="string" calcext:value-type="string">
            <text:p>pli-tv-kd18:5.1.12</text:p>
          </table:table-cell>
          <table:table-cell office:value-type="string" calcext:value-type="string">
            <text:p>“kissa tvaṃ, ayya, imaṃ bhikkhuṃ ākoṭesī”ti?</text:p>
          </table:table-cell>
          <table:table-cell office:value-type="string" calcext:value-type="string">
            <text:p>“Why are you beating this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1.13</text:p>
          </table:table-cell>
          <table:table-cell office:value-type="string" calcext:value-type="string">
            <text:p>“Imināsi tvaṃ bhikkhunā dūsitā”ti?</text:p>
          </table:table-cell>
          <table:table-cell office:value-type="string" calcext:value-type="string">
            <text:p>“Didn’t he rape you?”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5.1.14</text:p>
          </table:table-cell>
          <table:table-cell office:value-type="string" calcext:value-type="string">
            <text:p>“Nāhaṃ, ayya, iminā bhikkhunā dūsitā;</text:p>
          </table:table-cell>
          <table:table-cell office:value-type="string" calcext:value-type="string">
            <text:p>“No he did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1.15</text:p>
          </table:table-cell>
          <table:table-cell office:value-type="string" calcext:value-type="string">
            <text:p>akārako so bhikkhū”ti taṃ bhikkhuṃ muñcāpesi.</text:p>
          </table:table-cell>
          <table:table-cell office:value-type="string" calcext:value-type="string">
            <text:p>he didn’t do anything.” And she got him to release that mo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1.16</text:p>
          </table:table-cell>
          <table:table-cell office:value-type="string" calcext:value-type="string">
            <text:p>Atha kho so bhikkhu ārāmaṃ gantvā bhikkhūnaṃ etamatthaṃ ārocesi.</text:p>
          </table:table-cell>
          <table:table-cell office:value-type="string" calcext:value-type="string">
            <text:p>The monk returned to the monastery and told the monks what had happened.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5.1.17</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office:value-type="string" calcext:value-type="string">
            <text:p>bj5.356, ms4V_1683, sc29</text:p>
          </table:table-cell>
          <table:table-cell/>
        </table:table-row>
        <table:table-row table:style-name="ro1">
          <table:table-cell office:value-type="string" calcext:value-type="string">
            <text:p>pli-tv-kd18:5.1.18</text:p>
          </table:table-cell>
          <table:table-cell office:value-type="string" calcext:value-type="string">
            <text:p>“kathañhi nāma piṇḍacārikā bhikkhū dunnivatthā duppārutā anākappasampannā piṇḍāya carissanti, asallakkhetvāpi nivesanaṃ pavisissanti, asallakkhetvāpi nikkhamissanti, atisahasāpi pavisissanti, atisahasāpi nikkhamissanti, atidūrepi tiṭṭhissanti, accāsannepi tiṭṭhissanti, aticirampi tiṭṭhissanti, atilahumpi nivattissantī”ti.</text:p>
          </table:table-cell>
          <table:table-cell office:value-type="string" calcext:value-type="string">
            <text:p>“How can the alms-collecting monks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19</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20</text:p>
          </table:table-cell>
          <table:table-cell office:value-type="string" calcext:value-type="string">
            <text:p>“saccaṃ kira, bhikkhave …pe…</text:p>
          </table:table-cell>
          <table:table-cell office:value-type="string" calcext:value-type="string">
            <text:p>“Is it true, monks, that the alms-collecting monks are acting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21</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22</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1.23</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1.24</text:p>
          </table:table-cell>
          <table:table-cell office:value-type="string" calcext:value-type="string">
            <text:p>“Tena hi, bhikkhave, piṇḍacārikānaṃ bhikkhūnaṃ vattaṃ paññapessāmi yathā piṇḍacārikehi bhikkhūhi sammā vattitabbaṃ.</text:p>
          </table:table-cell>
          <table:table-cell office:value-type="string" calcext:value-type="string">
            <text:p>“Well then, I will lay down the proper conduct for alms-collecting monks. </text:p>
          </table:table-cell>
          <table:table-cell office:value-type="string" calcext:value-type="string">
            <text:p/>
          </table:table-cell>
          <table:table-cell office:value-type="string" calcext:value-type="string">
            <text:p>&lt;p&gt;{}</text:p>
          </table:table-cell>
          <table:table-cell office:value-type="string" calcext:value-type="string">
            <text:p>ms4V_1684, msdiv366, sc30, sya7.231, vri90.359</text:p>
          </table:table-cell>
          <table:table-cell/>
        </table:table-row>
        <table:table-row table:style-name="ro1">
          <table:table-cell office:value-type="string" calcext:value-type="string">
            <text:p>pli-tv-kd18:5.2.1</text:p>
          </table:table-cell>
          <table:table-cell office:value-type="string" calcext:value-type="string">
            <text:p>Piṇḍacārikena, bhikkhave, bhikkhunā—</text:p>
          </table:table-cell>
          <table:table-cell office:value-type="string" calcext:value-type="string">
            <text:p>When an alms-collecting monk is about to enter the village, </text:p>
          </table:table-cell>
          <table:table-cell office:value-type="string" calcext:value-type="string">
            <text:p/>
          </table:table-cell>
          <table:table-cell office:value-type="string" calcext:value-type="string">
            <text:p>{}</text:p>
          </table:table-cell>
          <table:table-cell office:value-type="string" calcext:value-type="string">
            <text:p>pts-cs5.2</text:p>
          </table:table-cell>
          <table:table-cell/>
        </table:table-row>
        <table:table-row table:style-name="ro1">
          <table:table-cell office:value-type="string" calcext:value-type="string">
            <text:p>pli-tv-kd18:5.2.2</text:p>
          </table:table-cell>
          <table:table-cell office:value-type="string" calcext:value-type="string">
            <text:p>‘idāni gāmaṃ pavisissāmī’ti timaṇḍalaṃ paṭicchādentena parimaṇḍalaṃ nivāsetvā kāyabandhanaṃ bandhitvā saguṇaṃ katvā saṅghāṭiyo pārupitvā gaṇṭhikaṃ paṭimuñcitvā dhovitvā pattaṃ gahetvā sādhukaṃ ataramānena gāmo pavisitabbo.</text:p>
          </table:table-cell>
          <table:table-cell office:value-type="string" calcext:value-type="string">
            <text:p>he should put on his sarong evenly all around, covering the navel and the knees. He should put on a belt. Putting the upper robes together, overlapping each other edge-to-edge, he should put them on and fasten the toggle. After washing his bowl, he should take it with him and enter the village carefully and without hur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2.3</text:p>
          </table:table-cell>
          <table:table-cell office:value-type="string" calcext:value-type="string">
            <text:p>Suppaṭicchannena antaraghare gantabbaṃ.</text:p>
          </table:table-cell>
          <table:table-cell office:value-type="string" calcext:value-type="string">
            <text:p>He should be well-covered when walking in inhabited areas; </text:p>
          </table:table-cell>
          <table:table-cell office:value-type="string" calcext:value-type="string">
            <text:p/>
          </table:table-cell>
          <table:table-cell office:value-type="string" calcext:value-type="string">
            <text:p>&lt;p&gt;{}</text:p>
          </table:table-cell>
          <table:table-cell office:value-type="string" calcext:value-type="string">
            <text:p>cck7.212, csp1ed4.384, csp2ed4.384, dr7.189, ms4V_1685, sc31</text:p>
          </table:table-cell>
          <table:table-cell/>
        </table:table-row>
        <table:table-row table:style-name="ro1">
          <table:table-cell office:value-type="string" calcext:value-type="string">
            <text:p>pli-tv-kd18:5.2.4</text:p>
          </table:table-cell>
          <table:table-cell office:value-type="string" calcext:value-type="string">
            <text:p>Susaṃvutena antaraghare gantabbaṃ.</text:p>
          </table:table-cell>
          <table:table-cell office:value-type="string" calcext:value-type="string">
            <text:p>he should be well-restrained when walking in inhabited areas; </text:p>
          </table:table-cell>
          <table:table-cell office:value-type="string" calcext:value-type="string">
            <text:p/>
          </table:table-cell>
          <table:table-cell office:value-type="string" calcext:value-type="string">
            <text:p>{}</text:p>
          </table:table-cell>
          <table:table-cell office:value-type="string" calcext:value-type="string">
            <text:p>pts-vp-pli2.216</text:p>
          </table:table-cell>
          <table:table-cell/>
        </table:table-row>
        <table:table-row table:style-name="ro1">
          <table:table-cell office:value-type="string" calcext:value-type="string">
            <text:p>pli-tv-kd18:5.2.5</text:p>
          </table:table-cell>
          <table:table-cell office:value-type="string" calcext:value-type="string">
            <text:p>Okkhittacakkhunā antaraghare gantabbaṃ.</text:p>
          </table:table-cell>
          <table:table-cell office:value-type="string" calcext:value-type="string">
            <text:p>he should walk with lowered eyes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6</text:p>
          </table:table-cell>
          <table:table-cell office:value-type="string" calcext:value-type="string">
            <text:p>Na ukkhittakāya antaraghare gantabbaṃ.</text:p>
          </table:table-cell>
          <table:table-cell office:value-type="string" calcext:value-type="string">
            <text:p>he should not walk with his robe lifted up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7</text:p>
          </table:table-cell>
          <table:table-cell office:value-type="string" calcext:value-type="string">
            <text:p>Na ujjagghikāya antaraghare gantabbaṃ.</text:p>
          </table:table-cell>
          <table:table-cell office:value-type="string" calcext:value-type="string">
            <text:p>he should not laugh loudl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8</text:p>
          </table:table-cell>
          <table:table-cell office:value-type="string" calcext:value-type="string">
            <text:p>Appasaddena antaraghare gantabbaṃ.</text:p>
          </table:table-cell>
          <table:table-cell office:value-type="string" calcext:value-type="string">
            <text:p>he should not be nois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9</text:p>
          </table:table-cell>
          <table:table-cell office:value-type="string" calcext:value-type="string">
            <text:p>Na kāyappacālakaṃ antaraghare gantabbaṃ.</text:p>
          </table:table-cell>
          <table:table-cell office:value-type="string" calcext:value-type="string">
            <text:p>he should not sway his bod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0</text:p>
          </table:table-cell>
          <table:table-cell office:value-type="string" calcext:value-type="string">
            <text:p>Na bāhuppacālakaṃ antaraghare gantabbaṃ.</text:p>
          </table:table-cell>
          <table:table-cell office:value-type="string" calcext:value-type="string">
            <text:p>he should not swing his arms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1</text:p>
          </table:table-cell>
          <table:table-cell office:value-type="string" calcext:value-type="string">
            <text:p>Na sīsappacālakaṃ antaraghare gantabbaṃ.</text:p>
          </table:table-cell>
          <table:table-cell office:value-type="string" calcext:value-type="string">
            <text:p>he should not sway his hea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2</text:p>
          </table:table-cell>
          <table:table-cell office:value-type="string" calcext:value-type="string">
            <text:p>Na khambhakatena antaraghare gantabbaṃ.</text:p>
          </table:table-cell>
          <table:table-cell office:value-type="string" calcext:value-type="string">
            <text:p>he should not walk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3</text:p>
          </table:table-cell>
          <table:table-cell office:value-type="string" calcext:value-type="string">
            <text:p>Na oguṇṭhitena antaraghare gantabbaṃ.</text:p>
          </table:table-cell>
          <table:table-cell office:value-type="string" calcext:value-type="string">
            <text:p>he should not walk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4</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2.15</text:p>
          </table:table-cell>
          <table:table-cell office:value-type="string" calcext:value-type="string">
            <text:p>Nivesanaṃ pavisantena sallakkhetabbaṃ—</text:p>
          </table:table-cell>
          <table:table-cell office:value-type="string" calcext:value-type="string">
            <text:p>When entering a house, </text:p>
          </table:table-cell>
          <table:table-cell office:value-type="string" calcext:value-type="string">
            <text:p/>
          </table:table-cell>
          <table:table-cell office:value-type="string" calcext:value-type="string">
            <text:p>&lt;p&gt;{}</text:p>
          </table:table-cell>
          <table:table-cell office:value-type="string" calcext:value-type="string">
            <text:p>ms4V_1686, ndp4.321, sc32, sya7.232</text:p>
          </table:table-cell>
          <table:table-cell/>
        </table:table-row>
        <table:table-row table:style-name="ro1">
          <table:table-cell office:value-type="string" calcext:value-type="string">
            <text:p>pli-tv-kd18:5.2.16</text:p>
          </table:table-cell>
          <table:table-cell office:value-type="string" calcext:value-type="string">
            <text:p>‘iminā pavisissāmi, iminā nikkhamissāmī’ti.</text:p>
          </table:table-cell>
          <table:table-cell office:value-type="string" calcext:value-type="string">
            <text:p>he should be attentive to where to enter and where to le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7</text:p>
          </table:table-cell>
          <table:table-cell office:value-type="string" calcext:value-type="string">
            <text:p>Nātisahasā pavisitabbaṃ.</text:p>
          </table:table-cell>
          <table:table-cell office:value-type="string" calcext:value-type="string">
            <text:p>He should not en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8</text:p>
          </table:table-cell>
          <table:table-cell office:value-type="string" calcext:value-type="string">
            <text:p>Nātisahasā nikkhamitabbaṃ.</text:p>
          </table:table-cell>
          <table:table-cell office:value-type="string" calcext:value-type="string">
            <text:p>or leave too hasti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19</text:p>
          </table:table-cell>
          <table:table-cell office:value-type="string" calcext:value-type="string">
            <text:p>Nātidūre ṭhātabbaṃ.</text:p>
          </table:table-cell>
          <table:table-cell office:value-type="string" calcext:value-type="string">
            <text:p>he should not stand too far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0</text:p>
          </table:table-cell>
          <table:table-cell office:value-type="string" calcext:value-type="string">
            <text:p>Nāccāsanne ṭhātabbaṃ.</text:p>
          </table:table-cell>
          <table:table-cell office:value-type="string" calcext:value-type="string">
            <text:p>or too cl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1</text:p>
          </table:table-cell>
          <table:table-cell office:value-type="string" calcext:value-type="string">
            <text:p>Nāticiraṃ ṭhātabbaṃ.</text:p>
          </table:table-cell>
          <table:table-cell office:value-type="string" calcext:value-type="string">
            <text:p>he should not wait too l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2</text:p>
          </table:table-cell>
          <table:table-cell office:value-type="string" calcext:value-type="string">
            <text:p>Nātilahuṃ nivattitabbaṃ.</text:p>
          </table:table-cell>
          <table:table-cell office:value-type="string" calcext:value-type="string">
            <text:p>or leave too so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3</text:p>
          </table:table-cell>
          <table:table-cell office:value-type="string" calcext:value-type="string">
            <text:p>Ṭhitakena sallakkhetabbaṃ—</text:p>
          </table:table-cell>
          <table:table-cell office:value-type="string" calcext:value-type="string">
            <text:p>While wai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4</text:p>
          </table:table-cell>
          <table:table-cell office:value-type="string" calcext:value-type="string">
            <text:p>‘bhikkhaṃ dātukāmā vā adātukāmā vā’ti.</text:p>
          </table:table-cell>
          <table:table-cell office:value-type="string" calcext:value-type="string">
            <text:p>he should be attentive to whether they wish to give alms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5</text:p>
          </table:table-cell>
          <table:table-cell office:value-type="string" calcext:value-type="string">
            <text:p>Sace kammaṃ vā nikkhipati, āsanā vā vuṭṭhāti, kaṭacchuṃ vā parāmasati, bhājanaṃ vā parāmasati, ṭhapeti vā—dātukāmassāti ṭhātabbaṃ.</text:p>
          </table:table-cell>
          <table:table-cell office:value-type="string" calcext:value-type="string">
            <text:p>If they put down their work, get up from their seat, take hold of a serving spoon or a vessel, or they tell him to wait, then he should assume they wish to give, and he should wait. </text:p>
          </table:table-cell>
          <table:table-cell office:value-type="string" calcext:value-type="string">
            <text:p>_Ṭhapeti_. [Sp-ṭ.3.4.366](): _Ṭhapeti vāti “tiṭṭhatha, bhante”ti vadantī ṭhapeti nāma_, “_Ṭhapeti vā_: saying, ‘Wait, Venerable Sir’, is called _ṭhapeti vā_.”</text:p>
          </table:table-cell>
          <table:table-cell office:value-type="string" calcext:value-type="string">
            <text:p>{}</text:p>
          </table:table-cell>
          <table:table-cell office:value-type="string" calcext:value-type="string">
            <text:p/>
          </table:table-cell>
          <table:table-cell office:value-type="string" calcext:value-type="string">
            <text:p>ṭhapeti → ṭhāpeti (mr); dātukāmassāti → dātukāmā viyāti (bj, pts1ed); dātukāmiyāti (sya-all)</text:p>
          </table:table-cell>
        </table:table-row>
        <table:table-row table:style-name="ro1">
          <table:table-cell office:value-type="string" calcext:value-type="string">
            <text:p>pli-tv-kd18:5.2.26</text:p>
          </table:table-cell>
          <table:table-cell office:value-type="string" calcext:value-type="string">
            <text:p>Bhikkhāya diyyamānāya vāmena hatthena saṅghāṭiṃ uccāretvā dakkhiṇena hatthena pattaṃ paṇāmetvā ubhohi hatthehi pattaṃ paṭiggahetvā bhikkhā paṭiggahetabbā.</text:p>
          </table:table-cell>
          <table:table-cell office:value-type="string" calcext:value-type="string">
            <text:p>When they give him almsfood, he should lift up his upper robe with his left hand, stretch out his bowl with his right hand, and receive the alms while holding the bowl with both hands. </text:p>
          </table:table-cell>
          <table:table-cell office:value-type="string" calcext:value-type="string">
            <text:p/>
          </table:table-cell>
          <table:table-cell office:value-type="string" calcext:value-type="string">
            <text:p>{}</text:p>
          </table:table-cell>
          <table:table-cell office:value-type="string" calcext:value-type="string">
            <text:p>pts-vp-en5.303</text:p>
          </table:table-cell>
          <table:table-cell/>
        </table:table-row>
        <table:table-row table:style-name="ro1">
          <table:table-cell office:value-type="string" calcext:value-type="string">
            <text:p>pli-tv-kd18:5.2.27</text:p>
          </table:table-cell>
          <table:table-cell office:value-type="string" calcext:value-type="string">
            <text:p>Na ca bhikkhādāyikāya mukhaṃ ulloketabbaṃ.</text:p>
          </table:table-cell>
          <table:table-cell office:value-type="string" calcext:value-type="string">
            <text:p>He should not look the donor in the fa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lloketabbaṃ → oloketabbaṃ (sya-all)</text:p>
          </table:table-cell>
        </table:table-row>
        <table:table-row table:style-name="ro1">
          <table:table-cell office:value-type="string" calcext:value-type="string">
            <text:p>pli-tv-kd18:5.2.28</text:p>
          </table:table-cell>
          <table:table-cell office:value-type="string" calcext:value-type="string">
            <text:p>Sallakkhetabbaṃ—</text:p>
          </table:table-cell>
          <table:table-cell office:value-type="string" calcext:value-type="string">
            <text:p>He should be attent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29</text:p>
          </table:table-cell>
          <table:table-cell office:value-type="string" calcext:value-type="string">
            <text:p>‘sūpaṃ dātukāmā vā adātukāmā vā’ti.</text:p>
          </table:table-cell>
          <table:table-cell office:value-type="string" calcext:value-type="string">
            <text:p>to whether they wish to give curry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0</text:p>
          </table:table-cell>
          <table:table-cell office:value-type="string" calcext:value-type="string">
            <text:p>Sace kaṭacchuṃ vā parāmasati, bhājanaṃ vā parāmasati, ṭhapeti vā—</text:p>
          </table:table-cell>
          <table:table-cell office:value-type="string" calcext:value-type="string">
            <text:p>If they take hold of a serving spoon or a vessel, or they tell him to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1</text:p>
          </table:table-cell>
          <table:table-cell office:value-type="string" calcext:value-type="string">
            <text:p>dātukāmassāti ṭhātabbaṃ.</text:p>
          </table:table-cell>
          <table:table-cell office:value-type="string" calcext:value-type="string">
            <text:p>then he should assume they wish to give, and he should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2</text:p>
          </table:table-cell>
          <table:table-cell office:value-type="string" calcext:value-type="string">
            <text:p>Bhikkhāya dinnāya saṅghāṭiyā pattaṃ paṭicchādetvā sādhukaṃ ataramānena nivattitabbaṃ.</text:p>
          </table:table-cell>
          <table:table-cell office:value-type="string" calcext:value-type="string">
            <text:p>When they have given alms, he should cover the bowl with his upper robe, and depart carefully and without hur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2.33</text:p>
          </table:table-cell>
          <table:table-cell office:value-type="string" calcext:value-type="string">
            <text:p>Suppaṭicchannena antaraghare gantabbaṃ.</text:p>
          </table:table-cell>
          <table:table-cell office:value-type="string" calcext:value-type="string">
            <text:p>He should be well-covered when walking in inhabited areas; </text:p>
          </table:table-cell>
          <table:table-cell office:value-type="string" calcext:value-type="string">
            <text:p/>
          </table:table-cell>
          <table:table-cell office:value-type="string" calcext:value-type="string">
            <text:p>&lt;p&gt;{}</text:p>
          </table:table-cell>
          <table:table-cell office:value-type="string" calcext:value-type="string">
            <text:p>bj5.358, cck7.213, csp1ed4.385, csp2ed4.385, dr7.190, ms4V_1687, sc33, sya7.233, vri90.360</text:p>
          </table:table-cell>
          <table:table-cell/>
        </table:table-row>
        <table:table-row table:style-name="ro1">
          <table:table-cell office:value-type="string" calcext:value-type="string">
            <text:p>pli-tv-kd18:5.2.34</text:p>
          </table:table-cell>
          <table:table-cell office:value-type="string" calcext:value-type="string">
            <text:p>Susaṃvutena antaraghare gantabbaṃ.</text:p>
          </table:table-cell>
          <table:table-cell office:value-type="string" calcext:value-type="string">
            <text:p>he should be well-restraine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5</text:p>
          </table:table-cell>
          <table:table-cell office:value-type="string" calcext:value-type="string">
            <text:p>Okkhittacakkhunā antaraghare gantabbaṃ.</text:p>
          </table:table-cell>
          <table:table-cell office:value-type="string" calcext:value-type="string">
            <text:p>he should walk with lowered eyes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6</text:p>
          </table:table-cell>
          <table:table-cell office:value-type="string" calcext:value-type="string">
            <text:p>Na ukkhittakāya antaraghare gantabbaṃ.</text:p>
          </table:table-cell>
          <table:table-cell office:value-type="string" calcext:value-type="string">
            <text:p>he should not walk with his robe lifted up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7</text:p>
          </table:table-cell>
          <table:table-cell office:value-type="string" calcext:value-type="string">
            <text:p>Na ujjagghikāya antaraghare gantabbaṃ.</text:p>
          </table:table-cell>
          <table:table-cell office:value-type="string" calcext:value-type="string">
            <text:p>he should not laugh loudl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8</text:p>
          </table:table-cell>
          <table:table-cell office:value-type="string" calcext:value-type="string">
            <text:p>Appasaddena antaraghare gantabbaṃ.</text:p>
          </table:table-cell>
          <table:table-cell office:value-type="string" calcext:value-type="string">
            <text:p>he should not be nois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39</text:p>
          </table:table-cell>
          <table:table-cell office:value-type="string" calcext:value-type="string">
            <text:p>Na kāyappacālakaṃ antaraghare gantabbaṃ.</text:p>
          </table:table-cell>
          <table:table-cell office:value-type="string" calcext:value-type="string">
            <text:p>he should not sway his body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40</text:p>
          </table:table-cell>
          <table:table-cell office:value-type="string" calcext:value-type="string">
            <text:p>Na bāhuppacālakaṃ antaraghare gantabbaṃ.</text:p>
          </table:table-cell>
          <table:table-cell office:value-type="string" calcext:value-type="string">
            <text:p>he should not swing his arms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41</text:p>
          </table:table-cell>
          <table:table-cell office:value-type="string" calcext:value-type="string">
            <text:p>Na sīsappacālakaṃ antaraghare gantabbaṃ.</text:p>
          </table:table-cell>
          <table:table-cell office:value-type="string" calcext:value-type="string">
            <text:p>he should not sway his head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42</text:p>
          </table:table-cell>
          <table:table-cell office:value-type="string" calcext:value-type="string">
            <text:p>Na khambhakatena antaraghare gantabbaṃ.</text:p>
          </table:table-cell>
          <table:table-cell office:value-type="string" calcext:value-type="string">
            <text:p>he should not walk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43</text:p>
          </table:table-cell>
          <table:table-cell office:value-type="string" calcext:value-type="string">
            <text:p>Na oguṇṭhitena antaraghare gantabbaṃ.</text:p>
          </table:table-cell>
          <table:table-cell office:value-type="string" calcext:value-type="string">
            <text:p>he should not walk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5.2.44</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3.1</text:p>
          </table:table-cell>
          <table:table-cell office:value-type="string" calcext:value-type="string">
            <text:p>Yo paṭhamaṃ gāmato piṇḍāya paṭikkamati, tena āsanaṃ paññapetabbaṃ, pādodakaṃ pādapīṭhaṃ pādakathalikaṃ upanikkhipitabbaṃ, avakkārapāti dhovitvā upaṭṭhāpetabbā, pānīyaṃ paribhojanīyaṃ upaṭṭhāpetabbaṃ.</text:p>
          </table:table-cell>
          <table:table-cell office:value-type="string" calcext:value-type="string">
            <text:p>“Whoever returns first from almsround in the village should prepare the seats and set out a foot-stool, a foot-scraper, and water for washing the feet. He should clean the bowl for leftovers and set it out, and put out water for drinking and water for washing. </text:p>
          </table:table-cell>
          <table:table-cell office:value-type="string" calcext:value-type="string">
            <text:p/>
          </table:table-cell>
          <table:table-cell office:value-type="string" calcext:value-type="string">
            <text:p>&lt;hr&gt;&lt;p&gt;{}&lt;/p&gt;</text:p>
          </table:table-cell>
          <table:table-cell office:value-type="string" calcext:value-type="string">
            <text:p>pts-cs5.3</text:p>
          </table:table-cell>
          <table:table-cell/>
        </table:table-row>
        <table:table-row table:style-name="ro1">
          <table:table-cell office:value-type="string" calcext:value-type="string">
            <text:p>pli-tv-kd18:5.3.2</text:p>
          </table:table-cell>
          <table:table-cell office:value-type="string" calcext:value-type="string">
            <text:p>Yo pacchā gāmato piṇḍāya paṭikkamati, sace hoti bhuttāvaseso, sace ākaṅkhati, bhuñjitabbaṃ.</text:p>
          </table:table-cell>
          <table:table-cell office:value-type="string" calcext:value-type="string">
            <text:p>Whoever returns last from almsround may eat whatever is leftov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3.3</text:p>
          </table:table-cell>
          <table:table-cell office:value-type="string" calcext:value-type="string">
            <text:p>No ce ākaṅkhati, appaharite vā chaḍḍetabbaṃ, appāṇake vā udake opilāpetabbaṃ.</text:p>
          </table:table-cell>
          <table:table-cell office:value-type="string" calcext:value-type="string">
            <text:p>or he should discard it where there are no cultivated plants or in water without life. </text:p>
          </table:table-cell>
          <table:table-cell office:value-type="string" calcext:value-type="string">
            <text:p>_Harita_ could in principle refer to all plants, but it is elsewhere defined as what is cultivated, see [](pli-tv-bu-vb-pc19:2.1.14) and [](pli-tv-bi-vb-pc9:2.1.14).</text:p>
          </table:table-cell>
          <table:table-cell office:value-type="string" calcext:value-type="string">
            <text:p>{}</text:p>
          </table:table-cell>
          <table:table-cell table:number-columns-repeated="2"/>
        </table:table-row>
        <table:table-row table:style-name="ro1">
          <table:table-cell office:value-type="string" calcext:value-type="string">
            <text:p>pli-tv-kd18:5.3.4</text:p>
          </table:table-cell>
          <table:table-cell office:value-type="string" calcext:value-type="string">
            <text:p>Tena āsanaṃ uddharitabbaṃ, pādodakaṃ pādapīṭhaṃ pādakathalikaṃ paṭisāmetabbaṃ, avakkārapāti dhovitvā paṭisāmetabbā, pānīyaṃ paribhojanīyaṃ paṭisāmetabbaṃ, bhattaggaṃ sammajjitabbaṃ.</text:p>
          </table:table-cell>
          <table:table-cell office:value-type="string" calcext:value-type="string">
            <text:p>He should put away the seats and also the foot-stool, the foot-scraper, and the water for washing the feet. He should clean the bowl for leftovers and put it away, put away the water for drinking and the water for washing, and sweep the dining ha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3.5</text:p>
          </table:table-cell>
          <table:table-cell office:value-type="string" calcext:value-type="string">
            <text:p>Yo passati pānīyaghaṭaṃ vā paribhojanīyaghaṭaṃ vā vaccaghaṭaṃ vā rittaṃ tucchaṃ tena upaṭṭhāpetabbaṃ.</text:p>
          </table:table-cell>
          <table:table-cell office:value-type="string" calcext:value-type="string">
            <text:p>Whoever sees that the pot for drinking water, the pot for washing water, or the waterpot in the restroom is empty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3.6</text:p>
          </table:table-cell>
          <table:table-cell office:value-type="string" calcext:value-type="string">
            <text:p>Sacassa hoti avisayhaṃ, hatthavikārena dutiyaṃ āmantetvā hatthavilaṅghakena upaṭṭhāpetabbaṃ, na ca tappaccayā vācā bhinditabbā.</text:p>
          </table:table-cell>
          <table:table-cell office:value-type="string" calcext:value-type="string">
            <text:p>If he can’t do it by himself, he should call someone over by hand signal and they should fill it together. He should not speak because of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5.3.7</text:p>
          </table:table-cell>
          <table:table-cell office:value-type="string" calcext:value-type="string">
            <text:p>Idaṃ kho, bhikkhave, piṇḍacārikānaṃ bhikkhūnaṃ vattaṃ yathā piṇḍacārikehi bhikkhūhi sammā vattitabban”ti.</text:p>
          </table:table-cell>
          <table:table-cell office:value-type="string" calcext:value-type="string">
            <text:p>This is the proper conduct for alms-collector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6.1.0</text:p>
          </table:table-cell>
          <table:table-cell office:value-type="string" calcext:value-type="string">
            <text:p>7. Āraññikavattakathā</text:p>
          </table:table-cell>
          <table:table-cell office:value-type="string" calcext:value-type="string">
            <text:p>Discussion of the proper conduct for those staying in the wildernes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6.1.1</text:p>
          </table:table-cell>
          <table:table-cell office:value-type="string" calcext:value-type="string">
            <text:p>Tena kho pana samayena sambahulā bhikkhū araññe viharanti.</text:p>
          </table:table-cell>
          <table:table-cell office:value-type="string" calcext:value-type="string">
            <text:p>At that time there were a number of monks staying in the wilderness. </text:p>
          </table:table-cell>
          <table:table-cell office:value-type="string" calcext:value-type="string">
            <text:p/>
          </table:table-cell>
          <table:table-cell office:value-type="string" calcext:value-type="string">
            <text:p>&lt;p&gt;{}</text:p>
          </table:table-cell>
          <table:table-cell office:value-type="string" calcext:value-type="string">
            <text:p>bj5.360, cck7.214, dr7.191, ms4V_1688, msdiv367, ndp4.322, pts-cs6.1, sc34, sya7.234</text:p>
          </table:table-cell>
          <table:table-cell/>
        </table:table-row>
        <table:table-row table:style-name="ro1">
          <table:table-cell office:value-type="string" calcext:value-type="string">
            <text:p>pli-tv-kd18:6.1.2</text:p>
          </table:table-cell>
          <table:table-cell office:value-type="string" calcext:value-type="string">
            <text:p>Te neva pānīyaṃ upaṭṭhāpenti, na paribhojanīyaṃ upaṭṭhāpenti, na aggiṃ upaṭṭhāpenti, na araṇisahitaṃ upaṭṭhāpenti, na nakkhattapadāni jānanti, na disābhāgaṃ jānanti.</text:p>
          </table:table-cell>
          <table:table-cell office:value-type="string" calcext:value-type="string">
            <text:p>They did not set out water for drinking or water for washing; they did not light fires or provide upper and lower fire sticks; and they did not know the constellations or the cardinal directions. </text:p>
          </table:table-cell>
          <table:table-cell office:value-type="string" calcext:value-type="string">
            <text:p>_Na aggiṃ upaṭṭhāpenti_. [Vin-ālaṅ-ṭ.27.190](): _aggi upaṭṭhāpetabbotiādi vāḷamigasarīsapādibāhiraparissayakāle ca vātapittādiajjhattapaassayakāle ca icchitabbattā_, “_Aggi upaṭṭhāpetabbo_ etc, means what is required at a time of danger outside from wild animals, snakes, and centipedes, and at a time of refuge indoors due to wind, bile, and other illnesses.” The point seems to be that they should have access to fire.</text:p>
          </table:table-cell>
          <table:table-cell office:value-type="string" calcext:value-type="string">
            <text:p>{}&lt;/p&gt;</text:p>
          </table:table-cell>
          <table:table-cell office:value-type="string" calcext:value-type="string">
            <text:p>pts-vp-en5.304, pts-vp-pli2.217</text:p>
          </table:table-cell>
          <table:table-cell/>
        </table:table-row>
        <table:table-row table:style-name="ro1">
          <table:table-cell office:value-type="string" calcext:value-type="string">
            <text:p>pli-tv-kd18:6.1.3</text:p>
          </table:table-cell>
          <table:table-cell office:value-type="string" calcext:value-type="string">
            <text:p>Corā tattha gantvā te bhikkhū etadavocuṃ—</text:p>
          </table:table-cell>
          <table:table-cell office:value-type="string" calcext:value-type="string">
            <text:p>Criminals went to that place and ask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1.4</text:p>
          </table:table-cell>
          <table:table-cell office:value-type="string" calcext:value-type="string">
            <text:p>“atthi, bhante, pānīyan”ti?</text:p>
          </table:table-cell>
          <table:table-cell office:value-type="string" calcext:value-type="string">
            <text:p>“Sir, is there any water for dr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5</text:p>
          </table:table-cell>
          <table:table-cell office:value-type="string" calcext:value-type="string">
            <text:p>“Natthāvuso”ti.</text:p>
          </table:table-cell>
          <table:table-cell office:value-type="string" calcext:value-type="string">
            <text:p>“No, there is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6</text:p>
          </table:table-cell>
          <table:table-cell office:value-type="string" calcext:value-type="string">
            <text:p>“Atthi, bhante, paribhojanīyan”ti?</text:p>
          </table:table-cell>
          <table:table-cell office:value-type="string" calcext:value-type="string">
            <text:p>“Is there any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7</text:p>
          </table:table-cell>
          <table:table-cell office:value-type="string" calcext:value-type="string">
            <text:p>“Natthāvuso”ti.</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8</text:p>
          </table:table-cell>
          <table:table-cell office:value-type="string" calcext:value-type="string">
            <text:p>“Atthi, bhante, aggī”ti?</text:p>
          </table:table-cell>
          <table:table-cell office:value-type="string" calcext:value-type="string">
            <text:p>“Is there a fi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9</text:p>
          </table:table-cell>
          <table:table-cell office:value-type="string" calcext:value-type="string">
            <text:p>“Natthāvuso”ti.</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0</text:p>
          </table:table-cell>
          <table:table-cell office:value-type="string" calcext:value-type="string">
            <text:p>“Atthi, bhante, araṇisahitan”ti?</text:p>
          </table:table-cell>
          <table:table-cell office:value-type="string" calcext:value-type="string">
            <text:p>“Are there any upper and lower fire stic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1</text:p>
          </table:table-cell>
          <table:table-cell office:value-type="string" calcext:value-type="string">
            <text:p>“Natthāvuso”ti.</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2</text:p>
          </table:table-cell>
          <table:table-cell office:value-type="string" calcext:value-type="string">
            <text:p>() “Kenajja, bhante, yuttan”ti?</text:p>
          </table:table-cell>
          <table:table-cell office:value-type="string" calcext:value-type="string">
            <text:p>“Which constellation is the moon in toda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 → (atthi bhante nakkhattapadānīti, na jānāma āvusoti, atthi bhante disābhāganti, na jānāma āvusoti.) bj vimatiṭīkāya pana</text:p>
          </table:table-cell>
        </table:table-row>
        <table:table-row table:style-name="ro1">
          <table:table-cell office:value-type="string" calcext:value-type="string">
            <text:p>pli-tv-kd18:6.1.13</text:p>
          </table:table-cell>
          <table:table-cell office:value-type="string" calcext:value-type="string">
            <text:p>“Na kho mayaṃ, āvuso, jānāmā”ti.</text:p>
          </table:table-cell>
          <table:table-cell office:value-type="string" calcext:value-type="string">
            <text:p>“We don’t kn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4</text:p>
          </table:table-cell>
          <table:table-cell office:value-type="string" calcext:value-type="string">
            <text:p>“Katamāyaṃ, bhante, disā”ti?</text:p>
          </table:table-cell>
          <table:table-cell office:value-type="string" calcext:value-type="string">
            <text:p>“Which direction is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5</text:p>
          </table:table-cell>
          <table:table-cell office:value-type="string" calcext:value-type="string">
            <text:p>“Na kho mayaṃ, āvuso, jānāmā”ti.</text:p>
          </table:table-cell>
          <table:table-cell office:value-type="string" calcext:value-type="string">
            <text:p>“We don’t kno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6</text:p>
          </table:table-cell>
          <table:table-cell office:value-type="string" calcext:value-type="string">
            <text:p>Atha kho te corā—</text:p>
          </table:table-cell>
          <table:table-cell office:value-type="string" calcext:value-type="string">
            <text:p>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7</text:p>
          </table:table-cell>
          <table:table-cell office:value-type="string" calcext:value-type="string">
            <text:p>“nevimesaṃ pānīyaṃ atthi, na paribhojanīyaṃ atthi, na aggi atthi, na araṇisahitaṃ atthi, na nakkhattapadāni jānanti, na disābhāgaṃ jān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8</text:p>
          </table:table-cell>
          <table:table-cell office:value-type="string" calcext:value-type="string">
            <text:p>corā ime, nayime bhikkhū”ti—</text:p>
          </table:table-cell>
          <table:table-cell office:value-type="string" calcext:value-type="string">
            <text:p>“They are criminals, not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19</text:p>
          </table:table-cell>
          <table:table-cell office:value-type="string" calcext:value-type="string">
            <text:p>ākoṭetvā pakkamiṃsu.</text:p>
          </table:table-cell>
          <table:table-cell office:value-type="string" calcext:value-type="string">
            <text:p>they beat them up and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1.20</text:p>
          </table:table-cell>
          <table:table-cell office:value-type="string" calcext:value-type="string">
            <text:p>Atha kho te bhikkhū bhikkhūnaṃ etamatthaṃ ārocesuṃ.</text:p>
          </table:table-cell>
          <table:table-cell office:value-type="string" calcext:value-type="string">
            <text:p>The monks told other monks what had happe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1.21</text:p>
          </table:table-cell>
          <table:table-cell office:value-type="string" calcext:value-type="string">
            <text:p>Bhikkhū bhagavato etamatthaṃ ārocesuṃ.</text:p>
          </table:table-cell>
          <table:table-cell office:value-type="string" calcext:value-type="string">
            <text:p>and they in turn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1.22</text:p>
          </table:table-cell>
          <table:table-cell office:value-type="string" calcext:value-type="string">
            <text:p>Atha kho bhagavā etasmiṃ nidāne etasmiṃ pakaraṇe dhammiṃ kathaṃ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1.23</text:p>
          </table:table-cell>
          <table:table-cell office:value-type="string" calcext:value-type="string">
            <text:p>“Tena hi, bhikkhave, āraññikānaṃ bhikkhūnaṃ vattaṃ paññapessāmi yathā āraññikehi bhikkhūhi sammā vattitabbaṃ.</text:p>
          </table:table-cell>
          <table:table-cell office:value-type="string" calcext:value-type="string">
            <text:p>“Well then, I will lay down the proper conduct for monks staying in the wilderness. </text:p>
          </table:table-cell>
          <table:table-cell office:value-type="string" calcext:value-type="string">
            <text:p/>
          </table:table-cell>
          <table:table-cell office:value-type="string" calcext:value-type="string">
            <text:p>&lt;p&gt;{}</text:p>
          </table:table-cell>
          <table:table-cell office:value-type="string" calcext:value-type="string">
            <text:p>csp1ed4.386, csp2ed4.386, ms4V_1689, msdiv368, sc35, vri90.361</text:p>
          </table:table-cell>
          <table:table-cell/>
        </table:table-row>
        <table:table-row table:style-name="ro1">
          <table:table-cell office:value-type="string" calcext:value-type="string">
            <text:p>pli-tv-kd18:6.2.1</text:p>
          </table:table-cell>
          <table:table-cell office:value-type="string" calcext:value-type="string">
            <text:p>Āraññikena, bhikkhave, bhikkhunā kālasseva uṭṭhāya pattaṃ thavikāya pakkhipitvā aṃse ālaggetvā cīvaraṃ khandhe karitvā upāhanā ārohitvā dārubhaṇḍaṃ mattikābhaṇḍaṃ paṭisāmetvā dvāravātapānaṃ thaketvā senāsanā otaritabbaṃ—</text:p>
          </table:table-cell>
          <table:table-cell office:value-type="string" calcext:value-type="string">
            <text:p>After getting up early in the morning, a monk who is staying in the wilderness should put his bowl in its bag, hang it from his shoulder, put his robe over his shoulders, put on his sandals, put the wooden and ceramic goods in order, close the door and windows, and descend from his dwelling. </text:p>
          </table:table-cell>
          <table:table-cell office:value-type="string" calcext:value-type="string">
            <text:p/>
          </table:table-cell>
          <table:table-cell office:value-type="string" calcext:value-type="string">
            <text:p>{}</text:p>
          </table:table-cell>
          <table:table-cell office:value-type="string" calcext:value-type="string">
            <text:p>pts-cs6.2</text:p>
          </table:table-cell>
          <table:table-cell/>
        </table:table-row>
        <table:table-row table:style-name="ro1">
          <table:table-cell office:value-type="string" calcext:value-type="string">
            <text:p>pli-tv-kd18:6.2.2</text:p>
          </table:table-cell>
          <table:table-cell office:value-type="string" calcext:value-type="string">
            <text:p>idāni gāmaṃ pavisissāmīti.</text:p>
          </table:table-cell>
          <table:table-cell office:value-type="string" calcext:value-type="string">
            <text:p>When he is about to enter the vill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3</text:p>
          </table:table-cell>
          <table:table-cell office:value-type="string" calcext:value-type="string">
            <text:p>Upāhanā omuñcitvā nīcaṃ katvā papphoṭetvā thavikāya pakkhipitvā aṃse ālaggetvā timaṇḍalaṃ paṭicchādentena parimaṇḍalaṃ nivāsetvā kāyabandhanaṃ bandhitvā saguṇaṃ katvā saṅghāṭiyo pārupitvā gaṇṭhikaṃ paṭimuñcitvā dhovitvā pattaṃ gahetvā sādhukaṃ ataramānena gāmo pavisitabbo.</text:p>
          </table:table-cell>
          <table:table-cell office:value-type="string" calcext:value-type="string">
            <text:p>he should remove his sandals, hold them low and knock them together, before putting them in a bag, which he should hang from his shoulder. He should put on his sarong evenly all around, covering the navel and the knees. He should put on a belt. Putting the upper robes together, overlapping each other edge-to-edge, he should put them on and fasten the toggle. After washing his bowl, he should take it with him and enter the village carefully and without hur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2.4</text:p>
          </table:table-cell>
          <table:table-cell office:value-type="string" calcext:value-type="string">
            <text:p>Suppaṭicchannena antaraghare gantabbaṃ …pe…</text:p>
          </table:table-cell>
          <table:table-cell office:value-type="string" calcext:value-type="string">
            <text:p>He should be well-covered when walking in inhabited areas; he should be well-restrained when walking in inhabited areas; he should walk with lowered eyes in inhabited areas; he should not walk with his robe lifted up in inhabited areas; he should not laugh loudly when walking in inhabited areas; he should not be noisy when walking in inhabited areas; he should not sway his body when walking in inhabited areas; he should not swing his arms when walking in inhabited areas; he should not sway his head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2.5</text:p>
          </table:table-cell>
          <table:table-cell office:value-type="string" calcext:value-type="string">
            <text:p>na khambhakatena antaraghare gantabbaṃ.</text:p>
          </table:table-cell>
          <table:table-cell office:value-type="string" calcext:value-type="string">
            <text:p>he should not walk with arms akimbo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6</text:p>
          </table:table-cell>
          <table:table-cell office:value-type="string" calcext:value-type="string">
            <text:p>Na oguṇṭhitena antaraghare gantabbaṃ.</text:p>
          </table:table-cell>
          <table:table-cell office:value-type="string" calcext:value-type="string">
            <text:p>he should not walk with his head covered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7</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2.8</text:p>
          </table:table-cell>
          <table:table-cell office:value-type="string" calcext:value-type="string">
            <text:p>Nivesanaṃ pavisantena sallakkhetabbaṃ—</text:p>
          </table:table-cell>
          <table:table-cell office:value-type="string" calcext:value-type="string">
            <text:p>When entering a house, </text:p>
          </table:table-cell>
          <table:table-cell office:value-type="string" calcext:value-type="string">
            <text:p/>
          </table:table-cell>
          <table:table-cell office:value-type="string" calcext:value-type="string">
            <text:p>&lt;p&gt;{}</text:p>
          </table:table-cell>
          <table:table-cell office:value-type="string" calcext:value-type="string">
            <text:p>bj5.362, cck7.215, dr7.192, ms4V_1690, sc36, sya7.235</text:p>
          </table:table-cell>
          <table:table-cell/>
        </table:table-row>
        <table:table-row table:style-name="ro1">
          <table:table-cell office:value-type="string" calcext:value-type="string">
            <text:p>pli-tv-kd18:6.2.9</text:p>
          </table:table-cell>
          <table:table-cell office:value-type="string" calcext:value-type="string">
            <text:p>‘iminā pavisissāmi, iminā nikkhamissāmī’ti.</text:p>
          </table:table-cell>
          <table:table-cell office:value-type="string" calcext:value-type="string">
            <text:p>he should be attentive to where to enter and where to le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0</text:p>
          </table:table-cell>
          <table:table-cell office:value-type="string" calcext:value-type="string">
            <text:p>Nātisahasā pavisitabbaṃ.</text:p>
          </table:table-cell>
          <table:table-cell office:value-type="string" calcext:value-type="string">
            <text:p>He should not en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1</text:p>
          </table:table-cell>
          <table:table-cell office:value-type="string" calcext:value-type="string">
            <text:p>Nātisahasā nikkhamitabbaṃ.</text:p>
          </table:table-cell>
          <table:table-cell office:value-type="string" calcext:value-type="string">
            <text:p>or leave too hasti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2</text:p>
          </table:table-cell>
          <table:table-cell office:value-type="string" calcext:value-type="string">
            <text:p>Nātidūre ṭhātabbaṃ.</text:p>
          </table:table-cell>
          <table:table-cell office:value-type="string" calcext:value-type="string">
            <text:p>he should not stand too far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3</text:p>
          </table:table-cell>
          <table:table-cell office:value-type="string" calcext:value-type="string">
            <text:p>Nāccāsanne ṭhātabbaṃ.</text:p>
          </table:table-cell>
          <table:table-cell office:value-type="string" calcext:value-type="string">
            <text:p>or too cl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4</text:p>
          </table:table-cell>
          <table:table-cell office:value-type="string" calcext:value-type="string">
            <text:p>Nāticiraṃ ṭhātabbaṃ.</text:p>
          </table:table-cell>
          <table:table-cell office:value-type="string" calcext:value-type="string">
            <text:p>he should not wait too l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5</text:p>
          </table:table-cell>
          <table:table-cell office:value-type="string" calcext:value-type="string">
            <text:p>Nātilahuṃ nivattitabbaṃ.</text:p>
          </table:table-cell>
          <table:table-cell office:value-type="string" calcext:value-type="string">
            <text:p>or leave too so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6</text:p>
          </table:table-cell>
          <table:table-cell office:value-type="string" calcext:value-type="string">
            <text:p>Ṭhitakena sallakkhetabbaṃ—</text:p>
          </table:table-cell>
          <table:table-cell office:value-type="string" calcext:value-type="string">
            <text:p>While wai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7</text:p>
          </table:table-cell>
          <table:table-cell office:value-type="string" calcext:value-type="string">
            <text:p>‘bhikkhaṃ dātukāmā vā adātukāmā vā’ti.</text:p>
          </table:table-cell>
          <table:table-cell office:value-type="string" calcext:value-type="string">
            <text:p>he should be attentive to whether they wish to give alms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8</text:p>
          </table:table-cell>
          <table:table-cell office:value-type="string" calcext:value-type="string">
            <text:p>Sace kammaṃ vā nikkhipati, āsanā vā vuṭṭhāti, kaṭacchuṃ vā parāmasati, bhājanaṃ vā parāmasati, ṭhapeti vā—</text:p>
          </table:table-cell>
          <table:table-cell office:value-type="string" calcext:value-type="string">
            <text:p>If they put down their work, get up from their seat, take hold of a serving spoon or a vessel, or they tell him to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19</text:p>
          </table:table-cell>
          <table:table-cell office:value-type="string" calcext:value-type="string">
            <text:p>dātukāmassāti ṭhātabbaṃ.</text:p>
          </table:table-cell>
          <table:table-cell office:value-type="string" calcext:value-type="string">
            <text:p>then he should assume they wish to give, and he should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0</text:p>
          </table:table-cell>
          <table:table-cell office:value-type="string" calcext:value-type="string">
            <text:p>Bhikkhāya diyyamānāya vāmena hatthena saṅghāṭiṃ uccāretvā dakkhiṇena hatthena pattaṃ paṇāmetvā ubhohi hatthehi pattaṃ paṭiggahetvā bhikkhā paṭiggahetabbā.</text:p>
          </table:table-cell>
          <table:table-cell office:value-type="string" calcext:value-type="string">
            <text:p>When they give him almsfood, he should lift up his upper robe with his left hand, stretch out his bowl with his right hand, and receive the alms while holding the bowl with both han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1</text:p>
          </table:table-cell>
          <table:table-cell office:value-type="string" calcext:value-type="string">
            <text:p>Na ca bhikkhādāyikāya mukhaṃ ulloketabbaṃ.</text:p>
          </table:table-cell>
          <table:table-cell office:value-type="string" calcext:value-type="string">
            <text:p>He should not look the donor in the 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2</text:p>
          </table:table-cell>
          <table:table-cell office:value-type="string" calcext:value-type="string">
            <text:p>Sallakkhetabbaṃ—</text:p>
          </table:table-cell>
          <table:table-cell office:value-type="string" calcext:value-type="string">
            <text:p>He should be attenti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3</text:p>
          </table:table-cell>
          <table:table-cell office:value-type="string" calcext:value-type="string">
            <text:p>‘sūpaṃ dātukāmā vā adātukāmā vā’ti.</text:p>
          </table:table-cell>
          <table:table-cell office:value-type="string" calcext:value-type="string">
            <text:p>to whether they wish to give curry or no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4</text:p>
          </table:table-cell>
          <table:table-cell office:value-type="string" calcext:value-type="string">
            <text:p>Sace kaṭacchuṃ vā parāmasati, bhājanaṃ vā parāmasati, ṭhapeti vā—</text:p>
          </table:table-cell>
          <table:table-cell office:value-type="string" calcext:value-type="string">
            <text:p>If they take hold of a serving spoon or a vessel, or they tell him to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5</text:p>
          </table:table-cell>
          <table:table-cell office:value-type="string" calcext:value-type="string">
            <text:p>dātukāmassāti ṭhātabbaṃ.</text:p>
          </table:table-cell>
          <table:table-cell office:value-type="string" calcext:value-type="string">
            <text:p>then he should assume they wish to give, and he should wa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2.26</text:p>
          </table:table-cell>
          <table:table-cell office:value-type="string" calcext:value-type="string">
            <text:p>Bhikkhāya dinnāya saṅghāṭiyā pattaṃ paṭicchādetvā sādhukaṃ ataramānena nivattitabbaṃ.</text:p>
          </table:table-cell>
          <table:table-cell office:value-type="string" calcext:value-type="string">
            <text:p>When they have given alms, he should cover the bowl with his upper robe, and return carefully and without hurry. </text:p>
          </table:table-cell>
          <table:table-cell office:value-type="string" calcext:value-type="string">
            <text:p/>
          </table:table-cell>
          <table:table-cell office:value-type="string" calcext:value-type="string">
            <text:p>{}&lt;/p&gt;</text:p>
          </table:table-cell>
          <table:table-cell office:value-type="string" calcext:value-type="string">
            <text:p>pts-vp-en5.305</text:p>
          </table:table-cell>
          <table:table-cell/>
        </table:table-row>
        <table:table-row table:style-name="ro1">
          <table:table-cell office:value-type="string" calcext:value-type="string">
            <text:p>pli-tv-kd18:6.2.27</text:p>
          </table:table-cell>
          <table:table-cell office:value-type="string" calcext:value-type="string">
            <text:p>Suppaṭicchannena antaraghare gantabbaṃ …pe…</text:p>
          </table:table-cell>
          <table:table-cell office:value-type="string" calcext:value-type="string">
            <text:p>He should be well-covered when walking in inhabited areas; he should be well-restrained when walking in inhabited areas; he should walk with lowered eyes in inhabited areas; he should not walk with his robe lifted up in inhabited areas; he should not laugh loudly when walking in inhabited areas; he should not be noisy when walking in inhabited areas; he should not sway his body when walking in inhabited areas; he should not swing his arms when walking in inhabited areas; he should not sway his head when walking in inhabited areas; he should not walk with arms akimbo in inhabited; he should not walk with his head covered in inhabited areas; </text:p>
          </table:table-cell>
          <table:table-cell office:value-type="string" calcext:value-type="string">
            <text:p/>
          </table:table-cell>
          <table:table-cell office:value-type="string" calcext:value-type="string">
            <text:p>&lt;p&gt;{}</text:p>
          </table:table-cell>
          <table:table-cell office:value-type="string" calcext:value-type="string">
            <text:p>ms4V_1691, sc37</text:p>
          </table:table-cell>
          <table:table-cell/>
        </table:table-row>
        <table:table-row table:style-name="ro1">
          <table:table-cell office:value-type="string" calcext:value-type="string">
            <text:p>pli-tv-kd18:6.2.28</text:p>
          </table:table-cell>
          <table:table-cell office:value-type="string" calcext:value-type="string">
            <text:p>na ukkuṭikāya antaraghare gantabbaṃ.</text:p>
          </table:table-cell>
          <table:table-cell office:value-type="string" calcext:value-type="string">
            <text:p>he should not squat on his heels when walking in inhabited are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6.3.1</text:p>
          </table:table-cell>
          <table:table-cell office:value-type="string" calcext:value-type="string">
            <text:p>Gāmato nikkhamitvā pattaṃ thavikāya pakkhipitvā aṃse ālaggetvā cīvaraṃ saṅgharitvā sīse karitvā upāhanā ārohitvā gantabbaṃ.</text:p>
          </table:table-cell>
          <table:table-cell office:value-type="string" calcext:value-type="string">
            <text:p>When he has left the village, he should put his bowl in its bag and hang it from his shoulder, fold up his robe and put it on his head, and put on his sandals and go. </text:p>
          </table:table-cell>
          <table:table-cell office:value-type="string" calcext:value-type="string">
            <text:p/>
          </table:table-cell>
          <table:table-cell office:value-type="string" calcext:value-type="string">
            <text:p>{}&lt;/p&gt;</text:p>
          </table:table-cell>
          <table:table-cell office:value-type="string" calcext:value-type="string">
            <text:p>pts-cs6.3</text:p>
          </table:table-cell>
          <table:table-cell/>
        </table:table-row>
        <table:table-row table:style-name="ro1">
          <table:table-cell office:value-type="string" calcext:value-type="string">
            <text:p>pli-tv-kd18:6.3.2</text:p>
          </table:table-cell>
          <table:table-cell office:value-type="string" calcext:value-type="string">
            <text:p>Āraññikena, bhikkhave, bhikkhunā pānīyaṃ upaṭṭhāpetabbaṃ, paribhojanīyaṃ upaṭṭhāpetabbaṃ, aggi upaṭṭhāpetabbo, araṇisahitaṃ upaṭṭhāpetabbaṃ, kattaradaṇḍo upaṭṭhāpetabbo, nakkhattapadāni uggahetabbāni—</text:p>
          </table:table-cell>
          <table:table-cell office:value-type="string" calcext:value-type="string">
            <text:p>A monk who is staying in the wilderness should set out water for drinking and water for washing; he should light a fire and provide upper and lower fire sticks; he should provide a walking stick; and he should learn the constellations—</text:p>
          </table:table-cell>
          <table:table-cell office:value-type="string" calcext:value-type="string">
            <text:p/>
          </table:table-cell>
          <table:table-cell office:value-type="string" calcext:value-type="string">
            <text:p>&lt;p&gt;{}</text:p>
          </table:table-cell>
          <table:table-cell office:value-type="string" calcext:value-type="string">
            <text:p>ms4V_1692, ndp4.323, sc38</text:p>
          </table:table-cell>
          <table:table-cell/>
        </table:table-row>
        <table:table-row table:style-name="ro1">
          <table:table-cell office:value-type="string" calcext:value-type="string">
            <text:p>pli-tv-kd18:6.3.3</text:p>
          </table:table-cell>
          <table:table-cell office:value-type="string" calcext:value-type="string">
            <text:p>sakalāni vā ekadesāni vā, disākusalena bhavitabbaṃ.</text:p>
          </table:table-cell>
          <table:table-cell office:value-type="string" calcext:value-type="string">
            <text:p>all of them or those in one direction—and become skilled in the cardinal direction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6.3.4</text:p>
          </table:table-cell>
          <table:table-cell office:value-type="string" calcext:value-type="string">
            <text:p>Idaṃ kho, bhikkhave, āraññikānaṃ bhikkhūnaṃ vattaṃ yathā āraññikehi bhikkhūhi sammā vattitabban”ti.</text:p>
          </table:table-cell>
          <table:table-cell office:value-type="string" calcext:value-type="string">
            <text:p>This is the proper conduct for those staying in the wildernes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7.1.0</text:p>
          </table:table-cell>
          <table:table-cell office:value-type="string" calcext:value-type="string">
            <text:p>8. Senāsanavattakathā</text:p>
          </table:table-cell>
          <table:table-cell office:value-type="string" calcext:value-type="string">
            <text:p>Discussion of the proper conduct in regard to dwelling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7.1.1</text:p>
          </table:table-cell>
          <table:table-cell office:value-type="string" calcext:value-type="string">
            <text:p>Tena kho pana samayena sambahulā bhikkhū ajjhokāse cīvarakammaṃ karonti.</text:p>
          </table:table-cell>
          <table:table-cell office:value-type="string" calcext:value-type="string">
            <text:p>On one occasion when a number of monks were making robes outside, </text:p>
          </table:table-cell>
          <table:table-cell office:value-type="string" calcext:value-type="string">
            <text:p/>
          </table:table-cell>
          <table:table-cell office:value-type="string" calcext:value-type="string">
            <text:p>&lt;p&gt;{}</text:p>
          </table:table-cell>
          <table:table-cell office:value-type="string" calcext:value-type="string">
            <text:p>cck7.216, csp1ed4.387, csp2ed4.387, dr7.193, ms4V_1693, msdiv369, pts-cs7.1, pts-vp-pli2.218, sc39, sya7.236, vri90.362</text:p>
          </table:table-cell>
          <table:table-cell/>
        </table:table-row>
        <table:table-row table:style-name="ro1">
          <table:table-cell office:value-type="string" calcext:value-type="string">
            <text:p>pli-tv-kd18:7.1.2</text:p>
          </table:table-cell>
          <table:table-cell office:value-type="string" calcext:value-type="string">
            <text:p>Chabbaggiyā bhikkhū paṭivāte aṅgaṇe senāsanaṃ papphoṭesuṃ.</text:p>
          </table:table-cell>
          <table:table-cell office:value-type="string" calcext:value-type="string">
            <text:p>the monks from the group of six were beating furniture in an open space upwind from the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ṅgaṇe → paṅgaṇe (bj, sya-all, pts1ed)</text:p>
          </table:table-cell>
        </table:table-row>
        <table:table-row table:style-name="ro1">
          <table:table-cell office:value-type="string" calcext:value-type="string">
            <text:p>pli-tv-kd18:7.1.3</text:p>
          </table:table-cell>
          <table:table-cell office:value-type="string" calcext:value-type="string">
            <text:p>Bhikkhū rajena okiriṃsu.</text:p>
          </table:table-cell>
          <table:table-cell office:value-type="string" calcext:value-type="string">
            <text:p>The robe-making monks became dus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1.4</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1.5</text:p>
          </table:table-cell>
          <table:table-cell office:value-type="string" calcext:value-type="string">
            <text:p>“kathañhi nāma chabbaggiyā bhikkhū paṭivāte aṅgaṇe senāsanaṃ papphoṭessanti.</text:p>
          </table:table-cell>
          <table:table-cell office:value-type="string" calcext:value-type="string">
            <text:p>“How can the monks from the group of six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1.6</text:p>
          </table:table-cell>
          <table:table-cell office:value-type="string" calcext:value-type="string">
            <text:p>Bhikkhū rajena okiriṃs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1.7</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lt;p&gt;{}</text:p>
          </table:table-cell>
          <table:table-cell office:value-type="string" calcext:value-type="string">
            <text:p>bj5.364, ms4V_1694, sc40</text:p>
          </table:table-cell>
          <table:table-cell/>
        </table:table-row>
        <table:table-row table:style-name="ro1">
          <table:table-cell office:value-type="string" calcext:value-type="string">
            <text:p>pli-tv-kd18:7.1.8</text:p>
          </table:table-cell>
          <table:table-cell office:value-type="string" calcext:value-type="string">
            <text:p>“saccaṃ kira, bhikkhave, chabbaggiyā bhikkhū paṭivāte aṅgaṇe senāsanaṃ papphoṭenti, bhikkhū rajena okiriṃsū”ti?</text:p>
          </table:table-cell>
          <table:table-cell office:value-type="string" calcext:value-type="string">
            <text:p>“Is it true, monks, that the monks from the group of six did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1.9</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1.10</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1.11</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1.12</text:p>
          </table:table-cell>
          <table:table-cell office:value-type="string" calcext:value-type="string">
            <text:p>“Tena hi, bhikkhave, bhikkhūnaṃ senāsanavattaṃ paññapessāmi yathā bhikkhūhi senāsane sammā vattitabbaṃ.</text:p>
          </table:table-cell>
          <table:table-cell office:value-type="string" calcext:value-type="string">
            <text:p>“Well then, I will lay down the proper conduct in regard to dwellings. </text:p>
          </table:table-cell>
          <table:table-cell office:value-type="string" calcext:value-type="string">
            <text:p/>
          </table:table-cell>
          <table:table-cell office:value-type="string" calcext:value-type="string">
            <text:p>&lt;p&gt;{}</text:p>
          </table:table-cell>
          <table:table-cell office:value-type="string" calcext:value-type="string">
            <text:p>cck7.217, dr7.194, ms4V_1695, msdiv370, sc41, sya7.237</text:p>
          </table:table-cell>
          <table:table-cell/>
        </table:table-row>
        <table:table-row table:style-name="ro1">
          <table:table-cell office:value-type="string" calcext:value-type="string">
            <text:p>pli-tv-kd18:7.2.1</text:p>
          </table:table-cell>
          <table:table-cell office:value-type="string" calcext:value-type="string">
            <text:p>Yasmiṃ vihāre viharati, sace so vihāro uklāpo hoti, sace ussahati, sodhetabbo.</text:p>
          </table:table-cell>
          <table:table-cell office:value-type="string" calcext:value-type="string">
            <text:p>If the dwelling he is staying in is dirty, a monk should clean it if he is able. </text:p>
          </table:table-cell>
          <table:table-cell office:value-type="string" calcext:value-type="string">
            <text:p/>
          </table:table-cell>
          <table:table-cell office:value-type="string" calcext:value-type="string">
            <text:p>{}</text:p>
          </table:table-cell>
          <table:table-cell office:value-type="string" calcext:value-type="string">
            <text:p>pts-cs7.2</text:p>
          </table:table-cell>
          <table:table-cell/>
        </table:table-row>
        <table:table-row table:style-name="ro1">
          <table:table-cell office:value-type="string" calcext:value-type="string">
            <text:p>pli-tv-kd18:7.2.2</text:p>
          </table:table-cell>
          <table:table-cell office:value-type="string" calcext:value-type="string">
            <text:p>Vihāraṃ sodhentena paṭhamaṃ pattacīvaraṃ nīharitvā ekamantaṃ nikkhipitabbaṃ;</text:p>
          </table:table-cell>
          <table:table-cell office:value-type="string" calcext:value-type="string">
            <text:p>When he i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3</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office:value-type="string" calcext:value-type="string">
            <text:p>pts-vp-en5.306</text:p>
          </table:table-cell>
          <table:table-cell/>
        </table:table-row>
        <table:table-row table:style-name="ro1">
          <table:table-cell office:value-type="string" calcext:value-type="string">
            <text:p>pli-tv-kd18:7.2.4</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5</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6</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7</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8</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9</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0</text:p>
          </table:table-cell>
          <table:table-cell office:value-type="string" calcext:value-type="string">
            <text:p>bhummattharaṇaṃ yathāpaññattaṃ sallakkhetvā nīharitvā ekamantaṃ nikkhipitabbaṃ.</text:p>
          </table:table-cell>
          <table:table-cell office:value-type="string" calcext:value-type="string">
            <text:p>After taking note of where it’s placed, he should take out the floor-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1</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2</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3</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4</text:p>
          </table:table-cell>
          <table:table-cell office:value-type="string" calcext:value-type="string">
            <text:p>Sace akatā hoti bhūmi, udakena paripphositvā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5</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6</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2.17</text:p>
          </table:table-cell>
          <table:table-cell office:value-type="string" calcext:value-type="string">
            <text:p>Na bhikkhusāmantā senāsanaṃ papphoṭetabbaṃ.</text:p>
          </table:table-cell>
          <table:table-cell office:value-type="string" calcext:value-type="string">
            <text:p>He should not beat the furniture near other monks, </text:p>
          </table:table-cell>
          <table:table-cell office:value-type="string" calcext:value-type="string">
            <text:p/>
          </table:table-cell>
          <table:table-cell office:value-type="string" calcext:value-type="string">
            <text:p>&lt;p&gt;{}</text:p>
          </table:table-cell>
          <table:table-cell office:value-type="string" calcext:value-type="string">
            <text:p>csp1ed4.388, csp2ed4.388, ms4V_1696, ndp4.324, sc42</text:p>
          </table:table-cell>
          <table:table-cell/>
        </table:table-row>
        <table:table-row table:style-name="ro1">
          <table:table-cell office:value-type="string" calcext:value-type="string">
            <text:p>pli-tv-kd18:7.2.18</text:p>
          </table:table-cell>
          <table:table-cell office:value-type="string" calcext:value-type="string">
            <text:p>Na vihārasāmantā senāsanaṃ papphoṭetabbaṃ.</text:p>
          </table:table-cell>
          <table:table-cell office:value-type="string" calcext:value-type="string">
            <text:p>near other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19</text:p>
          </table:table-cell>
          <table:table-cell office:value-type="string" calcext:value-type="string">
            <text:p>Na pānīyasāmantā senāsanaṃ papphoṭetabbaṃ.</text:p>
          </table:table-cell>
          <table:table-cell office:value-type="string" calcext:value-type="string">
            <text:p>near water for dr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20</text:p>
          </table:table-cell>
          <table:table-cell office:value-type="string" calcext:value-type="string">
            <text:p>Na paribhojanīyasāmantā senāsanaṃ papphoṭetabbaṃ.</text:p>
          </table:table-cell>
          <table:table-cell office:value-type="string" calcext:value-type="string">
            <text:p>or near water for was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21</text:p>
          </table:table-cell>
          <table:table-cell office:value-type="string" calcext:value-type="string">
            <text:p>Na paṭivāte aṅgaṇe senāsanaṃ papphoṭetabbaṃ.</text:p>
          </table:table-cell>
          <table:table-cell office:value-type="string" calcext:value-type="string">
            <text:p>He should not beat the furniture in an open area upwind from these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2.22</text:p>
          </table:table-cell>
          <table:table-cell office:value-type="string" calcext:value-type="string">
            <text:p>Adhovāte senāsanaṃ papphoṭetabbaṃ.</text:p>
          </table:table-cell>
          <table:table-cell office:value-type="string" calcext:value-type="string">
            <text:p>but downwind from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3.1</text:p>
          </table:table-cell>
          <table:table-cell office:value-type="string" calcext:value-type="string">
            <text:p>Bhummattharaṇaṃ ekamantaṃ otāpetvā sodhetvā papphoṭetvā atiharitvā yathāpaññattaṃ paññapetabbaṃ.</text:p>
          </table:table-cell>
          <table:table-cell office:value-type="string" calcext:value-type="string">
            <text:p>He should sun the floor-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bj5.366, cck7.218, dr7.195, ms4V_1697, pts-cs7.3, sc43, sya7.238, vri90.363</text:p>
          </table:table-cell>
          <table:table-cell/>
        </table:table-row>
        <table:table-row table:style-name="ro1">
          <table:table-cell office:value-type="string" calcext:value-type="string">
            <text:p>pli-tv-kd18:7.3.2</text:p>
          </table:table-cell>
          <table:table-cell office:value-type="string" calcext:value-type="string">
            <text:p>Mañcapaṭipādakā ekamantaṃ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office:value-type="string" calcext:value-type="string">
            <text:p>pts-vp-pli2.219</text:p>
          </table:table-cell>
          <table:table-cell/>
        </table:table-row>
        <table:table-row table:style-name="ro1">
          <table:table-cell office:value-type="string" calcext:value-type="string">
            <text:p>pli-tv-kd18:7.3.3</text:p>
          </table:table-cell>
          <table:table-cell office:value-type="string" calcext:value-type="string">
            <text:p>Mañco ekamantaṃ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4</text:p>
          </table:table-cell>
          <table:table-cell office:value-type="string" calcext:value-type="string">
            <text:p>Pīṭhaṃ ekamant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office:value-type="string" calcext:value-type="string">
            <text:p>pts-vp-en5.307</text:p>
          </table:table-cell>
          <table:table-cell/>
        </table:table-row>
        <table:table-row table:style-name="ro1">
          <table:table-cell office:value-type="string" calcext:value-type="string">
            <text:p>pli-tv-kd18:7.3.5</text:p>
          </table:table-cell>
          <table:table-cell office:value-type="string" calcext:value-type="string">
            <text:p>Bhisibibbohanaṃ ekamant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6</text:p>
          </table:table-cell>
          <table:table-cell office:value-type="string" calcext:value-type="string">
            <text:p>Nisīdanapaccattharaṇaṃ ekamant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7</text:p>
          </table:table-cell>
          <table:table-cell office:value-type="string" calcext:value-type="string">
            <text:p>Kheḷamallako ekamantaṃ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8</text:p>
          </table:table-cell>
          <table:table-cell office:value-type="string" calcext:value-type="string">
            <text:p>Apassenaphalakaṃ ekamant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9</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10</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11</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3.12</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4.1</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ms4V_1698, pts-cs7.4, sc44</text:p>
          </table:table-cell>
          <table:table-cell/>
        </table:table-row>
        <table:table-row table:style-name="ro1">
          <table:table-cell office:value-type="string" calcext:value-type="string">
            <text:p>pli-tv-kd18:7.4.2</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3</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4</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5</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6</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4.7</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cck7.219, csp1ed4.389, csp2ed4.389, ms4V_1699, sc45, sya7.239</text:p>
          </table:table-cell>
          <table:table-cell/>
        </table:table-row>
        <table:table-row table:style-name="ro1">
          <table:table-cell office:value-type="string" calcext:value-type="string">
            <text:p>pli-tv-kd18:7.4.8</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9</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10</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11</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12</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13</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7.4.14</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7.4.15</text:p>
          </table:table-cell>
          <table:table-cell office:value-type="string" calcext:value-type="string">
            <text:p>Sace vuḍḍhena saddhiṃ ekavihāre viharati, na vuḍḍhaṃ anāpucchā uddeso dātabbo, na paripucchā dātabbā, na sajjhāyo kātabbo, na dhammo bhāsitabbo, na padīpo kātabbo, na padīpo vijjhāpetabbo, na vātapānā vivaritabbā, na vātapānā thaketabbā.</text:p>
          </table:table-cell>
          <table:table-cell office:value-type="string" calcext:value-type="string">
            <text:p>If he is staying in the same dwelling as a more senior monk, he should not do any of the following without asking him for permission: recite, question, rehearse, teach, turn a lamp on or off, or open or close a window. </text:p>
          </table:table-cell>
          <table:table-cell office:value-type="string" calcext:value-type="string">
            <text:p/>
          </table:table-cell>
          <table:table-cell office:value-type="string" calcext:value-type="string">
            <text:p>&lt;p&gt;{}</text:p>
          </table:table-cell>
          <table:table-cell office:value-type="string" calcext:value-type="string">
            <text:p>bj5.368, dr7.196, ms4V_1700, ndp4.325, pts-vp-en5.308, sc46, vri90.364</text:p>
          </table:table-cell>
          <table:table-cell/>
        </table:table-row>
        <table:table-row table:style-name="ro1">
          <table:table-cell office:value-type="string" calcext:value-type="string">
            <text:p>pli-tv-kd18:7.4.16</text:p>
          </table:table-cell>
          <table:table-cell office:value-type="string" calcext:value-type="string">
            <text:p>Sace vuḍḍhena saddhiṃ ekacaṅkame caṅkamati, yena vuḍḍho tena parivattitabbaṃ, na ca vuḍḍho saṅghāṭikaṇṇena ghaṭṭetabbo.</text:p>
          </table:table-cell>
          <table:table-cell office:value-type="string" calcext:value-type="string">
            <text:p>If he is walking up and down on a walking-path together with a more senior monk, he should walk behind him, but he should not hit him with the corners of his robe. </text:p>
          </table:table-cell>
          <table:table-cell office:value-type="string" calcext:value-type="string">
            <text:p>_Yena vuḍḍho tena parivattitabbaṃ_. [Sp.4.369](): _Yena vuḍḍho tena parivattitabbanti vuḍḍhābhimukhena parivattitabbaṃ_, “_Yena vuḍḍho tena parivattitabbaṃ_ means he should turn around facing the more senior monk.” [Sp-yoj.3.370]() adds: _Parivattitabbanti parimukhaṃ vattitabbaṃ_, “_Parivattitabba_ means he should go while facing him.”</text:p>
          </table:table-cell>
          <table:table-cell office:value-type="string" calcext:value-type="string">
            <text:p>{}&lt;/p&gt;</text:p>
          </table:table-cell>
          <table:table-cell office:value-type="string" calcext:value-type="string">
            <text:p>pts-vp-pli2.220</text:p>
          </table:table-cell>
          <table:table-cell/>
        </table:table-row>
        <table:table-row table:style-name="ro1">
          <table:table-cell office:value-type="string" calcext:value-type="string">
            <text:p>pli-tv-kd18:7.4.17</text:p>
          </table:table-cell>
          <table:table-cell office:value-type="string" calcext:value-type="string">
            <text:p>Idaṃ kho, bhikkhave, bhikkhūnaṃ senāsanavattaṃ yathā bhikkhūhi senāsane sammā vattitabban”ti.</text:p>
          </table:table-cell>
          <table:table-cell office:value-type="string" calcext:value-type="string">
            <text:p>This is the proper conduct in regard to dwelling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8.1.0</text:p>
          </table:table-cell>
          <table:table-cell office:value-type="string" calcext:value-type="string">
            <text:p>9. Jantāgharavattakathā</text:p>
          </table:table-cell>
          <table:table-cell office:value-type="string" calcext:value-type="string">
            <text:p>Discussion of the proper conduct in regard to saunas </text:p>
          </table:table-cell>
          <table:table-cell office:value-type="string" calcext:value-type="string">
            <text:p>“Sauna” renders _jantāghara_. The Buddha’s personal physician, Jīvaka, recommended a _janṭāghara_ for the Sangha to keep the monks healthy ([](pli-tv-kd15:14.1.8)). The _jantāghara_ was a room with a fire place and a flue ([](pli-tv-kd15:14.3.16)). It was used to make one sweat ([](pli-tv-kd15:14.3.31)) and was also a place for cleaning oneself ([](pli-tv-kd1:25.12.4)). Moreover, the verb for what one does in a _jantāghara_ is “bathe”, _nahāyati_ ([]( pli-tv-kd20:27.4.15)). All in all it comes very close to what we now call a sauna.</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8.1.1</text:p>
          </table:table-cell>
          <table:table-cell office:value-type="string" calcext:value-type="string">
            <text:p>Tena kho pana samayena chabbaggiyā bhikkhū jantāghare therehi bhikkhūhi nivāriyamānā anādariyaṃ paṭicca pahūtaṃ kaṭṭhaṃ āropetvā aggiṃ datvā dvāraṃ thaketvā dvāre nisīdanti.</text:p>
          </table:table-cell>
          <table:table-cell office:value-type="string" calcext:value-type="string">
            <text:p>On one occasion the monks from the group of six were kept out of the sauna by the senior monks. Then, out of disrespect, they stacked up much firewood, lit it, closed the door, and sat down against it. </text:p>
          </table:table-cell>
          <table:table-cell office:value-type="string" calcext:value-type="string">
            <text:p/>
          </table:table-cell>
          <table:table-cell office:value-type="string" calcext:value-type="string">
            <text:p>&lt;p&gt;{}</text:p>
          </table:table-cell>
          <table:table-cell office:value-type="string" calcext:value-type="string">
            <text:p>cck7.220, csp1ed4.390, csp2ed4.390, ms4V_1701, msdiv371, pts-cs8.1, sc47, sya7.240</text:p>
          </table:table-cell>
          <table:table-cell/>
        </table:table-row>
        <table:table-row table:style-name="ro1">
          <table:table-cell office:value-type="string" calcext:value-type="string">
            <text:p>pli-tv-kd18:8.1.2</text:p>
          </table:table-cell>
          <table:table-cell office:value-type="string" calcext:value-type="string">
            <text:p>Bhikkhū uṇhābhitattā dvāraṃ alabhamānā mucchitā papatanti.</text:p>
          </table:table-cell>
          <table:table-cell office:value-type="string" calcext:value-type="string">
            <text:p>The monks overheated, but being unable to open the door, they fainted and collapse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ikkhū → therā ca bhikkhū (sya-all, km)</text:p>
          </table:table-cell>
        </table:table-row>
        <table:table-row table:style-name="ro1">
          <table:table-cell office:value-type="string" calcext:value-type="string">
            <text:p>pli-tv-kd18:8.1.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1.4</text:p>
          </table:table-cell>
          <table:table-cell office:value-type="string" calcext:value-type="string">
            <text:p>“kathañhi nāma chabbaggiyā bhikkhū jantāghare therehi bhikkhūhi nivāriyamānā anādariyaṃ paṭicca pahūtaṃ kaṭṭhaṃ āropetvā aggiṃ datvā dvāraṃ thaketvā dvāre nisīdissanti.</text:p>
          </table:table-cell>
          <table:table-cell office:value-type="string" calcext:value-type="string">
            <text:p>“How can the monks from the group of six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5</text:p>
          </table:table-cell>
          <table:table-cell office:value-type="string" calcext:value-type="string">
            <text:p>Bhikkhū uṇhābhitattā dvāraṃ alabhamānā mucchitā papatan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6</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7</text:p>
          </table:table-cell>
          <table:table-cell office:value-type="string" calcext:value-type="string">
            <text:p>“saccaṃ kira, bhikkhave, chabbaggiyā bhikkhū jantāghare therehi bhikkhūhi nivāriyamānā anādariyaṃ paṭicca pahūtaṃ kaṭṭhaṃ āropetvā aggiṃ datvā dvāraṃ thaketvā dvāre nisīdanti;</text:p>
          </table:table-cell>
          <table:table-cell office:value-type="string" calcext:value-type="string">
            <text:p>“Is it true, monks, that the monks from the group of six did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8</text:p>
          </table:table-cell>
          <table:table-cell office:value-type="string" calcext:value-type="string">
            <text:p>bhikkhū uṇhābhitattā dvāraṃ alabhamānā mucchitā papatan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9</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10</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1.11</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1.12</text:p>
          </table:table-cell>
          <table:table-cell office:value-type="string" calcext:value-type="string">
            <text:p>“na, bhikkhave, jantāghare therena bhikkhunā nivāriyamānena anādariyaṃ paṭicca pahūtaṃ kaṭṭhaṃ āropetvā aggi dātabbo.</text:p>
          </table:table-cell>
          <table:table-cell office:value-type="string" calcext:value-type="string">
            <text:p>“If you’re kept out of a sauna by senior monks, you should not, out of disrespect, stack up much firewood and light i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8:8.1.13</text:p>
          </table:table-cell>
          <table:table-cell office:value-type="string" calcext:value-type="string">
            <text:p>Yo da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1.14</text:p>
          </table:table-cell>
          <table:table-cell office:value-type="string" calcext:value-type="string">
            <text:p>Na, bhikkhave, dvāraṃ thaketvā dvāre nisīditabbaṃ.</text:p>
          </table:table-cell>
          <table:table-cell office:value-type="string" calcext:value-type="string">
            <text:p>And you should not close the door and sit down against it.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8:8.1.15</text:p>
          </table:table-cell>
          <table:table-cell office:value-type="string" calcext:value-type="string">
            <text:p>Yo nisīd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text:p>
          </table:table-cell>
          <table:table-cell office:value-type="string" calcext:value-type="string">
            <text:p>Tena hi, bhikkhave, bhikkhūnaṃ jantāgharavattaṃ paññapessāmi yathā bhikkhūhi jantāghare sammā vattitabbaṃ.</text:p>
          </table:table-cell>
          <table:table-cell office:value-type="string" calcext:value-type="string">
            <text:p>Well then, I will lay down the proper conduct in regard to saunas. </text:p>
          </table:table-cell>
          <table:table-cell office:value-type="string" calcext:value-type="string">
            <text:p/>
          </table:table-cell>
          <table:table-cell office:value-type="string" calcext:value-type="string">
            <text:p>&lt;p&gt;{}</text:p>
          </table:table-cell>
          <table:table-cell office:value-type="string" calcext:value-type="string">
            <text:p>bj5.370, dr7.197, ms4V_1702, msdiv372, pts-cs8.2, sc48, sya7.241</text:p>
          </table:table-cell>
          <table:table-cell/>
        </table:table-row>
        <table:table-row table:style-name="ro1">
          <table:table-cell office:value-type="string" calcext:value-type="string">
            <text:p>pli-tv-kd18:8.2.2</text:p>
          </table:table-cell>
          <table:table-cell office:value-type="string" calcext:value-type="string">
            <text:p>Yo paṭhamaṃ jantāgharaṃ gacchati, sace chārikā ussannā hoti, chārikā chaḍḍetabbā.</text:p>
          </table:table-cell>
          <table:table-cell office:value-type="string" calcext:value-type="string">
            <text:p>The monk who goes first to the sauna should discard the ashes if they are building up. </text:p>
          </table:table-cell>
          <table:table-cell office:value-type="string" calcext:value-type="string">
            <text:p/>
          </table:table-cell>
          <table:table-cell office:value-type="string" calcext:value-type="string">
            <text:p>{}</text:p>
          </table:table-cell>
          <table:table-cell office:value-type="string" calcext:value-type="string">
            <text:p>pts-vp-en5.309</text:p>
          </table:table-cell>
          <table:table-cell/>
        </table:table-row>
        <table:table-row table:style-name="ro1">
          <table:table-cell office:value-type="string" calcext:value-type="string">
            <text:p>pli-tv-kd18:8.2.3</text:p>
          </table:table-cell>
          <table:table-cell office:value-type="string" calcext:value-type="string">
            <text:p>Sace jantāgharaṃ uklāpaṃ hoti, jantāgharaṃ sammajjitabbaṃ.</text:p>
          </table:table-cell>
          <table:table-cell office:value-type="string" calcext:value-type="string">
            <text:p>If the sauna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4</text:p>
          </table:table-cell>
          <table:table-cell office:value-type="string" calcext:value-type="string">
            <text:p>Sace paribhaṇḍaṃ uklāpaṃ hoti, paribhaṇḍaṃ sammajjitabbaṃ.</text:p>
          </table:table-cell>
          <table:table-cell office:value-type="string" calcext:value-type="string">
            <text:p>If the area immediately outside the sauna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5</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6</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7</text:p>
          </table:table-cell>
          <table:table-cell office:value-type="string" calcext:value-type="string">
            <text:p>Sace jantāgharasālā uklāpā hoti, jantāgharasālā sammajjitabbā.</text:p>
          </table:table-cell>
          <table:table-cell office:value-type="string" calcext:value-type="string">
            <text:p>If the sauna shed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8</text:p>
          </table:table-cell>
          <table:table-cell office:value-type="string" calcext:value-type="string">
            <text:p>Cuṇṇaṃ sannetabbaṃ, mattikā temetabbā, udakadoṇikāya udakaṃ āsiñcitabbaṃ.</text:p>
          </table:table-cell>
          <table:table-cell office:value-type="string" calcext:value-type="string">
            <text:p>He should knead bath powder, moisten the clay, and fill the water trough with water. </text:p>
          </table:table-cell>
          <table:table-cell office:value-type="string" calcext:value-type="string">
            <text:p/>
          </table:table-cell>
          <table:table-cell office:value-type="string" calcext:value-type="string">
            <text:p>&lt;p&gt;{}</text:p>
          </table:table-cell>
          <table:table-cell office:value-type="string" calcext:value-type="string">
            <text:p>cck7.221, ms4V_1703, ndp4.326, sc49, vri90.365</text:p>
          </table:table-cell>
          <table:table-cell/>
        </table:table-row>
        <table:table-row table:style-name="ro1">
          <table:table-cell office:value-type="string" calcext:value-type="string">
            <text:p>pli-tv-kd18:8.2.9</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10</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11</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12</text:p>
          </table:table-cell>
          <table:table-cell office:value-type="string" calcext:value-type="string">
            <text:p>Sace ussahati, jantāghare therānaṃ bhikkhūnaṃ parikammaṃ kātabbaṃ.</text:p>
          </table:table-cell>
          <table:table-cell office:value-type="string" calcext:value-type="string">
            <text:p>If he is able, he should do services for the senior monks in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8.2.13</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4</text:p>
          </table:table-cell>
          <table:table-cell office:value-type="string" calcext:value-type="string">
            <text:p>Sace ussahati, udakepi therānaṃ bhikkhūnaṃ parikammaṃ kātabbaṃ.</text:p>
          </table:table-cell>
          <table:table-cell office:value-type="string" calcext:value-type="string">
            <text:p>If he is able, he should also do services for the senior monks in the wa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5</text:p>
          </table:table-cell>
          <table:table-cell office:value-type="string" calcext:value-type="string">
            <text:p>Na therānaṃ bhikkhūnaṃ puratopi nahāyitabbaṃ, na uparitopi nahāyitabbaṃ.</text:p>
          </table:table-cell>
          <table:table-cell office:value-type="string" calcext:value-type="string">
            <text:p>He should not bathe in front of the senior monks or upstream from them. </text:p>
          </table:table-cell>
          <table:table-cell office:value-type="string" calcext:value-type="string">
            <text:p/>
          </table:table-cell>
          <table:table-cell office:value-type="string" calcext:value-type="string">
            <text:p>{}</text:p>
          </table:table-cell>
          <table:table-cell office:value-type="string" calcext:value-type="string">
            <text:p>pts-vp-pli2.221</text:p>
          </table:table-cell>
          <table:table-cell/>
        </table:table-row>
        <table:table-row table:style-name="ro1">
          <table:table-cell office:value-type="string" calcext:value-type="string">
            <text:p>pli-tv-kd18:8.2.16</text:p>
          </table:table-cell>
          <table:table-cell office:value-type="string" calcext:value-type="string">
            <text:p>Nahātena uttarantena otarantānaṃ maggo dātabbo.</text:p>
          </table:table-cell>
          <table:table-cell office:value-type="string" calcext:value-type="string">
            <text:p>When he is coming out of the water after bathing, he should give way to those who are entering the wa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7</text:p>
          </table:table-cell>
          <table:table-cell office:value-type="string" calcext:value-type="string">
            <text:p>Yo pacchā jantāgharā nikkhamati, sace jantāgharaṃ cikkhallaṃ hoti, dhovitabbaṃ.</text:p>
          </table:table-cell>
          <table:table-cell office:value-type="string" calcext:value-type="string">
            <text:p>If the sauna is muddy, the last monk to leave it should wash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8</text:p>
          </table:table-cell>
          <table:table-cell office:value-type="string" calcext:value-type="string">
            <text:p>Mattikādoṇikaṃ dhovitvā jantāgharapīṭhaṃ paṭisāmetvā aggiṃ vijjhāpetvā dvāraṃ thaketvā pakkamitabbaṃ.</text:p>
          </table:table-cell>
          <table:table-cell office:value-type="string" calcext:value-type="string">
            <text:p>He should wash the clay trough, put away the sauna stool, extinguish the fire, close the door, and then depar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8.2.19</text:p>
          </table:table-cell>
          <table:table-cell office:value-type="string" calcext:value-type="string">
            <text:p>Idaṃ kho, bhikkhave, bhikkhūnaṃ jantāgharavattaṃ yathā bhikkhūhi jantāghare sammā vattitabban”ti.</text:p>
          </table:table-cell>
          <table:table-cell office:value-type="string" calcext:value-type="string">
            <text:p>This is the proper conduct in regard to sauna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9.1.0</text:p>
          </table:table-cell>
          <table:table-cell office:value-type="string" calcext:value-type="string">
            <text:p>10. Vaccakuṭivattakathā</text:p>
          </table:table-cell>
          <table:table-cell office:value-type="string" calcext:value-type="string">
            <text:p>Discussion of the proper conduct in regard to restroom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9.1.1</text:p>
          </table:table-cell>
          <table:table-cell office:value-type="string" calcext:value-type="string">
            <text:p>Tena kho pana samayena aññataro bhikkhu brāhmaṇajātiko vaccaṃ katvā na icchati ācametuṃ—</text:p>
          </table:table-cell>
          <table:table-cell office:value-type="string" calcext:value-type="string">
            <text:p>At that time a monk who had been born as a brahmin did not want to rinse after defecating, thinking, </text:p>
          </table:table-cell>
          <table:table-cell office:value-type="string" calcext:value-type="string">
            <text:p/>
          </table:table-cell>
          <table:table-cell office:value-type="string" calcext:value-type="string">
            <text:p>&lt;p&gt;{}</text:p>
          </table:table-cell>
          <table:table-cell office:value-type="string" calcext:value-type="string">
            <text:p>bj5.372, cck7.222, csp1ed4.391, csp2ed4.391, dr7.198, ms4V_1704, msdiv373, sc50, sya7.242</text:p>
          </table:table-cell>
          <table:table-cell/>
        </table:table-row>
        <table:table-row table:style-name="ro1">
          <table:table-cell office:value-type="string" calcext:value-type="string">
            <text:p>pli-tv-kd18:9.1.2</text:p>
          </table:table-cell>
          <table:table-cell office:value-type="string" calcext:value-type="string">
            <text:p>“ko imaṃ vasalaṃ duggandhaṃ āmasissatī”ti.</text:p>
          </table:table-cell>
          <table:table-cell office:value-type="string" calcext:value-type="string">
            <text:p>“Who would touch this foul, stinking stuff?”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āmasissatī”ti → ācamissatīti (mr)</text:p>
          </table:table-cell>
        </table:table-row>
        <table:table-row table:style-name="ro1">
          <table:table-cell office:value-type="string" calcext:value-type="string">
            <text:p>pli-tv-kd18:9.1.3</text:p>
          </table:table-cell>
          <table:table-cell office:value-type="string" calcext:value-type="string">
            <text:p>Tassa vaccamagge kimi saṇṭhāti.</text:p>
          </table:table-cell>
          <table:table-cell office:value-type="string" calcext:value-type="string">
            <text:p>As a result, a worm settled in his anu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4</text:p>
          </table:table-cell>
          <table:table-cell office:value-type="string" calcext:value-type="string">
            <text:p>Atha kho so bhikkhu bhikkhūnaṃ etamatthaṃ ārocesi.</text:p>
          </table:table-cell>
          <table:table-cell office:value-type="string" calcext:value-type="string">
            <text:p>He told the monks, who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5</text:p>
          </table:table-cell>
          <table:table-cell office:value-type="string" calcext:value-type="string">
            <text:p>“Kiṃ pana tvaṃ, āvuso, vaccaṃ katvā na ācamesī”ti?</text:p>
          </table:table-cell>
          <table:table-cell office:value-type="string" calcext:value-type="string">
            <text:p>“So you don’t rinse after defecat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9.1.6</text:p>
          </table:table-cell>
          <table:table-cell office:value-type="string" calcext:value-type="string">
            <text:p>“Evamāvuso”ti.</text:p>
          </table:table-cell>
          <table:table-cell office:value-type="string" calcext:value-type="string">
            <text:p>“That’s righ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9.1.7</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9.1.8</text:p>
          </table:table-cell>
          <table:table-cell office:value-type="string" calcext:value-type="string">
            <text:p>“kathañhi nāma bhikkhu vaccaṃ katvā na ācamessatī”ti.</text:p>
          </table:table-cell>
          <table:table-cell office:value-type="string" calcext:value-type="string">
            <text:p>“How can a monk not rinse after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9</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10</text:p>
          </table:table-cell>
          <table:table-cell office:value-type="string" calcext:value-type="string">
            <text:p>“saccaṃ kira tvaṃ, bhikkhu, vaccaṃ katvā na ācamesī”ti?</text:p>
          </table:table-cell>
          <table:table-cell office:value-type="string" calcext:value-type="string">
            <text:p>“Is it true, monk, that you don’t rinse after defecating?” </text:p>
          </table:table-cell>
          <table:table-cell office:value-type="string" calcext:value-type="string">
            <text:p/>
          </table:table-cell>
          <table:table-cell office:value-type="string" calcext:value-type="string">
            <text:p>{}</text:p>
          </table:table-cell>
          <table:table-cell office:value-type="string" calcext:value-type="string">
            <text:p>pts-vp-en5.310</text:p>
          </table:table-cell>
          <table:table-cell/>
        </table:table-row>
        <table:table-row table:style-name="ro1">
          <table:table-cell office:value-type="string" calcext:value-type="string">
            <text:p>pli-tv-kd18:9.1.11</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12</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9.1.13</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9.1.14</text:p>
          </table:table-cell>
          <table:table-cell office:value-type="string" calcext:value-type="string">
            <text:p>“na, bhikkhave, vaccaṃ katvā sati udake nācametabbaṃ.</text:p>
          </table:table-cell>
          <table:table-cell office:value-type="string" calcext:value-type="string">
            <text:p>“When there is water available, you should rinse after defecating.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8:9.1.15</text:p>
          </table:table-cell>
          <table:table-cell office:value-type="string" calcext:value-type="string">
            <text:p>Yo nācameyya, āpatti dukkaṭassā”ti.</text:p>
          </table:table-cell>
          <table:table-cell office:value-type="string" calcext:value-type="string">
            <text:p>If you don’t,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1.1</text:p>
          </table:table-cell>
          <table:table-cell office:value-type="string" calcext:value-type="string">
            <text:p>Tena kho pana samayena bhikkhū vaccakuṭiyā yathāvuḍḍhaṃ vaccaṃ karonti.</text:p>
          </table:table-cell>
          <table:table-cell office:value-type="string" calcext:value-type="string">
            <text:p>At that time the monks used the restroom according to seniority. </text:p>
          </table:table-cell>
          <table:table-cell office:value-type="string" calcext:value-type="string">
            <text:p/>
          </table:table-cell>
          <table:table-cell office:value-type="string" calcext:value-type="string">
            <text:p>&lt;p&gt;{}</text:p>
          </table:table-cell>
          <table:table-cell office:value-type="string" calcext:value-type="string">
            <text:p>ms4V_1705, pts-cs10.1, sc51</text:p>
          </table:table-cell>
          <table:table-cell/>
        </table:table-row>
        <table:table-row table:style-name="ro1">
          <table:table-cell office:value-type="string" calcext:value-type="string">
            <text:p>pli-tv-kd18:10.1.2</text:p>
          </table:table-cell>
          <table:table-cell office:value-type="string" calcext:value-type="string">
            <text:p>Navakā bhikkhū paṭhamataraṃ āgantvā vaccitā āgamenti.</text:p>
          </table:table-cell>
          <table:table-cell office:value-type="string" calcext:value-type="string">
            <text:p>Junior monks who had arrived before others had to wait to defec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1.3</text:p>
          </table:table-cell>
          <table:table-cell office:value-type="string" calcext:value-type="string">
            <text:p>Te vaccaṃ sandhārentā mucchitā papatanti.</text:p>
          </table:table-cell>
          <table:table-cell office:value-type="string" calcext:value-type="string">
            <text:p>Holding it in, they fainted and collap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1.4</text:p>
          </table:table-cell>
          <table:table-cell office:value-type="string" calcext:value-type="string">
            <text:p>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1.5</text:p>
          </table:table-cell>
          <table:table-cell office:value-type="string" calcext:value-type="string">
            <text:p>“saccaṃ kira, bhikkhave …pe…</text:p>
          </table:table-cell>
          <table:table-cell office:value-type="string" calcext:value-type="string">
            <text:p>“Is it true, monks, that this is hap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1.6</text:p>
          </table:table-cell>
          <table:table-cell office:value-type="string" calcext:value-type="string">
            <text:p>“saccaṃ, bhagavā”ti …pe…</text:p>
          </table:table-cell>
          <table:table-cell office:value-type="string" calcext:value-type="string">
            <text:p>“It’s true, Sir.” … and the Buddha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1.7</text:p>
          </table:table-cell>
          <table:table-cell office:value-type="string" calcext:value-type="string">
            <text:p>“na, bhikkhave, vaccakuṭiyā yathāvuḍḍhaṃ vacco kātabbo.</text:p>
          </table:table-cell>
          <table:table-cell office:value-type="string" calcext:value-type="string">
            <text:p>“The restroom should not be used according to seniority. </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8:10.1.8</text:p>
          </table:table-cell>
          <table:table-cell office:value-type="string" calcext:value-type="string">
            <text:p>Yo k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1.9</text:p>
          </table:table-cell>
          <table:table-cell office:value-type="string" calcext:value-type="string">
            <text:p>Anujānāmi, bhikkhave, āgatapaṭipāṭiyā vaccaṃ kātun”ti.</text:p>
          </table:table-cell>
          <table:table-cell office:value-type="string" calcext:value-type="string">
            <text:p>You should use the restroom according to the order of arriva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2.1</text:p>
          </table:table-cell>
          <table:table-cell office:value-type="string" calcext:value-type="string">
            <text:p>Tena kho pana samayena chabbaggiyā bhikkhū atisahasāpi vaccakuṭiṃ pavisanti, ubbhajitvāpi pavisanti, nitthunantāpi vaccaṃ karonti, dantakaṭṭhaṃ khādantāpi vaccaṃ karonti, bahiddhāpi vaccadoṇikāya vaccaṃ karonti, bahiddhāpi passāvadoṇikāya passāvaṃ karonti, passāvadoṇikāyapi kheḷaṃ karonti, pharusenapi kaṭṭhena avalekhanti, avalekhanakaṭṭhampi vaccakūpamhi pātenti, atisahasāpi nikkhamanti, ubbhajitvāpi nikkhamanti, capucapukārakampi ācamenti, ācamanasarāvakepi udakaṃ sesenti.</text:p>
          </table:table-cell>
          <table:table-cell office:value-type="string" calcext:value-type="string">
            <text:p>At that time the monks from the group of six entered the restroom too hastily, pulled up their robe before entering, groaned while defecating, brushed their teeth while defecating, defecated outside the toilet, urinated outside the urinal, spat in the urinal, used coarse wiping sticks, threw the wiping sticks in the cesspit, left the restroom too hastily, came out with their robe still pulled up, made a chomping sound while rinsing, and they left water in the scoop for rinsing. </text:p>
          </table:table-cell>
          <table:table-cell office:value-type="string" calcext:value-type="string">
            <text:p/>
          </table:table-cell>
          <table:table-cell office:value-type="string" calcext:value-type="string">
            <text:p>&lt;p&gt;{}&lt;/p&gt;</text:p>
          </table:table-cell>
          <table:table-cell office:value-type="string" calcext:value-type="string">
            <text:p>bj5.374, cck7.223, csp1ed4.392, csp2ed4.392, dr7.199, ms4V_1706, ndp4.327, pts-cs10.2, sc52, sya7.243, vri90.366</text:p>
          </table:table-cell>
          <table:table-cell office:value-type="string" calcext:value-type="string">
            <text:p>ubbhajitvāpi → ubbhujjitvāpi (bj); ubbhujitvāpi (sya-all, pts1ed)</text:p>
          </table:table-cell>
        </table:table-row>
        <table:table-row table:style-name="ro1">
          <table:table-cell office:value-type="string" calcext:value-type="string">
            <text:p>pli-tv-kd18:10.2.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office:value-type="string" calcext:value-type="string">
            <text:p>pts-vp-pli2.222</text:p>
          </table:table-cell>
          <table:table-cell/>
        </table:table-row>
        <table:table-row table:style-name="ro1">
          <table:table-cell office:value-type="string" calcext:value-type="string">
            <text:p>pli-tv-kd18:10.2.3</text:p>
          </table:table-cell>
          <table:table-cell office:value-type="string" calcext:value-type="string">
            <text:p>“kathañhi nāma chabbaggiyā bhikkhū atisahasāpi vaccakuṭiṃ pavisissanti, ubbhajitvāpi pavisissanti, nitthunantāpi vaccaṃ karissanti, dantakaṭṭhaṃ khādantāpi vaccaṃ karissanti, bahiddhāpi vaccadoṇikāya vaccaṃ karissanti, bahiddhāpi passāvadoṇikāya passāvaṃ karissanti, passāvadoṇikāyapi kheḷaṃ karissanti, pharusenapi kaṭṭhena avalekhissanti, avalekhanakaṭṭhampi vaccakūpamhi pātessanti, atisahasāpi nikkhamissanti, ubbhajitvāpi nikkhamissanti, capucapukārakampi ācamessanti, ācamanasarāvakepi udakaṃ sesessantī”ti.</text:p>
          </table:table-cell>
          <table:table-cell office:value-type="string" calcext:value-type="string">
            <text:p>“How can the monks from the group of six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2.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2.5</text:p>
          </table:table-cell>
          <table:table-cell office:value-type="string" calcext:value-type="string">
            <text:p>“saccaṃ kira, bhikkhave …pe…</text:p>
          </table:table-cell>
          <table:table-cell office:value-type="string" calcext:value-type="string">
            <text:p>“Is it true, monks, that the monks from the group of six act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2.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2.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2.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2.9</text:p>
          </table:table-cell>
          <table:table-cell office:value-type="string" calcext:value-type="string">
            <text:p>“Tena hi, bhikkhave, bhikkhūnaṃ vaccakuṭivattaṃ paññapessāmi yathā bhikkhūhi vaccakuṭiyā sammā vattitabbaṃ.</text:p>
          </table:table-cell>
          <table:table-cell office:value-type="string" calcext:value-type="string">
            <text:p>“Well then, I will lay down the proper conduct in regard to restrooms. </text:p>
          </table:table-cell>
          <table:table-cell office:value-type="string" calcext:value-type="string">
            <text:p/>
          </table:table-cell>
          <table:table-cell office:value-type="string" calcext:value-type="string">
            <text:p>&lt;p&gt;{}</text:p>
          </table:table-cell>
          <table:table-cell office:value-type="string" calcext:value-type="string">
            <text:p>cck7.224, dr7.200, ms4V_1707, msdiv374, sc53, sya7.244</text:p>
          </table:table-cell>
          <table:table-cell/>
        </table:table-row>
        <table:table-row table:style-name="ro1">
          <table:table-cell office:value-type="string" calcext:value-type="string">
            <text:p>pli-tv-kd18:10.3.1</text:p>
          </table:table-cell>
          <table:table-cell office:value-type="string" calcext:value-type="string">
            <text:p>Yo vaccakuṭiṃ gacchati tena bahi ṭhitena ukkāsitabbaṃ.</text:p>
          </table:table-cell>
          <table:table-cell office:value-type="string" calcext:value-type="string">
            <text:p>When a monk goes to the restroom, he should stand outside and clear his throat. </text:p>
          </table:table-cell>
          <table:table-cell office:value-type="string" calcext:value-type="string">
            <text:p/>
          </table:table-cell>
          <table:table-cell office:value-type="string" calcext:value-type="string">
            <text:p>{}</text:p>
          </table:table-cell>
          <table:table-cell office:value-type="string" calcext:value-type="string">
            <text:p>pts-cs10.3</text:p>
          </table:table-cell>
          <table:table-cell office:value-type="string" calcext:value-type="string">
            <text:p>bahi ṭhitena → bahi ṭhitena (bj, mr); bahiṭṭhitena (sya1ed, sya2ed)</text:p>
          </table:table-cell>
        </table:table-row>
        <table:table-row table:style-name="ro1">
          <table:table-cell office:value-type="string" calcext:value-type="string">
            <text:p>pli-tv-kd18:10.3.2</text:p>
          </table:table-cell>
          <table:table-cell office:value-type="string" calcext:value-type="string">
            <text:p>Anto nisinnenapi ukkāsitabbaṃ.</text:p>
          </table:table-cell>
          <table:table-cell office:value-type="string" calcext:value-type="string">
            <text:p>Anyone sitting inside should also clear his throat. </text:p>
          </table:table-cell>
          <table:table-cell office:value-type="string" calcext:value-type="string">
            <text:p/>
          </table:table-cell>
          <table:table-cell office:value-type="string" calcext:value-type="string">
            <text:p>{}</text:p>
          </table:table-cell>
          <table:table-cell office:value-type="string" calcext:value-type="string">
            <text:p>pts-vp-en5.311</text:p>
          </table:table-cell>
          <table:table-cell/>
        </table:table-row>
        <table:table-row table:style-name="ro1">
          <table:table-cell office:value-type="string" calcext:value-type="string">
            <text:p>pli-tv-kd18:10.3.3</text:p>
          </table:table-cell>
          <table:table-cell office:value-type="string" calcext:value-type="string">
            <text:p>Cīvaravaṃse vā cīvararajjuyā vā cīvaraṃ nikkhipitvā sādhukaṃ ataramānena vaccakuṭi pavisitabbā.</text:p>
          </table:table-cell>
          <table:table-cell office:value-type="string" calcext:value-type="string">
            <text:p>After hanging his robe from a bamboo robe-rack or a clothesline, he should enter the restroom carefully and without hurr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4</text:p>
          </table:table-cell>
          <table:table-cell office:value-type="string" calcext:value-type="string">
            <text:p>Nātisahasā pavisitabbā.</text:p>
          </table:table-cell>
          <table:table-cell office:value-type="string" calcext:value-type="string">
            <text:p>He should not enter the restroom too hasti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5</text:p>
          </table:table-cell>
          <table:table-cell office:value-type="string" calcext:value-type="string">
            <text:p>Na ubbhajitvā pavisitabbā.</text:p>
          </table:table-cell>
          <table:table-cell office:value-type="string" calcext:value-type="string">
            <text:p>he should not pull up his robe before he has ente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6</text:p>
          </table:table-cell>
          <table:table-cell office:value-type="string" calcext:value-type="string">
            <text:p>Vaccapādukāya ṭhitena ubbhajitabbaṃ.</text:p>
          </table:table-cell>
          <table:table-cell office:value-type="string" calcext:value-type="string">
            <text:p>he should pull up his robe when he is standing on the foot-stands for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7</text:p>
          </table:table-cell>
          <table:table-cell office:value-type="string" calcext:value-type="string">
            <text:p>Na nitthunantena vacco kātabbo.</text:p>
          </table:table-cell>
          <table:table-cell office:value-type="string" calcext:value-type="string">
            <text:p>he should not groan while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8</text:p>
          </table:table-cell>
          <table:table-cell office:value-type="string" calcext:value-type="string">
            <text:p>Na dantakaṭṭhaṃ khādantena vacco kātabbo.</text:p>
          </table:table-cell>
          <table:table-cell office:value-type="string" calcext:value-type="string">
            <text:p>he should not brush his teeth while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9</text:p>
          </table:table-cell>
          <table:table-cell office:value-type="string" calcext:value-type="string">
            <text:p>Na bahiddhā vaccadoṇikāya vacco kātabbo.</text:p>
          </table:table-cell>
          <table:table-cell office:value-type="string" calcext:value-type="string">
            <text:p>he should not defecate outside the toil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0</text:p>
          </table:table-cell>
          <table:table-cell office:value-type="string" calcext:value-type="string">
            <text:p>Na bahiddhā passāvadoṇikāya passāvo kātabbo.</text:p>
          </table:table-cell>
          <table:table-cell office:value-type="string" calcext:value-type="string">
            <text:p>he should not urinate outside the ur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1</text:p>
          </table:table-cell>
          <table:table-cell office:value-type="string" calcext:value-type="string">
            <text:p>Na passāvadoṇikāya kheḷo kātabbo.</text:p>
          </table:table-cell>
          <table:table-cell office:value-type="string" calcext:value-type="string">
            <text:p>he should not spit in the urina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2</text:p>
          </table:table-cell>
          <table:table-cell office:value-type="string" calcext:value-type="string">
            <text:p>Na pharusena kaṭṭhena avalekhitabbaṃ.</text:p>
          </table:table-cell>
          <table:table-cell office:value-type="string" calcext:value-type="string">
            <text:p>he should not use coarse wiping stic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3</text:p>
          </table:table-cell>
          <table:table-cell office:value-type="string" calcext:value-type="string">
            <text:p>Na avalekhanakaṭṭhaṃ vaccakūpamhi pātetabbaṃ.</text:p>
          </table:table-cell>
          <table:table-cell office:value-type="string" calcext:value-type="string">
            <text:p>he should not throw the wiping sticks in the cessp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4</text:p>
          </table:table-cell>
          <table:table-cell office:value-type="string" calcext:value-type="string">
            <text:p>Vaccapādukāya ṭhitena paṭicchādetabbaṃ.</text:p>
          </table:table-cell>
          <table:table-cell office:value-type="string" calcext:value-type="string">
            <text:p>he should cover himself while still standing on the foot-stands for defec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5</text:p>
          </table:table-cell>
          <table:table-cell office:value-type="string" calcext:value-type="string">
            <text:p>Nātisahasā nikkhamitabbaṃ.</text:p>
          </table:table-cell>
          <table:table-cell office:value-type="string" calcext:value-type="string">
            <text:p>he should not leave the restroom too hasti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6</text:p>
          </table:table-cell>
          <table:table-cell office:value-type="string" calcext:value-type="string">
            <text:p>Na ubbhajitvā nikkhamitabbaṃ.</text:p>
          </table:table-cell>
          <table:table-cell office:value-type="string" calcext:value-type="string">
            <text:p>he should not come out with his robe still pulled u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7</text:p>
          </table:table-cell>
          <table:table-cell office:value-type="string" calcext:value-type="string">
            <text:p>Ācamanapādukāya ṭhitena ubbhajitabbaṃ.</text:p>
          </table:table-cell>
          <table:table-cell office:value-type="string" calcext:value-type="string">
            <text:p>he should pull up his robe when standing on the foot-stands for rin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8</text:p>
          </table:table-cell>
          <table:table-cell office:value-type="string" calcext:value-type="string">
            <text:p>Na capucapukārakaṃ ācametabbaṃ.</text:p>
          </table:table-cell>
          <table:table-cell office:value-type="string" calcext:value-type="string">
            <text:p>he should not make a chomping sound while rin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19</text:p>
          </table:table-cell>
          <table:table-cell office:value-type="string" calcext:value-type="string">
            <text:p>Na ācamanasarāvake udakaṃ sesetabbaṃ.</text:p>
          </table:table-cell>
          <table:table-cell office:value-type="string" calcext:value-type="string">
            <text:p>he should not leave water in the scoop for rins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20</text:p>
          </table:table-cell>
          <table:table-cell office:value-type="string" calcext:value-type="string">
            <text:p>Ācamanapādukāya ṭhitena paṭicchādetabbaṃ.</text:p>
          </table:table-cell>
          <table:table-cell office:value-type="string" calcext:value-type="string">
            <text:p>he should cover himself while still standing on the foot-stands for rins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3.21</text:p>
          </table:table-cell>
          <table:table-cell office:value-type="string" calcext:value-type="string">
            <text:p>Sace vaccakuṭi uhatā hoti, dhovitabbā.</text:p>
          </table:table-cell>
          <table:table-cell office:value-type="string" calcext:value-type="string">
            <text:p>If the restroom is stained by feces, he should clean it. </text:p>
          </table:table-cell>
          <table:table-cell office:value-type="string" calcext:value-type="string">
            <text:p/>
          </table:table-cell>
          <table:table-cell office:value-type="string" calcext:value-type="string">
            <text:p>&lt;p&gt;{}</text:p>
          </table:table-cell>
          <table:table-cell office:value-type="string" calcext:value-type="string">
            <text:p>ms4V_1708, sc54, sya7.245, vri90.367</text:p>
          </table:table-cell>
          <table:table-cell office:value-type="string" calcext:value-type="string">
            <text:p>uhatā → ūhatā (bj, sya-all, pts1ed)</text:p>
          </table:table-cell>
        </table:table-row>
        <table:table-row table:style-name="ro1">
          <table:table-cell office:value-type="string" calcext:value-type="string">
            <text:p>pli-tv-kd18:10.3.22</text:p>
          </table:table-cell>
          <table:table-cell office:value-type="string" calcext:value-type="string">
            <text:p>Sace avalekhanapidharo pūro hoti, avalekhanakaṭṭhaṃ chaḍḍetabbaṃ.</text:p>
          </table:table-cell>
          <table:table-cell office:value-type="string" calcext:value-type="string">
            <text:p>If the wiping-stick receptacle is full, he should discard the wiping stick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valekhanapidharo → avalekhanapiṭharo (bj, sya-all; pli-tv-kd15:193 [Khuddakavatthu])</text:p>
          </table:table-cell>
        </table:table-row>
        <table:table-row table:style-name="ro1">
          <table:table-cell office:value-type="string" calcext:value-type="string">
            <text:p>pli-tv-kd18:10.3.23</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24</text:p>
          </table:table-cell>
          <table:table-cell office:value-type="string" calcext:value-type="string">
            <text:p>Sace paribhaṇḍaṃ uklāpaṃ hoti, paribhaṇḍaṃ sammajjitabbaṃ.</text:p>
          </table:table-cell>
          <table:table-cell office:value-type="string" calcext:value-type="string">
            <text:p>If the area immediately outside the restroom is dirty, he should sweep it. </text:p>
          </table:table-cell>
          <table:table-cell office:value-type="string" calcext:value-type="string">
            <text:p>“Area outside” is a rendering of _paribhaṇḍa_. [Sp.4.371](): _Paribhaṇḍanti bahijagati_, “_Paribhaṇḍa_ means the earth outside.”</text:p>
          </table:table-cell>
          <table:table-cell office:value-type="string" calcext:value-type="string">
            <text:p>{}</text:p>
          </table:table-cell>
          <table:table-cell table:number-columns-repeated="2"/>
        </table:table-row>
        <table:table-row table:style-name="ro1">
          <table:table-cell office:value-type="string" calcext:value-type="string">
            <text:p>pli-tv-kd18:10.3.25</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26</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0.3.27</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pot for rinsing water,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0.3.28</text:p>
          </table:table-cell>
          <table:table-cell office:value-type="string" calcext:value-type="string">
            <text:p>Idaṃ kho, bhikkhave, bhikkhūnaṃ vaccakuṭivattaṃ yathā bhikkhūhi vaccakuṭiyā sammā vattitabban”ti.</text:p>
          </table:table-cell>
          <table:table-cell office:value-type="string" calcext:value-type="string">
            <text:p>This is the proper conduct in regard to restroom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1.1.0</text:p>
          </table:table-cell>
          <table:table-cell office:value-type="string" calcext:value-type="string">
            <text:p>11. Upajjhāyavattakathā</text:p>
          </table:table-cell>
          <table:table-cell office:value-type="string" calcext:value-type="string">
            <text:p>Discussion of the proper conduct toward a precepto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11.1.1</text:p>
          </table:table-cell>
          <table:table-cell office:value-type="string" calcext:value-type="string">
            <text:p>Tena kho pana samayena saddhivihārikā upajjhāyesu na sammā vattanti.</text:p>
          </table:table-cell>
          <table:table-cell office:value-type="string" calcext:value-type="string">
            <text:p>At that time the students were not conducting themselves properly toward their preceptors. </text:p>
          </table:table-cell>
          <table:table-cell office:value-type="string" calcext:value-type="string">
            <text:p/>
          </table:table-cell>
          <table:table-cell office:value-type="string" calcext:value-type="string">
            <text:p>&lt;p&gt;{}</text:p>
          </table:table-cell>
          <table:table-cell office:value-type="string" calcext:value-type="string">
            <text:p>bj5.376, csp1ed4.393, csp2ed4.393, ms4V_1709, msdiv375, ndp4.328, pts-cs11.1, sc55</text:p>
          </table:table-cell>
          <table:table-cell/>
        </table:table-row>
        <table:table-row table:style-name="ro1">
          <table:table-cell office:value-type="string" calcext:value-type="string">
            <text:p>pli-tv-kd18:11.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text:p>
          </table:table-cell>
          <table:table-cell office:value-type="string" calcext:value-type="string">
            <text:p>“kathañhi nāma saddhivihārikā upajjhāyesu na sammā vattissantī”ti.</text:p>
          </table:table-cell>
          <table:table-cell office:value-type="string" calcext:value-type="string">
            <text:p>“How can the students not conduct themselves properly toward their precepto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text:p>
          </table:table-cell>
          <table:table-cell office:value-type="string" calcext:value-type="string">
            <text:p>“saccaṃ kira, bhikkhave, saddhivihārikā upajjhāyesu na sammā vattantī”ti?</text:p>
          </table:table-cell>
          <table:table-cell office:value-type="string" calcext:value-type="string">
            <text:p>“Is it true, monks, that the students are not conducting themselves properly toward their precepto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6</text:p>
          </table:table-cell>
          <table:table-cell office:value-type="string" calcext:value-type="string">
            <text:p>“Saccaṃ, bhagavā”ti</text:p>
          </table:table-cell>
          <table:table-cell office:value-type="string" calcext:value-type="string">
            <text:p>“It’s true, Sir.” … </text:p>
          </table:table-cell>
          <table:table-cell/>
          <table:table-cell office:value-type="string" calcext:value-type="string">
            <text:p>{}</text:p>
          </table:table-cell>
          <table:table-cell table:number-columns-repeated="2"/>
        </table:table-row>
        <table:table-row table:style-name="ro1">
          <table:table-cell office:value-type="string" calcext:value-type="string">
            <text:p>pli-tv-kd18:11.1.7</text:p>
          </table:table-cell>
          <table:table-cell office:value-type="string" calcext:value-type="string">
            <text:p>vigarahi buddho bhagavā …pe…</text:p>
          </table:table-cell>
          <table:table-cell office:value-type="string" calcext:value-type="string">
            <text:p>The Buddha rebuk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text:p>
          </table:table-cell>
          <table:table-cell office:value-type="string" calcext:value-type="string">
            <text:p>kathañhi nāma, bhikkhave, saddhivihārikā upajjhāyesu na sammā vattissanti.</text:p>
          </table:table-cell>
          <table:table-cell office:value-type="string" calcext:value-type="string">
            <text:p>“… How can they act like this? </text:p>
          </table:table-cell>
          <table:table-cell office:value-type="string" calcext:value-type="string">
            <text:p/>
          </table:table-cell>
          <table:table-cell office:value-type="string" calcext:value-type="string">
            <text:p>{} </text:p>
          </table:table-cell>
          <table:table-cell table:number-columns-repeated="2"/>
        </table:table-row>
        <table:table-row table:style-name="ro1">
          <table:table-cell office:value-type="string" calcext:value-type="string">
            <text:p>pli-tv-kd18:11.1.9</text:p>
          </table:table-cell>
          <table:table-cell office:value-type="string" calcext:value-type="string">
            <text:p>Netaṃ, bhikkhave, appasannānaṃ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office:value-type="string" calcext:value-type="string">
            <text:p>pts-vp-pli2.223</text:p>
          </table:table-cell>
          <table:table-cell/>
        </table:table-row>
        <table:table-row table:style-name="ro1">
          <table:table-cell office:value-type="string" calcext:value-type="string">
            <text:p>pli-tv-kd18:11.1.10</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11</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12</text:p>
          </table:table-cell>
          <table:table-cell office:value-type="string" calcext:value-type="string">
            <text:p>“Tena hi, bhikkhave, saddhivihārikānaṃ upajjhāyesu vattaṃ paññapessāmi yathā saddhivihārikehi upajjhāyesu sammā vattitabbaṃ.</text:p>
          </table:table-cell>
          <table:table-cell office:value-type="string" calcext:value-type="string">
            <text:p>“Well then, I will lay down the proper conduct for a student toward his preceptor </text:p>
          </table:table-cell>
          <table:table-cell office:value-type="string" calcext:value-type="string">
            <text:p/>
          </table:table-cell>
          <table:table-cell office:value-type="string" calcext:value-type="string">
            <text:p>&lt;p&gt;{}</text:p>
          </table:table-cell>
          <table:table-cell office:value-type="string" calcext:value-type="string">
            <text:p>cck7.225, dr7.201, ms4V_1710, msdiv376, sc56</text:p>
          </table:table-cell>
          <table:table-cell/>
        </table:table-row>
        <table:table-row table:style-name="ro1">
          <table:table-cell office:value-type="string" calcext:value-type="string">
            <text:p>pli-tv-kd18:11.2.1</text:p>
          </table:table-cell>
          <table:table-cell office:value-type="string" calcext:value-type="string">
            <text:p>Saddhivihārikena, bhikkhave, upajjhāyamhi sammā vattitabbaṃ.</text:p>
          </table:table-cell>
          <table:table-cell office:value-type="string" calcext:value-type="string">
            <text:p>A student should conduct himself properly toward his preceptor. </text:p>
          </table:table-cell>
          <table:table-cell office:value-type="string" calcext:value-type="string">
            <text:p/>
          </table:table-cell>
          <table:table-cell office:value-type="string" calcext:value-type="string">
            <text:p>{}</text:p>
          </table:table-cell>
          <table:table-cell office:value-type="string" calcext:value-type="string">
            <text:p>pts-cs11.2, pts-vp-en5.312</text:p>
          </table:table-cell>
          <table:table-cell/>
        </table:table-row>
        <table:table-row table:style-name="ro1">
          <table:table-cell office:value-type="string" calcext:value-type="string">
            <text:p>pli-tv-kd18:11.2.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2.3</text:p>
          </table:table-cell>
          <table:table-cell office:value-type="string" calcext:value-type="string">
            <text:p>Kālasseva uṭṭhāya upāhanā omuñcitvā ekaṃsaṃ uttarāsaṅgaṃ karitvā dantakaṭṭhaṃ dātabbaṃ, mukhodakaṃ dātabbaṃ, āsanaṃ paññapetabbaṃ.</text:p>
          </table:table-cell>
          <table:table-cell office:value-type="string" calcext:value-type="string">
            <text:p>After getting up at the appropriate time, the student should take off his sandals and put his upper robe over one shoulder. He should then give his preceptor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ms4V_1711, sc57, sya7.246</text:p>
          </table:table-cell>
          <table:table-cell/>
        </table:table-row>
        <table:table-row table:style-name="ro1">
          <table:table-cell office:value-type="string" calcext:value-type="string">
            <text:p>pli-tv-kd18:11.2.4</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2.5</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preceptor has drunk the rice-porridge, the student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2.6</text:p>
          </table:table-cell>
          <table:table-cell office:value-type="string" calcext:value-type="string">
            <text:p>Upajjhāyamhi vuṭṭhite āsanaṃ uddharitabbaṃ.</text:p>
          </table:table-cell>
          <table:table-cell office:value-type="string" calcext:value-type="string">
            <text:p>When the preceptor has got up, the student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2.7</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3.1</text:p>
          </table:table-cell>
          <table:table-cell office:value-type="string" calcext:value-type="string">
            <text:p>Sace upajjhāy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preceptor wants to enter the village, the student should give him a sarong and receive the one he’s wearing in return. He should give him a belt. He should put the upper robes together, overlapping each other edge-to-edge, and then give them to him. He should wash his preceptor’s bowl and then give it to him while wet. </text:p>
          </table:table-cell>
          <table:table-cell office:value-type="string" calcext:value-type="string">
            <text:p/>
          </table:table-cell>
          <table:table-cell office:value-type="string" calcext:value-type="string">
            <text:p>&lt;p&gt;{}</text:p>
          </table:table-cell>
          <table:table-cell office:value-type="string" calcext:value-type="string">
            <text:p>bj5.378, ms4V_1712, pts-cs11.3, sc58, vri90.368</text:p>
          </table:table-cell>
          <table:table-cell office:value-type="string" calcext:value-type="string">
            <text:p>sodako → saudako (sya-all, pts1ed, mr)</text:p>
          </table:table-cell>
        </table:table-row>
        <table:table-row table:style-name="ro1">
          <table:table-cell office:value-type="string" calcext:value-type="string">
            <text:p>pli-tv-kd18:11.3.2</text:p>
          </table:table-cell>
          <table:table-cell office:value-type="string" calcext:value-type="string">
            <text:p>Sace upajjhāyo pacchāsamaṇaṃ ākaṅkhati, timaṇḍalaṃ paṭicchādentena parimaṇḍalaṃ nivāsetvā kāyabandhanaṃ bandhitvā saguṇaṃ katvā saṅghāṭiyo pārupitvā gaṇṭhikaṃ paṭimuñcitvā dhovitvā pattaṃ gahetvā upajjhāyassa pacchāsamaṇena hotabbaṃ.</text:p>
          </table:table-cell>
          <table:table-cell office:value-type="string" calcext:value-type="string">
            <text:p>If the preceptor wants an attendant, the student should put on his sarong evenly all around, covering the navel and the knees. He should put on a belt. Putting the other upper together, overlapping each other edge-to-edge, he should put them on and fasten the toggle. After washing his bowl, he should take it with him and be his preceptor’s attenda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3.3</text:p>
          </table:table-cell>
          <table:table-cell office:value-type="string" calcext:value-type="string">
            <text:p>Nātidūre gantabbaṃ, nāccāsanne gantabbaṃ, pattapariyāpannaṃ paṭiggahetabbaṃ.</text:p>
          </table:table-cell>
          <table:table-cell office:value-type="string" calcext:value-type="string">
            <text:p>He shouldn’t walk too far behind his preceptor or too close to him. He should receive the contents of his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4.1</text:p>
          </table:table-cell>
          <table:table-cell office:value-type="string" calcext:value-type="string">
            <text:p>Na upajjhāyassa bhaṇamānassa antarantarā kathā opātetabbā.</text:p>
          </table:table-cell>
          <table:table-cell office:value-type="string" calcext:value-type="string">
            <text:p>He shouldn’t interrupt his preceptor when he’s speaking. </text:p>
          </table:table-cell>
          <table:table-cell office:value-type="string" calcext:value-type="string">
            <text:p/>
          </table:table-cell>
          <table:table-cell office:value-type="string" calcext:value-type="string">
            <text:p>{}</text:p>
          </table:table-cell>
          <table:table-cell office:value-type="string" calcext:value-type="string">
            <text:p>pts-cs11.4</text:p>
          </table:table-cell>
          <table:table-cell/>
        </table:table-row>
        <table:table-row table:style-name="ro1">
          <table:table-cell office:value-type="string" calcext:value-type="string">
            <text:p>pli-tv-kd18:11.4.2</text:p>
          </table:table-cell>
          <table:table-cell office:value-type="string" calcext:value-type="string">
            <text:p>Upajjhāyo āpattisāmantā bhaṇamāno nivāretabbo.</text:p>
          </table:table-cell>
          <table:table-cell office:value-type="string" calcext:value-type="string">
            <text:p>But if the preceptor’s speech is bordering on an offense, he should stop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4.3</text:p>
          </table:table-cell>
          <table:table-cell office:value-type="string" calcext:value-type="string">
            <text:p>Nivattantena paṭhamataraṃ āgantvā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When returning, the student should go first to prepare a seat and to set out a foot-stool, a foot-scraper, and water for washing the feet. He should go out to meet the preceptor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cck7.226, dr7.202, ms4V_1713, ndp4.329, sc59</text:p>
          </table:table-cell>
          <table:table-cell/>
        </table:table-row>
        <table:table-row table:style-name="ro1">
          <table:table-cell office:value-type="string" calcext:value-type="string">
            <text:p>pli-tv-kd18:11.4.4</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4.5</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4.6</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e figure of 7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8:11.4.7</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4.8</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4.9</text:p>
          </table:table-cell>
          <table:table-cell office:value-type="string" calcext:value-type="string">
            <text:p>Sace piṇḍapāto hoti, upajjhāyo ca bhuñjitukāmo hoti, udakaṃ datvā piṇḍapāto upanāmetabbo.</text:p>
          </table:table-cell>
          <table:table-cell office:value-type="string" calcext:value-type="string">
            <text:p>If there is almsfood and his preceptor wants to eat, the student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csp1ed4.394, csp2ed4.394, ms4V_1714, sc60, sya7.247</text:p>
          </table:table-cell>
          <table:table-cell/>
        </table:table-row>
        <table:table-row table:style-name="ro1">
          <table:table-cell office:value-type="string" calcext:value-type="string">
            <text:p>pli-tv-kd18:11.5.1</text:p>
          </table:table-cell>
          <table:table-cell office:value-type="string" calcext:value-type="string">
            <text:p>Upajjhāyo pānīyena pucchitabbo.</text:p>
          </table:table-cell>
          <table:table-cell office:value-type="string" calcext:value-type="string">
            <text:p>He should ask his preceptor if he wants water to drink. </text:p>
          </table:table-cell>
          <table:table-cell office:value-type="string" calcext:value-type="string">
            <text:p/>
          </table:table-cell>
          <table:table-cell office:value-type="string" calcext:value-type="string">
            <text:p>{}</text:p>
          </table:table-cell>
          <table:table-cell office:value-type="string" calcext:value-type="string">
            <text:p>pts-cs11.5, pts-vp-en5.313</text:p>
          </table:table-cell>
          <table:table-cell/>
        </table:table-row>
        <table:table-row table:style-name="ro1">
          <table:table-cell office:value-type="string" calcext:value-type="string">
            <text:p>pli-tv-kd18:11.5.2</text:p>
          </table:table-cell>
          <table:table-cell office:value-type="string" calcext:value-type="string">
            <text:p>Bhuttāvissa udakaṃ datvā pattaṃ paṭiggahetvā nīcaṃ katvā sādhukaṃ appaṭighaṃsantena dhovitvā vodakaṃ katvā muhuttaṃ uṇhe otāpetabbo.</text:p>
          </table:table-cell>
          <table:table-cell office:value-type="string" calcext:value-type="string">
            <text:p>When the preceptor has eaten, the student should give him water and receive the bowl, and holding it low, he should wash it carefully without scratching it. He should then dry it and sun it for a short whi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5.3</text:p>
          </table:table-cell>
          <table:table-cell office:value-type="string" calcext:value-type="string">
            <text:p>Na ca uṇhe patto nidahitabbo.</text:p>
          </table:table-cell>
          <table:table-cell office:value-type="string" calcext:value-type="string">
            <text:p>but he shouldn’t leave it in the h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5.4</text:p>
          </table:table-cell>
          <table:table-cell office:value-type="string" calcext:value-type="string">
            <text:p>Pattacīvaraṃ nikkhipitabbaṃ.</text:p>
          </table:table-cell>
          <table:table-cell office:value-type="string" calcext:value-type="string">
            <text:p>The student should put away the robe and bowl. </text:p>
          </table:table-cell>
          <table:table-cell office:value-type="string" calcext:value-type="string">
            <text:p/>
          </table:table-cell>
          <table:table-cell office:value-type="string" calcext:value-type="string">
            <text:p>&lt;p&gt;{}</text:p>
          </table:table-cell>
          <table:table-cell office:value-type="string" calcext:value-type="string">
            <text:p>pts-vp-pli2.224</text:p>
          </table:table-cell>
          <table:table-cell/>
        </table:table-row>
        <table:table-row table:style-name="ro1">
          <table:table-cell office:value-type="string" calcext:value-type="string">
            <text:p>pli-tv-kd18:11.5.5</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5.6</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5.7</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5.8</text:p>
          </table:table-cell>
          <table:table-cell office:value-type="string" calcext:value-type="string">
            <text:p>Upajjhāyamhi vuṭṭhite āsanaṃ uddharitabbaṃ, pādodakaṃ pādapīṭhaṃ pādakathalikaṃ paṭisāmetabbaṃ.</text:p>
          </table:table-cell>
          <table:table-cell office:value-type="string" calcext:value-type="string">
            <text:p>When the preceptor has got up, the student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5.9</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6.1</text:p>
          </table:table-cell>
          <table:table-cell office:value-type="string" calcext:value-type="string">
            <text:p>Sace upajjhāyo nahāyitukāmo hoti, nahānaṃ paṭiyādetabbaṃ.</text:p>
          </table:table-cell>
          <table:table-cell office:value-type="string" calcext:value-type="string">
            <text:p>“If the preceptor wants to bathe, the student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4V_1715, pts-cs11.6, sc61</text:p>
          </table:table-cell>
          <table:table-cell/>
        </table:table-row>
        <table:table-row table:style-name="ro1">
          <table:table-cell office:value-type="string" calcext:value-type="string">
            <text:p>pli-tv-kd18:11.6.2</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6.3</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6.4</text:p>
          </table:table-cell>
          <table:table-cell office:value-type="string" calcext:value-type="string">
            <text:p>Sace upajjhāyo jantāgharaṃ pavisitukāmo hoti, cuṇṇaṃ sannetabbaṃ, mattikā temetabbā, jantāgharapīṭhaṃ ādāya upajjhāyassa piṭṭhito piṭṭhito gantvā jantāgharapīṭhaṃ datvā cīvaraṃ paṭiggahetvā ekamantaṃ nikkhipitabbaṃ, cuṇṇaṃ dātabbaṃ, mattikā dātabbā.</text:p>
          </table:table-cell>
          <table:table-cell office:value-type="string" calcext:value-type="string">
            <text:p>If the preceptor wants to use the sauna, the student should knead bath powder, moisten the clay, take the sauna stool, and follow behind his preceptor. After giving the preceptor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bj5.380, cck7.227, dr7.203, ms4V_1716, sc62, sya7.248, vri90.369</text:p>
          </table:table-cell>
          <table:table-cell/>
        </table:table-row>
        <table:table-row table:style-name="ro1">
          <table:table-cell office:value-type="string" calcext:value-type="string">
            <text:p>pli-tv-kd18:11.6.5</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6.6</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7.1</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office:value-type="string" calcext:value-type="string">
            <text:p>pts-cs11.7</text:p>
          </table:table-cell>
          <table:table-cell/>
        </table:table-row>
        <table:table-row table:style-name="ro1">
          <table:table-cell office:value-type="string" calcext:value-type="string">
            <text:p>pli-tv-kd18:11.7.2</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7.3</text:p>
          </table:table-cell>
          <table:table-cell office:value-type="string" calcext:value-type="string">
            <text:p>Jantāghare upajjhāyassa parikammaṃ kātabbaṃ.</text:p>
          </table:table-cell>
          <table:table-cell office:value-type="string" calcext:value-type="string">
            <text:p>While in the sauna, he should do services for his precept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7.4</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7.5</text:p>
          </table:table-cell>
          <table:table-cell office:value-type="string" calcext:value-type="string">
            <text:p>Udakepi upajjhāyassa parikammaṃ kātabbaṃ.</text:p>
          </table:table-cell>
          <table:table-cell office:value-type="string" calcext:value-type="string">
            <text:p>He should also do services for his preceptor in the water. </text:p>
          </table:table-cell>
          <table:table-cell office:value-type="string" calcext:value-type="string">
            <text:p/>
          </table:table-cell>
          <table:table-cell office:value-type="string" calcext:value-type="string">
            <text:p>&lt;p&gt;{}</text:p>
          </table:table-cell>
          <table:table-cell office:value-type="string" calcext:value-type="string">
            <text:p>ms4V_1717, sc63</text:p>
          </table:table-cell>
          <table:table-cell/>
        </table:table-row>
        <table:table-row table:style-name="ro1">
          <table:table-cell office:value-type="string" calcext:value-type="string">
            <text:p>pli-tv-kd18:11.7.6</text:p>
          </table:table-cell>
          <table:table-cell office:value-type="string" calcext:value-type="string">
            <text:p>Nahātena paṭhamataraṃ uttaritvā attano gattaṃ vodakaṃ katvā nivāsetvā upajjhāyassa gattato udakaṃ pamajjitabbaṃ, nivāsanaṃ dātabbaṃ, saṅghāṭi dātabbā, jantāgharapīṭhaṃ ādāya paṭhamataraṃ āgantvā āsanaṃ paññapetabbaṃ, pādodakaṃ pādapīṭhaṃ pādakathalikaṃ upanikkhipitabbaṃ.</text:p>
          </table:table-cell>
          <table:table-cell office:value-type="string" calcext:value-type="string">
            <text:p>When he has bathed, he should be the first to come out of the water. He should dry himself and put on his sarong. He should then wipe the water off his preceptor’s body, and he should give him his sarong and then his upper robe. Taking the sauna stool, he should be the first to return. He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office:value-type="string" calcext:value-type="string">
            <text:p>pts-vp-en5.314</text:p>
          </table:table-cell>
          <table:table-cell/>
        </table:table-row>
        <table:table-row table:style-name="ro1">
          <table:table-cell office:value-type="string" calcext:value-type="string">
            <text:p>pli-tv-kd18:11.7.7</text:p>
          </table:table-cell>
          <table:table-cell office:value-type="string" calcext:value-type="string">
            <text:p>Upajjhāyo pānīyena pucchitabbo.</text:p>
          </table:table-cell>
          <table:table-cell office:value-type="string" calcext:value-type="string">
            <text:p>He should ask his precepto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8.1</text:p>
          </table:table-cell>
          <table:table-cell office:value-type="string" calcext:value-type="string">
            <text:p>Sace uddisāpetukāmo hoti, uddisitabbo.</text:p>
          </table:table-cell>
          <table:table-cell office:value-type="string" calcext:value-type="string">
            <text:p>If the preceptor wants him to recite, he should do so. </text:p>
          </table:table-cell>
          <table:table-cell office:value-type="string" calcext:value-type="string">
            <text:p/>
          </table:table-cell>
          <table:table-cell office:value-type="string" calcext:value-type="string">
            <text:p>{}</text:p>
          </table:table-cell>
          <table:table-cell office:value-type="string" calcext:value-type="string">
            <text:p>pts-cs11.8</text:p>
          </table:table-cell>
          <table:table-cell/>
        </table:table-row>
        <table:table-row table:style-name="ro1">
          <table:table-cell office:value-type="string" calcext:value-type="string">
            <text:p>pli-tv-kd18:11.8.2</text:p>
          </table:table-cell>
          <table:table-cell office:value-type="string" calcext:value-type="string">
            <text:p>Sace paripucchitukāmo hoti, paripucchitabbo.</text:p>
          </table:table-cell>
          <table:table-cell office:value-type="string" calcext:value-type="string">
            <text:p>If the preceptor wants to question him, he should be questio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8.3</text:p>
          </table:table-cell>
          <table:table-cell office:value-type="string" calcext:value-type="string">
            <text:p>Yasmiṃ vihāre upajjhāyo viharati, sace so vihāro uklāpo hoti, sace ussahati, sodhetabbo.</text:p>
          </table:table-cell>
          <table:table-cell office:value-type="string" calcext:value-type="string">
            <text:p>“If the dwelling where the preceptor is staying is dirty, the student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cck7.228, csp1ed4.395, csp2ed4.395, dr7.204, ms4V_1718, ndp4.330, sc64, sya7.249</text:p>
          </table:table-cell>
          <table:table-cell/>
        </table:table-row>
        <table:table-row table:style-name="ro1">
          <table:table-cell office:value-type="string" calcext:value-type="string">
            <text:p>pli-tv-kd18:11.8.4</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8.5</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8.6</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1</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office:value-type="string" calcext:value-type="string">
            <text:p>pts-cs11.9, pts-vp-pli2.225</text:p>
          </table:table-cell>
          <table:table-cell/>
        </table:table-row>
        <table:table-row table:style-name="ro1">
          <table:table-cell office:value-type="string" calcext:value-type="string">
            <text:p>pli-tv-kd18:11.9.2</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3</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4</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5</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6</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7</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8</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9</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10</text:p>
          </table:table-cell>
          <table:table-cell office:value-type="string" calcext:value-type="string">
            <text:p>Sace akatā hoti bhūmi, udakena paripphositvā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11</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9.12</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0.1</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bj5.382, cck7.229, csp1ed4.396, csp2ed4.396, ms4V_1719, pts-cs11.10, sc65, sya7.250, vri90.370</text:p>
          </table:table-cell>
          <table:table-cell/>
        </table:table-row>
        <table:table-row table:style-name="ro1">
          <table:table-cell office:value-type="string" calcext:value-type="string">
            <text:p>pli-tv-kd18:11.10.2</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0.3</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office:value-type="string" calcext:value-type="string">
            <text:p>pts-vp-en5.315</text:p>
          </table:table-cell>
          <table:table-cell/>
        </table:table-row>
        <table:table-row table:style-name="ro1">
          <table:table-cell office:value-type="string" calcext:value-type="string">
            <text:p>pli-tv-kd18:11.10.4</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0.5</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0.6</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0.7</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0.8</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1.1</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office:value-type="string" calcext:value-type="string">
            <text:p>pts-cs11.11</text:p>
          </table:table-cell>
          <table:table-cell/>
        </table:table-row>
        <table:table-row table:style-name="ro1">
          <table:table-cell office:value-type="string" calcext:value-type="string">
            <text:p>pli-tv-kd18:11.11.2</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1.3</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1.4</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2.1</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ms4V_1720, pts-cs11.12, sc66</text:p>
          </table:table-cell>
          <table:table-cell/>
        </table:table-row>
        <table:table-row table:style-name="ro1">
          <table:table-cell office:value-type="string" calcext:value-type="string">
            <text:p>pli-tv-kd18:11.12.2</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2.3</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2.4</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office:value-type="string" calcext:value-type="string">
            <text:p>pts-vp-pli2.226</text:p>
          </table:table-cell>
          <table:table-cell/>
        </table:table-row>
        <table:table-row table:style-name="ro1">
          <table:table-cell office:value-type="string" calcext:value-type="string">
            <text:p>pli-tv-kd18:11.12.5</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2.6</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3.1</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cck7.230, dr7.205, ms4V_1721, ndp4.331, pts-cs11.13, sc67, sya7.251</text:p>
          </table:table-cell>
          <table:table-cell/>
        </table:table-row>
        <table:table-row table:style-name="ro1">
          <table:table-cell office:value-type="string" calcext:value-type="string">
            <text:p>pli-tv-kd18:11.13.2</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3</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4</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5</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6</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7</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3.8</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4.1</text:p>
          </table:table-cell>
          <table:table-cell office:value-type="string" calcext:value-type="string">
            <text:p>Sace upajjhāyassa anabhirati uppannā hoti, saddhivihārikena vūpakāsetabbo, vūpakāsāpetabbo, dhammakathā vāssa kātabbā.</text:p>
          </table:table-cell>
          <table:table-cell office:value-type="string" calcext:value-type="string">
            <text:p>“If the preceptor becomes discontent, the student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5.384, cck7.231, csp1ed4.397, csp2ed4.397, dr7.206, ms4V_1722, pts-cs11.14, sc68, sya7.252, vri90.371</text:p>
          </table:table-cell>
          <table:table-cell/>
        </table:table-row>
        <table:table-row table:style-name="ro1">
          <table:table-cell office:value-type="string" calcext:value-type="string">
            <text:p>pli-tv-kd18:11.14.2</text:p>
          </table:table-cell>
          <table:table-cell office:value-type="string" calcext:value-type="string">
            <text:p>Sace upajjhāyassa kukkuccaṃ uppannaṃ hoti, saddhivihārikena vinodetabbaṃ, vinodāpetabbaṃ, dhammakathā vāssa kātabbā.</text:p>
          </table:table-cell>
          <table:table-cell office:value-type="string" calcext:value-type="string">
            <text:p>If the preceptor becomes anxious, the student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4.3</text:p>
          </table:table-cell>
          <table:table-cell office:value-type="string" calcext:value-type="string">
            <text:p>Sace upajjhāyassa diṭṭhigataṃ uppannaṃ hoti, saddhivihārikena vivecetabbaṃ, vivecāpetabbaṃ, dhammakathā vāssa kātabbā.</text:p>
          </table:table-cell>
          <table:table-cell office:value-type="string" calcext:value-type="string">
            <text:p>If the preceptor has a wrong view, the student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1</text:p>
          </table:table-cell>
          <table:table-cell office:value-type="string" calcext:value-type="string">
            <text:p>Sace upajjhāyo garudhammaṃ ajjhāpanno hoti parivāsāraho, saddhivihārikena ussukkaṃ kātabbaṃ—</text:p>
          </table:table-cell>
          <table:table-cell office:value-type="string" calcext:value-type="string">
            <text:p>If the preceptor has committed a heavy offense and deserves probation, </text:p>
          </table:table-cell>
          <table:table-cell office:value-type="string" calcext:value-type="string">
            <text:p/>
          </table:table-cell>
          <table:table-cell office:value-type="string" calcext:value-type="string">
            <text:p>{}</text:p>
          </table:table-cell>
          <table:table-cell office:value-type="string" calcext:value-type="string">
            <text:p>pts-cs11.15, pts-vp-en5.316</text:p>
          </table:table-cell>
          <table:table-cell/>
        </table:table-row>
        <table:table-row table:style-name="ro1">
          <table:table-cell office:value-type="string" calcext:value-type="string">
            <text:p>pli-tv-kd18:11.15.2</text:p>
          </table:table-cell>
          <table:table-cell office:value-type="string" calcext:value-type="string">
            <text:p>kinti nu kho saṃgho upajjhāyassa parivāsaṃ dad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3</text:p>
          </table:table-cell>
          <table:table-cell office:value-type="string" calcext:value-type="string">
            <text:p>Sace upajjhāyo mūlāyapaṭikassanāraho hoti, saddhivihārikena ussukkaṃ kātabbaṃ—</text:p>
          </table:table-cell>
          <table:table-cell office:value-type="string" calcext:value-type="string">
            <text:p>If the preceptor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4</text:p>
          </table:table-cell>
          <table:table-cell office:value-type="string" calcext:value-type="string">
            <text:p>kinti nu kho saṃgho upajjhāyaṃ mūlāya paṭikass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5</text:p>
          </table:table-cell>
          <table:table-cell office:value-type="string" calcext:value-type="string">
            <text:p>Sace upajjhāyo mānattāraho hoti, saddhivihārikena ussukkaṃ kātabbaṃ—</text:p>
          </table:table-cell>
          <table:table-cell office:value-type="string" calcext:value-type="string">
            <text:p>If the preceptor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6</text:p>
          </table:table-cell>
          <table:table-cell office:value-type="string" calcext:value-type="string">
            <text:p>kinti nu kho saṃgho upajjhāyassa mānattaṃ dad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7</text:p>
          </table:table-cell>
          <table:table-cell office:value-type="string" calcext:value-type="string">
            <text:p>Sace upajjhāyo abbhānāraho hoti, saddhivihārikena ussukkaṃ kātabbaṃ—</text:p>
          </table:table-cell>
          <table:table-cell office:value-type="string" calcext:value-type="string">
            <text:p>If the preceptor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5.8</text:p>
          </table:table-cell>
          <table:table-cell office:value-type="string" calcext:value-type="string">
            <text:p>kinti nu kho saṃgho upajjhāyaṃ abbheyyāti.</text:p>
          </table:table-cell>
          <table:table-cell office:value-type="string" calcext:value-type="string">
            <text:p>the student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6.1</text:p>
          </table:table-cell>
          <table:table-cell office:value-type="string" calcext:value-type="string">
            <text:p>Sace saṃgho upajjhāyassa kammaṃ kattukāmo hoti, tajjanīyaṃ vā niyassaṃ vā pabbājanīyaṃ vā paṭisāraṇīyaṃ vā ukkhepanīyaṃ vā, saddhivihārikena ussukkaṃ kātabbaṃ—</text:p>
          </table:table-cell>
          <table:table-cell office:value-type="string" calcext:value-type="string">
            <text:p>If the Sangha wants to do a legal procedure against his preceptor—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office:value-type="string" calcext:value-type="string">
            <text:p>pts-cs11.16</text:p>
          </table:table-cell>
          <table:table-cell/>
        </table:table-row>
        <table:table-row table:style-name="ro1">
          <table:table-cell office:value-type="string" calcext:value-type="string">
            <text:p>pli-tv-kd18:11.16.2</text:p>
          </table:table-cell>
          <table:table-cell office:value-type="string" calcext:value-type="string">
            <text:p>kinti nu kho saṃgho upajjhāyassa kammaṃ na kareyya, lahukāya vā pariṇāmeyyāti.</text:p>
          </table:table-cell>
          <table:table-cell office:value-type="string" calcext:value-type="string">
            <text:p>the student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6.3</text:p>
          </table:table-cell>
          <table:table-cell office:value-type="string" calcext:value-type="string">
            <text:p>Kataṃ vā panassa hoti saṃghena kammaṃ, tajjanīyaṃ vā niyassaṃ vā pabbājanīyaṃ vā paṭisāraṇīyaṃ vā ukkhepanīyaṃ vā, saddhivihārikena ussukkaṃ kātabbaṃ—</text:p>
          </table:table-cell>
          <table:table-cell office:value-type="string" calcext:value-type="string">
            <text:p>But if the Sangha has already done a legal procedure against his preceptor—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6.4</text:p>
          </table:table-cell>
          <table:table-cell office:value-type="string" calcext:value-type="string">
            <text:p>kinti nu kho upajjhāyo sammā vatteyya, lomaṃ pāteyya, netthāraṃ vatteyya, saṃgho taṃ kammaṃ paṭippassambheyyāti.</text:p>
          </table:table-cell>
          <table:table-cell office:value-type="string" calcext:value-type="string">
            <text:p>the student should help the preceptor conduct himself properly and suitably so as to deserve to be released, and try for the Sangha to lift that procedure. </text:p>
          </table:table-cell>
          <table:table-cell office:value-type="string" calcext:value-type="string">
            <text:p>“Conduct himself properly and suitably so as to deserve to be released” renders _sammā vatteyya, lomaṃ pāteyya, netthāraṃ vatteyya_. The first of these phrases is straightforward, but the last two are more difficult. Commenting on _bhikkhu-saṅghādisesa_ 13, [Sp.1.435]() explains: _Na lomaṃ pātentīti anulomapaṭipadaṃ appaṭipajjanatāya na pannalomā honti. Na netthāraṃ vattantīti attano nittharaṇamaggaṃ na paṭipajjanti_, “_Na lomaṃ pātenti_: because of their non-practicing in conformity with the path, their bodily hairs are not flat. _Na netthāraṃ vattanti_: they are not practicing the path for their own getting out [of the offense].” My rendering attempts to capture the meaning in a non-literal way.</text:p>
          </table:table-cell>
          <table:table-cell office:value-type="string" calcext:value-type="string">
            <text:p>{}&lt;/p&gt;</text:p>
          </table:table-cell>
          <table:table-cell table:number-columns-repeated="2"/>
        </table:table-row>
        <table:table-row table:style-name="ro1">
          <table:table-cell office:value-type="string" calcext:value-type="string">
            <text:p>pli-tv-kd18:11.17.1</text:p>
          </table:table-cell>
          <table:table-cell office:value-type="string" calcext:value-type="string">
            <text:p>Sace upajjhāyassa cīvaraṃ dhovitabbaṃ hoti, saddhivihārikena dhovitabbaṃ, ussukkaṃ vā kātabbaṃ—</text:p>
          </table:table-cell>
          <table:table-cell office:value-type="string" calcext:value-type="string">
            <text:p>“If the preceptor’s robe needs washing, the student should do it himself, </text:p>
          </table:table-cell>
          <table:table-cell office:value-type="string" calcext:value-type="string">
            <text:p/>
          </table:table-cell>
          <table:table-cell office:value-type="string" calcext:value-type="string">
            <text:p>&lt;hr&gt;&lt;p&gt;{}</text:p>
          </table:table-cell>
          <table:table-cell office:value-type="string" calcext:value-type="string">
            <text:p>ms4V_1723, ndp4.332, pts-cs11.17, pts-vp-pli2.227, sc69</text:p>
          </table:table-cell>
          <table:table-cell/>
        </table:table-row>
        <table:table-row table:style-name="ro1">
          <table:table-cell office:value-type="string" calcext:value-type="string">
            <text:p>pli-tv-kd18:11.17.2</text:p>
          </table:table-cell>
          <table:table-cell office:value-type="string" calcext:value-type="string">
            <text:p>kinti nu kho upajjhāy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3</text:p>
          </table:table-cell>
          <table:table-cell office:value-type="string" calcext:value-type="string">
            <text:p>Sace upajjhāyassa cīvaraṃ kātabbaṃ hoti, saddhivihārikena kātabbaṃ, ussukkaṃ vā kātabbaṃ—</text:p>
          </table:table-cell>
          <table:table-cell office:value-type="string" calcext:value-type="string">
            <text:p>If the preceptor needs a robe, the student should make one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4</text:p>
          </table:table-cell>
          <table:table-cell office:value-type="string" calcext:value-type="string">
            <text:p>kinti nu kho upajjhāy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5</text:p>
          </table:table-cell>
          <table:table-cell office:value-type="string" calcext:value-type="string">
            <text:p>Sace upajjhāyassa rajanā pacitabbā hoti, saddhivihārikena pacitabbā, ussukkaṃ vā kātabbaṃ—</text:p>
          </table:table-cell>
          <table:table-cell office:value-type="string" calcext:value-type="string">
            <text:p>If the preceptor needs dye, the student should make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6</text:p>
          </table:table-cell>
          <table:table-cell office:value-type="string" calcext:value-type="string">
            <text:p>kinti nu kho upajjhāy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7</text:p>
          </table:table-cell>
          <table:table-cell office:value-type="string" calcext:value-type="string">
            <text:p>Sace upajjhāyassa cīvaraṃ rajitabbaṃ hoti, saddhivihārikena rajitabbaṃ, ussukkaṃ vā kātabbaṃ—</text:p>
          </table:table-cell>
          <table:table-cell office:value-type="string" calcext:value-type="string">
            <text:p>If the preceptor’s robe needs dyeing, the student should do it himself,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rajitabbaṃ → rajetabbaṃ (sya-all)</text:p>
          </table:table-cell>
        </table:table-row>
        <table:table-row table:style-name="ro1">
          <table:table-cell office:value-type="string" calcext:value-type="string">
            <text:p>pli-tv-kd18:11.17.8</text:p>
          </table:table-cell>
          <table:table-cell office:value-type="string" calcext:value-type="string">
            <text:p>kinti nu kho upajjhāy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7.9</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rajantena → rajentena (sya-all)</text:p>
          </table:table-cell>
        </table:table-row>
        <table:table-row table:style-name="ro1">
          <table:table-cell office:value-type="string" calcext:value-type="string">
            <text:p>pli-tv-kd18:11.18.1</text:p>
          </table:table-cell>
          <table:table-cell office:value-type="string" calcext:value-type="string">
            <text:p>Na upajjhāyaṃ anāpucchā ekaccassa patto dātabbo, na ekaccassa patto paṭiggahetabbo;</text:p>
          </table:table-cell>
          <table:table-cell office:value-type="string" calcext:value-type="string">
            <text:p>Without asking permission of his preceptor, he should not do any of the following: give away or receive a bowl; </text:p>
          </table:table-cell>
          <table:table-cell office:value-type="string" calcext:value-type="string">
            <text:p/>
          </table:table-cell>
          <table:table-cell office:value-type="string" calcext:value-type="string">
            <text:p>&lt;p&gt;{}</text:p>
          </table:table-cell>
          <table:table-cell office:value-type="string" calcext:value-type="string">
            <text:p>bj5.386, cck7.232, csp1ed4.398, csp2ed4.398, dr7.207, ms4V_1724, pts-cs11.18, pts-vp-en5.317, sc70, sya7.253</text:p>
          </table:table-cell>
          <table:table-cell/>
        </table:table-row>
        <table:table-row table:style-name="ro1">
          <table:table-cell office:value-type="string" calcext:value-type="string">
            <text:p>pli-tv-kd18:11.18.2</text:p>
          </table:table-cell>
          <table:table-cell office:value-type="string" calcext:value-type="string">
            <text:p>na ekaccassa cīvaraṃ dātabbaṃ, na ekaccassa cīvaraṃ paṭiggahetabbaṃ;</text:p>
          </table:table-cell>
          <table:table-cell office:value-type="string" calcext:value-type="string">
            <text:p>give away or receive a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3</text:p>
          </table:table-cell>
          <table:table-cell office:value-type="string" calcext:value-type="string">
            <text:p>na ekaccassa parikkhāro dātabbo, na ekaccassa parikkhāro paṭiggahetabbo;</text:p>
          </table:table-cell>
          <table:table-cell office:value-type="string" calcext:value-type="string">
            <text:p>give away or receive a requisi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4</text:p>
          </table:table-cell>
          <table:table-cell office:value-type="string" calcext:value-type="string">
            <text:p>na ekaccassa kesā chedetabbā, na ekaccena kesā chedāpetabbā;</text:p>
          </table:table-cell>
          <table:table-cell office:value-type="string" calcext:value-type="string">
            <text:p>cut anyone’s hair or get it cu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chedetabbā → chettabbā (bj); chedātabbā (pts1ed); cheditabbā (mr)</text:p>
          </table:table-cell>
        </table:table-row>
        <table:table-row table:style-name="ro1">
          <table:table-cell office:value-type="string" calcext:value-type="string">
            <text:p>pli-tv-kd18:11.18.5</text:p>
          </table:table-cell>
          <table:table-cell office:value-type="string" calcext:value-type="string">
            <text:p>na ekaccassa parikammaṃ kātabbaṃ, na ekaccena parikammaṃ kārāpetabbaṃ;</text:p>
          </table:table-cell>
          <table:table-cell office:value-type="string" calcext:value-type="string">
            <text:p>do work for anyone or get work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6</text:p>
          </table:table-cell>
          <table:table-cell office:value-type="string" calcext:value-type="string">
            <text:p>na ekaccassa veyyāvacco kātabbo, na ekaccena veyyāvacco kārāpetabbo;</text:p>
          </table:table-cell>
          <table:table-cell office:value-type="string" calcext:value-type="string">
            <text:p>do a service for anyone or get a service done by anyon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eyyāvacco → veyyāvaccaṃ (mr)</text:p>
          </table:table-cell>
        </table:table-row>
        <table:table-row table:style-name="ro1">
          <table:table-cell office:value-type="string" calcext:value-type="string">
            <text:p>pli-tv-kd18:11.18.7</text:p>
          </table:table-cell>
          <table:table-cell office:value-type="string" calcext:value-type="string">
            <text:p>na ekaccassa pacchāsamaṇena hotabbaṃ, na ekacco pacchāsamaṇo ādātabbo;</text:p>
          </table:table-cell>
          <table:table-cell office:value-type="string" calcext:value-type="string">
            <text:p>be the attendant monk for anyone or take anyone as his attendant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8</text:p>
          </table:table-cell>
          <table:table-cell office:value-type="string" calcext:value-type="string">
            <text:p>na ekaccassa piṇḍapāto nīharitabbo, na ekaccena piṇḍapāto nīharāpetabbo;</text:p>
          </table:table-cell>
          <table:table-cell office:value-type="string" calcext:value-type="string">
            <text:p>bring back almsfood for anyone or get almsfood brought back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9</text:p>
          </table:table-cell>
          <table:table-cell office:value-type="string" calcext:value-type="string">
            <text:p>na upajjhāyaṃ anāpucchā gāmo pavisitabbo;</text:p>
          </table:table-cell>
          <table:table-cell office:value-type="string" calcext:value-type="string">
            <text:p>enter the vill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10</text:p>
          </table:table-cell>
          <table:table-cell office:value-type="string" calcext:value-type="string">
            <text:p>na susānaṃ gantabbaṃ;</text:p>
          </table:table-cell>
          <table:table-cell office:value-type="string" calcext:value-type="string">
            <text:p>go to the charnel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11</text:p>
          </table:table-cell>
          <table:table-cell office:value-type="string" calcext:value-type="string">
            <text:p>na disā pakkamitabbā.</text:p>
          </table:table-cell>
          <table:table-cell office:value-type="string" calcext:value-type="string">
            <text:p>or leave for another reg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1.18.12</text:p>
          </table:table-cell>
          <table:table-cell office:value-type="string" calcext:value-type="string">
            <text:p>Sace upajjhāyo gilāno hoti, yāvajīvaṃ upaṭṭhātabbo, vuṭṭhānamassa āgametabbaṃ.</text:p>
          </table:table-cell>
          <table:table-cell office:value-type="string" calcext:value-type="string">
            <text:p>If his preceptor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1.18.13</text:p>
          </table:table-cell>
          <table:table-cell office:value-type="string" calcext:value-type="string">
            <text:p>Idaṃ kho, bhikkhave, saddhivihārikānaṃ upajjhāyesu vattaṃ yathā saddhivihārikehi upajjhāyesu sammā vattitabban”ti.</text:p>
          </table:table-cell>
          <table:table-cell office:value-type="string" calcext:value-type="string">
            <text:p>This is the proper conduct of a student toward his precepto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1.0</text:p>
          </table:table-cell>
          <table:table-cell office:value-type="string" calcext:value-type="string">
            <text:p>12. Saddhivihārikavattakathā</text:p>
          </table:table-cell>
          <table:table-cell office:value-type="string" calcext:value-type="string">
            <text:p>Discussion of the proper conduct toward a student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12.1.1</text:p>
          </table:table-cell>
          <table:table-cell office:value-type="string" calcext:value-type="string">
            <text:p>Tena kho pana samayena upajjhāyā saddhivihārikesu na sammā vattanti.</text:p>
          </table:table-cell>
          <table:table-cell office:value-type="string" calcext:value-type="string">
            <text:p>At that time the preceptors were not conducting themselves properly toward their students. </text:p>
          </table:table-cell>
          <table:table-cell office:value-type="string" calcext:value-type="string">
            <text:p/>
          </table:table-cell>
          <table:table-cell office:value-type="string" calcext:value-type="string">
            <text:p>&lt;p&gt;{}</text:p>
          </table:table-cell>
          <table:table-cell office:value-type="string" calcext:value-type="string">
            <text:p>ms4V_1725, msdiv377, pts-cs12.1, sc71, vri90.372</text:p>
          </table:table-cell>
          <table:table-cell/>
        </table:table-row>
        <table:table-row table:style-name="ro1">
          <table:table-cell office:value-type="string" calcext:value-type="string">
            <text:p>pli-tv-kd18:12.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3</text:p>
          </table:table-cell>
          <table:table-cell office:value-type="string" calcext:value-type="string">
            <text:p>“kathañhi nāma upajjhāyā saddhivihārikesu na sammā vattissantī”ti.</text:p>
          </table:table-cell>
          <table:table-cell office:value-type="string" calcext:value-type="string">
            <text:p>“How can the preceptors not conduct themselves properly toward their stud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4</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5</text:p>
          </table:table-cell>
          <table:table-cell office:value-type="string" calcext:value-type="string">
            <text:p>“saccaṃ kira, bhikkhave, upajjhāyā saddhivihārikesu na sammā vattantī”ti?</text:p>
          </table:table-cell>
          <table:table-cell office:value-type="string" calcext:value-type="string">
            <text:p>“Is it true, monks, that the preceptors are not conducting themselves properly toward their stud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6</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7</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8</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9</text:p>
          </table:table-cell>
          <table:table-cell office:value-type="string" calcext:value-type="string">
            <text:p>“Tena hi, bhikkhave, upajjhāyānaṃ saddhivihārikesu vattaṃ paññapessāmi yathā upajjhāyehi saddhivihārikesu sammā vattitabbaṃ.</text:p>
          </table:table-cell>
          <table:table-cell office:value-type="string" calcext:value-type="string">
            <text:p>“Well then, I will lay down the proper conduct for preceptors toward their students. </text:p>
          </table:table-cell>
          <table:table-cell office:value-type="string" calcext:value-type="string">
            <text:p/>
          </table:table-cell>
          <table:table-cell office:value-type="string" calcext:value-type="string">
            <text:p>&lt;p&gt;{}</text:p>
          </table:table-cell>
          <table:table-cell office:value-type="string" calcext:value-type="string">
            <text:p>ms4V_1726, msdiv378, sc72, sya7.254</text:p>
          </table:table-cell>
          <table:table-cell/>
        </table:table-row>
        <table:table-row table:style-name="ro1">
          <table:table-cell office:value-type="string" calcext:value-type="string">
            <text:p>pli-tv-kd18:12.2.1</text:p>
          </table:table-cell>
          <table:table-cell office:value-type="string" calcext:value-type="string">
            <text:p>Upajjhāyena, bhikkhave, saddhivihārikamhi sammā vattitabbaṃ.</text:p>
          </table:table-cell>
          <table:table-cell office:value-type="string" calcext:value-type="string">
            <text:p>A preceptor should conduct himself properly toward his student. </text:p>
          </table:table-cell>
          <table:table-cell office:value-type="string" calcext:value-type="string">
            <text:p/>
          </table:table-cell>
          <table:table-cell office:value-type="string" calcext:value-type="string">
            <text:p>{}</text:p>
          </table:table-cell>
          <table:table-cell office:value-type="string" calcext:value-type="string">
            <text:p>pts-cs12.2</text:p>
          </table:table-cell>
          <table:table-cell/>
        </table:table-row>
        <table:table-row table:style-name="ro1">
          <table:table-cell office:value-type="string" calcext:value-type="string">
            <text:p>pli-tv-kd18:12.2.2</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office:value-type="string" calcext:value-type="string">
            <text:p>pts-vp-pli2.228</text:p>
          </table:table-cell>
          <table:table-cell/>
        </table:table-row>
        <table:table-row table:style-name="ro1">
          <table:table-cell office:value-type="string" calcext:value-type="string">
            <text:p>pli-tv-kd18:12.2.3</text:p>
          </table:table-cell>
          <table:table-cell office:value-type="string" calcext:value-type="string">
            <text:p>Upajjhāyena, bhikkhave, saddhivihāriko saṅgahetabbo anuggahetabbo uddesena paripucchāya ovādena anusāsaniyā.</text:p>
          </table:table-cell>
          <table:table-cell office:value-type="string" calcext:value-type="string">
            <text:p>A preceptor should help and take care of his student through recitation, questioning, and instruction. </text:p>
          </table:table-cell>
          <table:table-cell office:value-type="string" calcext:value-type="string">
            <text:p/>
          </table:table-cell>
          <table:table-cell office:value-type="string" calcext:value-type="string">
            <text:p>&lt;p&gt;{}</text:p>
          </table:table-cell>
          <table:table-cell office:value-type="string" calcext:value-type="string">
            <text:p>bj5.388, cck7.233, dr7.208, ms4V_1727, ndp4.333, pts-vp-en5.318, sc73</text:p>
          </table:table-cell>
          <table:table-cell/>
        </table:table-row>
        <table:table-row table:style-name="ro1">
          <table:table-cell office:value-type="string" calcext:value-type="string">
            <text:p>pli-tv-kd18:12.2.4</text:p>
          </table:table-cell>
          <table:table-cell office:value-type="string" calcext:value-type="string">
            <text:p>Sace upajjhāyassa patto hoti, saddhivihārikassa patto na hoti, upajjhāyena saddhivihārikassa patto dātabbo, ussukkaṃ vā kātabbaṃ—</text:p>
          </table:table-cell>
          <table:table-cell office:value-type="string" calcext:value-type="string">
            <text:p>If the preceptor has a bowl, but not the student, the preceptor should give it to him, </text:p>
          </table:table-cell>
          <table:table-cell office:value-type="string" calcext:value-type="string">
            <text:p>[Sp.3.67](): _Sace upajjhāyassa patto hotīti sace atirekapatto hoti. Esa nayo sabbattha_, “‘If the preceptor has a bowl’ means if the preceptor has an extra bowl. This method applies to everything (below).”</text:p>
          </table:table-cell>
          <table:table-cell office:value-type="string" calcext:value-type="string">
            <text:p>{}</text:p>
          </table:table-cell>
          <table:table-cell table:number-columns-repeated="2"/>
        </table:table-row>
        <table:table-row table:style-name="ro1">
          <table:table-cell office:value-type="string" calcext:value-type="string">
            <text:p>pli-tv-kd18:12.2.5</text:p>
          </table:table-cell>
          <table:table-cell office:value-type="string" calcext:value-type="string">
            <text:p>kinti nu kho saddhivihārikassa patt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6</text:p>
          </table:table-cell>
          <table:table-cell office:value-type="string" calcext:value-type="string">
            <text:p>Sace upajjhāyassa cīvaraṃ hoti, saddhivihārikassa cīvaraṃ na hoti, upajjhāyena saddhivihārikassa cīvaraṃ dātabbaṃ, ussukkaṃ vā kātabbaṃ—</text:p>
          </table:table-cell>
          <table:table-cell office:value-type="string" calcext:value-type="string">
            <text:p>If the preceptor has a robe, but not the student, the precepto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7</text:p>
          </table:table-cell>
          <table:table-cell office:value-type="string" calcext:value-type="string">
            <text:p>kinti nu kho saddhivihārikassa cīvaraṃ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8</text:p>
          </table:table-cell>
          <table:table-cell office:value-type="string" calcext:value-type="string">
            <text:p>Sace upajjhāyassa parikkhāro hoti, saddhivihārikassa parikkhāro na hoti, upajjhāyena saddhivihārikassa parikkhāro dātabbo, ussukkaṃ vā kātabbaṃ—</text:p>
          </table:table-cell>
          <table:table-cell office:value-type="string" calcext:value-type="string">
            <text:p>If the preceptor has a requisite, but not the student, the precepto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2.9</text:p>
          </table:table-cell>
          <table:table-cell office:value-type="string" calcext:value-type="string">
            <text:p>kinti nu kho saddhivihārikassa parikkhār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3.1</text:p>
          </table:table-cell>
          <table:table-cell office:value-type="string" calcext:value-type="string">
            <text:p>Sace saddhivihāriko gilāno hoti, kālasseva uṭṭhāya dantakaṭṭhaṃ dātabbaṃ, mukhodakaṃ dātabbaṃ, āsanaṃ paññapetabbaṃ.</text:p>
          </table:table-cell>
          <table:table-cell office:value-type="string" calcext:value-type="string">
            <text:p>If the student is sick, the preceptor should get up at the appropriate time, and he should give his student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csp1ed4.399, csp2ed4.399, ms4V_1728, pts-cs12.3, sc74</text:p>
          </table:table-cell>
          <table:table-cell/>
        </table:table-row>
        <table:table-row table:style-name="ro1">
          <table:table-cell office:value-type="string" calcext:value-type="string">
            <text:p>pli-tv-kd18:12.3.2</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stud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3.3</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student has drunk the rice-porridge, the preceptor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3.4</text:p>
          </table:table-cell>
          <table:table-cell office:value-type="string" calcext:value-type="string">
            <text:p>Saddhivihārikamhi vuṭṭhite āsanaṃ uddharitabbaṃ.</text:p>
          </table:table-cell>
          <table:table-cell office:value-type="string" calcext:value-type="string">
            <text:p>When the student has got up, the preceptor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3.5</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4.1</text:p>
          </table:table-cell>
          <table:table-cell office:value-type="string" calcext:value-type="string">
            <text:p>Sace saddhivihārik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student wants to enter the village, the preceptor should give him a sarong and receive the one he’s wearing in return. He should give him a belt. He should put the other upper together, overlapping each other edge-to-edge, and then give them to him. He should wash his student’s bowl and then give it to him while wet. </text:p>
          </table:table-cell>
          <table:table-cell office:value-type="string" calcext:value-type="string">
            <text:p/>
          </table:table-cell>
          <table:table-cell office:value-type="string" calcext:value-type="string">
            <text:p>&lt;p&gt;{}&lt;/p&gt;</text:p>
          </table:table-cell>
          <table:table-cell office:value-type="string" calcext:value-type="string">
            <text:p>ms4V_1729, pts-cs12.4, sc75, sya7.255, vri90.373</text:p>
          </table:table-cell>
          <table:table-cell/>
        </table:table-row>
        <table:table-row table:style-name="ro1">
          <table:table-cell office:value-type="string" calcext:value-type="string">
            <text:p>pli-tv-kd18:12.4.2</text:p>
          </table:table-cell>
          <table:table-cell office:value-type="string" calcext:value-type="string">
            <text:p>Ettāvatā nivattissatīti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Before he’s due back, the preceptor should prepare a seat and set out a foot-stool, a foot-scraper, and water for washing the feet. He should go out to meet the student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cck7.234, ms4V_1730, sc76</text:p>
          </table:table-cell>
          <table:table-cell/>
        </table:table-row>
        <table:table-row table:style-name="ro1">
          <table:table-cell office:value-type="string" calcext:value-type="string">
            <text:p>pli-tv-kd18:12.4.3</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4.4</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4.5</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e figure of 7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8:12.4.6</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4.7</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4.8</text:p>
          </table:table-cell>
          <table:table-cell office:value-type="string" calcext:value-type="string">
            <text:p>Sace piṇḍapāto hoti, saddhivihāriko ca bhuñjitukāmo hoti, udakaṃ datvā piṇḍapāto upanāmetabbo.</text:p>
          </table:table-cell>
          <table:table-cell office:value-type="string" calcext:value-type="string">
            <text:p>If there is almsfood and his student wants to eat, the preceptor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bj5.390, dr7.209, ms4V_1731, sc77, sya7.256</text:p>
          </table:table-cell>
          <table:table-cell/>
        </table:table-row>
        <table:table-row table:style-name="ro1">
          <table:table-cell office:value-type="string" calcext:value-type="string">
            <text:p>pli-tv-kd18:12.5.1</text:p>
          </table:table-cell>
          <table:table-cell office:value-type="string" calcext:value-type="string">
            <text:p>Saddhivihāriko pānīyena pucchitabbo.</text:p>
          </table:table-cell>
          <table:table-cell office:value-type="string" calcext:value-type="string">
            <text:p>He should ask his student if he wants water to drink. </text:p>
          </table:table-cell>
          <table:table-cell office:value-type="string" calcext:value-type="string">
            <text:p/>
          </table:table-cell>
          <table:table-cell office:value-type="string" calcext:value-type="string">
            <text:p>{}</text:p>
          </table:table-cell>
          <table:table-cell office:value-type="string" calcext:value-type="string">
            <text:p>pts-cs12.5</text:p>
          </table:table-cell>
          <table:table-cell/>
        </table:table-row>
        <table:table-row table:style-name="ro1">
          <table:table-cell office:value-type="string" calcext:value-type="string">
            <text:p>pli-tv-kd18:12.5.2</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student has eaten, the preceptor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text:p>
          </table:table-cell>
          <table:table-cell office:value-type="string" calcext:value-type="string">
            <text:p>pts-vp-en5.319</text:p>
          </table:table-cell>
          <table:table-cell/>
        </table:table-row>
        <table:table-row table:style-name="ro1">
          <table:table-cell office:value-type="string" calcext:value-type="string">
            <text:p>pli-tv-kd18:12.5.3</text:p>
          </table:table-cell>
          <table:table-cell office:value-type="string" calcext:value-type="string">
            <text:p>Pattacīvaraṃ nikkhipitabbaṃ.</text:p>
          </table:table-cell>
          <table:table-cell office:value-type="string" calcext:value-type="string">
            <text:p>The preceptor should put away the robe and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5.4</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office:value-type="string" calcext:value-type="string">
            <text:p>pts-vp-pli2.229</text:p>
          </table:table-cell>
          <table:table-cell/>
        </table:table-row>
        <table:table-row table:style-name="ro1">
          <table:table-cell office:value-type="string" calcext:value-type="string">
            <text:p>pli-tv-kd18:12.5.5</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5.6</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5.7</text:p>
          </table:table-cell>
          <table:table-cell office:value-type="string" calcext:value-type="string">
            <text:p>Saddhivihārikamhi vuṭṭhite āsanaṃ uddharitabbaṃ, pādodakaṃ pādapīṭhaṃ pādakathalikaṃ paṭisāmetabbaṃ.</text:p>
          </table:table-cell>
          <table:table-cell office:value-type="string" calcext:value-type="string">
            <text:p>When the student has got up, the preceptor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5.8</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6.1</text:p>
          </table:table-cell>
          <table:table-cell office:value-type="string" calcext:value-type="string">
            <text:p>Sace saddhivihāriko nahāyitukāmo hoti, nahānaṃ paṭiyādetabbaṃ.</text:p>
          </table:table-cell>
          <table:table-cell office:value-type="string" calcext:value-type="string">
            <text:p>“If the student wants to bathe, the preceptor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4V_1732, pts-cs12.6, sc78</text:p>
          </table:table-cell>
          <table:table-cell/>
        </table:table-row>
        <table:table-row table:style-name="ro1">
          <table:table-cell office:value-type="string" calcext:value-type="string">
            <text:p>pli-tv-kd18:12.6.2</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6.3</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6.4</text:p>
          </table:table-cell>
          <table:table-cell office:value-type="string" calcext:value-type="string">
            <text:p>Sace saddhivihāriko jantāgharaṃ pavisitukāmo hoti, cuṇṇaṃ sannetabbaṃ, mattikā temetabbā, jantāgharapīṭhaṃ ādāya gantvā jantāgharapīṭhaṃ datvā cīvaraṃ paṭiggahetvā ekamantaṃ nikkhipitabbaṃ, cuṇṇaṃ dātabbaṃ, mattikā dātabbā.</text:p>
          </table:table-cell>
          <table:table-cell office:value-type="string" calcext:value-type="string">
            <text:p>If the student wants to use the sauna, the preceptor should knead bath powder, moisten the clay, take the sauna stool, and go to the sauna. After giving his student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cck7.235, csp1ed4.400, csp2ed4.400, ms4V_1733, ndp4.334, sc79</text:p>
          </table:table-cell>
          <table:table-cell office:value-type="string" calcext:value-type="string">
            <text:p>temetabbā, jantāgharapīṭhaṃ ādāya → ādāya saddhivihārikassa piṭṭhito piṭṭhito (mr)</text:p>
          </table:table-cell>
        </table:table-row>
        <table:table-row table:style-name="ro1">
          <table:table-cell office:value-type="string" calcext:value-type="string">
            <text:p>pli-tv-kd18:12.6.5</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6.6</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7.1</text:p>
          </table:table-cell>
          <table:table-cell office:value-type="string" calcext:value-type="string">
            <text:p>Na there bhikkhū anupakhajja nisīditabbaṃ, na navā bhikkhū āsanena paṭibāhitabbā.</text:p>
          </table:table-cell>
          <table:table-cell office:value-type="string" calcext:value-type="string">
            <text:p>He shouldn’t sit encroaching on the senior monks, and he shouldn’t block the junior monks from getting a seat. </text:p>
          </table:table-cell>
          <table:table-cell office:value-type="string" calcext:value-type="string">
            <text:p/>
          </table:table-cell>
          <table:table-cell office:value-type="string" calcext:value-type="string">
            <text:p>{}</text:p>
          </table:table-cell>
          <table:table-cell office:value-type="string" calcext:value-type="string">
            <text:p>pts-cs12.7</text:p>
          </table:table-cell>
          <table:table-cell/>
        </table:table-row>
        <table:table-row table:style-name="ro1">
          <table:table-cell office:value-type="string" calcext:value-type="string">
            <text:p>pli-tv-kd18:12.7.2</text:p>
          </table:table-cell>
          <table:table-cell office:value-type="string" calcext:value-type="string">
            <text:p>Jantāghare saddhivihārikassa parikammaṃ kātabbaṃ.</text:p>
          </table:table-cell>
          <table:table-cell office:value-type="string" calcext:value-type="string">
            <text:p>While in the sauna, he should do services for his stud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7.3</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7.4</text:p>
          </table:table-cell>
          <table:table-cell office:value-type="string" calcext:value-type="string">
            <text:p>Udakepi saddhivihārikassa parikammaṃ kātabbaṃ.</text:p>
          </table:table-cell>
          <table:table-cell office:value-type="string" calcext:value-type="string">
            <text:p>The preceptor should also do services for his student in the water. </text:p>
          </table:table-cell>
          <table:table-cell office:value-type="string" calcext:value-type="string">
            <text:p/>
          </table:table-cell>
          <table:table-cell office:value-type="string" calcext:value-type="string">
            <text:p>&lt;p&gt;{}</text:p>
          </table:table-cell>
          <table:table-cell office:value-type="string" calcext:value-type="string">
            <text:p>dr7.210, ms4V_1734, sc80, vri90.374</text:p>
          </table:table-cell>
          <table:table-cell/>
        </table:table-row>
        <table:table-row table:style-name="ro1">
          <table:table-cell office:value-type="string" calcext:value-type="string">
            <text:p>pli-tv-kd18:12.7.5</text:p>
          </table:table-cell>
          <table:table-cell office:value-type="string" calcext:value-type="string">
            <text:p>Nahātena paṭhamataraṃ uttaritvā attano gattaṃ vodakaṃ katvā nivāsetvā saddhivihārikassa gattato udakaṃ pamajjitabbaṃ, nivāsanaṃ dātabbaṃ, saṅghāṭi dātabbā, jantāgharapīṭhaṃ ādāya paṭhamataraṃ āgantvā āsanaṃ paññapetabbaṃ, pādodakaṃ pādapīṭhaṃ pādakathalikaṃ upanikkhipitabbaṃ.</text:p>
          </table:table-cell>
          <table:table-cell office:value-type="string" calcext:value-type="string">
            <text:p>When the preceptor has bathed, he should be the first to come out of the water. He should dry himself and put on his sarong. He should then wipe the water off his student’s body, and he should give him his sarong and then his upper robe. Taking the sauna stool, he should be the first to return. He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office:value-type="string" calcext:value-type="string">
            <text:p>pts-vp-en5.320</text:p>
          </table:table-cell>
          <table:table-cell/>
        </table:table-row>
        <table:table-row table:style-name="ro1">
          <table:table-cell office:value-type="string" calcext:value-type="string">
            <text:p>pli-tv-kd18:12.7.6</text:p>
          </table:table-cell>
          <table:table-cell office:value-type="string" calcext:value-type="string">
            <text:p>Saddhivihāriko pānīyena pucchitabbo.</text:p>
          </table:table-cell>
          <table:table-cell office:value-type="string" calcext:value-type="string">
            <text:p>He should ask his student if he wants water to dri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8.1</text:p>
          </table:table-cell>
          <table:table-cell office:value-type="string" calcext:value-type="string">
            <text:p>Yasmiṃ vihāre saddhivihāriko viharati, sace so vihāro uklāpo hoti, sace ussahati, sodhetabbo.</text:p>
          </table:table-cell>
          <table:table-cell office:value-type="string" calcext:value-type="string">
            <text:p>“If the dwelling where the student is staying is dirty, the preceptor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ms4V_1735, ndp4.335, pts-cs12.8, sc81, sya7.257</text:p>
          </table:table-cell>
          <table:table-cell/>
        </table:table-row>
        <table:table-row table:style-name="ro1">
          <table:table-cell office:value-type="string" calcext:value-type="string">
            <text:p>pli-tv-kd18:12.8.2.1</text:p>
          </table:table-cell>
          <table:table-cell office:value-type="string" calcext:value-type="string">
            <text:p>Vihāraṃ sodhentena paṭhamaṃ pattacīvaraṃ nīharitvā ekamantaṃ nikkhipitabbaṃ …pe…</text:p>
          </table:table-cell>
          <table:table-cell office:value-type="string" calcext:value-type="string">
            <text:p>When he’s cleaning the dwelling, he should first take out the bowl and robe and put them aside. He should take out the sitting-mat and the sheet and put them aside. He should take out the mattress and the pillow and put them aside. Holding the bed low, he should carefully take it out without scratching it or knocking it against the door or the door frame, and he should put it aside. Holding the bench low, he should carefully take it out without scratching it or knocking it against the door or the door frame, and he should put it aside. He should take out the bed supports and put them aside. He should take out the spittoon and put it aside. He should take out the leaning board and put it aside. After taking note of where it’s placed, he should take out the floor-cover and put it aside. If the dwelling has cobwebs, he should first remove them from the ceiling cloth, and he should then sweep the windows and the corners of the room. If the walls have been treated with red ocher and they’re moldy, he should moisten a cloth, wring it out, and wipe the walls. If the ground has been treated with black and it’s moldy, he should moisten a cloth, wring it out, and wipe the floor. If the ground is untreated, he should sprinkle it with water and then sweep it, while trying to avoid stirring up dust. 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8.2.2</text:p>
          </table:table-cell>
          <table:table-cell office:value-type="string" calcext:value-type="string">
            <text:p/>
          </table:table-cell>
          <table:table-cell office:value-type="string" calcext:value-type="string">
            <text:p>He should sun the floor-cover, clean it, beat it, bring it back inside, and put it back in the same place as before. He should sun the bed supports, wipe them, bring them back inside, and place them in the same position as before. He should sun the bed, clean it, and beat it. Holding it low, he should carefully bring it back inside without scratching it or knocking it against the door or the door frame, and he should put it back in the same place as before. He should sun the bench, clean it, and beat it. Holding it low, he should carefully bring it back inside without scratching it or knocking it against the door or the door frame, and he should put it back in the same place as before. He should sun the mattress and the pillow, clean them, beat them, bring them back inside, and put them back the way they were. He should sun the sitting-mat and the sheet, clean them, beat them, bring them back inside, and put them back the way they were. He should sun the spittoon, wipe it, bring it back inside, and put it back where it was. He should sun the reclining board, wipe it, bring it back inside, and put it back where it was. He should put away the bowl and robe. When putting away the bowl, he should hold the bowl in one hand, feel under the bed or the bench with the other, and then put it away. He should not put away the bowl on the bare ground. 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8.2.3</text:p>
          </table:table-cell>
          <table:table-cell office:value-type="string" calcext:value-type="string">
            <text:p/>
          </table:table-cell>
          <table:table-cell office:value-type="string" calcext:value-type="string">
            <text:p>If dusty winds are blowing from the east, he should close the windows on the eastern side. If dusty winds are blowing from the west, he should close the windows on the western side. If dusty winds are blowing from the north, he should close the windows on the northern side. If dusty winds are blowing from the south, he should close the windows on the southern side. If the weather is cold, he should open the windows during the day and close them at night. If the weather is hot, he should close the windows during the day and open them at nigh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8.2.4</text:p>
          </table:table-cell>
          <table:table-cell office:value-type="string" calcext:value-type="string">
            <text:p/>
          </table:table-cell>
          <table:table-cell office:value-type="string" calcext:value-type="string">
            <text:p>If the precincts are dirty, he should sweep them. If the gateway is dirty, he should sweep it. If the assembly hall is dirty, he should sweep it. If the water-boiling shed is dirty, he should sweep it. If the restroom is dirty, he should sweep it. If there is no water for drinking, he should set it out. If there is no water for washing, he should set it out. </text:p>
          </table:table-cell>
          <table:table-cell office:value-type="string" calcext:value-type="string">
            <text:p/>
          </table:table-cell>
          <table:table-cell office:value-type="string" calcext:value-type="string">
            <text:p>&lt;p&gt;{} </text:p>
          </table:table-cell>
          <table:table-cell table:number-columns-repeated="2"/>
        </table:table-row>
        <table:table-row table:style-name="ro1">
          <table:table-cell office:value-type="string" calcext:value-type="string">
            <text:p>pli-tv-kd18:12.8.3</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8.4</text:p>
          </table:table-cell>
          <table:table-cell office:value-type="string" calcext:value-type="string">
            <text:p>Sace saddhivihārikassa anabhirati uppannā hoti, upajjhāyena vūpakāsetabbo, vūpakāsāpetabbo, dhammakathā vāssa kātabbā.</text:p>
          </table:table-cell>
          <table:table-cell office:value-type="string" calcext:value-type="string">
            <text:p>“If the student becomes discontent, the preceptor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5.392, cck7.236, csp1ed4.401, csp2ed4.401, dr7.211, ms4V_1736, sc82, sya7.258</text:p>
          </table:table-cell>
          <table:table-cell/>
        </table:table-row>
        <table:table-row table:style-name="ro1">
          <table:table-cell office:value-type="string" calcext:value-type="string">
            <text:p>pli-tv-kd18:12.8.5</text:p>
          </table:table-cell>
          <table:table-cell office:value-type="string" calcext:value-type="string">
            <text:p>Sace saddhivihārikassa kukkuccaṃ uppannaṃ hoti, upajjhāyena vinodetabbaṃ, vinodāpetabbaṃ, dhammakathā vāssa kātabbā.</text:p>
          </table:table-cell>
          <table:table-cell office:value-type="string" calcext:value-type="string">
            <text:p>If the student becomes anxious, the preceptor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8.6</text:p>
          </table:table-cell>
          <table:table-cell office:value-type="string" calcext:value-type="string">
            <text:p>Sace saddhivihārikassa diṭṭhigataṃ uppannaṃ hoti, upajjhāyena vivecetabbaṃ, vivecāpetabbaṃ, dhammakathā vāssa kātabbā.</text:p>
          </table:table-cell>
          <table:table-cell office:value-type="string" calcext:value-type="string">
            <text:p>If the student has a wrong view, the preceptor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office:value-type="string" calcext:value-type="string">
            <text:p>pts-vp-pli2.230</text:p>
          </table:table-cell>
          <table:table-cell/>
        </table:table-row>
        <table:table-row table:style-name="ro1">
          <table:table-cell office:value-type="string" calcext:value-type="string">
            <text:p>pli-tv-kd18:12.9.1</text:p>
          </table:table-cell>
          <table:table-cell office:value-type="string" calcext:value-type="string">
            <text:p>Sace saddhivihāriko garudhammaṃ ajjhāpanno hoti parivāsāraho, upajjhāyena ussukkaṃ kātabbaṃ—</text:p>
          </table:table-cell>
          <table:table-cell office:value-type="string" calcext:value-type="string">
            <text:p>If the student has committed a heavy offense and deserves probation, </text:p>
          </table:table-cell>
          <table:table-cell office:value-type="string" calcext:value-type="string">
            <text:p/>
          </table:table-cell>
          <table:table-cell office:value-type="string" calcext:value-type="string">
            <text:p>{}</text:p>
          </table:table-cell>
          <table:table-cell office:value-type="string" calcext:value-type="string">
            <text:p>pts-cs12.9</text:p>
          </table:table-cell>
          <table:table-cell/>
        </table:table-row>
        <table:table-row table:style-name="ro1">
          <table:table-cell office:value-type="string" calcext:value-type="string">
            <text:p>pli-tv-kd18:12.9.2</text:p>
          </table:table-cell>
          <table:table-cell office:value-type="string" calcext:value-type="string">
            <text:p>kinti nu kho saṃgho saddhivihārikassa parivāsaṃ dad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3</text:p>
          </table:table-cell>
          <table:table-cell office:value-type="string" calcext:value-type="string">
            <text:p>Sace saddhivihāriko mūlāyapaṭikassanāraho hoti, upajjhāyena ussukkaṃ kātabbaṃ—</text:p>
          </table:table-cell>
          <table:table-cell office:value-type="string" calcext:value-type="string">
            <text:p>If the student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4</text:p>
          </table:table-cell>
          <table:table-cell office:value-type="string" calcext:value-type="string">
            <text:p>kinti nu kho saṃgho saddhivihārikaṃ mūlāya paṭikass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5</text:p>
          </table:table-cell>
          <table:table-cell office:value-type="string" calcext:value-type="string">
            <text:p>Sace saddhivihāriko mānattāraho hoti, upajjhāyena ussukkaṃ kātabbaṃ—</text:p>
          </table:table-cell>
          <table:table-cell office:value-type="string" calcext:value-type="string">
            <text:p>If the student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6</text:p>
          </table:table-cell>
          <table:table-cell office:value-type="string" calcext:value-type="string">
            <text:p>kinti nu kho saṃgho saddhivihārikassa mānattaṃ dad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7</text:p>
          </table:table-cell>
          <table:table-cell office:value-type="string" calcext:value-type="string">
            <text:p>Sace saddhivihāriko abbhānāraho hoti, upajjhāyena ussukkaṃ kātabbaṃ—</text:p>
          </table:table-cell>
          <table:table-cell office:value-type="string" calcext:value-type="string">
            <text:p>If the student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9.8</text:p>
          </table:table-cell>
          <table:table-cell office:value-type="string" calcext:value-type="string">
            <text:p>kinti nu kho saṃgho saddhivihārikaṃ abbheyyāti.</text:p>
          </table:table-cell>
          <table:table-cell office:value-type="string" calcext:value-type="string">
            <text:p>the preceptor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0.1</text:p>
          </table:table-cell>
          <table:table-cell office:value-type="string" calcext:value-type="string">
            <text:p>Sace saṃgho saddhivihārikassa kammaṃ kattukāmo hoti, tajjanīyaṃ vā niyassaṃ vā pabbājanīyaṃ vā paṭisāraṇīyaṃ vā ukkhepanīyaṃ vā, upajjhāyena ussukkaṃ kātabbaṃ—</text:p>
          </table:table-cell>
          <table:table-cell office:value-type="string" calcext:value-type="string">
            <text:p>If the Sangha wants to do a legal procedure against his student—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office:value-type="string" calcext:value-type="string">
            <text:p>pts-cs12.10</text:p>
          </table:table-cell>
          <table:table-cell/>
        </table:table-row>
        <table:table-row table:style-name="ro1">
          <table:table-cell office:value-type="string" calcext:value-type="string">
            <text:p>pli-tv-kd18:12.10.2</text:p>
          </table:table-cell>
          <table:table-cell office:value-type="string" calcext:value-type="string">
            <text:p>kinti nu kho saṃgho saddhivihārikassa kammaṃ na kareyya, lahukāya vā pariṇāmeyyāti.</text:p>
          </table:table-cell>
          <table:table-cell office:value-type="string" calcext:value-type="string">
            <text:p>the preceptor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0.3</text:p>
          </table:table-cell>
          <table:table-cell office:value-type="string" calcext:value-type="string">
            <text:p>Kataṃ vā panassa hoti saṃghena kammaṃ, tajjanīyaṃ vā niyassaṃ vā pabbājanīyaṃ vā paṭisāraṇīyaṃ vā, ukkhepanīyaṃ vā, upajjhāyena ussukkaṃ kātabbaṃ—</text:p>
          </table:table-cell>
          <table:table-cell office:value-type="string" calcext:value-type="string">
            <text:p>But if the Sangha has already done a legal procedure against his student—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0.4</text:p>
          </table:table-cell>
          <table:table-cell office:value-type="string" calcext:value-type="string">
            <text:p>kinti nu kho saddhivihāriko sammā vatteyya lomaṃ pāteyya, netthāraṃ vatteyya, saṃgho taṃ kammaṃ paṭippassambheyyāti.</text:p>
          </table:table-cell>
          <table:table-cell office:value-type="string" calcext:value-type="string">
            <text:p>the preceptor should help the student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text:p>
          </table:table-cell>
          <table:table-cell office:value-type="string" calcext:value-type="string">
            <text:p>Sace saddhivihārikassa cīvaraṃ dhovitabbaṃ hoti, upajjhāyena ācikkhitabbaṃ—evaṃ dhoveyyāsīti,</text:p>
          </table:table-cell>
          <table:table-cell office:value-type="string" calcext:value-type="string">
            <text:p>“If the student’s robe needs washing, the preceptor should show him how to do it, </text:p>
          </table:table-cell>
          <table:table-cell office:value-type="string" calcext:value-type="string">
            <text:p/>
          </table:table-cell>
          <table:table-cell office:value-type="string" calcext:value-type="string">
            <text:p>&lt;hr&gt;&lt;p&gt;{}</text:p>
          </table:table-cell>
          <table:table-cell office:value-type="string" calcext:value-type="string">
            <text:p>cck7.237, ms4V_1737, ndp4.336, pts-cs12.11, sc83, vri90.375</text:p>
          </table:table-cell>
          <table:table-cell/>
        </table:table-row>
        <table:table-row table:style-name="ro1">
          <table:table-cell office:value-type="string" calcext:value-type="string">
            <text:p>pli-tv-kd18:12.11.2</text:p>
          </table:table-cell>
          <table:table-cell office:value-type="string" calcext:value-type="string">
            <text:p>ussukkaṃ vā kātabbaṃ—kinti nu kho saddhivihārik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3</text:p>
          </table:table-cell>
          <table:table-cell office:value-type="string" calcext:value-type="string">
            <text:p>Sace saddhivihārikassa cīvaraṃ kātabbaṃ hoti, upajjhāyena ācikkhitabbaṃ—evaṃ kareyyāsīti,</text:p>
          </table:table-cell>
          <table:table-cell office:value-type="string" calcext:value-type="string">
            <text:p>If the student needs a robe, the preceptor should show him how to make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text:p>
          </table:table-cell>
          <table:table-cell office:value-type="string" calcext:value-type="string">
            <text:p>ussukkaṃ vā kātabbaṃ—kinti nu kho saddhivihārik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text:p>
          </table:table-cell>
          <table:table-cell office:value-type="string" calcext:value-type="string">
            <text:p>Sace saddhivihārikassa rajanaṃ pacitabbaṃ hoti, upajjhāyena ācikkhitabbaṃ—evaṃ paceyyāsīti,</text:p>
          </table:table-cell>
          <table:table-cell office:value-type="string" calcext:value-type="string">
            <text:p>If the student needs dye, the preceptor should show him how to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text:p>
          </table:table-cell>
          <table:table-cell office:value-type="string" calcext:value-type="string">
            <text:p>ussukkaṃ vā kātabbaṃ—kinti nu kho saddhivihārik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text:p>
          </table:table-cell>
          <table:table-cell office:value-type="string" calcext:value-type="string">
            <text:p>Sace saddhivihārikassa cīvaraṃ rajitabbaṃ hoti, upajjhāyena ācikkhitabbaṃ—evaṃ rajeyyāsīti,</text:p>
          </table:table-cell>
          <table:table-cell office:value-type="string" calcext:value-type="string">
            <text:p>If the student’s robe needs dyeing, the preceptor should show him how to d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text:p>
          </table:table-cell>
          <table:table-cell office:value-type="string" calcext:value-type="string">
            <text:p>ussukkaṃ vā kātabbaṃ—kinti nu kho saddhivihārik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text:p>
          </table:table-cell>
          <table:table-cell office:value-type="string" calcext:value-type="string">
            <text:p>Sace saddhivihāriko gilāno hoti, yāvajīvaṃ upaṭṭhātabbo, vuṭṭhānamassa āgametabbaṃ.</text:p>
          </table:table-cell>
          <table:table-cell office:value-type="string" calcext:value-type="string">
            <text:p>If his student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1</text:p>
          </table:table-cell>
          <table:table-cell office:value-type="string" calcext:value-type="string">
            <text:p>Idaṃ kho, bhikkhave, upajjhāyānaṃ saddhivihārikesu vattaṃ yathā upajjhāyehi saddhivihārikesu sammā vattitabban”ti.</text:p>
          </table:table-cell>
          <table:table-cell office:value-type="string" calcext:value-type="string">
            <text:p>This is the proper conduct of a preceptor toward his student.” </text:p>
          </table:table-cell>
          <table:table-cell office:value-type="string" calcext:value-type="string">
            <text:p/>
          </table:table-cell>
          <table:table-cell office:value-type="string" calcext:value-type="string">
            <text:p>&lt;p&gt;{}&lt;/p&gt;</text:p>
          </table:table-cell>
          <table:table-cell office:value-type="string" calcext:value-type="string">
            <text:p>pts-vp-pli2.231</text:p>
          </table:table-cell>
          <table:table-cell/>
        </table:table-row>
        <table:table-row table:style-name="ro1">
          <table:table-cell office:value-type="string" calcext:value-type="string">
            <text:p>pli-tv-kd18:12.11.12</text:p>
          </table:table-cell>
          <table:table-cell office:value-type="string" calcext:value-type="string">
            <text:p>Dutiyabhāṇavāro niṭṭhito.</text:p>
          </table:table-cell>
          <table:table-cell office:value-type="string" calcext:value-type="string">
            <text:p>The second section for recitat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1738, sc84</text:p>
          </table:table-cell>
          <table:table-cell/>
        </table:table-row>
        <table:table-row table:style-name="ro1">
          <table:table-cell office:value-type="string" calcext:value-type="string">
            <text:p>pli-tv-kd18:12.11.13</text:p>
          </table:table-cell>
          <table:table-cell office:value-type="string" calcext:value-type="string">
            <text:p>13. Ācariyavattakathā</text:p>
          </table:table-cell>
          <table:table-cell office:value-type="string" calcext:value-type="string">
            <text:p>Discussion of the proper conduct toward a teacher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12.11.14</text:p>
          </table:table-cell>
          <table:table-cell office:value-type="string" calcext:value-type="string">
            <text:p>Tena kho pana samayena antevāsikā ācariyesu na sammā vattanti.</text:p>
          </table:table-cell>
          <table:table-cell office:value-type="string" calcext:value-type="string">
            <text:p>At that time the pupils were not conducting themselves properly toward their teachers. </text:p>
          </table:table-cell>
          <table:table-cell office:value-type="string" calcext:value-type="string">
            <text:p/>
          </table:table-cell>
          <table:table-cell office:value-type="string" calcext:value-type="string">
            <text:p>&lt;p&gt;{}</text:p>
          </table:table-cell>
          <table:table-cell office:value-type="string" calcext:value-type="string">
            <text:p>bj5.394, csp1ed4.402, csp2ed4.402, dr7.212, ms4V_1739, msdiv379, pts-cs13.1, pts-vp-en5.321, sc85, sya7.259</text:p>
          </table:table-cell>
          <table:table-cell/>
        </table:table-row>
        <table:table-row table:style-name="ro1">
          <table:table-cell office:value-type="string" calcext:value-type="string">
            <text:p>pli-tv-kd18:12.11.15</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text:p>
          </table:table-cell>
          <table:table-cell office:value-type="string" calcext:value-type="string">
            <text:p>“kathañhi nāma antevāsikā ācariyesu na sammā vattissantī”ti.</text:p>
          </table:table-cell>
          <table:table-cell office:value-type="string" calcext:value-type="string">
            <text:p>“How can the pupils not conduct themselves properly toward their teac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text:p>
          </table:table-cell>
          <table:table-cell office:value-type="string" calcext:value-type="string">
            <text:p>Atha kho te bhikkhū bhagavato etamatthaṃ ārocesuṃ …pe…</text:p>
          </table:table-cell>
          <table:table-cell office:value-type="string" calcext:value-type="string">
            <text:p>They told the Buddha. 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text:p>
          </table:table-cell>
          <table:table-cell office:value-type="string" calcext:value-type="string">
            <text:p>“saccaṃ kira, bhikkhave, antevāsikā ācariyesu na sammā vattantī”ti?</text:p>
          </table:table-cell>
          <table:table-cell office:value-type="string" calcext:value-type="string">
            <text:p>“Is it true, monks, that the pupils are not conducting themselves properly toward their teac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2</text:p>
          </table:table-cell>
          <table:table-cell office:value-type="string" calcext:value-type="string">
            <text:p>“Tena hi, bhikkhave, antevāsikānaṃ ācariyesu vattaṃ paññapessāmi yathā antevāsikehi ācariyesu sammā vattitabbaṃ.</text:p>
          </table:table-cell>
          <table:table-cell office:value-type="string" calcext:value-type="string">
            <text:p>“Well then, I will lay down the proper conduct for a pupil toward his teacher. </text:p>
          </table:table-cell>
          <table:table-cell office:value-type="string" calcext:value-type="string">
            <text:p/>
          </table:table-cell>
          <table:table-cell office:value-type="string" calcext:value-type="string">
            <text:p>&lt;p&gt;{}</text:p>
          </table:table-cell>
          <table:table-cell office:value-type="string" calcext:value-type="string">
            <text:p>cck7.238, ms4V_1740, msdiv380, ndp4.337, sc86</text:p>
          </table:table-cell>
          <table:table-cell/>
        </table:table-row>
        <table:table-row table:style-name="ro1">
          <table:table-cell office:value-type="string" calcext:value-type="string">
            <text:p>pli-tv-kd18:12.11.23</text:p>
          </table:table-cell>
          <table:table-cell office:value-type="string" calcext:value-type="string">
            <text:p>Antevāsikena, bhikkhave, ācariyamhi sammā vattitabbaṃ.</text:p>
          </table:table-cell>
          <table:table-cell office:value-type="string" calcext:value-type="string">
            <text:p>A pupil should conduct himself properly toward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4</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5</text:p>
          </table:table-cell>
          <table:table-cell office:value-type="string" calcext:value-type="string">
            <text:p>Kālasseva uṭṭhāya upāhanā omuñcitvā ekaṃsaṃ uttarāsaṅgaṃ karitvā dantakaṭṭhaṃ dātabbaṃ, mukhodakaṃ dātabbaṃ, āsanaṃ paññapetabbaṃ.</text:p>
          </table:table-cell>
          <table:table-cell office:value-type="string" calcext:value-type="string">
            <text:p>After getting up at the appropriate time, the pupil should take off his sandals, and put his upper robe over one shoulder. He should then give his teacher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ms4V_1741, sc87, vri90.376</text:p>
          </table:table-cell>
          <table:table-cell/>
        </table:table-row>
        <table:table-row table:style-name="ro1">
          <table:table-cell office:value-type="string" calcext:value-type="string">
            <text:p>pli-tv-kd18:12.11.26</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7</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teacher has drunk the rice-porridge, the pupil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8</text:p>
          </table:table-cell>
          <table:table-cell office:value-type="string" calcext:value-type="string">
            <text:p>Ācariyamhi vuṭṭhite āsanaṃ uddharitabbaṃ.</text:p>
          </table:table-cell>
          <table:table-cell office:value-type="string" calcext:value-type="string">
            <text:p>When the teacher has got up, the pupil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9</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0</text:p>
          </table:table-cell>
          <table:table-cell office:value-type="string" calcext:value-type="string">
            <text:p>Sace ācariy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teacher wants to enter the village, the pupil should give him a sarong and receive the one he’s wearing in return. He should give him a belt. He should put the upper robes together, overlapping each other edge-to-edge, and then give them to him. He should wash his teacher’s bowl and then give it to him while wet. </text:p>
          </table:table-cell>
          <table:table-cell office:value-type="string" calcext:value-type="string">
            <text:p/>
          </table:table-cell>
          <table:table-cell office:value-type="string" calcext:value-type="string">
            <text:p>&lt;p&gt;{}</text:p>
          </table:table-cell>
          <table:table-cell office:value-type="string" calcext:value-type="string">
            <text:p>bj5.396, dr7.213, ms4V_1742, sc88, sya7.260</text:p>
          </table:table-cell>
          <table:table-cell/>
        </table:table-row>
        <table:table-row table:style-name="ro1">
          <table:table-cell office:value-type="string" calcext:value-type="string">
            <text:p>pli-tv-kd18:12.11.31</text:p>
          </table:table-cell>
          <table:table-cell office:value-type="string" calcext:value-type="string">
            <text:p>Sace ācariyo pacchāsamaṇaṃ ākaṅkhati, timaṇḍalaṃ paṭicchādentena parimaṇḍalaṃ nivāsetvā kāyabandhanaṃ bandhitvā saguṇaṃ katvā saṅghāṭiyo pārupitvā gaṇṭhikaṃ paṭimuñcitvā dhovitvā pattaṃ gahetvā ācariyassa pacchāsamaṇena hotabbaṃ.</text:p>
          </table:table-cell>
          <table:table-cell office:value-type="string" calcext:value-type="string">
            <text:p>If the teacher wants an attendant, the pupil should put on his sarong evenly all around, covering the navel and the knees. He should put on a belt. Putting the upper robes together, overlapping each other edge-to-edge, he should put them on and fasten the toggle. After washing his bowl, he should take it with him and be his teacher’s attenda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2</text:p>
          </table:table-cell>
          <table:table-cell office:value-type="string" calcext:value-type="string">
            <text:p>Nātidūre gantabbaṃ, nāccāsanne gantabbaṃ, pattapariyāpannaṃ paṭiggahetabbaṃ.</text:p>
          </table:table-cell>
          <table:table-cell office:value-type="string" calcext:value-type="string">
            <text:p>He shouldn’t walk too far behind his teacher or too close to him. He should receive the contents of his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3</text:p>
          </table:table-cell>
          <table:table-cell office:value-type="string" calcext:value-type="string">
            <text:p>Na ācariyassa bhaṇamānassa antarantarā kathā opātetabbā.</text:p>
          </table:table-cell>
          <table:table-cell office:value-type="string" calcext:value-type="string">
            <text:p>He shouldn’t interrupt his teacher when he’s spea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34</text:p>
          </table:table-cell>
          <table:table-cell office:value-type="string" calcext:value-type="string">
            <text:p>Ācariyo āpattisāmantā bhaṇamāno nivāretabbo.</text:p>
          </table:table-cell>
          <table:table-cell office:value-type="string" calcext:value-type="string">
            <text:p>But if the teacher’s speech is bordering on an offense, he should stop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5</text:p>
          </table:table-cell>
          <table:table-cell office:value-type="string" calcext:value-type="string">
            <text:p>Nivattantena paṭhamataraṃ āgantvā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When returning, the pupil should go first to prepare a seat and to set out a foot-stool, a foot-scraper, and water for washing the feet. He should go out to meet the teacher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cck7.239, ms4V_1743, sc89</text:p>
          </table:table-cell>
          <table:table-cell/>
        </table:table-row>
        <table:table-row table:style-name="ro1">
          <table:table-cell office:value-type="string" calcext:value-type="string">
            <text:p>pli-tv-kd18:12.11.36</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37</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38</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e figure of 7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8:12.11.39</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0</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1</text:p>
          </table:table-cell>
          <table:table-cell office:value-type="string" calcext:value-type="string">
            <text:p>Sace piṇḍapāto hoti, ācariyo ca bhuñjitukāmo hoti, udakaṃ datvā piṇḍapāto upanāmetabbo.</text:p>
          </table:table-cell>
          <table:table-cell office:value-type="string" calcext:value-type="string">
            <text:p>If there is almsfood and his teacher wants to eat, the pupil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csp1ed4.403, csp2ed4.403, ms4V_1744, sc90, sya7.261</text:p>
          </table:table-cell>
          <table:table-cell/>
        </table:table-row>
        <table:table-row table:style-name="ro1">
          <table:table-cell office:value-type="string" calcext:value-type="string">
            <text:p>pli-tv-kd18:12.11.42</text:p>
          </table:table-cell>
          <table:table-cell office:value-type="string" calcext:value-type="string">
            <text:p>Ācariyo pānīyena pucchitabbo.</text:p>
          </table:table-cell>
          <table:table-cell office:value-type="string" calcext:value-type="string">
            <text:p>He should ask his teache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3</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teacher has eaten, the pupil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4</text:p>
          </table:table-cell>
          <table:table-cell office:value-type="string" calcext:value-type="string">
            <text:p>Pattacīvaraṃ nikkhipitabbaṃ.</text:p>
          </table:table-cell>
          <table:table-cell office:value-type="string" calcext:value-type="string">
            <text:p>The pupil should put away the robe and bow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5</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6</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7</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8</text:p>
          </table:table-cell>
          <table:table-cell office:value-type="string" calcext:value-type="string">
            <text:p>Ācariyamhi vuṭṭhite āsanaṃ uddharitabbaṃ, pādodakaṃ pādapīṭhaṃ pādakathalikaṃ paṭisāmetabbaṃ.</text:p>
          </table:table-cell>
          <table:table-cell office:value-type="string" calcext:value-type="string">
            <text:p>When the teacher has got up, the pupil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49</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0</text:p>
          </table:table-cell>
          <table:table-cell office:value-type="string" calcext:value-type="string">
            <text:p>Sace ācariyo nahāyitukāmo hoti, nahānaṃ paṭiyādetabbaṃ.</text:p>
          </table:table-cell>
          <table:table-cell office:value-type="string" calcext:value-type="string">
            <text:p>“If the teacher wants to bathe, the pupil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4V_1745, ndp4.338, sc91</text:p>
          </table:table-cell>
          <table:table-cell/>
        </table:table-row>
        <table:table-row table:style-name="ro1">
          <table:table-cell office:value-type="string" calcext:value-type="string">
            <text:p>pli-tv-kd18:12.11.51</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2</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3</text:p>
          </table:table-cell>
          <table:table-cell office:value-type="string" calcext:value-type="string">
            <text:p>Sace ācariyo jantāgharaṃ pavisitukāmo hoti, cuṇṇaṃ sannetabbaṃ, mattikā temetabbā, jantāgharapīṭhaṃ ādāya ācariyassa piṭṭhito piṭṭhito gantvā jantāgharapīṭhaṃ datvā cīvaraṃ paṭiggahetvā ekamantaṃ nikkhipitabbaṃ, cuṇṇaṃ dātabbaṃ, mattikā dātabbā.</text:p>
          </table:table-cell>
          <table:table-cell office:value-type="string" calcext:value-type="string">
            <text:p>If the teacher wants to use the sauna, the pupil should knead bath powder, moisten the clay, take the sauna stool, and follow behind his teacher. After giving the teacher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bj5.398, cck7.240, dr7.214, ms4V_1746, sc92, vri90.377</text:p>
          </table:table-cell>
          <table:table-cell/>
        </table:table-row>
        <table:table-row table:style-name="ro1">
          <table:table-cell office:value-type="string" calcext:value-type="string">
            <text:p>pli-tv-kd18:12.11.54</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5</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6</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7</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8</text:p>
          </table:table-cell>
          <table:table-cell office:value-type="string" calcext:value-type="string">
            <text:p>Jantāghare ācariyassa parikammaṃ kātabbaṃ.</text:p>
          </table:table-cell>
          <table:table-cell office:value-type="string" calcext:value-type="string">
            <text:p>While in the sauna, he should do services for his teac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59</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60</text:p>
          </table:table-cell>
          <table:table-cell office:value-type="string" calcext:value-type="string">
            <text:p>Udakepi ācariyassa parikammaṃ kātabbaṃ.</text:p>
          </table:table-cell>
          <table:table-cell office:value-type="string" calcext:value-type="string">
            <text:p>He should also do services for his teacher in the water. </text:p>
          </table:table-cell>
          <table:table-cell office:value-type="string" calcext:value-type="string">
            <text:p/>
          </table:table-cell>
          <table:table-cell office:value-type="string" calcext:value-type="string">
            <text:p>&lt;p&gt;{}</text:p>
          </table:table-cell>
          <table:table-cell office:value-type="string" calcext:value-type="string">
            <text:p>ms4V_1747, sc93, sya7.262</text:p>
          </table:table-cell>
          <table:table-cell/>
        </table:table-row>
        <table:table-row table:style-name="ro1">
          <table:table-cell office:value-type="string" calcext:value-type="string">
            <text:p>pli-tv-kd18:12.11.61</text:p>
          </table:table-cell>
          <table:table-cell office:value-type="string" calcext:value-type="string">
            <text:p>Nahātena paṭhamataraṃ uttaritvā attano gattaṃ vodakaṃ katvā nivāsetvā ācariyassa gattato udakaṃ pamajjitabbaṃ, nivāsanaṃ dātabbaṃ, saṅghāṭi dātabbā, jantāgharapīṭhaṃ ādāya paṭhamataraṃ āgantvā āsanaṃ paññapetabbaṃ, pādodakaṃ pādapīṭhaṃ pādakathalikaṃ upanikkhipitabbaṃ.</text:p>
          </table:table-cell>
          <table:table-cell office:value-type="string" calcext:value-type="string">
            <text:p>When he has bathed, he should be the first to come out of the water. He should dry himself and put on his sarong. He should then wipe the water off his teacher’s body, and he should give him his sarong and then his upper robe. Taking the sauna stool, he should be the first to return. He should prepare a seat, as well as set out a foot-stool, a foot-scraper, and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2</text:p>
          </table:table-cell>
          <table:table-cell office:value-type="string" calcext:value-type="string">
            <text:p>Ācariyo pānīyena pucchitabbo.</text:p>
          </table:table-cell>
          <table:table-cell office:value-type="string" calcext:value-type="string">
            <text:p>He should ask his teacher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3</text:p>
          </table:table-cell>
          <table:table-cell office:value-type="string" calcext:value-type="string">
            <text:p>Sace uddisāpetukāmo hoti, uddisitabbo.</text:p>
          </table:table-cell>
          <table:table-cell office:value-type="string" calcext:value-type="string">
            <text:p>If the teacher wants him to recite, he should do 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4</text:p>
          </table:table-cell>
          <table:table-cell office:value-type="string" calcext:value-type="string">
            <text:p>Sace paripucchitukāmo hoti, paripucchitabbo.</text:p>
          </table:table-cell>
          <table:table-cell office:value-type="string" calcext:value-type="string">
            <text:p>If the teacher wants to question him, he should be questio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65</text:p>
          </table:table-cell>
          <table:table-cell office:value-type="string" calcext:value-type="string">
            <text:p>Yasmiṃ vihāre ācariyo viharati, sace so vihāro uklāpo hoti, sace ussahati, sodhetabbo.</text:p>
          </table:table-cell>
          <table:table-cell office:value-type="string" calcext:value-type="string">
            <text:p>“If the dwelling where the teacher is staying is dirty, the pupil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cck7.241, csp1ed4.404, csp2ed4.404, dr7.215, ms4V_1748, sc94, sya7.263</text:p>
          </table:table-cell>
          <table:table-cell/>
        </table:table-row>
        <table:table-row table:style-name="ro1">
          <table:table-cell office:value-type="string" calcext:value-type="string">
            <text:p>pli-tv-kd18:12.11.66</text:p>
          </table:table-cell>
          <table:table-cell office:value-type="string" calcext:value-type="string">
            <text:p>Vihāraṃ sodhentena paṭhamaṃ pattacīvaraṃ nīharitvā ekamantaṃ nikkhipitabbaṃ;</text:p>
          </table:table-cell>
          <table:table-cell office:value-type="string" calcext:value-type="string">
            <text:p>When he’s cleaning the dwelling, he should first take out the bowl and robe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7</text:p>
          </table:table-cell>
          <table:table-cell office:value-type="string" calcext:value-type="string">
            <text:p>nisīdanapaccattharaṇaṃ nīharitvā ekamantaṃ nikkhipitabbaṃ;</text:p>
          </table:table-cell>
          <table:table-cell office:value-type="string" calcext:value-type="string">
            <text:p>He should take out the sitting-mat and the sheet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8</text:p>
          </table:table-cell>
          <table:table-cell office:value-type="string" calcext:value-type="string">
            <text:p>bhisibibbohanaṃ nīharitvā ekamantaṃ nikkhipitabbaṃ;</text:p>
          </table:table-cell>
          <table:table-cell office:value-type="string" calcext:value-type="string">
            <text:p>He should take out the mattress and the pillow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69</text:p>
          </table:table-cell>
          <table:table-cell office:value-type="string" calcext:value-type="string">
            <text:p>mañco nīcaṃ katvā sādhukaṃ appaṭighaṃsantena asaṅghaṭṭentena kavāṭapiṭṭhaṃ, nīharitvā ekamantaṃ nikkhipitabbo;</text:p>
          </table:table-cell>
          <table:table-cell office:value-type="string" calcext:value-type="string">
            <text:p>Holding the bed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0</text:p>
          </table:table-cell>
          <table:table-cell office:value-type="string" calcext:value-type="string">
            <text:p>pīṭhaṃ nīcaṃ katvā sādhukaṃ appaṭighaṃsantena, asaṅghaṭṭentena kavāṭapiṭṭhaṃ, nīharitvā ekamantaṃ nikkhipitabbaṃ;</text:p>
          </table:table-cell>
          <table:table-cell office:value-type="string" calcext:value-type="string">
            <text:p>Holding the bench low, he should carefully take it out without scratching it or knocking it against the door or the door frame, and he shoul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1</text:p>
          </table:table-cell>
          <table:table-cell office:value-type="string" calcext:value-type="string">
            <text:p>mañcapaṭipādakā nīharitvā ekamantaṃ nikkhipitabbā;</text:p>
          </table:table-cell>
          <table:table-cell office:value-type="string" calcext:value-type="string">
            <text:p>He should take out the bed supports and put them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2</text:p>
          </table:table-cell>
          <table:table-cell office:value-type="string" calcext:value-type="string">
            <text:p>kheḷamallako nīharitvā ekamantaṃ nikkhipitabbo;</text:p>
          </table:table-cell>
          <table:table-cell office:value-type="string" calcext:value-type="string">
            <text:p>He should take out the spittoon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3</text:p>
          </table:table-cell>
          <table:table-cell office:value-type="string" calcext:value-type="string">
            <text:p>apassenaphalakaṃ nīharitvā ekamantaṃ nikkhipitabbaṃ;</text:p>
          </table:table-cell>
          <table:table-cell office:value-type="string" calcext:value-type="string">
            <text:p>He should take out the leaning board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4</text:p>
          </table:table-cell>
          <table:table-cell office:value-type="string" calcext:value-type="string">
            <text:p>bhūmattharaṇaṃ yathāpaññattaṃ sallakkhetvā nīharitvā ekamantaṃ nikkhipitabbaṃ.</text:p>
          </table:table-cell>
          <table:table-cell office:value-type="string" calcext:value-type="string">
            <text:p>After taking note of where it’s placed, he should take out the floor cover and put it a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5</text:p>
          </table:table-cell>
          <table:table-cell office:value-type="string" calcext:value-type="string">
            <text:p>Sace vihāre santānakaṃ hoti, ullokā paṭhamaṃ ohāretabbaṃ, ālokasandhikaṇṇabhāgā pamajjitabbā.</text:p>
          </table:table-cell>
          <table:table-cell office:value-type="string" calcext:value-type="string">
            <text:p>If the dwelling has cobwebs, he should first remove them from the ceiling cloth, and he should then wipe the windows and the corners of the ro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6</text:p>
          </table:table-cell>
          <table:table-cell office:value-type="string" calcext:value-type="string">
            <text:p>Sace gerukaparikammakatā bhitti kaṇṇakitā hoti, coḷakaṃ temetvā pīḷetvā pamajjitabbā.</text:p>
          </table:table-cell>
          <table:table-cell office:value-type="string" calcext:value-type="string">
            <text:p>If the walls have been treated with red ocher and they’re moldy, he should moisten a cloth, wring it out, and wipe the wal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7</text:p>
          </table:table-cell>
          <table:table-cell office:value-type="string" calcext:value-type="string">
            <text:p>Sace kāḷavaṇṇakatā bhūmi kaṇṇakitā hoti, coḷakaṃ temetvā pīḷetvā pamajjitabbā.</text:p>
          </table:table-cell>
          <table:table-cell office:value-type="string" calcext:value-type="string">
            <text:p>If the floor has been treated with black and it’s moldy, he should moisten a cloth, wring it out, and wipe the floo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8</text:p>
          </table:table-cell>
          <table:table-cell office:value-type="string" calcext:value-type="string">
            <text:p>Sace akatā hoti bhūmi, udakena paripphositvā paripphositvā sammajjitabbā—</text:p>
          </table:table-cell>
          <table:table-cell office:value-type="string" calcext:value-type="string">
            <text:p>If the floor is untreated, he should sprinkle it with water and then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79</text:p>
          </table:table-cell>
          <table:table-cell office:value-type="string" calcext:value-type="string">
            <text:p>mā vihāro rajena uhaññīti.</text:p>
          </table:table-cell>
          <table:table-cell office:value-type="string" calcext:value-type="string">
            <text:p>while trying to avoid stirring up du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0</text:p>
          </table:table-cell>
          <table:table-cell office:value-type="string" calcext:value-type="string">
            <text:p>Saṅkāraṃ vicinitvā ekamantaṃ chaḍḍetabbaṃ.</text:p>
          </table:table-cell>
          <table:table-cell office:value-type="string" calcext:value-type="string">
            <text:p>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81</text:p>
          </table:table-cell>
          <table:table-cell office:value-type="string" calcext:value-type="string">
            <text:p>Bhūmattharaṇaṃ otāpetvā sodhetvā papphoṭetvā atiharitvā yathāpaññattaṃ paññapetabbaṃ.</text:p>
          </table:table-cell>
          <table:table-cell office:value-type="string" calcext:value-type="string">
            <text:p>He should sun the floor cover, clean it, beat it, bring it back inside, and put it back in the same place as before. </text:p>
          </table:table-cell>
          <table:table-cell office:value-type="string" calcext:value-type="string">
            <text:p/>
          </table:table-cell>
          <table:table-cell office:value-type="string" calcext:value-type="string">
            <text:p>&lt;p&gt;{}</text:p>
          </table:table-cell>
          <table:table-cell office:value-type="string" calcext:value-type="string">
            <text:p>bj5.400, cck7.242, csp1ed4.405, csp2ed4.405, dr7.216, ms4V_1749, ndp4.339, sc95, sya7.264, vri90.378</text:p>
          </table:table-cell>
          <table:table-cell/>
        </table:table-row>
        <table:table-row table:style-name="ro1">
          <table:table-cell office:value-type="string" calcext:value-type="string">
            <text:p>pli-tv-kd18:12.11.82</text:p>
          </table:table-cell>
          <table:table-cell office:value-type="string" calcext:value-type="string">
            <text:p>Mañcapaṭipādakā otāpetvā pamajjitvā atiharitvā yathāṭhāne ṭhapetabbā.</text:p>
          </table:table-cell>
          <table:table-cell office:value-type="string" calcext:value-type="string">
            <text:p>He should sun the bed supports, wipe them, bring them back inside, and place them in the same position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3</text:p>
          </table:table-cell>
          <table:table-cell office:value-type="string" calcext:value-type="string">
            <text:p>Mañco otāpetvā sodhetvā papphoṭetvā nīcaṃ katvā sādhukaṃ appaṭighaṃsantena, asaṅghaṭṭentena kavāṭapiṭṭhaṃ, atiharitvā yathāpaññattaṃ paññapetabbo.</text:p>
          </table:table-cell>
          <table:table-cell office:value-type="string" calcext:value-type="string">
            <text:p>He should sun the bed,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4</text:p>
          </table:table-cell>
          <table:table-cell office:value-type="string" calcext:value-type="string">
            <text:p>Pīṭhaṃ otāpetvā sodhetvā papphoṭetvā nīcaṃ katvā sādhukaṃ appaṭighaṃsantena, asaṅghaṭṭentena kavāṭapiṭṭhaṃ, atiharitvā yathāpaññattaṃ paññapetabbaṃ.</text:p>
          </table:table-cell>
          <table:table-cell office:value-type="string" calcext:value-type="string">
            <text:p>He should sun the bench, clean it, and beat it. Holding it low, he should carefully bring it back inside without scratching it or knocking it against the door or the door frame, and he should put it back in the same place as befo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5</text:p>
          </table:table-cell>
          <table:table-cell office:value-type="string" calcext:value-type="string">
            <text:p>Bhisibibbohanaṃ otāpetvā sodhetvā papphoṭetvā atiharitvā yathāpaññattaṃ paññapetabbaṃ.</text:p>
          </table:table-cell>
          <table:table-cell office:value-type="string" calcext:value-type="string">
            <text:p>He should sun the mattress and the pillow,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6</text:p>
          </table:table-cell>
          <table:table-cell office:value-type="string" calcext:value-type="string">
            <text:p>Nisīdanapaccattharaṇaṃ otāpetvā sodhetvā papphoṭetvā atiharitvā yathāpaññattaṃ paññapetabbaṃ.</text:p>
          </table:table-cell>
          <table:table-cell office:value-type="string" calcext:value-type="string">
            <text:p>He should sun the sitting-mat and the sheet, clean them, beat them, bring them back inside, and put them back the way they we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7</text:p>
          </table:table-cell>
          <table:table-cell office:value-type="string" calcext:value-type="string">
            <text:p>Kheḷamallako otāpetvā pamajjitvā atiharitvā yathāṭhāne ṭhapetabbo.</text:p>
          </table:table-cell>
          <table:table-cell office:value-type="string" calcext:value-type="string">
            <text:p>He should sun the spittoon,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8</text:p>
          </table:table-cell>
          <table:table-cell office:value-type="string" calcext:value-type="string">
            <text:p>Apassenaphalakaṃ otāpetvā pamajjitvā atiharitvā yathāṭhāne ṭhapetabbaṃ.</text:p>
          </table:table-cell>
          <table:table-cell office:value-type="string" calcext:value-type="string">
            <text:p>He should sun the leaning board, wipe it, bring it back inside, and put it back where it wa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89</text:p>
          </table:table-cell>
          <table:table-cell office:value-type="string" calcext:value-type="string">
            <text:p>Pattacīvaraṃ nikkhipitabbaṃ.</text:p>
          </table:table-cell>
          <table:table-cell office:value-type="string" calcext:value-type="string">
            <text:p>He should put away the bowl and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0</text:p>
          </table:table-cell>
          <table:table-cell office:value-type="string" calcext:value-type="string">
            <text:p>Pattaṃ nikkhipantena ekena hatthena pattaṃ gahetvā ekena hatthena heṭṭhāmañcaṃ vā heṭṭhāpīṭhaṃ vā parāmasitvā patto nikkhipitabbo.</text:p>
          </table:table-cell>
          <table:table-cell office:value-type="string" calcext:value-type="string">
            <text:p>When putting away the bowl, he should hold the bowl in one hand, feel under the bed or the bench with the other,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1</text:p>
          </table:table-cell>
          <table:table-cell office:value-type="string" calcext:value-type="string">
            <text:p>Na ca anantarahitāya bhūmiyā patto nikkhipitabbo.</text:p>
          </table:table-cell>
          <table:table-cell office:value-type="string" calcext:value-type="string">
            <text:p>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2</text:p>
          </table:table-cell>
          <table:table-cell office:value-type="string" calcext:value-type="string">
            <text:p>Cīvaraṃ nikkhipantena ekena hatthena cīvaraṃ gahetvā ekena hatthena cīvaravaṃsaṃ vā cīvararajjuṃ vā pamajjitvā pārato antaṃ orato bhogaṃ katvā cīvaraṃ nikkhipitabbaṃ.</text:p>
          </table:table-cell>
          <table:table-cell office:value-type="string" calcext:value-type="string">
            <text:p>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93</text:p>
          </table:table-cell>
          <table:table-cell office:value-type="string" calcext:value-type="string">
            <text:p>Sace puratthimā sarajā vātā vāyanti, puratthimā vātapānā thaketabbā.</text:p>
          </table:table-cell>
          <table:table-cell office:value-type="string" calcext:value-type="string">
            <text:p>If dusty winds are blowing from the east, he should close the windows on the eastern side. </text:p>
          </table:table-cell>
          <table:table-cell office:value-type="string" calcext:value-type="string">
            <text:p/>
          </table:table-cell>
          <table:table-cell office:value-type="string" calcext:value-type="string">
            <text:p>&lt;p&gt;{}</text:p>
          </table:table-cell>
          <table:table-cell office:value-type="string" calcext:value-type="string">
            <text:p>ms4V_1750, sc96</text:p>
          </table:table-cell>
          <table:table-cell/>
        </table:table-row>
        <table:table-row table:style-name="ro1">
          <table:table-cell office:value-type="string" calcext:value-type="string">
            <text:p>pli-tv-kd18:12.11.94</text:p>
          </table:table-cell>
          <table:table-cell office:value-type="string" calcext:value-type="string">
            <text:p>Sace pacchimā sarajā vātā vāyanti, pacchimā vātapānā thaketabbā.</text:p>
          </table:table-cell>
          <table:table-cell office:value-type="string" calcext:value-type="string">
            <text:p>If dusty winds are blowing from the west, he should close the windows on the west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5</text:p>
          </table:table-cell>
          <table:table-cell office:value-type="string" calcext:value-type="string">
            <text:p>Sace uttarā sarajā vātā vāyanti, uttarā vātapānā thaketabbā.</text:p>
          </table:table-cell>
          <table:table-cell office:value-type="string" calcext:value-type="string">
            <text:p>If dusty winds are blowing from the north, he should close the windows on the nor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6</text:p>
          </table:table-cell>
          <table:table-cell office:value-type="string" calcext:value-type="string">
            <text:p>Sace dakkhiṇā sarajā vātā vāyanti, dakkhiṇā vātapānā thaketabbā.</text:p>
          </table:table-cell>
          <table:table-cell office:value-type="string" calcext:value-type="string">
            <text:p>If dusty winds are blowing from the south, he should close the windows on the southern si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7</text:p>
          </table:table-cell>
          <table:table-cell office:value-type="string" calcext:value-type="string">
            <text:p>Sace sītakālo hoti, divā vātapānā vivaritabbā, rattiṃ thaketabbā.</text:p>
          </table:table-cell>
          <table:table-cell office:value-type="string" calcext:value-type="string">
            <text:p>If the weather is cold, he should open the windows during the day and close them at n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98</text:p>
          </table:table-cell>
          <table:table-cell office:value-type="string" calcext:value-type="string">
            <text:p>Sace uṇhakālo hoti, divā vātapānā thaketabbā, rattiṃ vivaritabbā.</text:p>
          </table:table-cell>
          <table:table-cell office:value-type="string" calcext:value-type="string">
            <text:p>If the weather is hot, he should close the windows during the day and open them 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99</text:p>
          </table:table-cell>
          <table:table-cell office:value-type="string" calcext:value-type="string">
            <text:p>Sace pariveṇaṃ uklāpaṃ hoti, pariveṇaṃ sammajjitabbaṃ.</text:p>
          </table:table-cell>
          <table:table-cell office:value-type="string" calcext:value-type="string">
            <text:p>If the precincts are dirty, he should sweep them. </text:p>
          </table:table-cell>
          <table:table-cell office:value-type="string" calcext:value-type="string">
            <text:p/>
          </table:table-cell>
          <table:table-cell office:value-type="string" calcext:value-type="string">
            <text:p>&lt;p&gt;{}</text:p>
          </table:table-cell>
          <table:table-cell office:value-type="string" calcext:value-type="string">
            <text:p>ms4V_1751, sc97</text:p>
          </table:table-cell>
          <table:table-cell/>
        </table:table-row>
        <table:table-row table:style-name="ro1">
          <table:table-cell office:value-type="string" calcext:value-type="string">
            <text:p>pli-tv-kd18:12.11.100</text:p>
          </table:table-cell>
          <table:table-cell office:value-type="string" calcext:value-type="string">
            <text:p>Sace koṭṭhako uklāpo hoti, koṭṭhako sammajjitabbo.</text:p>
          </table:table-cell>
          <table:table-cell office:value-type="string" calcext:value-type="string">
            <text:p>If the gateway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1</text:p>
          </table:table-cell>
          <table:table-cell office:value-type="string" calcext:value-type="string">
            <text:p>Sace upaṭṭhānasālā uklāpā hoti, upaṭṭhānasālā sammajjitabbā.</text:p>
          </table:table-cell>
          <table:table-cell office:value-type="string" calcext:value-type="string">
            <text:p>If the assembly hall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2</text:p>
          </table:table-cell>
          <table:table-cell office:value-type="string" calcext:value-type="string">
            <text:p>Sace aggisālā uklāpā hoti, aggisālā sammajjitabbā.</text:p>
          </table:table-cell>
          <table:table-cell office:value-type="string" calcext:value-type="string">
            <text:p>If the water-boiling shed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3</text:p>
          </table:table-cell>
          <table:table-cell office:value-type="string" calcext:value-type="string">
            <text:p>Sace vaccakuṭi uklāpā hoti, vaccakuṭi sammajjitabbā.</text:p>
          </table:table-cell>
          <table:table-cell office:value-type="string" calcext:value-type="string">
            <text:p>If the restroom is dirty, he should sweep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4</text:p>
          </table:table-cell>
          <table:table-cell office:value-type="string" calcext:value-type="string">
            <text:p>Sace pānīyaṃ na hoti, pānīyaṃ upaṭṭhāpetabbaṃ.</text:p>
          </table:table-cell>
          <table:table-cell office:value-type="string" calcext:value-type="string">
            <text:p>If there is no water for drink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5</text:p>
          </table:table-cell>
          <table:table-cell office:value-type="string" calcext:value-type="string">
            <text:p>Sace paribhojanīyaṃ na hoti, paribhojanīyaṃ upaṭṭhāpetabbaṃ.</text:p>
          </table:table-cell>
          <table:table-cell office:value-type="string" calcext:value-type="string">
            <text:p>If there is no water for washing, he should set it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6</text:p>
          </table:table-cell>
          <table:table-cell office:value-type="string" calcext:value-type="string">
            <text:p>Sace 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07</text:p>
          </table:table-cell>
          <table:table-cell office:value-type="string" calcext:value-type="string">
            <text:p>Sace ācariyassa anabhirati uppannā hoti, antevāsikena vūpakāsetabbo, vūpakāsāpetabbo, dhammakathā vāssa kātabbā.</text:p>
          </table:table-cell>
          <table:table-cell office:value-type="string" calcext:value-type="string">
            <text:p>“If the teacher becomes discontent, the pupil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bj5.402, cck7.243, csp1ed4.406, csp2ed4.406, dr7.217, ms4V_1752, ndp4.340, sc98, sya7.265, vri90.379</text:p>
          </table:table-cell>
          <table:table-cell/>
        </table:table-row>
        <table:table-row table:style-name="ro1">
          <table:table-cell office:value-type="string" calcext:value-type="string">
            <text:p>pli-tv-kd18:12.11.108</text:p>
          </table:table-cell>
          <table:table-cell office:value-type="string" calcext:value-type="string">
            <text:p>Sace ācariyassa kukkuccaṃ uppannaṃ hoti, antevāsikena vinodetabbaṃ, vinodāpetabbaṃ, dhammakathā vāssa kātabbā.</text:p>
          </table:table-cell>
          <table:table-cell office:value-type="string" calcext:value-type="string">
            <text:p>If the teacher becomes anxious, the pupil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09</text:p>
          </table:table-cell>
          <table:table-cell office:value-type="string" calcext:value-type="string">
            <text:p>Sace ācariyassa diṭṭhigataṃ uppannaṃ hoti, antevāsikena vivecetabbaṃ, vivecāpetabbaṃ, dhammakathā vāssa kātabbā.</text:p>
          </table:table-cell>
          <table:table-cell office:value-type="string" calcext:value-type="string">
            <text:p>If the teacher has a wrong view, the pupil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0</text:p>
          </table:table-cell>
          <table:table-cell office:value-type="string" calcext:value-type="string">
            <text:p>Sace ācariyo garudhammaṃ ajjhāpanno hoti, parivāsāraho, antevāsikena ussukkaṃ kātabbaṃ—</text:p>
          </table:table-cell>
          <table:table-cell office:value-type="string" calcext:value-type="string">
            <text:p>If the teacher has committed a heavy offense and deserves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1</text:p>
          </table:table-cell>
          <table:table-cell office:value-type="string" calcext:value-type="string">
            <text:p>kinti nu kho saṃgho ācariyassa parivāsaṃ dad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2</text:p>
          </table:table-cell>
          <table:table-cell office:value-type="string" calcext:value-type="string">
            <text:p>Sace ācariyo mūlāyapaṭikassanāraho hoti, antevāsikena ussukkaṃ kātabbaṃ—</text:p>
          </table:table-cell>
          <table:table-cell office:value-type="string" calcext:value-type="string">
            <text:p>If the teacher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3</text:p>
          </table:table-cell>
          <table:table-cell office:value-type="string" calcext:value-type="string">
            <text:p>kinti nu kho saṃgho ācariyaṃ mūlāya paṭikass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4</text:p>
          </table:table-cell>
          <table:table-cell office:value-type="string" calcext:value-type="string">
            <text:p>Sace ācariyo mānattāraho hoti, antevāsikena ussukkaṃ kātabbaṃ—</text:p>
          </table:table-cell>
          <table:table-cell office:value-type="string" calcext:value-type="string">
            <text:p>If the teacher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5</text:p>
          </table:table-cell>
          <table:table-cell office:value-type="string" calcext:value-type="string">
            <text:p>kinti nu kho saṃgho ācariyassa mānattaṃ dad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6</text:p>
          </table:table-cell>
          <table:table-cell office:value-type="string" calcext:value-type="string">
            <text:p>Sace ācariyo abbhānāraho hoti, antevāsikena ussukkaṃ kātabbaṃ—</text:p>
          </table:table-cell>
          <table:table-cell office:value-type="string" calcext:value-type="string">
            <text:p>If the teacher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17</text:p>
          </table:table-cell>
          <table:table-cell office:value-type="string" calcext:value-type="string">
            <text:p>kinti nu kho saṃgho ācariyaṃ abbheyyāti.</text:p>
          </table:table-cell>
          <table:table-cell office:value-type="string" calcext:value-type="string">
            <text:p>the pupil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18</text:p>
          </table:table-cell>
          <table:table-cell office:value-type="string" calcext:value-type="string">
            <text:p>Sace saṃgho ācariyassa kammaṃ kattukāmo hoti, tajjanīyaṃ vā niyassaṃ vā pabbājanīyaṃ vā paṭisāraṇīyaṃ vā ukkhepanīyaṃ vā, antevāsikena ussukkaṃ kātabbaṃ—</text:p>
          </table:table-cell>
          <table:table-cell office:value-type="string" calcext:value-type="string">
            <text:p>If the Sangha wants to do a legal procedure against his teacher—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19</text:p>
          </table:table-cell>
          <table:table-cell office:value-type="string" calcext:value-type="string">
            <text:p>kinti nu kho saṃgho ācariyassa kammaṃ na kareyya, lahukāya vā pariṇāmeyyāti.</text:p>
          </table:table-cell>
          <table:table-cell office:value-type="string" calcext:value-type="string">
            <text:p>the pupil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0</text:p>
          </table:table-cell>
          <table:table-cell office:value-type="string" calcext:value-type="string">
            <text:p>Kataṃ vā panassa hoti saṃghena kammaṃ, tajjanīyaṃ vā niyassaṃ vā pabbājanīyaṃ vā paṭisāraṇīyaṃ vā ukkhepanīyaṃ vā, antevāsikena ussukkaṃ kātabbaṃ—</text:p>
          </table:table-cell>
          <table:table-cell office:value-type="string" calcext:value-type="string">
            <text:p>But if the Sangha has already done a legal procedure against his teacher—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1</text:p>
          </table:table-cell>
          <table:table-cell office:value-type="string" calcext:value-type="string">
            <text:p>kinti nu kho ācariyo sammā vatteyya, lomaṃ pāteyya, netthāraṃ vatteyya, saṃgho taṃ kammaṃ paṭippassambheyyāti.</text:p>
          </table:table-cell>
          <table:table-cell office:value-type="string" calcext:value-type="string">
            <text:p>the pupil should help the teacher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22</text:p>
          </table:table-cell>
          <table:table-cell office:value-type="string" calcext:value-type="string">
            <text:p>Sace ācariyassa cīvaraṃ dhovitabbaṃ hoti, antevāsikena dhovitabbaṃ, ussukkaṃ vā kātabbaṃ—</text:p>
          </table:table-cell>
          <table:table-cell office:value-type="string" calcext:value-type="string">
            <text:p>“If the teacher’s robe needs washing, the pupil should do it himself, </text:p>
          </table:table-cell>
          <table:table-cell office:value-type="string" calcext:value-type="string">
            <text:p/>
          </table:table-cell>
          <table:table-cell office:value-type="string" calcext:value-type="string">
            <text:p>&lt;hr&gt;&lt;p&gt;{}</text:p>
          </table:table-cell>
          <table:table-cell office:value-type="string" calcext:value-type="string">
            <text:p>cck7.244, ms4V_1753, sc99, sya7.266</text:p>
          </table:table-cell>
          <table:table-cell/>
        </table:table-row>
        <table:table-row table:style-name="ro1">
          <table:table-cell office:value-type="string" calcext:value-type="string">
            <text:p>pli-tv-kd18:12.11.123</text:p>
          </table:table-cell>
          <table:table-cell office:value-type="string" calcext:value-type="string">
            <text:p>kinti nu kho ācariy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4</text:p>
          </table:table-cell>
          <table:table-cell office:value-type="string" calcext:value-type="string">
            <text:p>Sace ācariyassa cīvaraṃ kātabbaṃ hoti, antevāsikena kātabbaṃ, ussukkaṃ vā kātabbaṃ—</text:p>
          </table:table-cell>
          <table:table-cell office:value-type="string" calcext:value-type="string">
            <text:p>If the teacher needs a robe, the pupil should make one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5</text:p>
          </table:table-cell>
          <table:table-cell office:value-type="string" calcext:value-type="string">
            <text:p>kinti nu kho ācariy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6</text:p>
          </table:table-cell>
          <table:table-cell office:value-type="string" calcext:value-type="string">
            <text:p>Sace ācariyassa rajanaṃ pacitabbaṃ hoti, antevāsikena pacitabbaṃ, ussukkaṃ vā kātabbaṃ—</text:p>
          </table:table-cell>
          <table:table-cell office:value-type="string" calcext:value-type="string">
            <text:p>If the teacher needs dye, the pupil should make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7</text:p>
          </table:table-cell>
          <table:table-cell office:value-type="string" calcext:value-type="string">
            <text:p>kinti nu kho ācariy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8</text:p>
          </table:table-cell>
          <table:table-cell office:value-type="string" calcext:value-type="string">
            <text:p>Sace ācariyassa cīvaraṃ rajitabbaṃ hoti, antevāsikena rajitabbaṃ, ussukkaṃ vā kātabbaṃ—</text:p>
          </table:table-cell>
          <table:table-cell office:value-type="string" calcext:value-type="string">
            <text:p>If the teacher’s robe needs dyeing, the pupil should do it himsel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29</text:p>
          </table:table-cell>
          <table:table-cell office:value-type="string" calcext:value-type="string">
            <text:p>kinti nu kho ācariy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0</text:p>
          </table:table-cell>
          <table:table-cell office:value-type="string" calcext:value-type="string">
            <text:p>Cīvaraṃ rajantena sādhukaṃ samparivattakaṃ samparivattakaṃ rajitabbaṃ, na ca acchinne theve pakkamitabbaṃ.</text:p>
          </table:table-cell>
          <table:table-cell office:value-type="string" calcext:value-type="string">
            <text:p>When he’s dyeing the robe, he should carefully and repeatedly turn it over, and he shouldn’t go away while it’s still dripp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31</text:p>
          </table:table-cell>
          <table:table-cell office:value-type="string" calcext:value-type="string">
            <text:p>Na ācariyaṃ anāpucchā ekaccassa patto dātabbo, na ekaccassa patto paṭiggahetabbo;</text:p>
          </table:table-cell>
          <table:table-cell office:value-type="string" calcext:value-type="string">
            <text:p>Without asking permission of his teacher, he shouldn’t do any of the following: give away or receive a bowl; </text:p>
          </table:table-cell>
          <table:table-cell office:value-type="string" calcext:value-type="string">
            <text:p/>
          </table:table-cell>
          <table:table-cell office:value-type="string" calcext:value-type="string">
            <text:p>&lt;p&gt;{}</text:p>
          </table:table-cell>
          <table:table-cell office:value-type="string" calcext:value-type="string">
            <text:p>bj5.404, cck7.245, csp1ed4.407, csp2ed4.407, dr7.218, ms4V_1754, sc100, sya7.267, vri90.380</text:p>
          </table:table-cell>
          <table:table-cell/>
        </table:table-row>
        <table:table-row table:style-name="ro1">
          <table:table-cell office:value-type="string" calcext:value-type="string">
            <text:p>pli-tv-kd18:12.11.132</text:p>
          </table:table-cell>
          <table:table-cell office:value-type="string" calcext:value-type="string">
            <text:p>na ekaccassa cīvaraṃ dātabbaṃ, na ekaccassa cīvaraṃ paṭiggahetabbaṃ;</text:p>
          </table:table-cell>
          <table:table-cell office:value-type="string" calcext:value-type="string">
            <text:p>give away or receive a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3</text:p>
          </table:table-cell>
          <table:table-cell office:value-type="string" calcext:value-type="string">
            <text:p>na ekaccassa parikkhāro dātabbo, na ekaccassa parikkhāro paṭiggahetabbo;</text:p>
          </table:table-cell>
          <table:table-cell office:value-type="string" calcext:value-type="string">
            <text:p>give away or receive a requisi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4</text:p>
          </table:table-cell>
          <table:table-cell office:value-type="string" calcext:value-type="string">
            <text:p>na ekaccassa kesā cheditabbā, na ekaccena kesā chedāpetabbā;</text:p>
          </table:table-cell>
          <table:table-cell office:value-type="string" calcext:value-type="string">
            <text:p>cut anyone’s hair or get it c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5</text:p>
          </table:table-cell>
          <table:table-cell office:value-type="string" calcext:value-type="string">
            <text:p>na ekaccassa parikammaṃ kātabbaṃ, na ekaccena parikammaṃ kārāpetabbaṃ;</text:p>
          </table:table-cell>
          <table:table-cell office:value-type="string" calcext:value-type="string">
            <text:p>do work for anyone or get work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6</text:p>
          </table:table-cell>
          <table:table-cell office:value-type="string" calcext:value-type="string">
            <text:p>na ekaccassa veyyāvacco kātabbo, na ekaccena veyyāvacco kārāpetabbo;</text:p>
          </table:table-cell>
          <table:table-cell office:value-type="string" calcext:value-type="string">
            <text:p>do a service for anyone or get a service done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7</text:p>
          </table:table-cell>
          <table:table-cell office:value-type="string" calcext:value-type="string">
            <text:p>na ekaccassa pacchāsamaṇena hotabbaṃ, na ekacco pacchāsamaṇo ādātabbo;</text:p>
          </table:table-cell>
          <table:table-cell office:value-type="string" calcext:value-type="string">
            <text:p>be the attendant monk for anyone or take anyone as his attendant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8</text:p>
          </table:table-cell>
          <table:table-cell office:value-type="string" calcext:value-type="string">
            <text:p>na ekaccassa piṇḍapāto nīharitabbo, na ekaccena piṇḍapāto nīharāpetabbo;</text:p>
          </table:table-cell>
          <table:table-cell office:value-type="string" calcext:value-type="string">
            <text:p>bring back almsfood for anyone or get almsfood brought back by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39</text:p>
          </table:table-cell>
          <table:table-cell office:value-type="string" calcext:value-type="string">
            <text:p>na ācariyaṃ anāpucchā gāmo pavisitabbo;</text:p>
          </table:table-cell>
          <table:table-cell office:value-type="string" calcext:value-type="string">
            <text:p>enter the villa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0</text:p>
          </table:table-cell>
          <table:table-cell office:value-type="string" calcext:value-type="string">
            <text:p>na susānaṃ gantabbaṃ;</text:p>
          </table:table-cell>
          <table:table-cell office:value-type="string" calcext:value-type="string">
            <text:p>go to the charnel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1</text:p>
          </table:table-cell>
          <table:table-cell office:value-type="string" calcext:value-type="string">
            <text:p>na disā pakkamitabbā.</text:p>
          </table:table-cell>
          <table:table-cell office:value-type="string" calcext:value-type="string">
            <text:p>or leave for another reg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2</text:p>
          </table:table-cell>
          <table:table-cell office:value-type="string" calcext:value-type="string">
            <text:p>Sace ācariyo gilāno hoti, yāvajīvaṃ upaṭṭhātabbo, vuṭṭhānamassa āgametabbaṃ.</text:p>
          </table:table-cell>
          <table:table-cell office:value-type="string" calcext:value-type="string">
            <text:p>If his teacher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43</text:p>
          </table:table-cell>
          <table:table-cell office:value-type="string" calcext:value-type="string">
            <text:p>Idaṃ kho, bhikkhave, antevāsikānaṃ ācariyesu vattaṃ yathā antevāsikehi ācariyesu sammā vattitabban”ti.</text:p>
          </table:table-cell>
          <table:table-cell office:value-type="string" calcext:value-type="string">
            <text:p>This is the proper conduct of a pupil toward his teache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11.144</text:p>
          </table:table-cell>
          <table:table-cell office:value-type="string" calcext:value-type="string">
            <text:p>14. Antevāsikavattakathā</text:p>
          </table:table-cell>
          <table:table-cell office:value-type="string" calcext:value-type="string">
            <text:p>Discussion of the proper conduct toward a pupil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8:12.11.145</text:p>
          </table:table-cell>
          <table:table-cell office:value-type="string" calcext:value-type="string">
            <text:p>Tena kho pana samayena ācariyā antevāsikesu na sammā vattanti.</text:p>
          </table:table-cell>
          <table:table-cell office:value-type="string" calcext:value-type="string">
            <text:p>At that time the teachers were not conducting themselves properly toward their pupils. </text:p>
          </table:table-cell>
          <table:table-cell office:value-type="string" calcext:value-type="string">
            <text:p/>
          </table:table-cell>
          <table:table-cell office:value-type="string" calcext:value-type="string">
            <text:p>&lt;p&gt;{}</text:p>
          </table:table-cell>
          <table:table-cell office:value-type="string" calcext:value-type="string">
            <text:p>ms4V_1755, msdiv381, ndp4.341, pts-cs14.1, sc101</text:p>
          </table:table-cell>
          <table:table-cell/>
        </table:table-row>
        <table:table-row table:style-name="ro1">
          <table:table-cell office:value-type="string" calcext:value-type="string">
            <text:p>pli-tv-kd18:12.11.146</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7</text:p>
          </table:table-cell>
          <table:table-cell office:value-type="string" calcext:value-type="string">
            <text:p>“kathañhi nāma ācariyā antevāsikesu na sammā vattissantī”ti.</text:p>
          </table:table-cell>
          <table:table-cell office:value-type="string" calcext:value-type="string">
            <text:p>“How can the teachers not conduct themselves properly toward their pup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8</text:p>
          </table:table-cell>
          <table:table-cell office:value-type="string" calcext:value-type="string">
            <text:p>Atha kho te bhikkhū 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49</text:p>
          </table:table-cell>
          <table:table-cell office:value-type="string" calcext:value-type="string">
            <text:p>Atha kho bhagavā etasmiṃ nidāne etasmiṃ pakaraṇe bhikkhusaṃghaṃ sannipātāpetvā bhikkhū paṭipucchi—</text:p>
          </table:table-cell>
          <table:table-cell office:value-type="string" calcext:value-type="string">
            <text:p>Soon afterwards he had the Sangha assembled and questioned th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0</text:p>
          </table:table-cell>
          <table:table-cell office:value-type="string" calcext:value-type="string">
            <text:p>“saccaṃ kira, bhikkhave, ācariyā antevāsikesu na sammā vattantī”ti?</text:p>
          </table:table-cell>
          <table:table-cell office:value-type="string" calcext:value-type="string">
            <text:p>“Is it true, monks, that the teachers are not conducting themselves properly toward their pup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1</text:p>
          </table:table-cell>
          <table:table-cell office:value-type="string" calcext:value-type="string">
            <text:p>“Saccaṃ,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2</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3</text:p>
          </table:table-cell>
          <table:table-cell office:value-type="string" calcext:value-type="string">
            <text:p>dhammiṃ kathaṃ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54</text:p>
          </table:table-cell>
          <table:table-cell office:value-type="string" calcext:value-type="string">
            <text:p>“Tena hi, bhikkhave, ācariyānaṃ antevāsikesu vattaṃ paññapessāmi yathā ācariyehi antevāsikesu sammā vattitabbaṃ.</text:p>
          </table:table-cell>
          <table:table-cell office:value-type="string" calcext:value-type="string">
            <text:p>“Well then, I will lay down the proper conduct for a teacher toward his pupil. </text:p>
          </table:table-cell>
          <table:table-cell office:value-type="string" calcext:value-type="string">
            <text:p/>
          </table:table-cell>
          <table:table-cell office:value-type="string" calcext:value-type="string">
            <text:p>&lt;p&gt;{}</text:p>
          </table:table-cell>
          <table:table-cell office:value-type="string" calcext:value-type="string">
            <text:p>ms4V_1756, msdiv382, sc102</text:p>
          </table:table-cell>
          <table:table-cell/>
        </table:table-row>
        <table:table-row table:style-name="ro1">
          <table:table-cell office:value-type="string" calcext:value-type="string">
            <text:p>pli-tv-kd18:12.11.155</text:p>
          </table:table-cell>
          <table:table-cell office:value-type="string" calcext:value-type="string">
            <text:p>Ācariyena, bhikkhave, antevāsikamhi sammā vattitabbaṃ.</text:p>
          </table:table-cell>
          <table:table-cell office:value-type="string" calcext:value-type="string">
            <text:p>A teacher should conduct himself properly toward his pup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6</text:p>
          </table:table-cell>
          <table:table-cell office:value-type="string" calcext:value-type="string">
            <text:p>Tatrāyaṃ sammāvattanā—</text:p>
          </table:table-cell>
          <table:table-cell office:value-type="string" calcext:value-type="string">
            <text:p>This is the proper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57</text:p>
          </table:table-cell>
          <table:table-cell office:value-type="string" calcext:value-type="string">
            <text:p>Ācariyena, bhikkhave, antevāsiko saṅgahetabbo anuggahetabbo uddesena paripucchāya ovādena anusāsaniyā.</text:p>
          </table:table-cell>
          <table:table-cell office:value-type="string" calcext:value-type="string">
            <text:p>A teacher should help and take care of his pupil through recitation, questioning, and instruction. </text:p>
          </table:table-cell>
          <table:table-cell office:value-type="string" calcext:value-type="string">
            <text:p/>
          </table:table-cell>
          <table:table-cell office:value-type="string" calcext:value-type="string">
            <text:p>&lt;p&gt;{}</text:p>
          </table:table-cell>
          <table:table-cell office:value-type="string" calcext:value-type="string">
            <text:p>cck7.246, dr7.219, ms4V_1757, sc103, sya7.268</text:p>
          </table:table-cell>
          <table:table-cell/>
        </table:table-row>
        <table:table-row table:style-name="ro1">
          <table:table-cell office:value-type="string" calcext:value-type="string">
            <text:p>pli-tv-kd18:12.11.158</text:p>
          </table:table-cell>
          <table:table-cell office:value-type="string" calcext:value-type="string">
            <text:p>Sace ācariyassa patto hoti, antevāsikassa patto na hoti, ācariyena antevāsikassa patto dātabbo, ussukkaṃ vā kātabbaṃ—</text:p>
          </table:table-cell>
          <table:table-cell office:value-type="string" calcext:value-type="string">
            <text:p>If the teacher has a bowl, but not the pupil, the teache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59</text:p>
          </table:table-cell>
          <table:table-cell office:value-type="string" calcext:value-type="string">
            <text:p>kinti nu kho antevāsikassa patt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0</text:p>
          </table:table-cell>
          <table:table-cell office:value-type="string" calcext:value-type="string">
            <text:p>Sace ācariyassa cīvaraṃ hoti, antevāsikassa cīvaraṃ na hoti, ācariyena antevāsikassa cīvaraṃ dātabbaṃ, ussukkaṃ vā kātabbaṃ—</text:p>
          </table:table-cell>
          <table:table-cell office:value-type="string" calcext:value-type="string">
            <text:p>If the teacher has a robe, but not the pupil, the teache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1</text:p>
          </table:table-cell>
          <table:table-cell office:value-type="string" calcext:value-type="string">
            <text:p>kinti nu kho antevāsikassa cīvaraṃ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2</text:p>
          </table:table-cell>
          <table:table-cell office:value-type="string" calcext:value-type="string">
            <text:p>Sace ācariyassa parikkhāro hoti, antevāsikassa parikkhāro na hoti, ācariyena antevāsikassa parikkhāro dātabbo, ussukkaṃ vā kātabbaṃ—</text:p>
          </table:table-cell>
          <table:table-cell office:value-type="string" calcext:value-type="string">
            <text:p>If the teacher has a requisite, but not the pupil, the teacher should give it to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3</text:p>
          </table:table-cell>
          <table:table-cell office:value-type="string" calcext:value-type="string">
            <text:p>kinti nu kho antevāsikassa parikkhāro uppajjiyethāti.</text:p>
          </table:table-cell>
          <table:table-cell office:value-type="string" calcext:value-type="string">
            <text:p>or he should make an effort to get him 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64</text:p>
          </table:table-cell>
          <table:table-cell office:value-type="string" calcext:value-type="string">
            <text:p>Sace antevāsiko gilāno hoti, kālasseva uṭṭhāya dantakaṭṭhaṃ dātabbaṃ, mukhodakaṃ dātabbaṃ, āsanaṃ paññapetabbaṃ.</text:p>
          </table:table-cell>
          <table:table-cell office:value-type="string" calcext:value-type="string">
            <text:p>If the pupil is sick, the teacher should get up at the appropriate time, and he should give his pupil a toothbrush and water for rinsing the mouth, and he should prepare a seat for him. </text:p>
          </table:table-cell>
          <table:table-cell office:value-type="string" calcext:value-type="string">
            <text:p/>
          </table:table-cell>
          <table:table-cell office:value-type="string" calcext:value-type="string">
            <text:p>&lt;p&gt;{}</text:p>
          </table:table-cell>
          <table:table-cell office:value-type="string" calcext:value-type="string">
            <text:p>bj5.406, csp1ed4.408, csp2ed4.408, ms4V_1758, sc104, vri90.381</text:p>
          </table:table-cell>
          <table:table-cell/>
        </table:table-row>
        <table:table-row table:style-name="ro1">
          <table:table-cell office:value-type="string" calcext:value-type="string">
            <text:p>pli-tv-kd18:12.11.165</text:p>
          </table:table-cell>
          <table:table-cell office:value-type="string" calcext:value-type="string">
            <text:p>Sace yāgu hoti, bhājanaṃ dhovitvā yāgu upanāmetabbā.</text:p>
          </table:table-cell>
          <table:table-cell office:value-type="string" calcext:value-type="string">
            <text:p>If there is rice-porridge, he should wash a vessel and bring the rice-porridge to his pup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6</text:p>
          </table:table-cell>
          <table:table-cell office:value-type="string" calcext:value-type="string">
            <text:p>Yāguṃ pītassa udakaṃ datvā bhājanaṃ paṭiggahetvā nīcaṃ katvā sādhukaṃ appaṭighaṃsantena dhovitvā paṭisāmetabbaṃ.</text:p>
          </table:table-cell>
          <table:table-cell office:value-type="string" calcext:value-type="string">
            <text:p>When the pupil has drunk the rice-porridge, the teacher should give him water and receive the vessel, and holding it low, he should wash it carefully without scratching it and then put it a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7</text:p>
          </table:table-cell>
          <table:table-cell office:value-type="string" calcext:value-type="string">
            <text:p>Antevāsikamhi vuṭṭhite āsanaṃ uddharitabbaṃ.</text:p>
          </table:table-cell>
          <table:table-cell office:value-type="string" calcext:value-type="string">
            <text:p>When the pupil has got up, the teacher should put away the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68</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69</text:p>
          </table:table-cell>
          <table:table-cell office:value-type="string" calcext:value-type="string">
            <text:p>Sace antevāsiko gāmaṃ pavisitukāmo hoti, nivāsanaṃ dātabbaṃ, paṭinivāsanaṃ paṭiggahetabbaṃ, kāyabandhanaṃ dātabbaṃ, saguṇaṃ katvā saṅghāṭiyo dātabbā, dhovitvā patto sodako dātabbo.</text:p>
          </table:table-cell>
          <table:table-cell office:value-type="string" calcext:value-type="string">
            <text:p>If the pupil wants to enter the village, the teacher should give him a sarong and receive the one he’s wearing in return. He should give him a belt. He should put the upper robes together, overlapping each other edge-to-edge, and then give them to him. He should wash his pupil’s bowl and then give it to him while wet. </text:p>
          </table:table-cell>
          <table:table-cell office:value-type="string" calcext:value-type="string">
            <text:p/>
          </table:table-cell>
          <table:table-cell office:value-type="string" calcext:value-type="string">
            <text:p>&lt;p&gt;{}&lt;/p&gt;</text:p>
          </table:table-cell>
          <table:table-cell office:value-type="string" calcext:value-type="string">
            <text:p>ms4V_1759, ndp4.342, sc105</text:p>
          </table:table-cell>
          <table:table-cell/>
        </table:table-row>
        <table:table-row table:style-name="ro1">
          <table:table-cell office:value-type="string" calcext:value-type="string">
            <text:p>pli-tv-kd18:12.11.170</text:p>
          </table:table-cell>
          <table:table-cell office:value-type="string" calcext:value-type="string">
            <text:p>Ettāvatā nivattissatīti āsanaṃ paññapetabbaṃ, pādodakaṃ pādapīṭhaṃ pādakathalikaṃ upanikkhipitabbaṃ, paccuggantvā pattacīvaraṃ paṭiggahetabbaṃ, paṭinivāsanaṃ dātabbaṃ, nivāsanaṃ paṭiggahetabbaṃ.</text:p>
          </table:table-cell>
          <table:table-cell office:value-type="string" calcext:value-type="string">
            <text:p>Before he’s due back, the teacher should prepare a seat and set out a foot-stool, a foot-scraper, and water for washing the feet. He should go out to meet the pupil to receive his bowl and robe. He should give him a sarong and receive the one he’s wearing in return. </text:p>
          </table:table-cell>
          <table:table-cell office:value-type="string" calcext:value-type="string">
            <text:p/>
          </table:table-cell>
          <table:table-cell office:value-type="string" calcext:value-type="string">
            <text:p>&lt;p&gt;{}</text:p>
          </table:table-cell>
          <table:table-cell office:value-type="string" calcext:value-type="string">
            <text:p>dr7.220, ms4V_1760, sc106</text:p>
          </table:table-cell>
          <table:table-cell/>
        </table:table-row>
        <table:table-row table:style-name="ro1">
          <table:table-cell office:value-type="string" calcext:value-type="string">
            <text:p>pli-tv-kd18:12.11.171</text:p>
          </table:table-cell>
          <table:table-cell office:value-type="string" calcext:value-type="string">
            <text:p>Sace cīvaraṃ sinnaṃ hoti, muhuttaṃ uṇhe otāpetabbaṃ, na ca uṇhe cīvaraṃ nidahitabbaṃ.</text:p>
          </table:table-cell>
          <table:table-cell office:value-type="string" calcext:value-type="string">
            <text:p>If the robe is moist, he shoul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2</text:p>
          </table:table-cell>
          <table:table-cell office:value-type="string" calcext:value-type="string">
            <text:p>Cīvaraṃ saṅgharitabbaṃ.</text:p>
          </table:table-cell>
          <table:table-cell office:value-type="string" calcext:value-type="string">
            <text:p>He should fold the ro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3</text:p>
          </table:table-cell>
          <table:table-cell office:value-type="string" calcext:value-type="string">
            <text:p>Cīvaraṃ saṅgharantena caturaṅgulaṃ kaṇṇaṃ ussāretvā cīvaraṃ saṅgharitabbaṃ—</text:p>
          </table:table-cell>
          <table:table-cell office:value-type="string" calcext:value-type="string">
            <text:p>offsetting the edges by seven centimeters, </text:p>
          </table:table-cell>
          <table:table-cell office:value-type="string" calcext:value-type="string">
            <text:p>That is, four _aṅgula_. The figure of 7 cm is based on my calculation of the _aṅgula_, “the fingerbreadth”, as 1.67 cm. The conversion to metrical units is based on the following calculation. According to a report published by Imperial College London (http://www.imperial.ac.uk/news/173634/dutch-latvian-women-tallest-world-according/), the height of an average Indian man in 1914 was 162 centimeters. We may perhaps assume that the average height of an Indian man at the time of the Buddha was roughly the same, say 160 centimeters. If we assume, following The Buddhist Monastic Code I (p.465), that the forearm (_hattha_) is one quarter the length of a person’s height, we then have a forearm measure of 40 cm. Since a forearm is equal to two hand spans (_vidatthi_) and a hand span is equal to twelve fingerbreadths (_aṅgula_), we arrive at a fingerbreadth measure of 1.67 cm.</text:p>
          </table:table-cell>
          <table:table-cell office:value-type="string" calcext:value-type="string">
            <text:p>{}</text:p>
          </table:table-cell>
          <table:table-cell table:number-columns-repeated="2"/>
        </table:table-row>
        <table:table-row table:style-name="ro1">
          <table:table-cell office:value-type="string" calcext:value-type="string">
            <text:p>pli-tv-kd18:12.11.174</text:p>
          </table:table-cell>
          <table:table-cell office:value-type="string" calcext:value-type="string">
            <text:p>mā majjhe bhaṅgo ahosīti.</text:p>
          </table:table-cell>
          <table:table-cell office:value-type="string" calcext:value-type="string">
            <text:p>so that the fold doesn’t become wo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5</text:p>
          </table:table-cell>
          <table:table-cell office:value-type="string" calcext:value-type="string">
            <text:p>Obhoge kāyabandhanaṃ kātabbaṃ.</text:p>
          </table:table-cell>
          <table:table-cell office:value-type="string" calcext:value-type="string">
            <text:p>He should place the belt in the f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76</text:p>
          </table:table-cell>
          <table:table-cell office:value-type="string" calcext:value-type="string">
            <text:p>Sace piṇḍapāto hoti, antevāsiko ca bhuñjitukāmo hoti, udakaṃ datvā piṇḍapāto upanāmetabbo.</text:p>
          </table:table-cell>
          <table:table-cell office:value-type="string" calcext:value-type="string">
            <text:p>If there is almsfood and his pupil wants to eat, the teacher should give him water and then the almsfood. </text:p>
          </table:table-cell>
          <table:table-cell office:value-type="string" calcext:value-type="string">
            <text:p/>
          </table:table-cell>
          <table:table-cell office:value-type="string" calcext:value-type="string">
            <text:p>&lt;p&gt;{}</text:p>
          </table:table-cell>
          <table:table-cell office:value-type="string" calcext:value-type="string">
            <text:p>cck7.247, ms4V_1761, sc107, sya7.269</text:p>
          </table:table-cell>
          <table:table-cell/>
        </table:table-row>
        <table:table-row table:style-name="ro1">
          <table:table-cell office:value-type="string" calcext:value-type="string">
            <text:p>pli-tv-kd18:12.11.177</text:p>
          </table:table-cell>
          <table:table-cell office:value-type="string" calcext:value-type="string">
            <text:p>Antevāsiko pānīyena pucchitabbo.</text:p>
          </table:table-cell>
          <table:table-cell office:value-type="string" calcext:value-type="string">
            <text:p>He should ask his pupil if he wants water to dr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8</text:p>
          </table:table-cell>
          <table:table-cell office:value-type="string" calcext:value-type="string">
            <text:p>Bhuttāvissa udakaṃ datvā pattaṃ paṭiggahetvā nīcaṃ katvā sādhukaṃ appaṭighaṃsantena dhovitvā vodakaṃ katvā muhuttaṃ uṇhe otāpetabbo, na ca uṇhe patto nidahitabbo.</text:p>
          </table:table-cell>
          <table:table-cell office:value-type="string" calcext:value-type="string">
            <text:p>When the pupil has eaten, the teacher should give him water and receive the bowl, and holding it low, he should wash it carefully without scratching it. He should then dry it and sun it for a short while, but he shouldn’t leave it in the h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79</text:p>
          </table:table-cell>
          <table:table-cell office:value-type="string" calcext:value-type="string">
            <text:p>Pattacīvaraṃ nikkhipitabbaṃ.</text:p>
          </table:table-cell>
          <table:table-cell office:value-type="string" calcext:value-type="string">
            <text:p>The teacher should put away the robe and bow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0</text:p>
          </table:table-cell>
          <table:table-cell office:value-type="string" calcext:value-type="string">
            <text:p>Pattaṃ nikkhipantena …pe…</text:p>
          </table:table-cell>
          <table:table-cell office:value-type="string" calcext:value-type="string">
            <text:p>When putting away the bowl, he should hold the bowl in one hand, feel under the bed or the bench with the other, and then put it away. He should not put away the bowl on the bare grou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1</text:p>
          </table:table-cell>
          <table:table-cell office:value-type="string" calcext:value-type="string">
            <text:p>cīvaraṃ nikkhipantena …pe…</text:p>
          </table:table-cell>
          <table:table-cell office:value-type="string" calcext:value-type="string">
            <text:p>When putting away the robe, he should hold the robe in one hand, wipe the bamboo robe-rack or the clothesline with the other, and then put it away by folding the robe ov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2</text:p>
          </table:table-cell>
          <table:table-cell office:value-type="string" calcext:value-type="string">
            <text:p>pārato antaṃ orato bhogaṃ katvā cīvaraṃ nikkhipitabbaṃ.</text:p>
          </table:table-cell>
          <table:table-cell office:value-type="string" calcext:value-type="string">
            <text:p>making the ends face the wall and the fold face o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3</text:p>
          </table:table-cell>
          <table:table-cell office:value-type="string" calcext:value-type="string">
            <text:p>Antevāsikamhi uṭṭhite āsanaṃ uddharitabbaṃ, pādodakaṃ pādapīṭhaṃ pādakathalikaṃ paṭisāmetabbaṃ.</text:p>
          </table:table-cell>
          <table:table-cell office:value-type="string" calcext:value-type="string">
            <text:p>When the pupil has got up, the teacher should put away the seat and also the foot-stool, the foot-scraper, and the water for washing the fee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4</text:p>
          </table:table-cell>
          <table:table-cell office:value-type="string" calcext:value-type="string">
            <text:p>Sace so deso uklāpo hoti, so deso sammajjitabbo.</text:p>
          </table:table-cell>
          <table:table-cell office:value-type="string" calcext:value-type="string">
            <text:p>If the place is dirty, he should sweep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85</text:p>
          </table:table-cell>
          <table:table-cell office:value-type="string" calcext:value-type="string">
            <text:p>Sace antevāsiko nahāyitukāmo hoti, nahānaṃ paṭiyādetabbaṃ.</text:p>
          </table:table-cell>
          <table:table-cell office:value-type="string" calcext:value-type="string">
            <text:p>“If the pupil wants to bathe, the teacher should prepare the bath. </text:p>
          </table:table-cell>
          <table:table-cell office:value-type="string" calcext:value-type="string">
            <text:p/>
          </table:table-cell>
          <table:table-cell office:value-type="string" calcext:value-type="string">
            <text:p>&lt;hr&gt;&lt;p&gt;{}</text:p>
          </table:table-cell>
          <table:table-cell office:value-type="string" calcext:value-type="string">
            <text:p>ms4V_1762, sc108</text:p>
          </table:table-cell>
          <table:table-cell/>
        </table:table-row>
        <table:table-row table:style-name="ro1">
          <table:table-cell office:value-type="string" calcext:value-type="string">
            <text:p>pli-tv-kd18:12.11.186</text:p>
          </table:table-cell>
          <table:table-cell office:value-type="string" calcext:value-type="string">
            <text:p>Sace sītena attho hoti, sītaṃ paṭiyādetabbaṃ.</text:p>
          </table:table-cell>
          <table:table-cell office:value-type="string" calcext:value-type="string">
            <text:p>If he wants a cold bath, he should prepare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87</text:p>
          </table:table-cell>
          <table:table-cell office:value-type="string" calcext:value-type="string">
            <text:p>Sace uṇhena attho hoti, uṇhaṃ paṭiyādetabbaṃ.</text:p>
          </table:table-cell>
          <table:table-cell office:value-type="string" calcext:value-type="string">
            <text:p>if he wants a hot bath, he should prepare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88</text:p>
          </table:table-cell>
          <table:table-cell office:value-type="string" calcext:value-type="string">
            <text:p>Sace antevāsiko jantāgharaṃ pavisitukāmo hoti, cuṇṇaṃ sannetabbaṃ, mattikā temetabbā, jantāgharapīṭhaṃ ādāya gantvā jantāgharapīṭhaṃ datvā cīvaraṃ paṭiggahetvā ekamantaṃ nikkhipitabbaṃ, cuṇṇaṃ dātabbaṃ, mattikā dātabbā.</text:p>
          </table:table-cell>
          <table:table-cell office:value-type="string" calcext:value-type="string">
            <text:p>If the pupil wants to use the sauna, the teacher should knead bath powder, moisten the clay, take the sauna stool, and go to the sauna. After giving the pupil the sauna stool, receiving his robe, and putting it aside, he should give him the bath powder and the clay. </text:p>
          </table:table-cell>
          <table:table-cell office:value-type="string" calcext:value-type="string">
            <text:p/>
          </table:table-cell>
          <table:table-cell office:value-type="string" calcext:value-type="string">
            <text:p>&lt;p&gt;{}</text:p>
          </table:table-cell>
          <table:table-cell office:value-type="string" calcext:value-type="string">
            <text:p>bj5.408, csp1ed4.409, csp2ed4.409, ms4V_1763, sc109, vri90.382</text:p>
          </table:table-cell>
          <table:table-cell office:value-type="string" calcext:value-type="string">
            <text:p>temetabbā, jantāgharapīṭhaṃ ādāya → ādāya antevāsikassa piṭṭhito piṭṭhito (mr)</text:p>
          </table:table-cell>
        </table:table-row>
        <table:table-row table:style-name="ro1">
          <table:table-cell office:value-type="string" calcext:value-type="string">
            <text:p>pli-tv-kd18:12.11.189</text:p>
          </table:table-cell>
          <table:table-cell office:value-type="string" calcext:value-type="string">
            <text:p>Sace ussahati jantāgharaṃ pavisitabbaṃ.</text:p>
          </table:table-cell>
          <table:table-cell office:value-type="string" calcext:value-type="string">
            <text:p>If he’s able, he should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0</text:p>
          </table:table-cell>
          <table:table-cell office:value-type="string" calcext:value-type="string">
            <text:p>Jantāgharaṃ pavisantena mattikāya mukhaṃ makkhetvā purato ca pacchato ca paṭicchādetvā jantāgharaṃ pavisitabbaṃ.</text:p>
          </table:table-cell>
          <table:table-cell office:value-type="string" calcext:value-type="string">
            <text:p>When entering the sauna, he should smear his face with clay, cover himself in front and behind, and then enter the saun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1</text:p>
          </table:table-cell>
          <table:table-cell office:value-type="string" calcext:value-type="string">
            <text:p>Na there bhikkhū anupakhajja nisīditabbaṃ.</text:p>
          </table:table-cell>
          <table:table-cell office:value-type="string" calcext:value-type="string">
            <text:p>He shouldn’t sit encroaching on th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2</text:p>
          </table:table-cell>
          <table:table-cell office:value-type="string" calcext:value-type="string">
            <text:p>Na navā bhikkhū āsanena paṭibāhitabbā.</text:p>
          </table:table-cell>
          <table:table-cell office:value-type="string" calcext:value-type="string">
            <text:p>and he shouldn’t block the junior monks from getting a se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3</text:p>
          </table:table-cell>
          <table:table-cell office:value-type="string" calcext:value-type="string">
            <text:p>Jantāghare antevāsikassa parikammaṃ kātabbaṃ.</text:p>
          </table:table-cell>
          <table:table-cell office:value-type="string" calcext:value-type="string">
            <text:p>While in the sauna, he should do services for his pupi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194</text:p>
          </table:table-cell>
          <table:table-cell office:value-type="string" calcext:value-type="string">
            <text:p>Jantāgharā nikkhamantena jantāgharapīṭhaṃ ādāya purato ca pacchato ca paṭicchādetvā jantāgharā nikkhamitabbaṃ.</text:p>
          </table:table-cell>
          <table:table-cell office:value-type="string" calcext:value-type="string">
            <text:p>When leaving the sauna, he should take the sauna stool, cover himself in front and behind, and then leave the saun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95</text:p>
          </table:table-cell>
          <table:table-cell office:value-type="string" calcext:value-type="string">
            <text:p>Udakepi antevāsikassa parikammaṃ kātabbaṃ.</text:p>
          </table:table-cell>
          <table:table-cell office:value-type="string" calcext:value-type="string">
            <text:p>The teacher should also do services for his pupil in the water. </text:p>
          </table:table-cell>
          <table:table-cell office:value-type="string" calcext:value-type="string">
            <text:p/>
          </table:table-cell>
          <table:table-cell office:value-type="string" calcext:value-type="string">
            <text:p>&lt;p&gt;{}</text:p>
          </table:table-cell>
          <table:table-cell office:value-type="string" calcext:value-type="string">
            <text:p>cck7.248, dr7.221, ms4V_1764, ndp4.343, sc110, sya7.270</text:p>
          </table:table-cell>
          <table:table-cell/>
        </table:table-row>
        <table:table-row table:style-name="ro1">
          <table:table-cell office:value-type="string" calcext:value-type="string">
            <text:p>pli-tv-kd18:12.11.196</text:p>
          </table:table-cell>
          <table:table-cell office:value-type="string" calcext:value-type="string">
            <text:p>Nahātena paṭhamataraṃ uttaritvā attano gattaṃ vodakaṃ katvā nivāsetvā antevāsikassa gattato udakaṃ pamajjitabbaṃ, nivāsanaṃ dātabbaṃ, saṅghāṭi dātabbā, jantāgharapīṭhaṃ ādāya paṭhamataraṃ āgantvā āsanaṃ paññapetabbaṃ, pādodakaṃ pādapīṭhaṃ pādakathalikaṃ upanikkhipitabbaṃ, antevāsiko pānīyena pucchitabbo.</text:p>
          </table:table-cell>
          <table:table-cell office:value-type="string" calcext:value-type="string">
            <text:p>When the teacher has bathed, he should be the first to come out of the water. He should dry himself and put on his sarong. He should then wipe the water off his pupil’s body, and he should give him his sarong and then his upper robe. Taking the sauna stool, he should be the first to return. He should prepare a seat, as well as set out a foot-stool, a foot-scraper, and water for washing the feet. He should ask his pupil if he wants water to drink.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97</text:p>
          </table:table-cell>
          <table:table-cell office:value-type="string" calcext:value-type="string">
            <text:p>Yasmiṃ vihāre antevāsiko viharati, sace so vihāro uklāpo hoti, sace ussahati, sodhetabbo.</text:p>
          </table:table-cell>
          <table:table-cell office:value-type="string" calcext:value-type="string">
            <text:p>“If the dwelling where the pupil is staying is dirty, the teacher should clean it if he’s able. </text:p>
          </table:table-cell>
          <table:table-cell office:value-type="string" calcext:value-type="string">
            <text:p/>
          </table:table-cell>
          <table:table-cell office:value-type="string" calcext:value-type="string">
            <text:p>&lt;hr&gt;&lt;p&gt;{}</text:p>
          </table:table-cell>
          <table:table-cell office:value-type="string" calcext:value-type="string">
            <text:p>ms4V_1765, ndp4.344, sc111</text:p>
          </table:table-cell>
          <table:table-cell/>
        </table:table-row>
        <table:table-row table:style-name="ro1">
          <table:table-cell office:value-type="string" calcext:value-type="string">
            <text:p>pli-tv-kd18:12.11.198.1</text:p>
          </table:table-cell>
          <table:table-cell office:value-type="string" calcext:value-type="string">
            <text:p>Vihāraṃ sodhentena paṭhamaṃ pattacīvaraṃ nīharitvā ekamantaṃ nikkhipitabbaṃ …pe…</text:p>
          </table:table-cell>
          <table:table-cell office:value-type="string" calcext:value-type="string">
            <text:p>When he’s cleaning the dwelling, he should first take out the bowl and robe and put them aside. He should take out the sitting-mat and the sheet and put them aside. He should take out the mattress and the pillow and put them aside. Holding the bed low, he should carefully take it out without scratching it or knocking it against the door or the door frame, and he should put it aside. Holding the bench low, he should carefully take it out without scratching it or knocking it against the door or the door frame, and he should put it aside. He should take out the bed supports and put them aside. He should take out the spittoon and put it aside. He should take out the leaning board and put it aside. After taking note of where it’s placed, he should take out the floor-cover and put it aside. If the dwelling has cobwebs, he should first remove them from the ceiling cloth, and he should then sweep the windows and the corners of the room. If the walls have been treated with red ocher and they’re moldy, he should moisten a cloth, wring it out, and wipe the walls. If the ground has been treated with black and it’s moldy, he should moisten a cloth, wring it out, and wipe the floor. If the ground is untreated, he should sprinkle it with water and then sweep it, while trying to avoid stirring up dust. He should look out for any trash and discard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198.2</text:p>
          </table:table-cell>
          <table:table-cell office:value-type="string" calcext:value-type="string">
            <text:p/>
          </table:table-cell>
          <table:table-cell office:value-type="string" calcext:value-type="string">
            <text:p>He should sun the floor-cover, clean it, beat it, bring it back inside, and put it back in the same place as before. He should sun the bed supports, wipe them, bring them back inside, and place them in the same position as before. He should sun the bed, clean it, and beat it. Holding it low, he should carefully bring it back inside without scratching it or knocking it against the door or the door frame, and he should put it back in the same place as before. He should sun the bench, clean it, and beat it. Holding it low, he should carefully bring it back inside without scratching it or knocking it against the door or the door frame, and he should put it back in the same place as before. He should sun the mattress and the pillow, clean them, beat them, bring them back inside, and put them back the way they were. He should sun the sitting-mat and the sheet, clean them, beat them, bring them back inside, and put them back the way they were. He should sun the spittoon, wipe it, bring it back inside, and put it back where it was. He should sun the reclining board, wipe it, bring it back inside, and put it back where it was. He should put away the bowl and robe. When putting away the bowl, he should hold the bowl in one hand, feel under the bed or the bench with the other, and then put it away. He should not put away the bowl on the bare ground. When putting away the robe, he should hold the robe in one hand, wipe the bamboo robe-rack or the clothesline with the other, and then put it away by folding the robe over it, making the ends face the wall and the fold face ou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11.198.3</text:p>
          </table:table-cell>
          <table:table-cell office:value-type="string" calcext:value-type="string">
            <text:p/>
          </table:table-cell>
          <table:table-cell office:value-type="string" calcext:value-type="string">
            <text:p>If dusty winds are blowing from the east, he should close the windows on the eastern side. If dusty winds are blowing from the west, he should close the windows on the western side. If dusty winds are blowing from the north, he should close the windows on the northern side. If dusty winds are blowing from the south, he should close the windows on the southern side. If the weather is cold, he should open the windows during the day and close them at night. If the weather is hot, he should close the windows during the day and open them at nigh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11.198.4</text:p>
          </table:table-cell>
          <table:table-cell office:value-type="string" calcext:value-type="string">
            <text:p/>
          </table:table-cell>
          <table:table-cell office:value-type="string" calcext:value-type="string">
            <text:p>If the precincts are dirty, he should sweep them. If the gateway is dirty, he should sweep it. If the assembly hall is dirty, he should sweep it. If the water-boiling shed is dirty, he should sweep it. If the restroom is dirty, he should sweep it. If there is no water for drinking, he should set it out. If there is no water for washing, he should set it out. </text:p>
          </table:table-cell>
          <table:table-cell office:value-type="string" calcext:value-type="string">
            <text:p/>
          </table:table-cell>
          <table:table-cell office:value-type="string" calcext:value-type="string">
            <text:p>&lt;p&gt;{} </text:p>
          </table:table-cell>
          <table:table-cell table:number-columns-repeated="2"/>
        </table:table-row>
        <table:table-row table:style-name="ro1">
          <table:table-cell office:value-type="string" calcext:value-type="string">
            <text:p>pli-tv-kd18:12.11.199</text:p>
          </table:table-cell>
          <table:table-cell office:value-type="string" calcext:value-type="string">
            <text:p>ācamanakumbhiyā udakaṃ na hoti, ācamanakumbhiyā udakaṃ āsiñcitabbaṃ.</text:p>
          </table:table-cell>
          <table:table-cell office:value-type="string" calcext:value-type="string">
            <text:p>If there is no water in the rinsing pot, he should fill 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00</text:p>
          </table:table-cell>
          <table:table-cell office:value-type="string" calcext:value-type="string">
            <text:p>Sace antevāsikassa anabhirati uppannā hoti, ācariyena vūpakāsetabbo, vūpakāsāpetabbo, dhammakathā vāssa kātabbā.</text:p>
          </table:table-cell>
          <table:table-cell office:value-type="string" calcext:value-type="string">
            <text:p>“If the pupil becomes discontent, the teacher should send him away or get him sent away, or he should give him a teaching. </text:p>
          </table:table-cell>
          <table:table-cell office:value-type="string" calcext:value-type="string">
            <text:p/>
          </table:table-cell>
          <table:table-cell office:value-type="string" calcext:value-type="string">
            <text:p>&lt;hr&gt;&lt;p&gt;{}</text:p>
          </table:table-cell>
          <table:table-cell office:value-type="string" calcext:value-type="string">
            <text:p>cck7.249, csp1ed4.410, csp2ed4.410, dr7.222, ms4V_1766, sc112, sya7.271</text:p>
          </table:table-cell>
          <table:table-cell/>
        </table:table-row>
        <table:table-row table:style-name="ro1">
          <table:table-cell office:value-type="string" calcext:value-type="string">
            <text:p>pli-tv-kd18:12.11.201</text:p>
          </table:table-cell>
          <table:table-cell office:value-type="string" calcext:value-type="string">
            <text:p>Sace antevāsikassa kukkuccaṃ uppannaṃ hoti, ācariyena vinodetabbaṃ, vinodāpetabbaṃ, dhammakathā vāssa kātabbā.</text:p>
          </table:table-cell>
          <table:table-cell office:value-type="string" calcext:value-type="string">
            <text:p>If the pupil becomes anxious, the teacher should dispel it or get it dispelled,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2</text:p>
          </table:table-cell>
          <table:table-cell office:value-type="string" calcext:value-type="string">
            <text:p>Sace antevāsikassa diṭṭhigataṃ uppannaṃ hoti, ācariyena vivecetabbaṃ, vivecāpetabbaṃ, dhammakathā vāssa kātabbā.</text:p>
          </table:table-cell>
          <table:table-cell office:value-type="string" calcext:value-type="string">
            <text:p>If the pupil has a wrong view, the teacher should make him give it up or get someone to make him give it up, or he should give him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3</text:p>
          </table:table-cell>
          <table:table-cell office:value-type="string" calcext:value-type="string">
            <text:p>Sace antevāsiko garudhammaṃ ajjhāpanno hoti, parivāsāraho, ācariyena ussukkaṃ kātabbaṃ—</text:p>
          </table:table-cell>
          <table:table-cell office:value-type="string" calcext:value-type="string">
            <text:p>If the pupil has committed a heavy offense and deserves prob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4</text:p>
          </table:table-cell>
          <table:table-cell office:value-type="string" calcext:value-type="string">
            <text:p>kinti nu kho saṃgho antevāsikassa parivāsaṃ dad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5</text:p>
          </table:table-cell>
          <table:table-cell office:value-type="string" calcext:value-type="string">
            <text:p>Sace antevāsiko mūlāyapaṭikassanāraho hoti, ācariyena ussukkaṃ kātabbaṃ—</text:p>
          </table:table-cell>
          <table:table-cell office:value-type="string" calcext:value-type="string">
            <text:p>If the pupil has committed a heavy offense and deserves to be sent back to the begin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6</text:p>
          </table:table-cell>
          <table:table-cell office:value-type="string" calcext:value-type="string">
            <text:p>kinti nu kho saṃgho antevāsikaṃ mūlāya paṭikass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7</text:p>
          </table:table-cell>
          <table:table-cell office:value-type="string" calcext:value-type="string">
            <text:p>Sace antevāsiko mānattāraho hoti, ācariyena ussukkaṃ kātabbaṃ—</text:p>
          </table:table-cell>
          <table:table-cell office:value-type="string" calcext:value-type="string">
            <text:p>If the pupil has committed a heavy offense and deserves to be given the trial peri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8</text:p>
          </table:table-cell>
          <table:table-cell office:value-type="string" calcext:value-type="string">
            <text:p>kinti nu kho saṃgho antevāsikassa mānattaṃ dad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09</text:p>
          </table:table-cell>
          <table:table-cell office:value-type="string" calcext:value-type="string">
            <text:p>Sace antevāsiko abbhānāraho hoti, ācariyena ussukkaṃ kātabbaṃ—</text:p>
          </table:table-cell>
          <table:table-cell office:value-type="string" calcext:value-type="string">
            <text:p>If the pupil has committed a heavy offense and deserves rehabilit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0</text:p>
          </table:table-cell>
          <table:table-cell office:value-type="string" calcext:value-type="string">
            <text:p>kinti nu kho saṃgho antevāsikaṃ abbheyyāti.</text:p>
          </table:table-cell>
          <table:table-cell office:value-type="string" calcext:value-type="string">
            <text:p>the teacher should try for the Sangha to get it do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11</text:p>
          </table:table-cell>
          <table:table-cell office:value-type="string" calcext:value-type="string">
            <text:p>Sace saṃgho antevāsikassa kammaṃ kattukāmo hoti, tajjanīyaṃ vā niyassaṃ vā pabbājanīyaṃ vā paṭisāraṇīyaṃ vā ukkhepanīyaṃ vā, ācariyena ussukkaṃ kātabbaṃ—</text:p>
          </table:table-cell>
          <table:table-cell office:value-type="string" calcext:value-type="string">
            <text:p>If the Sangha wants to do a legal procedure against his pupil—whether a procedure of condemnation, demotion, banishment, reconciliation, or ejecti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12</text:p>
          </table:table-cell>
          <table:table-cell office:value-type="string" calcext:value-type="string">
            <text:p>kinti nu kho saṃgho antevāsikassa kammaṃ na kareyya, lahukāya vā pariṇāmeyyāti.</text:p>
          </table:table-cell>
          <table:table-cell office:value-type="string" calcext:value-type="string">
            <text:p>the teacher should make an effort to stop it or to reduce the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3</text:p>
          </table:table-cell>
          <table:table-cell office:value-type="string" calcext:value-type="string">
            <text:p>Kataṃ vā panassa hoti, saṃghena kammaṃ, tajjanīyaṃ vā niyassaṃ vā pabbājanīyaṃ vā paṭisāraṇīyaṃ vā ukkhepanīyaṃ vā, ācariyena ussukkaṃ kātabbaṃ—</text:p>
          </table:table-cell>
          <table:table-cell office:value-type="string" calcext:value-type="string">
            <text:p>But if the Sangha has already done a legal procedure against his pupil—whether a procedure of condemnation, demotion, banishment, reconciliation, or ejec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4</text:p>
          </table:table-cell>
          <table:table-cell office:value-type="string" calcext:value-type="string">
            <text:p>kinti nu kho antevāsiko sammā vatteyya, lomaṃ pāteyya, netthāraṃ vatteyya, saṃgho taṃ kammaṃ paṭippassambheyyāti.</text:p>
          </table:table-cell>
          <table:table-cell office:value-type="string" calcext:value-type="string">
            <text:p>the teacher should help the pupil conduct himself properly and suitably so as to deserve to be released, and try for the Sangha to lift that proced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15</text:p>
          </table:table-cell>
          <table:table-cell office:value-type="string" calcext:value-type="string">
            <text:p>Sace antevāsikassa cīvaraṃ dhovitabbaṃ hoti, ācariyena ācikkhitabbaṃ—evaṃ dhoveyyāsīti,</text:p>
          </table:table-cell>
          <table:table-cell office:value-type="string" calcext:value-type="string">
            <text:p>“If the pupil’s robe needs washing, the teacher should show him how to do it, </text:p>
          </table:table-cell>
          <table:table-cell office:value-type="string" calcext:value-type="string">
            <text:p/>
          </table:table-cell>
          <table:table-cell office:value-type="string" calcext:value-type="string">
            <text:p>&lt;hr&gt;&lt;p&gt;{}</text:p>
          </table:table-cell>
          <table:table-cell office:value-type="string" calcext:value-type="string">
            <text:p>bj5.410, ms4V_1767, ndp4.345, sc113, sya7.272, vri90.383</text:p>
          </table:table-cell>
          <table:table-cell/>
        </table:table-row>
        <table:table-row table:style-name="ro1">
          <table:table-cell office:value-type="string" calcext:value-type="string">
            <text:p>pli-tv-kd18:12.11.216</text:p>
          </table:table-cell>
          <table:table-cell office:value-type="string" calcext:value-type="string">
            <text:p>ussukkaṃ vā kātabbaṃ—kinti nu kho antevāsikassa cīvaraṃ dhov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7</text:p>
          </table:table-cell>
          <table:table-cell office:value-type="string" calcext:value-type="string">
            <text:p>Sace antevāsikassa cīvaraṃ kātabbaṃ hoti, ācariyena ācikkhitabbaṃ—evaṃ kareyyāsīti,</text:p>
          </table:table-cell>
          <table:table-cell office:value-type="string" calcext:value-type="string">
            <text:p>If the pupil needs a robe, the teacher should show him how to make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8</text:p>
          </table:table-cell>
          <table:table-cell office:value-type="string" calcext:value-type="string">
            <text:p>ussukkaṃ vā kātabbaṃ—kinti nu kho antevāsikassa cīvaraṃ kariyethāti.</text:p>
          </table:table-cell>
          <table:table-cell office:value-type="string" calcext:value-type="string">
            <text:p>or he should make an effort to have one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19</text:p>
          </table:table-cell>
          <table:table-cell office:value-type="string" calcext:value-type="string">
            <text:p>Sace antevāsikassa rajanaṃ pacitabbaṃ hoti, ācariyena ācikkhitabbaṃ—evaṃ paceyyāsīti,</text:p>
          </table:table-cell>
          <table:table-cell office:value-type="string" calcext:value-type="string">
            <text:p>If the pupil needs dye, the teacher should show him how to mak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0</text:p>
          </table:table-cell>
          <table:table-cell office:value-type="string" calcext:value-type="string">
            <text:p>ussukkaṃ vā kātabbaṃ—kinti nu kho antevāsikassa rajanaṃ paciyethāti.</text:p>
          </table:table-cell>
          <table:table-cell office:value-type="string" calcext:value-type="string">
            <text:p>or he should make an effort to have it mad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1</text:p>
          </table:table-cell>
          <table:table-cell office:value-type="string" calcext:value-type="string">
            <text:p>Sace antevāsikassa cīvaraṃ rajitabbaṃ hoti, ācariyena ācikkhitabbaṃ—evaṃ rajeyyāsīti,</text:p>
          </table:table-cell>
          <table:table-cell office:value-type="string" calcext:value-type="string">
            <text:p>If the pupil’s robe needs dyeing, the teacher should show him how to do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2</text:p>
          </table:table-cell>
          <table:table-cell office:value-type="string" calcext:value-type="string">
            <text:p>ussukkaṃ vā kātabbaṃ—kinti nu kho antevāsikassa cīvaraṃ rajiyethāti.</text:p>
          </table:table-cell>
          <table:table-cell office:value-type="string" calcext:value-type="string">
            <text:p>or he should make an effort to have it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3</text:p>
          </table:table-cell>
          <table:table-cell office:value-type="string" calcext:value-type="string">
            <text:p>Cīvaraṃ rajantena sādhukaṃ samparivattakaṃ samparivattakaṃ rajitabbaṃ.</text:p>
          </table:table-cell>
          <table:table-cell office:value-type="string" calcext:value-type="string">
            <text:p>When he’s dyeing the robe, he should carefully and repeatedly turn it ov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4</text:p>
          </table:table-cell>
          <table:table-cell office:value-type="string" calcext:value-type="string">
            <text:p>Na ca acchinne theve pakkamitabbaṃ.</text:p>
          </table:table-cell>
          <table:table-cell office:value-type="string" calcext:value-type="string">
            <text:p>and he shouldn’t go away while it’s still dripp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8:12.11.225</text:p>
          </table:table-cell>
          <table:table-cell office:value-type="string" calcext:value-type="string">
            <text:p>Sace antevāsiko gilāno hoti, yāvajīvaṃ upaṭṭhātabbo, vuṭṭhānamassa āgametabbaṃ.</text:p>
          </table:table-cell>
          <table:table-cell office:value-type="string" calcext:value-type="string">
            <text:p>If his pupil is sick, he should nurse him for as long as he lives, or he should wait until he has recove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26</text:p>
          </table:table-cell>
          <table:table-cell office:value-type="string" calcext:value-type="string">
            <text:p>Idaṃ kho, bhikkhave, ācariyānaṃ antevāsikesu vattaṃ yathā ācariyehi antevāsikesu sammā vattitabban”ti.</text:p>
          </table:table-cell>
          <table:table-cell office:value-type="string" calcext:value-type="string">
            <text:p>This is the proper conduct of a teacher toward his pupi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8:12.11.227</text:p>
          </table:table-cell>
          <table:table-cell office:value-type="string" calcext:value-type="string">
            <text:p>Vattakkhandhako aṭṭhamo. Imamhi khandhake vatthū ekūnavīsati, vattā cuddasa.</text:p>
          </table:table-cell>
          <table:table-cell office:value-type="string" calcext:value-type="string">
            <text:p>The eighth chapter on proper conduct is finished. In this chapter there are nineteen topics and fourteen kinds of proper conduct. </text:p>
          </table:table-cell>
          <table:table-cell office:value-type="string" calcext:value-type="string">
            <text:p/>
          </table:table-cell>
          <table:table-cell office:value-type="string" calcext:value-type="string">
            <text:p>&lt;p class='endsutta'&gt;{}&lt;/p&gt;</text:p>
          </table:table-cell>
          <table:table-cell office:value-type="string" calcext:value-type="string">
            <text:p>cck7.250, ms4V_1768, sc114</text:p>
          </table:table-cell>
          <table:table-cell/>
        </table:table-row>
        <table:table-row table:style-name="ro1">
          <table:table-cell office:value-type="string" calcext:value-type="string">
            <text:p>pli-tv-kd18:12.11.228</text:p>
          </table:table-cell>
          <table:table-cell office:value-type="string" calcext:value-type="string">
            <text:p>Tassuddānaṃ</text:p>
          </table:table-cell>
          <table:table-cell table:number-columns-repeated="2" office:value-type="string" calcext:value-type="string">
            <text:p/>
          </table:table-cell>
          <table:table-cell office:value-type="string" calcext:value-type="string">
            <text:p>&lt;section class='uddana'&gt;&lt;p class='uddana-intro'&gt;{}&lt;/p&gt;</text:p>
          </table:table-cell>
          <table:table-cell office:value-type="string" calcext:value-type="string">
            <text:p>ms4V_1769, pts-vp-en5.322-329, sc115</text:p>
          </table:table-cell>
          <table:table-cell/>
        </table:table-row>
        <table:table-row table:style-name="ro1">
          <table:table-cell office:value-type="string" calcext:value-type="string">
            <text:p>pli-tv-kd18:12.11.229</text:p>
          </table:table-cell>
          <table:table-cell office:value-type="string" calcext:value-type="string">
            <text:p>Saupāhanā chattā ca,</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dr7.223, ms4V_1770, sc116</text:p>
          </table:table-cell>
          <table:table-cell/>
        </table:table-row>
        <table:table-row table:style-name="ro1">
          <table:table-cell office:value-type="string" calcext:value-type="string">
            <text:p>pli-tv-kd18:12.11.230</text:p>
          </table:table-cell>
          <table:table-cell office:value-type="string" calcext:value-type="string">
            <text:p>oguṇṭhi sīsaṃ pānī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31</text:p>
          </table:table-cell>
          <table:table-cell office:value-type="string" calcext:value-type="string">
            <text:p>Nābhivāde na pucchan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32</text:p>
          </table:table-cell>
          <table:table-cell office:value-type="string" calcext:value-type="string">
            <text:p>ahi ujjhanti pes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33</text:p>
          </table:table-cell>
          <table:table-cell office:value-type="string" calcext:value-type="string">
            <text:p>Omuñci chattaṃ khandhe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1, sc117</text:p>
          </table:table-cell>
          <table:table-cell/>
        </table:table-row>
        <table:table-row table:style-name="ro1">
          <table:table-cell office:value-type="string" calcext:value-type="string">
            <text:p>pli-tv-kd18:12.11.234</text:p>
          </table:table-cell>
          <table:table-cell office:value-type="string" calcext:value-type="string">
            <text:p>atarañca paṭikkam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35</text:p>
          </table:table-cell>
          <table:table-cell office:value-type="string" calcext:value-type="string">
            <text:p>Pattacīvaraṃ nikkhip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36</text:p>
          </table:table-cell>
          <table:table-cell office:value-type="string" calcext:value-type="string">
            <text:p>patirūpañca pucchi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37</text:p>
          </table:table-cell>
          <table:table-cell office:value-type="string" calcext:value-type="string">
            <text:p>Āsiñceyya dhovit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2, sc118</text:p>
          </table:table-cell>
          <table:table-cell/>
        </table:table-row>
        <table:table-row table:style-name="ro1">
          <table:table-cell office:value-type="string" calcext:value-type="string">
            <text:p>pli-tv-kd18:12.11.238</text:p>
          </table:table-cell>
          <table:table-cell office:value-type="string" calcext:value-type="string">
            <text:p>sukkhenallenupāh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39</text:p>
          </table:table-cell>
          <table:table-cell office:value-type="string" calcext:value-type="string">
            <text:p>Vuḍḍho navako puccheyy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40</text:p>
          </table:table-cell>
          <table:table-cell office:value-type="string" calcext:value-type="string">
            <text:p>ajjhāvuṭṭhañca gocar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41</text:p>
          </table:table-cell>
          <table:table-cell office:value-type="string" calcext:value-type="string">
            <text:p>Sekkhā vaccā pānī par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12, csp1ed4.411, csp2ed4.411, ms4V_1773, sc119, sya7.273</text:p>
          </table:table-cell>
          <table:table-cell/>
        </table:table-row>
        <table:table-row table:style-name="ro1">
          <table:table-cell office:value-type="string" calcext:value-type="string">
            <text:p>pli-tv-kd18:12.11.242</text:p>
          </table:table-cell>
          <table:table-cell office:value-type="string" calcext:value-type="string">
            <text:p>kattaraṃ katikaṃ ta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43</text:p>
          </table:table-cell>
          <table:table-cell office:value-type="string" calcext:value-type="string">
            <text:p>Kālaṃ muhuttaṃ uklāp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44</text:p>
          </table:table-cell>
          <table:table-cell office:value-type="string" calcext:value-type="string">
            <text:p>bhūmattharaṇaṃ nīhar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45</text:p>
          </table:table-cell>
          <table:table-cell office:value-type="string" calcext:value-type="string">
            <text:p>Paṭipādo bhisibibb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4, sc120, vri90.384</text:p>
          </table:table-cell>
          <table:table-cell/>
        </table:table-row>
        <table:table-row table:style-name="ro1">
          <table:table-cell office:value-type="string" calcext:value-type="string">
            <text:p>pli-tv-kd18:12.11.246</text:p>
          </table:table-cell>
          <table:table-cell office:value-type="string" calcext:value-type="string">
            <text:p>mañcapīṭhañca mall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47</text:p>
          </table:table-cell>
          <table:table-cell office:value-type="string" calcext:value-type="string">
            <text:p>Apassenullokakaṇṇ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48</text:p>
          </table:table-cell>
          <table:table-cell office:value-type="string" calcext:value-type="string">
            <text:p>gerukā kāḷa ak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49</text:p>
          </table:table-cell>
          <table:table-cell office:value-type="string" calcext:value-type="string">
            <text:p>Saṅkārañca bhūmatthara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5, sc121</text:p>
          </table:table-cell>
          <table:table-cell/>
        </table:table-row>
        <table:table-row table:style-name="ro1">
          <table:table-cell office:value-type="string" calcext:value-type="string">
            <text:p>pli-tv-kd18:12.11.250</text:p>
          </table:table-cell>
          <table:table-cell office:value-type="string" calcext:value-type="string">
            <text:p>paṭipādakaṃ mañcapīṭ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51</text:p>
          </table:table-cell>
          <table:table-cell office:value-type="string" calcext:value-type="string">
            <text:p>Bhisi nisīdanam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52</text:p>
          </table:table-cell>
          <table:table-cell office:value-type="string" calcext:value-type="string">
            <text:p>mallakaṃ apass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53</text:p>
          </table:table-cell>
          <table:table-cell office:value-type="string" calcext:value-type="string">
            <text:p>Pattacīvaraṃ bhūm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6, sc122</text:p>
          </table:table-cell>
          <table:table-cell/>
        </table:table-row>
        <table:table-row table:style-name="ro1">
          <table:table-cell office:value-type="string" calcext:value-type="string">
            <text:p>pli-tv-kd18:12.11.254</text:p>
          </table:table-cell>
          <table:table-cell office:value-type="string" calcext:value-type="string">
            <text:p>pārantaṃ orato bhog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55</text:p>
          </table:table-cell>
          <table:table-cell office:value-type="string" calcext:value-type="string">
            <text:p>Puratthimā pacchim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56</text:p>
          </table:table-cell>
          <table:table-cell office:value-type="string" calcext:value-type="string">
            <text:p>uttarā atha dakkhiṇ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57</text:p>
          </table:table-cell>
          <table:table-cell office:value-type="string" calcext:value-type="string">
            <text:p>Sītuṇhe ca divāratti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1, dr7.224, ms4V_1777, sc123</text:p>
          </table:table-cell>
          <table:table-cell/>
        </table:table-row>
        <table:table-row table:style-name="ro1">
          <table:table-cell office:value-type="string" calcext:value-type="string">
            <text:p>pli-tv-kd18:12.11.258</text:p>
          </table:table-cell>
          <table:table-cell office:value-type="string" calcext:value-type="string">
            <text:p>pariveṇañca koṭṭh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59</text:p>
          </table:table-cell>
          <table:table-cell office:value-type="string" calcext:value-type="string">
            <text:p>Upaṭṭhānaggi sāl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60</text:p>
          </table:table-cell>
          <table:table-cell office:value-type="string" calcext:value-type="string">
            <text:p>vattaṃ vaccakuṭīsu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61</text:p>
          </table:table-cell>
          <table:table-cell office:value-type="string" calcext:value-type="string">
            <text:p>Pānī paribhojaniy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8, ndp4.346, sc124</text:p>
          </table:table-cell>
          <table:table-cell/>
        </table:table-row>
        <table:table-row table:style-name="ro1">
          <table:table-cell office:value-type="string" calcext:value-type="string">
            <text:p>pli-tv-kd18:12.11.262</text:p>
          </table:table-cell>
          <table:table-cell office:value-type="string" calcext:value-type="string">
            <text:p>kumbhi ācamanesu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63</text:p>
          </table:table-cell>
          <table:table-cell office:value-type="string" calcext:value-type="string">
            <text:p>Anopamena paññat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64</text:p>
          </table:table-cell>
          <table:table-cell office:value-type="string" calcext:value-type="string">
            <text:p>vattaṃ āgantukehime.</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āgantukehime → … ve (mr)</text:p>
          </table:table-cell>
        </table:table-row>
        <table:table-row table:style-name="ro1">
          <table:table-cell office:value-type="string" calcext:value-type="string">
            <text:p>pli-tv-kd18:12.11.265</text:p>
          </table:table-cell>
          <table:table-cell office:value-type="string" calcext:value-type="string">
            <text:p>Nevāsanaṃ na uda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79, sc125</text:p>
          </table:table-cell>
          <table:table-cell/>
        </table:table-row>
        <table:table-row table:style-name="ro1">
          <table:table-cell office:value-type="string" calcext:value-type="string">
            <text:p>pli-tv-kd18:12.11.266</text:p>
          </table:table-cell>
          <table:table-cell office:value-type="string" calcext:value-type="string">
            <text:p>na paccu na ca pān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67</text:p>
          </table:table-cell>
          <table:table-cell office:value-type="string" calcext:value-type="string">
            <text:p>Nābhivāde na paññap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68</text:p>
          </table:table-cell>
          <table:table-cell office:value-type="string" calcext:value-type="string">
            <text:p>ujjhāyanti ca pes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69</text:p>
          </table:table-cell>
          <table:table-cell office:value-type="string" calcext:value-type="string">
            <text:p>Vuḍḍhāsanañca udak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0, sc126</text:p>
          </table:table-cell>
          <table:table-cell/>
        </table:table-row>
        <table:table-row table:style-name="ro1">
          <table:table-cell office:value-type="string" calcext:value-type="string">
            <text:p>pli-tv-kd18:12.11.270</text:p>
          </table:table-cell>
          <table:table-cell office:value-type="string" calcext:value-type="string">
            <text:p>paccuggantvā ca pān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71</text:p>
          </table:table-cell>
          <table:table-cell office:value-type="string" calcext:value-type="string">
            <text:p>Upāhane ekaman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72</text:p>
          </table:table-cell>
          <table:table-cell office:value-type="string" calcext:value-type="string">
            <text:p>abhivāde ca paññap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73</text:p>
          </table:table-cell>
          <table:table-cell office:value-type="string" calcext:value-type="string">
            <text:p>Vutthaṃ gocarasekkho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1, pts-vp-pli2.232, sc127</text:p>
          </table:table-cell>
          <table:table-cell/>
        </table:table-row>
        <table:table-row table:style-name="ro1">
          <table:table-cell office:value-type="string" calcext:value-type="string">
            <text:p>pli-tv-kd18:12.11.274</text:p>
          </table:table-cell>
          <table:table-cell office:value-type="string" calcext:value-type="string">
            <text:p>ṭhānaṃ pāniyabhoj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75</text:p>
          </table:table-cell>
          <table:table-cell office:value-type="string" calcext:value-type="string">
            <text:p>Kattaraṃ katikaṃ kāl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76</text:p>
          </table:table-cell>
          <table:table-cell office:value-type="string" calcext:value-type="string">
            <text:p>navakassa nisinna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77</text:p>
          </table:table-cell>
          <table:table-cell office:value-type="string" calcext:value-type="string">
            <text:p>Abhivādaye ācikkh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2, sc128, sya7.274</text:p>
          </table:table-cell>
          <table:table-cell/>
        </table:table-row>
        <table:table-row table:style-name="ro1">
          <table:table-cell office:value-type="string" calcext:value-type="string">
            <text:p>pli-tv-kd18:12.11.278</text:p>
          </table:table-cell>
          <table:table-cell office:value-type="string" calcext:value-type="string">
            <text:p>yathā heṭṭhā tathā na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79</text:p>
          </table:table-cell>
          <table:table-cell office:value-type="string" calcext:value-type="string">
            <text:p>Niddiṭṭhaṃ satthavāhe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80</text:p>
          </table:table-cell>
          <table:table-cell office:value-type="string" calcext:value-type="string">
            <text:p>vattaṃ āvāsikehi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81</text:p>
          </table:table-cell>
          <table:table-cell office:value-type="string" calcext:value-type="string">
            <text:p>Gamikā dārumatt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3, sc129</text:p>
          </table:table-cell>
          <table:table-cell/>
        </table:table-row>
        <table:table-row table:style-name="ro1">
          <table:table-cell office:value-type="string" calcext:value-type="string">
            <text:p>pli-tv-kd18:12.11.282</text:p>
          </table:table-cell>
          <table:table-cell office:value-type="string" calcext:value-type="string">
            <text:p>vivaritvā na pucchiy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83</text:p>
          </table:table-cell>
          <table:table-cell office:value-type="string" calcext:value-type="string">
            <text:p>Nassanti ca agutt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84</text:p>
          </table:table-cell>
          <table:table-cell office:value-type="string" calcext:value-type="string">
            <text:p>ujjhāyanti ca pes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85</text:p>
          </table:table-cell>
          <table:table-cell office:value-type="string" calcext:value-type="string">
            <text:p>Paṭisāmetvā thaketv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4, sc130, vri90.385</text:p>
          </table:table-cell>
          <table:table-cell/>
        </table:table-row>
        <table:table-row table:style-name="ro1">
          <table:table-cell office:value-type="string" calcext:value-type="string">
            <text:p>pli-tv-kd18:12.11.286</text:p>
          </table:table-cell>
          <table:table-cell office:value-type="string" calcext:value-type="string">
            <text:p>āpucchitvāva pakkam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87</text:p>
          </table:table-cell>
          <table:table-cell office:value-type="string" calcext:value-type="string">
            <text:p>Bhikkhu vā sāmaṇero 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88</text:p>
          </table:table-cell>
          <table:table-cell office:value-type="string" calcext:value-type="string">
            <text:p>ārāmiko upāsa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89</text:p>
          </table:table-cell>
          <table:table-cell office:value-type="string" calcext:value-type="string">
            <text:p>Pāsāṇakesu ca puñj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14, ms4V_1785, sc131</text:p>
          </table:table-cell>
          <table:table-cell/>
        </table:table-row>
        <table:table-row table:style-name="ro1">
          <table:table-cell office:value-type="string" calcext:value-type="string">
            <text:p>pli-tv-kd18:12.11.290</text:p>
          </table:table-cell>
          <table:table-cell office:value-type="string" calcext:value-type="string">
            <text:p>paṭisāme thakeyy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91</text:p>
          </table:table-cell>
          <table:table-cell office:value-type="string" calcext:value-type="string">
            <text:p>Sace ussahati ussuk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92</text:p>
          </table:table-cell>
          <table:table-cell office:value-type="string" calcext:value-type="string">
            <text:p>anovasse tathev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93</text:p>
          </table:table-cell>
          <table:table-cell office:value-type="string" calcext:value-type="string">
            <text:p>Sabbo ovassati gām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2, csp1ed4.412, csp2ed4.412, dr7.225, ms4V_1786, sc132</text:p>
          </table:table-cell>
          <table:table-cell/>
        </table:table-row>
        <table:table-row table:style-name="ro1">
          <table:table-cell office:value-type="string" calcext:value-type="string">
            <text:p>pli-tv-kd18:12.11.294</text:p>
          </table:table-cell>
          <table:table-cell office:value-type="string" calcext:value-type="string">
            <text:p>ajjhokāse tathev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95</text:p>
          </table:table-cell>
          <table:table-cell office:value-type="string" calcext:value-type="string">
            <text:p>Appevaṅgāni seseyy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96</text:p>
          </table:table-cell>
          <table:table-cell office:value-type="string" calcext:value-type="string">
            <text:p>vattaṃ gamikabhikkhu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297</text:p>
          </table:table-cell>
          <table:table-cell office:value-type="string" calcext:value-type="string">
            <text:p>Nānumodanti theren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7, sc133</text:p>
          </table:table-cell>
          <table:table-cell/>
        </table:table-row>
        <table:table-row table:style-name="ro1">
          <table:table-cell office:value-type="string" calcext:value-type="string">
            <text:p>pli-tv-kd18:12.11.298</text:p>
          </table:table-cell>
          <table:table-cell office:value-type="string" calcext:value-type="string">
            <text:p>ohāya catupañca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299</text:p>
          </table:table-cell>
          <table:table-cell office:value-type="string" calcext:value-type="string">
            <text:p>Vaccito mucchito ās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00</text:p>
          </table:table-cell>
          <table:table-cell office:value-type="string" calcext:value-type="string">
            <text:p>vattānumodanesu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01</text:p>
          </table:table-cell>
          <table:table-cell office:value-type="string" calcext:value-type="string">
            <text:p>Chabbaggiyā dunnivatt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8, sc134</text:p>
          </table:table-cell>
          <table:table-cell/>
        </table:table-row>
        <table:table-row table:style-name="ro1">
          <table:table-cell office:value-type="string" calcext:value-type="string">
            <text:p>pli-tv-kd18:12.11.302</text:p>
          </table:table-cell>
          <table:table-cell office:value-type="string" calcext:value-type="string">
            <text:p>athopi ca duppāru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03</text:p>
          </table:table-cell>
          <table:table-cell office:value-type="string" calcext:value-type="string">
            <text:p>Anākappā ca vokkamm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04</text:p>
          </table:table-cell>
          <table:table-cell office:value-type="string" calcext:value-type="string">
            <text:p>there anupakhajjan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05</text:p>
          </table:table-cell>
          <table:table-cell office:value-type="string" calcext:value-type="string">
            <text:p>Nave bhikkhū ca saṅghāṭ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89, sc135, sya7.275</text:p>
          </table:table-cell>
          <table:table-cell/>
        </table:table-row>
        <table:table-row table:style-name="ro1">
          <table:table-cell office:value-type="string" calcext:value-type="string">
            <text:p>pli-tv-kd18:12.11.306</text:p>
          </table:table-cell>
          <table:table-cell office:value-type="string" calcext:value-type="string">
            <text:p>ujjhāyanti ca pesa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07</text:p>
          </table:table-cell>
          <table:table-cell office:value-type="string" calcext:value-type="string">
            <text:p>Timaṇḍalaṃ nivāset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08</text:p>
          </table:table-cell>
          <table:table-cell office:value-type="string" calcext:value-type="string">
            <text:p>kāyasaguṇagaṇṭhi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09</text:p>
          </table:table-cell>
          <table:table-cell office:value-type="string" calcext:value-type="string">
            <text:p>Na vokkamma paṭicchann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0, sc136</text:p>
          </table:table-cell>
          <table:table-cell/>
        </table:table-row>
        <table:table-row table:style-name="ro1">
          <table:table-cell office:value-type="string" calcext:value-type="string">
            <text:p>pli-tv-kd18:12.11.310</text:p>
          </table:table-cell>
          <table:table-cell office:value-type="string" calcext:value-type="string">
            <text:p>susaṃvutokkhittacakkh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11</text:p>
          </table:table-cell>
          <table:table-cell office:value-type="string" calcext:value-type="string">
            <text:p>Ukkhittojjagghikāsadd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12</text:p>
          </table:table-cell>
          <table:table-cell office:value-type="string" calcext:value-type="string">
            <text:p>tayo ceva pacāl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13</text:p>
          </table:table-cell>
          <table:table-cell office:value-type="string" calcext:value-type="string">
            <text:p>Khambhoguṇṭhiukkuṭik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1, ndp4.347, sc137</text:p>
          </table:table-cell>
          <table:table-cell/>
        </table:table-row>
        <table:table-row table:style-name="ro1">
          <table:table-cell office:value-type="string" calcext:value-type="string">
            <text:p>pli-tv-kd18:12.11.314</text:p>
          </table:table-cell>
          <table:table-cell office:value-type="string" calcext:value-type="string">
            <text:p>paṭicchannaṃ susaṃvut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15</text:p>
          </table:table-cell>
          <table:table-cell office:value-type="string" calcext:value-type="string">
            <text:p>Okkhittukkhittaujjaggh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16</text:p>
          </table:table-cell>
          <table:table-cell office:value-type="string" calcext:value-type="string">
            <text:p>appasaddo tayo cal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17</text:p>
          </table:table-cell>
          <table:table-cell office:value-type="string" calcext:value-type="string">
            <text:p>Khambhoguṇṭhipallatth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2, sc138</text:p>
          </table:table-cell>
          <table:table-cell/>
        </table:table-row>
        <table:table-row table:style-name="ro1">
          <table:table-cell office:value-type="string" calcext:value-type="string">
            <text:p>pli-tv-kd18:12.11.318</text:p>
          </table:table-cell>
          <table:table-cell office:value-type="string" calcext:value-type="string">
            <text:p>anupakhajja nāsan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19</text:p>
          </table:table-cell>
          <table:table-cell office:value-type="string" calcext:value-type="string">
            <text:p>Ottharitvāna uda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20</text:p>
          </table:table-cell>
          <table:table-cell office:value-type="string" calcext:value-type="string">
            <text:p>nīcaṃ katvāna siñciy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21</text:p>
          </table:table-cell>
          <table:table-cell office:value-type="string" calcext:value-type="string">
            <text:p>Paṭi sāmantā saṅghāṭ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3, sc139</text:p>
          </table:table-cell>
          <table:table-cell/>
        </table:table-row>
        <table:table-row table:style-name="ro1">
          <table:table-cell office:value-type="string" calcext:value-type="string">
            <text:p>pli-tv-kd18:12.11.322</text:p>
          </table:table-cell>
          <table:table-cell office:value-type="string" calcext:value-type="string">
            <text:p>odane ca paṭigga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23</text:p>
          </table:table-cell>
          <table:table-cell office:value-type="string" calcext:value-type="string">
            <text:p>Sūpaṃ uttaribhaṅge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24</text:p>
          </table:table-cell>
          <table:table-cell office:value-type="string" calcext:value-type="string">
            <text:p>sabbesaṃ samatitthi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25</text:p>
          </table:table-cell>
          <table:table-cell office:value-type="string" calcext:value-type="string">
            <text:p>Sakkaccaṃ pattasaññī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3, dr7.226, ms4V_1794, sc140, vri90.386</text:p>
          </table:table-cell>
          <table:table-cell/>
        </table:table-row>
        <table:table-row table:style-name="ro1">
          <table:table-cell office:value-type="string" calcext:value-type="string">
            <text:p>pli-tv-kd18:12.11.326</text:p>
          </table:table-cell>
          <table:table-cell office:value-type="string" calcext:value-type="string">
            <text:p>sapadānañca sūp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27</text:p>
          </table:table-cell>
          <table:table-cell office:value-type="string" calcext:value-type="string">
            <text:p>Na thūpato paṭicchād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28</text:p>
          </table:table-cell>
          <table:table-cell office:value-type="string" calcext:value-type="string">
            <text:p>viññattujjhānasaññi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29</text:p>
          </table:table-cell>
          <table:table-cell office:value-type="string" calcext:value-type="string">
            <text:p>Mahantamaṇḍaladvār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5, sc141</text:p>
          </table:table-cell>
          <table:table-cell/>
        </table:table-row>
        <table:table-row table:style-name="ro1">
          <table:table-cell office:value-type="string" calcext:value-type="string">
            <text:p>pli-tv-kd18:12.11.330</text:p>
          </table:table-cell>
          <table:table-cell office:value-type="string" calcext:value-type="string">
            <text:p>sabbahattho na byāha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31</text:p>
          </table:table-cell>
          <table:table-cell office:value-type="string" calcext:value-type="string">
            <text:p>Ukkhepo chedanāgaṇḍ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32</text:p>
          </table:table-cell>
          <table:table-cell office:value-type="string" calcext:value-type="string">
            <text:p>dhunaṃ sitthāvakār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33</text:p>
          </table:table-cell>
          <table:table-cell office:value-type="string" calcext:value-type="string">
            <text:p>Jivhānicchārakañ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6, sc142</text:p>
          </table:table-cell>
          <table:table-cell/>
        </table:table-row>
        <table:table-row table:style-name="ro1">
          <table:table-cell office:value-type="string" calcext:value-type="string">
            <text:p>pli-tv-kd18:12.11.334</text:p>
          </table:table-cell>
          <table:table-cell office:value-type="string" calcext:value-type="string">
            <text:p>capucapu surusur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35</text:p>
          </table:table-cell>
          <table:table-cell office:value-type="string" calcext:value-type="string">
            <text:p>Hatthapattoṭṭhanille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36</text:p>
          </table:table-cell>
          <table:table-cell office:value-type="string" calcext:value-type="string">
            <text:p>sāmisena paṭiggah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37</text:p>
          </table:table-cell>
          <table:table-cell office:value-type="string" calcext:value-type="string">
            <text:p>Yāva na sabbe udak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16, ms4V_1797, sc143, sya7.276</text:p>
          </table:table-cell>
          <table:table-cell/>
        </table:table-row>
        <table:table-row table:style-name="ro1">
          <table:table-cell office:value-type="string" calcext:value-type="string">
            <text:p>pli-tv-kd18:12.11.338</text:p>
          </table:table-cell>
          <table:table-cell office:value-type="string" calcext:value-type="string">
            <text:p>nīcaṃ katvāna siñc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39</text:p>
          </table:table-cell>
          <table:table-cell office:value-type="string" calcext:value-type="string">
            <text:p>Paṭi sāmantā saṅghāṭ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40</text:p>
          </table:table-cell>
          <table:table-cell office:value-type="string" calcext:value-type="string">
            <text:p>nīcaṃ katvā chamāy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41</text:p>
          </table:table-cell>
          <table:table-cell office:value-type="string" calcext:value-type="string">
            <text:p>Sasitthakaṃ nivattant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798, sc144</text:p>
          </table:table-cell>
          <table:table-cell/>
        </table:table-row>
        <table:table-row table:style-name="ro1">
          <table:table-cell office:value-type="string" calcext:value-type="string">
            <text:p>pli-tv-kd18:12.11.342</text:p>
          </table:table-cell>
          <table:table-cell office:value-type="string" calcext:value-type="string">
            <text:p>suppaṭicchannamukkuṭ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43</text:p>
          </table:table-cell>
          <table:table-cell office:value-type="string" calcext:value-type="string">
            <text:p>Dhammarājena paññat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44</text:p>
          </table:table-cell>
          <table:table-cell office:value-type="string" calcext:value-type="string">
            <text:p>idaṃ bhattaggavatt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45</text:p>
          </table:table-cell>
          <table:table-cell office:value-type="string" calcext:value-type="string">
            <text:p>Dunnivatthā anākapp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413, csp2ed4.413, ms4V_1799, sc145</text:p>
          </table:table-cell>
          <table:table-cell/>
        </table:table-row>
        <table:table-row table:style-name="ro1">
          <table:table-cell office:value-type="string" calcext:value-type="string">
            <text:p>pli-tv-kd18:12.11.346</text:p>
          </table:table-cell>
          <table:table-cell office:value-type="string" calcext:value-type="string">
            <text:p>asallakkhetvā ca sahas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47</text:p>
          </table:table-cell>
          <table:table-cell office:value-type="string" calcext:value-type="string">
            <text:p>Dūre acca ciraṃ lah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48</text:p>
          </table:table-cell>
          <table:table-cell office:value-type="string" calcext:value-type="string">
            <text:p>tatheva piṇḍacārik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49</text:p>
          </table:table-cell>
          <table:table-cell office:value-type="string" calcext:value-type="string">
            <text:p>Paṭicchannova gaccheyy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0, pts-vp-pli2.233, sc146</text:p>
          </table:table-cell>
          <table:table-cell/>
        </table:table-row>
        <table:table-row table:style-name="ro1">
          <table:table-cell office:value-type="string" calcext:value-type="string">
            <text:p>pli-tv-kd18:12.11.350</text:p>
          </table:table-cell>
          <table:table-cell office:value-type="string" calcext:value-type="string">
            <text:p>susaṃvutokkhittacakkh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51</text:p>
          </table:table-cell>
          <table:table-cell office:value-type="string" calcext:value-type="string">
            <text:p>Ukkhittojjagghikāsadd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52</text:p>
          </table:table-cell>
          <table:table-cell office:value-type="string" calcext:value-type="string">
            <text:p>tayo ceva pacālan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53</text:p>
          </table:table-cell>
          <table:table-cell office:value-type="string" calcext:value-type="string">
            <text:p>Khambhoguṇṭhiukkuṭik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1, sc147</text:p>
          </table:table-cell>
          <table:table-cell/>
        </table:table-row>
        <table:table-row table:style-name="ro1">
          <table:table-cell office:value-type="string" calcext:value-type="string">
            <text:p>pli-tv-kd18:12.11.354</text:p>
          </table:table-cell>
          <table:table-cell office:value-type="string" calcext:value-type="string">
            <text:p>sallakkhetvā ca sahas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55</text:p>
          </table:table-cell>
          <table:table-cell office:value-type="string" calcext:value-type="string">
            <text:p>Dūre acca ciraṃ lah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56</text:p>
          </table:table-cell>
          <table:table-cell office:value-type="string" calcext:value-type="string">
            <text:p>āsanakaṃ kaṭacchuk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57</text:p>
          </table:table-cell>
          <table:table-cell office:value-type="string" calcext:value-type="string">
            <text:p>Bhājanaṃ vā ṭhapet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4, ms4V_1802, ndp4.348, sc148</text:p>
          </table:table-cell>
          <table:table-cell/>
        </table:table-row>
        <table:table-row table:style-name="ro1">
          <table:table-cell office:value-type="string" calcext:value-type="string">
            <text:p>pli-tv-kd18:12.11.358</text:p>
          </table:table-cell>
          <table:table-cell office:value-type="string" calcext:value-type="string">
            <text:p>uccāretvā paṇāmet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59</text:p>
          </table:table-cell>
          <table:table-cell office:value-type="string" calcext:value-type="string">
            <text:p>Paṭiggahe na ullo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0</text:p>
          </table:table-cell>
          <table:table-cell office:value-type="string" calcext:value-type="string">
            <text:p>sūpesupi tatheva t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61</text:p>
          </table:table-cell>
          <table:table-cell office:value-type="string" calcext:value-type="string">
            <text:p>Bhikkhu saṅghāṭiyā chād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7.227, ms4V_1803, sc149</text:p>
          </table:table-cell>
          <table:table-cell/>
        </table:table-row>
        <table:table-row table:style-name="ro1">
          <table:table-cell office:value-type="string" calcext:value-type="string">
            <text:p>pli-tv-kd18:12.11.362</text:p>
          </table:table-cell>
          <table:table-cell office:value-type="string" calcext:value-type="string">
            <text:p>paṭicchanneva gacch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3</text:p>
          </table:table-cell>
          <table:table-cell office:value-type="string" calcext:value-type="string">
            <text:p>Saṃvutokkhittacakkhu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4</text:p>
          </table:table-cell>
          <table:table-cell office:value-type="string" calcext:value-type="string">
            <text:p>ukkhittojjagghikāya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5</text:p>
          </table:table-cell>
          <table:table-cell office:value-type="string" calcext:value-type="string">
            <text:p>Appasaddo tayo cā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6</text:p>
          </table:table-cell>
          <table:table-cell office:value-type="string" calcext:value-type="string">
            <text:p>khambhoguṇṭhikaukkuṭ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67</text:p>
          </table:table-cell>
          <table:table-cell office:value-type="string" calcext:value-type="string">
            <text:p>Paṭhamāsanavakkār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4, sc150, vri90.387</text:p>
          </table:table-cell>
          <table:table-cell/>
        </table:table-row>
        <table:table-row table:style-name="ro1">
          <table:table-cell office:value-type="string" calcext:value-type="string">
            <text:p>pli-tv-kd18:12.11.368</text:p>
          </table:table-cell>
          <table:table-cell office:value-type="string" calcext:value-type="string">
            <text:p>pāniyaṃ paribhojan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69</text:p>
          </table:table-cell>
          <table:table-cell office:value-type="string" calcext:value-type="string">
            <text:p>Pacchākaṅkhati bhuñjeyy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70</text:p>
          </table:table-cell>
          <table:table-cell office:value-type="string" calcext:value-type="string">
            <text:p>opilāpeyya uddhar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71</text:p>
          </table:table-cell>
          <table:table-cell office:value-type="string" calcext:value-type="string">
            <text:p>Paṭisāmeyya sammajj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5, sc151, sya7.277</text:p>
          </table:table-cell>
          <table:table-cell/>
        </table:table-row>
        <table:table-row table:style-name="ro1">
          <table:table-cell office:value-type="string" calcext:value-type="string">
            <text:p>pli-tv-kd18:12.11.372</text:p>
          </table:table-cell>
          <table:table-cell office:value-type="string" calcext:value-type="string">
            <text:p>rittaṃ tucchaṃ upaṭṭhap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73</text:p>
          </table:table-cell>
          <table:table-cell office:value-type="string" calcext:value-type="string">
            <text:p>Hatthavikāre bhindeyy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74</text:p>
          </table:table-cell>
          <table:table-cell office:value-type="string" calcext:value-type="string">
            <text:p>vattidaṃ piṇḍacāri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75</text:p>
          </table:table-cell>
          <table:table-cell office:value-type="string" calcext:value-type="string">
            <text:p>Pānī pari aggiraṇ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6, sc152</text:p>
          </table:table-cell>
          <table:table-cell/>
        </table:table-row>
        <table:table-row table:style-name="ro1">
          <table:table-cell office:value-type="string" calcext:value-type="string">
            <text:p>pli-tv-kd18:12.11.376</text:p>
          </table:table-cell>
          <table:table-cell office:value-type="string" calcext:value-type="string">
            <text:p>nakkhattadisacor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77</text:p>
          </table:table-cell>
          <table:table-cell office:value-type="string" calcext:value-type="string">
            <text:p>Sabbaṃ natthīti koṭṭet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78</text:p>
          </table:table-cell>
          <table:table-cell office:value-type="string" calcext:value-type="string">
            <text:p>pattaṃse cīvaraṃ ta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79</text:p>
          </table:table-cell>
          <table:table-cell office:value-type="string" calcext:value-type="string">
            <text:p>Idāni aṃse laggetv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7, sc153</text:p>
          </table:table-cell>
          <table:table-cell/>
        </table:table-row>
        <table:table-row table:style-name="ro1">
          <table:table-cell office:value-type="string" calcext:value-type="string">
            <text:p>pli-tv-kd18:12.11.380</text:p>
          </table:table-cell>
          <table:table-cell office:value-type="string" calcext:value-type="string">
            <text:p>timaṇḍalaṃ parimaṇḍal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81</text:p>
          </table:table-cell>
          <table:table-cell office:value-type="string" calcext:value-type="string">
            <text:p>Yathā piṇḍacārivat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82</text:p>
          </table:table-cell>
          <table:table-cell office:value-type="string" calcext:value-type="string">
            <text:p>naye āraññakesup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83</text:p>
          </table:table-cell>
          <table:table-cell office:value-type="string" calcext:value-type="string">
            <text:p>Pattaṃse cīvaraṃ sīs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8, sc154</text:p>
          </table:table-cell>
          <table:table-cell/>
        </table:table-row>
        <table:table-row table:style-name="ro1">
          <table:table-cell office:value-type="string" calcext:value-type="string">
            <text:p>pli-tv-kd18:12.11.384</text:p>
          </table:table-cell>
          <table:table-cell office:value-type="string" calcext:value-type="string">
            <text:p>ārohitvā ca pān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85</text:p>
          </table:table-cell>
          <table:table-cell office:value-type="string" calcext:value-type="string">
            <text:p>Paribhojaniyaṃ agg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86</text:p>
          </table:table-cell>
          <table:table-cell office:value-type="string" calcext:value-type="string">
            <text:p>araṇī cāpi katta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87</text:p>
          </table:table-cell>
          <table:table-cell office:value-type="string" calcext:value-type="string">
            <text:p>Nakkhattaṃ sappadesaṃ v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09, sc155</text:p>
          </table:table-cell>
          <table:table-cell/>
        </table:table-row>
        <table:table-row table:style-name="ro1">
          <table:table-cell office:value-type="string" calcext:value-type="string">
            <text:p>pli-tv-kd18:12.11.388</text:p>
          </table:table-cell>
          <table:table-cell office:value-type="string" calcext:value-type="string">
            <text:p>disāpi kusalo bhav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89</text:p>
          </table:table-cell>
          <table:table-cell office:value-type="string" calcext:value-type="string">
            <text:p>Sattuttamena paññat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90</text:p>
          </table:table-cell>
          <table:table-cell office:value-type="string" calcext:value-type="string">
            <text:p>vattaṃ āraññakesu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91</text:p>
          </table:table-cell>
          <table:table-cell office:value-type="string" calcext:value-type="string">
            <text:p>Ajjhokāse okiriṃsu,</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5, dr7.228, ms4V_1810, sc156</text:p>
          </table:table-cell>
          <table:table-cell/>
        </table:table-row>
        <table:table-row table:style-name="ro1">
          <table:table-cell office:value-type="string" calcext:value-type="string">
            <text:p>pli-tv-kd18:12.11.392</text:p>
          </table:table-cell>
          <table:table-cell office:value-type="string" calcext:value-type="string">
            <text:p>ujjhāyanti ca pesa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93</text:p>
          </table:table-cell>
          <table:table-cell office:value-type="string" calcext:value-type="string">
            <text:p>Sace vihāro uklāp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94</text:p>
          </table:table-cell>
          <table:table-cell office:value-type="string" calcext:value-type="string">
            <text:p>paṭhamaṃ pattacīva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95</text:p>
          </table:table-cell>
          <table:table-cell office:value-type="string" calcext:value-type="string">
            <text:p>Bhisibibbohanaṃ mañc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1, sc157</text:p>
          </table:table-cell>
          <table:table-cell/>
        </table:table-row>
        <table:table-row table:style-name="ro1">
          <table:table-cell office:value-type="string" calcext:value-type="string">
            <text:p>pli-tv-kd18:12.11.396</text:p>
          </table:table-cell>
          <table:table-cell office:value-type="string" calcext:value-type="string">
            <text:p>pīṭhañca kheḷamall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97</text:p>
          </table:table-cell>
          <table:table-cell office:value-type="string" calcext:value-type="string">
            <text:p>Apassenullokakaṇṇ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398</text:p>
          </table:table-cell>
          <table:table-cell office:value-type="string" calcext:value-type="string">
            <text:p>gerukā kāḷa ak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399</text:p>
          </table:table-cell>
          <table:table-cell office:value-type="string" calcext:value-type="string">
            <text:p>Saṅkāraṃ bhikkhusāmant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18, csp1ed4.414, csp2ed4.414, ms4V_1812, sc158</text:p>
          </table:table-cell>
          <table:table-cell/>
        </table:table-row>
        <table:table-row table:style-name="ro1">
          <table:table-cell office:value-type="string" calcext:value-type="string">
            <text:p>pli-tv-kd18:12.11.400</text:p>
          </table:table-cell>
          <table:table-cell office:value-type="string" calcext:value-type="string">
            <text:p>senāvihārapāni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01</text:p>
          </table:table-cell>
          <table:table-cell office:value-type="string" calcext:value-type="string">
            <text:p>Paribhojanasāman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02</text:p>
          </table:table-cell>
          <table:table-cell office:value-type="string" calcext:value-type="string">
            <text:p>paṭivāte ca aṅgaṇ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03</text:p>
          </table:table-cell>
          <table:table-cell office:value-type="string" calcext:value-type="string">
            <text:p>Adhovāte atthara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3, ndp4.349, sc159, sya7.278</text:p>
          </table:table-cell>
          <table:table-cell/>
        </table:table-row>
        <table:table-row table:style-name="ro1">
          <table:table-cell office:value-type="string" calcext:value-type="string">
            <text:p>pli-tv-kd18:12.11.404</text:p>
          </table:table-cell>
          <table:table-cell office:value-type="string" calcext:value-type="string">
            <text:p>paṭipādakamañco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05</text:p>
          </table:table-cell>
          <table:table-cell office:value-type="string" calcext:value-type="string">
            <text:p>Pīṭhaṃ bhisi nisīd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06</text:p>
          </table:table-cell>
          <table:table-cell office:value-type="string" calcext:value-type="string">
            <text:p>mallakaṃ apass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07</text:p>
          </table:table-cell>
          <table:table-cell office:value-type="string" calcext:value-type="string">
            <text:p>Pattacīvaraṃ bhūmi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4, sc160, vri90.388</text:p>
          </table:table-cell>
          <table:table-cell/>
        </table:table-row>
        <table:table-row table:style-name="ro1">
          <table:table-cell office:value-type="string" calcext:value-type="string">
            <text:p>pli-tv-kd18:12.11.408</text:p>
          </table:table-cell>
          <table:table-cell office:value-type="string" calcext:value-type="string">
            <text:p>pārantaṃ orato bhog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09</text:p>
          </table:table-cell>
          <table:table-cell office:value-type="string" calcext:value-type="string">
            <text:p>Puratthimā ca pacchim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10</text:p>
          </table:table-cell>
          <table:table-cell office:value-type="string" calcext:value-type="string">
            <text:p>uttarā atha dakkhiṇ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11</text:p>
          </table:table-cell>
          <table:table-cell office:value-type="string" calcext:value-type="string">
            <text:p>Sītuṇhe ca divā ratti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5, sc161</text:p>
          </table:table-cell>
          <table:table-cell/>
        </table:table-row>
        <table:table-row table:style-name="ro1">
          <table:table-cell office:value-type="string" calcext:value-type="string">
            <text:p>pli-tv-kd18:12.11.412</text:p>
          </table:table-cell>
          <table:table-cell office:value-type="string" calcext:value-type="string">
            <text:p>pariveṇañca koṭṭh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13</text:p>
          </table:table-cell>
          <table:table-cell office:value-type="string" calcext:value-type="string">
            <text:p>Upaṭṭhānaggisāl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14</text:p>
          </table:table-cell>
          <table:table-cell office:value-type="string" calcext:value-type="string">
            <text:p>vaccakuṭī ca pāniy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15</text:p>
          </table:table-cell>
          <table:table-cell office:value-type="string" calcext:value-type="string">
            <text:p>Ācamanakumbhi vuḍḍhe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6, sc162</text:p>
          </table:table-cell>
          <table:table-cell/>
        </table:table-row>
        <table:table-row table:style-name="ro1">
          <table:table-cell office:value-type="string" calcext:value-type="string">
            <text:p>pli-tv-kd18:12.11.416</text:p>
          </table:table-cell>
          <table:table-cell office:value-type="string" calcext:value-type="string">
            <text:p>uddesapucchanā sajjh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17</text:p>
          </table:table-cell>
          <table:table-cell office:value-type="string" calcext:value-type="string">
            <text:p>Dhammo padīpaṃ vijjhāp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18</text:p>
          </table:table-cell>
          <table:table-cell office:value-type="string" calcext:value-type="string">
            <text:p>na vivare napi tha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19</text:p>
          </table:table-cell>
          <table:table-cell office:value-type="string" calcext:value-type="string">
            <text:p>Yena vuḍḍho parivat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7, sc163</text:p>
          </table:table-cell>
          <table:table-cell/>
        </table:table-row>
        <table:table-row table:style-name="ro1">
          <table:table-cell office:value-type="string" calcext:value-type="string">
            <text:p>pli-tv-kd18:12.11.420</text:p>
          </table:table-cell>
          <table:table-cell office:value-type="string" calcext:value-type="string">
            <text:p>kaṇṇenapi na ghaṭṭay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21</text:p>
          </table:table-cell>
          <table:table-cell office:value-type="string" calcext:value-type="string">
            <text:p>Paññapesi mahāvīr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22</text:p>
          </table:table-cell>
          <table:table-cell office:value-type="string" calcext:value-type="string">
            <text:p>vattaṃ senāsanesu t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23</text:p>
          </table:table-cell>
          <table:table-cell office:value-type="string" calcext:value-type="string">
            <text:p>Nivāriyamānā dvār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18, pts-vp-pli2.234, sc164</text:p>
          </table:table-cell>
          <table:table-cell/>
        </table:table-row>
        <table:table-row table:style-name="ro1">
          <table:table-cell office:value-type="string" calcext:value-type="string">
            <text:p>pli-tv-kd18:12.11.424</text:p>
          </table:table-cell>
          <table:table-cell office:value-type="string" calcext:value-type="string">
            <text:p>mucchitujjhanti pesal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25</text:p>
          </table:table-cell>
          <table:table-cell office:value-type="string" calcext:value-type="string">
            <text:p>Chārikaṃ chaḍḍaye jan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26</text:p>
          </table:table-cell>
          <table:table-cell office:value-type="string" calcext:value-type="string">
            <text:p>paribhaṇḍaṃ tathev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27</text:p>
          </table:table-cell>
          <table:table-cell office:value-type="string" calcext:value-type="string">
            <text:p>Pariveṇaṃ koṭṭhako sāl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6, dr7.229, ms4V_1819, sc165</text:p>
          </table:table-cell>
          <table:table-cell/>
        </table:table-row>
        <table:table-row table:style-name="ro1">
          <table:table-cell office:value-type="string" calcext:value-type="string">
            <text:p>pli-tv-kd18:12.11.428</text:p>
          </table:table-cell>
          <table:table-cell office:value-type="string" calcext:value-type="string">
            <text:p>cuṇṇamattikadoṇi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29</text:p>
          </table:table-cell>
          <table:table-cell office:value-type="string" calcext:value-type="string">
            <text:p>Mukhaṃ purato na ther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30</text:p>
          </table:table-cell>
          <table:table-cell office:value-type="string" calcext:value-type="string">
            <text:p>na nave ussahati sac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31</text:p>
          </table:table-cell>
          <table:table-cell office:value-type="string" calcext:value-type="string">
            <text:p>Purato uparimaggo,</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0, sc166</text:p>
          </table:table-cell>
          <table:table-cell/>
        </table:table-row>
        <table:table-row table:style-name="ro1">
          <table:table-cell office:value-type="string" calcext:value-type="string">
            <text:p>pli-tv-kd18:12.11.432</text:p>
          </table:table-cell>
          <table:table-cell office:value-type="string" calcext:value-type="string">
            <text:p>cikkhallaṃ matti pīṭh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33</text:p>
          </table:table-cell>
          <table:table-cell office:value-type="string" calcext:value-type="string">
            <text:p>Vijjhāpetvā thaketv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34</text:p>
          </table:table-cell>
          <table:table-cell office:value-type="string" calcext:value-type="string">
            <text:p>vattaṃ jantāgharesu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35</text:p>
          </table:table-cell>
          <table:table-cell office:value-type="string" calcext:value-type="string">
            <text:p>Nācameti yathāvuḍḍh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1, sc167, sya7.279</text:p>
          </table:table-cell>
          <table:table-cell/>
        </table:table-row>
        <table:table-row table:style-name="ro1">
          <table:table-cell office:value-type="string" calcext:value-type="string">
            <text:p>pli-tv-kd18:12.11.436</text:p>
          </table:table-cell>
          <table:table-cell office:value-type="string" calcext:value-type="string">
            <text:p>paṭipāṭi ca sahas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37</text:p>
          </table:table-cell>
          <table:table-cell office:value-type="string" calcext:value-type="string">
            <text:p>Ubbhaji nitthuno kaṭṭ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38</text:p>
          </table:table-cell>
          <table:table-cell office:value-type="string" calcext:value-type="string">
            <text:p>vaccaṃ passāva kheḷ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39</text:p>
          </table:table-cell>
          <table:table-cell office:value-type="string" calcext:value-type="string">
            <text:p>Pharusā kūpa sahas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2, sc168</text:p>
          </table:table-cell>
          <table:table-cell/>
        </table:table-row>
        <table:table-row table:style-name="ro1">
          <table:table-cell office:value-type="string" calcext:value-type="string">
            <text:p>pli-tv-kd18:12.11.440</text:p>
          </table:table-cell>
          <table:table-cell office:value-type="string" calcext:value-type="string">
            <text:p>ubbhaji capu sesen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41</text:p>
          </table:table-cell>
          <table:table-cell office:value-type="string" calcext:value-type="string">
            <text:p>Bahi anto ca ukkās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42</text:p>
          </table:table-cell>
          <table:table-cell office:value-type="string" calcext:value-type="string">
            <text:p>rajju ataramānañ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43</text:p>
          </table:table-cell>
          <table:table-cell office:value-type="string" calcext:value-type="string">
            <text:p>Sahasā ubbhaji ṭhit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3, sc169</text:p>
          </table:table-cell>
          <table:table-cell/>
        </table:table-row>
        <table:table-row table:style-name="ro1">
          <table:table-cell office:value-type="string" calcext:value-type="string">
            <text:p>pli-tv-kd18:12.11.444</text:p>
          </table:table-cell>
          <table:table-cell office:value-type="string" calcext:value-type="string">
            <text:p>nitthune kaṭṭha vacc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45</text:p>
          </table:table-cell>
          <table:table-cell office:value-type="string" calcext:value-type="string">
            <text:p>Passāva kheḷa pharus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46</text:p>
          </table:table-cell>
          <table:table-cell office:value-type="string" calcext:value-type="string">
            <text:p>kūpañca vaccapādu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47</text:p>
          </table:table-cell>
          <table:table-cell office:value-type="string" calcext:value-type="string">
            <text:p>Nātisahasā ubbhaj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4, sc170, vri90.389</text:p>
          </table:table-cell>
          <table:table-cell/>
        </table:table-row>
        <table:table-row table:style-name="ro1">
          <table:table-cell office:value-type="string" calcext:value-type="string">
            <text:p>pli-tv-kd18:12.11.448</text:p>
          </table:table-cell>
          <table:table-cell office:value-type="string" calcext:value-type="string">
            <text:p>pādukāya capucap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49</text:p>
          </table:table-cell>
          <table:table-cell office:value-type="string" calcext:value-type="string">
            <text:p>Na sesaye paṭicchād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50</text:p>
          </table:table-cell>
          <table:table-cell office:value-type="string" calcext:value-type="string">
            <text:p>uhatapidhar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51</text:p>
          </table:table-cell>
          <table:table-cell office:value-type="string" calcext:value-type="string">
            <text:p>Vaccakuṭī paribhaṇḍ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415, csp2ed4.415, ms4V_1825, ndp4.350, sc171</text:p>
          </table:table-cell>
          <table:table-cell/>
        </table:table-row>
        <table:table-row table:style-name="ro1">
          <table:table-cell office:value-type="string" calcext:value-type="string">
            <text:p>pli-tv-kd18:12.11.452</text:p>
          </table:table-cell>
          <table:table-cell office:value-type="string" calcext:value-type="string">
            <text:p>pariveṇañca koṭṭh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53</text:p>
          </table:table-cell>
          <table:table-cell office:value-type="string" calcext:value-type="string">
            <text:p>Ācamane ca ud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54</text:p>
          </table:table-cell>
          <table:table-cell office:value-type="string" calcext:value-type="string">
            <text:p>vattaṃ vaccakuṭīsu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55</text:p>
          </table:table-cell>
          <table:table-cell office:value-type="string" calcext:value-type="string">
            <text:p>Upāhanā dantakaṭṭh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6, sc172</text:p>
          </table:table-cell>
          <table:table-cell/>
        </table:table-row>
        <table:table-row table:style-name="ro1">
          <table:table-cell office:value-type="string" calcext:value-type="string">
            <text:p>pli-tv-kd18:12.11.456</text:p>
          </table:table-cell>
          <table:table-cell office:value-type="string" calcext:value-type="string">
            <text:p>mukhodakañca ās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57</text:p>
          </table:table-cell>
          <table:table-cell office:value-type="string" calcext:value-type="string">
            <text:p>Yāgu udakaṃ dhovitv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58</text:p>
          </table:table-cell>
          <table:table-cell office:value-type="string" calcext:value-type="string">
            <text:p>uddhāruklāpa gām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59</text:p>
          </table:table-cell>
          <table:table-cell office:value-type="string" calcext:value-type="string">
            <text:p>Nivāsanā kāyaband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7, dr7.230, ms4V_1827, sc173</text:p>
          </table:table-cell>
          <table:table-cell/>
        </table:table-row>
        <table:table-row table:style-name="ro1">
          <table:table-cell office:value-type="string" calcext:value-type="string">
            <text:p>pli-tv-kd18:12.11.460</text:p>
          </table:table-cell>
          <table:table-cell office:value-type="string" calcext:value-type="string">
            <text:p>saguṇaṃ pattasodak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61</text:p>
          </table:table-cell>
          <table:table-cell office:value-type="string" calcext:value-type="string">
            <text:p>Pacchā timaṇḍalo cev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62</text:p>
          </table:table-cell>
          <table:table-cell office:value-type="string" calcext:value-type="string">
            <text:p>parimaṇḍala bandh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63</text:p>
          </table:table-cell>
          <table:table-cell office:value-type="string" calcext:value-type="string">
            <text:p>Saguṇaṃ dhovitvā pacch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28, sc174</text:p>
          </table:table-cell>
          <table:table-cell/>
        </table:table-row>
        <table:table-row table:style-name="ro1">
          <table:table-cell office:value-type="string" calcext:value-type="string">
            <text:p>pli-tv-kd18:12.11.464</text:p>
          </table:table-cell>
          <table:table-cell office:value-type="string" calcext:value-type="string">
            <text:p>nātidūre paṭigga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65</text:p>
          </table:table-cell>
          <table:table-cell office:value-type="string" calcext:value-type="string">
            <text:p>Bhaṇamānassa āpatt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66</text:p>
          </table:table-cell>
          <table:table-cell office:value-type="string" calcext:value-type="string">
            <text:p>paṭhamāgantvāna ās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67</text:p>
          </table:table-cell>
          <table:table-cell office:value-type="string" calcext:value-type="string">
            <text:p>Udakaṃ pīṭhakathal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20, ms4V_1829, sc175, sya7.280</text:p>
          </table:table-cell>
          <table:table-cell/>
        </table:table-row>
        <table:table-row table:style-name="ro1">
          <table:table-cell office:value-type="string" calcext:value-type="string">
            <text:p>pli-tv-kd18:12.11.468</text:p>
          </table:table-cell>
          <table:table-cell office:value-type="string" calcext:value-type="string">
            <text:p>paccuggantvā nivās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69</text:p>
          </table:table-cell>
          <table:table-cell office:value-type="string" calcext:value-type="string">
            <text:p>Otāpe nidahi bhaṅg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70</text:p>
          </table:table-cell>
          <table:table-cell office:value-type="string" calcext:value-type="string">
            <text:p>obhoge bhuñjitu na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71</text:p>
          </table:table-cell>
          <table:table-cell office:value-type="string" calcext:value-type="string">
            <text:p>Pānīyaṃ udakaṃ nīc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0, sc176</text:p>
          </table:table-cell>
          <table:table-cell/>
        </table:table-row>
        <table:table-row table:style-name="ro1">
          <table:table-cell office:value-type="string" calcext:value-type="string">
            <text:p>pli-tv-kd18:12.11.472</text:p>
          </table:table-cell>
          <table:table-cell office:value-type="string" calcext:value-type="string">
            <text:p>muhuttaṃ na ca nida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73</text:p>
          </table:table-cell>
          <table:table-cell office:value-type="string" calcext:value-type="string">
            <text:p>Pattacīvaraṃ bhūm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74</text:p>
          </table:table-cell>
          <table:table-cell office:value-type="string" calcext:value-type="string">
            <text:p>pārantaṃ orato bhog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75</text:p>
          </table:table-cell>
          <table:table-cell office:value-type="string" calcext:value-type="string">
            <text:p>Uddhare paṭisāme 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1, sc177</text:p>
          </table:table-cell>
          <table:table-cell/>
        </table:table-row>
        <table:table-row table:style-name="ro1">
          <table:table-cell office:value-type="string" calcext:value-type="string">
            <text:p>pli-tv-kd18:12.11.476</text:p>
          </table:table-cell>
          <table:table-cell office:value-type="string" calcext:value-type="string">
            <text:p>uklāpo ca nahāyitu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77</text:p>
          </table:table-cell>
          <table:table-cell office:value-type="string" calcext:value-type="string">
            <text:p>Sītaṃ uṇhaṃ jantāgha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78</text:p>
          </table:table-cell>
          <table:table-cell office:value-type="string" calcext:value-type="string">
            <text:p>cuṇṇaṃ mattika piṭṭhit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79</text:p>
          </table:table-cell>
          <table:table-cell office:value-type="string" calcext:value-type="string">
            <text:p>Pīṭhañca cīvaraṃ cuṇ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2, sc178</text:p>
          </table:table-cell>
          <table:table-cell/>
        </table:table-row>
        <table:table-row table:style-name="ro1">
          <table:table-cell office:value-type="string" calcext:value-type="string">
            <text:p>pli-tv-kd18:12.11.480</text:p>
          </table:table-cell>
          <table:table-cell office:value-type="string" calcext:value-type="string">
            <text:p>mattikussahati mukh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81</text:p>
          </table:table-cell>
          <table:table-cell office:value-type="string" calcext:value-type="string">
            <text:p>Purato there nave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82</text:p>
          </table:table-cell>
          <table:table-cell office:value-type="string" calcext:value-type="string">
            <text:p>parikammañca nikkha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83</text:p>
          </table:table-cell>
          <table:table-cell office:value-type="string" calcext:value-type="string">
            <text:p>Purato udake nhāte,</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3, sc179</text:p>
          </table:table-cell>
          <table:table-cell/>
        </table:table-row>
        <table:table-row table:style-name="ro1">
          <table:table-cell office:value-type="string" calcext:value-type="string">
            <text:p>pli-tv-kd18:12.11.484</text:p>
          </table:table-cell>
          <table:table-cell office:value-type="string" calcext:value-type="string">
            <text:p>nivāsetvā upajjhāy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85</text:p>
          </table:table-cell>
          <table:table-cell office:value-type="string" calcext:value-type="string">
            <text:p>Nivāsanañca saṅghāṭ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86</text:p>
          </table:table-cell>
          <table:table-cell office:value-type="string" calcext:value-type="string">
            <text:p>pīṭhakaṃ āsan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87</text:p>
          </table:table-cell>
          <table:table-cell office:value-type="string" calcext:value-type="string">
            <text:p>Pādo pīṭhaṃ kathaliñc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4, sc180, vri90.390</text:p>
          </table:table-cell>
          <table:table-cell/>
        </table:table-row>
        <table:table-row table:style-name="ro1">
          <table:table-cell office:value-type="string" calcext:value-type="string">
            <text:p>pli-tv-kd18:12.11.488</text:p>
          </table:table-cell>
          <table:table-cell office:value-type="string" calcext:value-type="string">
            <text:p>pānīyuddesapucchan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89</text:p>
          </table:table-cell>
          <table:table-cell office:value-type="string" calcext:value-type="string">
            <text:p>Uklāpaṃ susodheyy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90</text:p>
          </table:table-cell>
          <table:table-cell office:value-type="string" calcext:value-type="string">
            <text:p>paṭhamaṃ pattacīvar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91</text:p>
          </table:table-cell>
          <table:table-cell office:value-type="string" calcext:value-type="string">
            <text:p>Nisīdanapaccattharaṇ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5, sc181</text:p>
          </table:table-cell>
          <table:table-cell/>
        </table:table-row>
        <table:table-row table:style-name="ro1">
          <table:table-cell office:value-type="string" calcext:value-type="string">
            <text:p>pli-tv-kd18:12.11.492</text:p>
          </table:table-cell>
          <table:table-cell office:value-type="string" calcext:value-type="string">
            <text:p>bhisi bibbohanāni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93</text:p>
          </table:table-cell>
          <table:table-cell office:value-type="string" calcext:value-type="string">
            <text:p>Mañco pīṭhaṃ paṭipād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94</text:p>
          </table:table-cell>
          <table:table-cell office:value-type="string" calcext:value-type="string">
            <text:p>mallakaṃ apassena 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95</text:p>
          </table:table-cell>
          <table:table-cell office:value-type="string" calcext:value-type="string">
            <text:p>Bhūma santāna ālok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ck7.258, dr7.231, ms4V_1836, sc182</text:p>
          </table:table-cell>
          <table:table-cell/>
        </table:table-row>
        <table:table-row table:style-name="ro1">
          <table:table-cell office:value-type="string" calcext:value-type="string">
            <text:p>pli-tv-kd18:12.11.496</text:p>
          </table:table-cell>
          <table:table-cell office:value-type="string" calcext:value-type="string">
            <text:p>gerukā kāḷa aka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97</text:p>
          </table:table-cell>
          <table:table-cell office:value-type="string" calcext:value-type="string">
            <text:p>Bhūmattharapaṭipād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498</text:p>
          </table:table-cell>
          <table:table-cell office:value-type="string" calcext:value-type="string">
            <text:p>mañco pīṭhaṃ bibboh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499</text:p>
          </table:table-cell>
          <table:table-cell office:value-type="string" calcext:value-type="string">
            <text:p>Nisīdattharaṇaṃ kheḷ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7, pts-vp-pli2.235, sc183</text:p>
          </table:table-cell>
          <table:table-cell/>
        </table:table-row>
        <table:table-row table:style-name="ro1">
          <table:table-cell office:value-type="string" calcext:value-type="string">
            <text:p>pli-tv-kd18:12.11.500</text:p>
          </table:table-cell>
          <table:table-cell office:value-type="string" calcext:value-type="string">
            <text:p>apasse pattacīva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01</text:p>
          </table:table-cell>
          <table:table-cell office:value-type="string" calcext:value-type="string">
            <text:p>Puratthimā pacchim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02</text:p>
          </table:table-cell>
          <table:table-cell office:value-type="string" calcext:value-type="string">
            <text:p>uttarā atha dakkhiṇ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03</text:p>
          </table:table-cell>
          <table:table-cell office:value-type="string" calcext:value-type="string">
            <text:p>Sītuṇhañca divā ratti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csp1ed4.416, csp2ed4.416, ms4V_1838, ndp4.351, sc184, sya7.281</text:p>
          </table:table-cell>
          <table:table-cell/>
        </table:table-row>
        <table:table-row table:style-name="ro1">
          <table:table-cell office:value-type="string" calcext:value-type="string">
            <text:p>pli-tv-kd18:12.11.504</text:p>
          </table:table-cell>
          <table:table-cell office:value-type="string" calcext:value-type="string">
            <text:p>pariveṇañca koṭṭhako;</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05</text:p>
          </table:table-cell>
          <table:table-cell office:value-type="string" calcext:value-type="string">
            <text:p>Upaṭṭhānaggisālā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06</text:p>
          </table:table-cell>
          <table:table-cell office:value-type="string" calcext:value-type="string">
            <text:p>vaccapāniyabhojanī.</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07</text:p>
          </table:table-cell>
          <table:table-cell office:value-type="string" calcext:value-type="string">
            <text:p>Ācamaṃ anabhirat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39, sc185</text:p>
          </table:table-cell>
          <table:table-cell/>
        </table:table-row>
        <table:table-row table:style-name="ro1">
          <table:table-cell office:value-type="string" calcext:value-type="string">
            <text:p>pli-tv-kd18:12.11.508</text:p>
          </table:table-cell>
          <table:table-cell office:value-type="string" calcext:value-type="string">
            <text:p>kukkuccaṃ diṭṭhi ca garu;</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09</text:p>
          </table:table-cell>
          <table:table-cell office:value-type="string" calcext:value-type="string">
            <text:p>Mūlamānattaabbhā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10</text:p>
          </table:table-cell>
          <table:table-cell office:value-type="string" calcext:value-type="string">
            <text:p>tajjanīyaṃ niyass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11</text:p>
          </table:table-cell>
          <table:table-cell office:value-type="string" calcext:value-type="string">
            <text:p>Pabbāja paṭisāraṇī,</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0, sc186</text:p>
          </table:table-cell>
          <table:table-cell/>
        </table:table-row>
        <table:table-row table:style-name="ro1">
          <table:table-cell office:value-type="string" calcext:value-type="string">
            <text:p>pli-tv-kd18:12.11.512</text:p>
          </table:table-cell>
          <table:table-cell office:value-type="string" calcext:value-type="string">
            <text:p>ukkhepañca kataṃ yad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13</text:p>
          </table:table-cell>
          <table:table-cell office:value-type="string" calcext:value-type="string">
            <text:p>Dhove kātabbaṃ rajañ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14</text:p>
          </table:table-cell>
          <table:table-cell office:value-type="string" calcext:value-type="string">
            <text:p>raje samparivattak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15</text:p>
          </table:table-cell>
          <table:table-cell office:value-type="string" calcext:value-type="string">
            <text:p>Pattañca cīvarañcāpi,</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1, sc187</text:p>
          </table:table-cell>
          <table:table-cell/>
        </table:table-row>
        <table:table-row table:style-name="ro1">
          <table:table-cell office:value-type="string" calcext:value-type="string">
            <text:p>pli-tv-kd18:12.11.516</text:p>
          </table:table-cell>
          <table:table-cell office:value-type="string" calcext:value-type="string">
            <text:p>parikkhārañca chedan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17</text:p>
          </table:table-cell>
          <table:table-cell office:value-type="string" calcext:value-type="string">
            <text:p>Parikammaṃ veyyāvacc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18</text:p>
          </table:table-cell>
          <table:table-cell office:value-type="string" calcext:value-type="string">
            <text:p>pacchā piṇḍaṃ pavisanaṃ.</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19</text:p>
          </table:table-cell>
          <table:table-cell office:value-type="string" calcext:value-type="string">
            <text:p>Na susānaṃ disā ceva,</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2, sc188</text:p>
          </table:table-cell>
          <table:table-cell/>
        </table:table-row>
        <table:table-row table:style-name="ro1">
          <table:table-cell office:value-type="string" calcext:value-type="string">
            <text:p>pli-tv-kd18:12.11.520</text:p>
          </table:table-cell>
          <table:table-cell office:value-type="string" calcext:value-type="string">
            <text:p>yāvajīvaṃ upaṭṭhah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21</text:p>
          </table:table-cell>
          <table:table-cell office:value-type="string" calcext:value-type="string">
            <text:p>Saddhivihārikenet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22</text:p>
          </table:table-cell>
          <table:table-cell office:value-type="string" calcext:value-type="string">
            <text:p>vattupajjhāyakesum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23</text:p>
          </table:table-cell>
          <table:table-cell office:value-type="string" calcext:value-type="string">
            <text:p>Ovādasāsanuddes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3, sc189</text:p>
          </table:table-cell>
          <table:table-cell/>
        </table:table-row>
        <table:table-row table:style-name="ro1">
          <table:table-cell office:value-type="string" calcext:value-type="string">
            <text:p>pli-tv-kd18:12.11.524</text:p>
          </table:table-cell>
          <table:table-cell office:value-type="string" calcext:value-type="string">
            <text:p>pucchā pattañca cīvaraṃ;</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25</text:p>
          </table:table-cell>
          <table:table-cell office:value-type="string" calcext:value-type="string">
            <text:p>Parikkhāro gilāno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26</text:p>
          </table:table-cell>
          <table:table-cell office:value-type="string" calcext:value-type="string">
            <text:p>na pacchāsamaṇo bhav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27</text:p>
          </table:table-cell>
          <table:table-cell office:value-type="string" calcext:value-type="string">
            <text:p>Upajjhāyesu ye vatt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dr7.232, ms4V_1844, sc190, vri90.391</text:p>
          </table:table-cell>
          <table:table-cell/>
        </table:table-row>
        <table:table-row table:style-name="ro1">
          <table:table-cell office:value-type="string" calcext:value-type="string">
            <text:p>pli-tv-kd18:12.11.528</text:p>
          </table:table-cell>
          <table:table-cell office:value-type="string" calcext:value-type="string">
            <text:p>evaṃ ācariyesu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29</text:p>
          </table:table-cell>
          <table:table-cell office:value-type="string" calcext:value-type="string">
            <text:p>Saddhivihārike vatt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30</text:p>
          </table:table-cell>
          <table:table-cell office:value-type="string" calcext:value-type="string">
            <text:p>tatheva antevāsi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31</text:p>
          </table:table-cell>
          <table:table-cell office:value-type="string" calcext:value-type="string">
            <text:p>Āgantukesu ye vattā,</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bj5.422, cck7.259, ms4V_1845, sc191</text:p>
          </table:table-cell>
          <table:table-cell/>
        </table:table-row>
        <table:table-row table:style-name="ro1">
          <table:table-cell office:value-type="string" calcext:value-type="string">
            <text:p>pli-tv-kd18:12.11.532</text:p>
          </table:table-cell>
          <table:table-cell office:value-type="string" calcext:value-type="string">
            <text:p>puna āvāsikesu ca;</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33</text:p>
          </table:table-cell>
          <table:table-cell office:value-type="string" calcext:value-type="string">
            <text:p>Gamikānumodanikā,</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34</text:p>
          </table:table-cell>
          <table:table-cell office:value-type="string" calcext:value-type="string">
            <text:p>bhattagge piṇḍacāri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35</text:p>
          </table:table-cell>
          <table:table-cell office:value-type="string" calcext:value-type="string">
            <text:p>Āraññakesu yaṃ vatt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6, sc192</text:p>
          </table:table-cell>
          <table:table-cell/>
        </table:table-row>
        <table:table-row table:style-name="ro1">
          <table:table-cell office:value-type="string" calcext:value-type="string">
            <text:p>pli-tv-kd18:12.11.536</text:p>
          </table:table-cell>
          <table:table-cell office:value-type="string" calcext:value-type="string">
            <text:p>yañca senāsanesupi;</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37</text:p>
          </table:table-cell>
          <table:table-cell office:value-type="string" calcext:value-type="string">
            <text:p>Jantāghare vaccakuṭ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38</text:p>
          </table:table-cell>
          <table:table-cell office:value-type="string" calcext:value-type="string">
            <text:p>upajjhā saddhivihāri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39</text:p>
          </table:table-cell>
          <table:table-cell office:value-type="string" calcext:value-type="string">
            <text:p>Ācariyesu yaṃ vattaṃ,</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4V_1847, sc193, sya7.282</text:p>
          </table:table-cell>
          <table:table-cell/>
        </table:table-row>
        <table:table-row table:style-name="ro1">
          <table:table-cell office:value-type="string" calcext:value-type="string">
            <text:p>pli-tv-kd18:12.11.540</text:p>
          </table:table-cell>
          <table:table-cell office:value-type="string" calcext:value-type="string">
            <text:p>tatheva antevāsike;</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41</text:p>
          </table:table-cell>
          <table:table-cell office:value-type="string" calcext:value-type="string">
            <text:p>Ekūnavīsati vatthū,</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42</text:p>
          </table:table-cell>
          <table:table-cell office:value-type="string" calcext:value-type="string">
            <text:p>vattā cuddasa khandhake.</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43</text:p>
          </table:table-cell>
          <table:table-cell office:value-type="string" calcext:value-type="string">
            <text:p>Vattaṃ aparipūrento,</text:p>
          </table:table-cell>
          <table:table-cell office:value-type="string" calcext:value-type="string">
            <text:p>If you do not fulfill the proper conduct, </text:p>
          </table:table-cell>
          <table:table-cell office:value-type="string" calcext:value-type="string">
            <text:p/>
          </table:table-cell>
          <table:table-cell office:value-type="string" calcext:value-type="string">
            <text:p>&lt;p&gt;{}&lt;br&gt;</text:p>
          </table:table-cell>
          <table:table-cell office:value-type="string" calcext:value-type="string">
            <text:p>ms4V_1848, sc194</text:p>
          </table:table-cell>
          <table:table-cell/>
        </table:table-row>
        <table:table-row table:style-name="ro1">
          <table:table-cell office:value-type="string" calcext:value-type="string">
            <text:p>pli-tv-kd18:12.11.544</text:p>
          </table:table-cell>
          <table:table-cell office:value-type="string" calcext:value-type="string">
            <text:p>na sīlaṃ paripūrati;</text:p>
          </table:table-cell>
          <table:table-cell office:value-type="string" calcext:value-type="string">
            <text:p>Then you do not fulfill your virtu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45</text:p>
          </table:table-cell>
          <table:table-cell office:value-type="string" calcext:value-type="string">
            <text:p>Asuddhasīlo duppañño,</text:p>
          </table:table-cell>
          <table:table-cell office:value-type="string" calcext:value-type="string">
            <text:p>If your virtue is impure, you are weak in wisdo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46</text:p>
          </table:table-cell>
          <table:table-cell office:value-type="string" calcext:value-type="string">
            <text:p>cittekaggaṃ na vindati.</text:p>
          </table:table-cell>
          <table:table-cell office:value-type="string" calcext:value-type="string">
            <text:p>And you do not know the unity of mi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47</text:p>
          </table:table-cell>
          <table:table-cell office:value-type="string" calcext:value-type="string">
            <text:p>Vikkhittacittonekaggo,</text:p>
          </table:table-cell>
          <table:table-cell office:value-type="string" calcext:value-type="string">
            <text:p>A mind distracted, not unified, </text:p>
          </table:table-cell>
          <table:table-cell office:value-type="string" calcext:value-type="string">
            <text:p/>
          </table:table-cell>
          <table:table-cell office:value-type="string" calcext:value-type="string">
            <text:p>&lt;p&gt;{}&lt;br&gt;</text:p>
          </table:table-cell>
          <table:table-cell office:value-type="string" calcext:value-type="string">
            <text:p>ms4V_1849, sc195</text:p>
          </table:table-cell>
          <table:table-cell/>
        </table:table-row>
        <table:table-row table:style-name="ro1">
          <table:table-cell office:value-type="string" calcext:value-type="string">
            <text:p>pli-tv-kd18:12.11.548</text:p>
          </table:table-cell>
          <table:table-cell office:value-type="string" calcext:value-type="string">
            <text:p>sammā dhammaṃ na passati;</text:p>
          </table:table-cell>
          <table:table-cell office:value-type="string" calcext:value-type="string">
            <text:p>Does not see the truth of natu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49</text:p>
          </table:table-cell>
          <table:table-cell office:value-type="string" calcext:value-type="string">
            <text:p>Apassamāno saddhammaṃ,</text:p>
          </table:table-cell>
          <table:table-cell office:value-type="string" calcext:value-type="string">
            <text:p>Not seeing the truth of natu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50</text:p>
          </table:table-cell>
          <table:table-cell office:value-type="string" calcext:value-type="string">
            <text:p>dukkhā na parimuccati.</text:p>
          </table:table-cell>
          <table:table-cell office:value-type="string" calcext:value-type="string">
            <text:p>You are not released from suffe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51</text:p>
          </table:table-cell>
          <table:table-cell office:value-type="string" calcext:value-type="string">
            <text:p>Yaṃ vattaṃ paripūrento,</text:p>
          </table:table-cell>
          <table:table-cell office:value-type="string" calcext:value-type="string">
            <text:p>But if you do fulfill the proper conduct, </text:p>
          </table:table-cell>
          <table:table-cell office:value-type="string" calcext:value-type="string">
            <text:p/>
          </table:table-cell>
          <table:table-cell office:value-type="string" calcext:value-type="string">
            <text:p>&lt;p&gt;{}&lt;br&gt;</text:p>
          </table:table-cell>
          <table:table-cell office:value-type="string" calcext:value-type="string">
            <text:p>csp1ed4.417, csp2ed4.417, ms4V_1850, ndp4.352, sc196</text:p>
          </table:table-cell>
          <table:table-cell/>
        </table:table-row>
        <table:table-row table:style-name="ro1">
          <table:table-cell office:value-type="string" calcext:value-type="string">
            <text:p>pli-tv-kd18:12.11.552</text:p>
          </table:table-cell>
          <table:table-cell office:value-type="string" calcext:value-type="string">
            <text:p>sīlampi paripūrati;</text:p>
          </table:table-cell>
          <table:table-cell office:value-type="string" calcext:value-type="string">
            <text:p>Then you also fulfills your virtu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53</text:p>
          </table:table-cell>
          <table:table-cell office:value-type="string" calcext:value-type="string">
            <text:p>Visuddhasīlo sappañño,</text:p>
          </table:table-cell>
          <table:table-cell office:value-type="string" calcext:value-type="string">
            <text:p>If your virtue is pure, you are possessed of wisdo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54</text:p>
          </table:table-cell>
          <table:table-cell office:value-type="string" calcext:value-type="string">
            <text:p>cittekaggampi vindati.</text:p>
          </table:table-cell>
          <table:table-cell office:value-type="string" calcext:value-type="string">
            <text:p>And you know the unity of mi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55</text:p>
          </table:table-cell>
          <table:table-cell office:value-type="string" calcext:value-type="string">
            <text:p>Avikkhittacitto ekaggo,</text:p>
          </table:table-cell>
          <table:table-cell office:value-type="string" calcext:value-type="string">
            <text:p>A non-distracted mind, unified, </text:p>
          </table:table-cell>
          <table:table-cell office:value-type="string" calcext:value-type="string">
            <text:p/>
          </table:table-cell>
          <table:table-cell office:value-type="string" calcext:value-type="string">
            <text:p>&lt;p&gt;{}&lt;br&gt;</text:p>
          </table:table-cell>
          <table:table-cell office:value-type="string" calcext:value-type="string">
            <text:p>ms4V_1851, sc197</text:p>
          </table:table-cell>
          <table:table-cell/>
        </table:table-row>
        <table:table-row table:style-name="ro1">
          <table:table-cell office:value-type="string" calcext:value-type="string">
            <text:p>pli-tv-kd18:12.11.556</text:p>
          </table:table-cell>
          <table:table-cell office:value-type="string" calcext:value-type="string">
            <text:p>sammā dhammaṃ vipassati;</text:p>
          </table:table-cell>
          <table:table-cell office:value-type="string" calcext:value-type="string">
            <text:p>Sees the truth of natu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57</text:p>
          </table:table-cell>
          <table:table-cell office:value-type="string" calcext:value-type="string">
            <text:p>Sampassamāno saddhammaṃ,</text:p>
          </table:table-cell>
          <table:table-cell office:value-type="string" calcext:value-type="string">
            <text:p>Seeing the truth of natur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58</text:p>
          </table:table-cell>
          <table:table-cell office:value-type="string" calcext:value-type="string">
            <text:p>dukkhā so parimuccati.</text:p>
          </table:table-cell>
          <table:table-cell office:value-type="string" calcext:value-type="string">
            <text:p>You are released from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8:12.11.559</text:p>
          </table:table-cell>
          <table:table-cell office:value-type="string" calcext:value-type="string">
            <text:p>Tasmā hi vattaṃ pūreyya,</text:p>
          </table:table-cell>
          <table:table-cell office:value-type="string" calcext:value-type="string">
            <text:p>So, fulfill the proper conduct,</text:p>
          </table:table-cell>
          <table:table-cell office:value-type="string" calcext:value-type="string">
            <text:p/>
          </table:table-cell>
          <table:table-cell office:value-type="string" calcext:value-type="string">
            <text:p>&lt;p&gt;{}&lt;br&gt;</text:p>
          </table:table-cell>
          <table:table-cell office:value-type="string" calcext:value-type="string">
            <text:p>ms4V_1852, sc198</text:p>
          </table:table-cell>
          <table:table-cell/>
        </table:table-row>
        <table:table-row table:style-name="ro1">
          <table:table-cell office:value-type="string" calcext:value-type="string">
            <text:p>pli-tv-kd18:12.11.560</text:p>
          </table:table-cell>
          <table:table-cell office:value-type="string" calcext:value-type="string">
            <text:p>jinaputto vicakkhaṇo;</text:p>
          </table:table-cell>
          <table:table-cell office:value-type="string" calcext:value-type="string">
            <text:p>you the Son of the Conqueror, possessed of insigh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61</text:p>
          </table:table-cell>
          <table:table-cell office:value-type="string" calcext:value-type="string">
            <text:p>Ovādaṃ buddhaseṭṭhassa,</text:p>
          </table:table-cell>
          <table:table-cell office:value-type="string" calcext:value-type="string">
            <text:p>The instruction of the Buddha, the bes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pli-tv-kd18:12.11.562</text:p>
          </table:table-cell>
          <table:table-cell office:value-type="string" calcext:value-type="string">
            <text:p>tato nibbānamehitīti.</text:p>
          </table:table-cell>
          <table:table-cell office:value-type="string" calcext:value-type="string">
            <text:p>Go from that to extinguishment, in this way. </text:p>
          </table:table-cell>
          <table:table-cell office:value-type="string" calcext:value-type="string">
            <text:p/>
          </table:table-cell>
          <table:table-cell office:value-type="string" calcext:value-type="string">
            <text:p>{}&lt;/p&gt;&lt;/blockquote&gt;&lt;/section&gt;</text:p>
          </table:table-cell>
          <table:table-cell table:number-columns-repeated="2"/>
        </table:table-row>
        <table:table-row table:style-name="ro1">
          <table:table-cell office:value-type="string" calcext:value-type="string">
            <text:p>pli-tv-kd18:12.11.563</text:p>
          </table:table-cell>
          <table:table-cell office:value-type="string" calcext:value-type="string">
            <text:p>Vattakkhandhako niṭṭhito.</text:p>
          </table:table-cell>
          <table:table-cell office:value-type="string" calcext:value-type="string">
            <text:p>The chapter on proper conduct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4V_1853, sc19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09:36:02.561653</meta:creation-date>
    <dc:date>2020-06-21T09:37:37.810057558</dc:date>
    <meta:generator>LibreOffice/6.4.2.2$Linux_X86_64 LibreOffice_project/40$Build-2</meta:generator>
    <meta:editing-cycles>2</meta:editing-cycles>
    <meta:editing-duration>PT1M24S</meta:editing-duration>
    <meta:document-statistic meta:table-count="1" meta:cell-count="7128" meta:object-count="0"/>
  </office:meta>
</office:document-meta>
</file>